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" svg:font-family="'Droid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255.74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371.99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84.51pt"/>
    </style:style>
    <style:style style:name="co10" style:family="table-column">
      <style:table-column-properties fo:break-before="auto" style:column-width="189.75pt"/>
    </style:style>
    <style:style style:name="co11" style:family="table-column">
      <style:table-column-properties fo:break-before="auto" style:column-width="168.75pt"/>
    </style:style>
    <style:style style:name="co12" style:family="table-column">
      <style:table-column-properties fo:break-before="auto" style:column-width="134.25pt"/>
    </style:style>
    <style:style style:name="co13" style:family="table-column">
      <style:table-column-properties fo:break-before="auto" style:column-width="98.25pt"/>
    </style:style>
    <style:style style:name="co14" style:family="table-column">
      <style:table-column-properties fo:break-before="auto" style:column-width="65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3.2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4.09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2" style:family="table-cell" style:parent-style-name="Default" style:data-style-name="N0">
      <style:table-cell-properties fo:background-color="#66ff66" style:text-align-source="fix" style:repeat-content="false" style:vertical-align="middle"/>
      <style:paragraph-properties fo:text-align="center"/>
      <style:text-properties fo:color="#00b050" style:font-name="Droid Sans" fo:font-style="italic" style:font-name-asian="Droid Sans" style:font-style-asian="italic" style:font-name-complex="Droid Sans" style:font-style-complex="italic"/>
      <style:map style:condition="cell-content()=&quot;A&quot;" style:apply-style-name="cf29" style:base-cell-address="Sheet1.A2"/>
    </style:style>
    <style:style style:name="ce3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29" style:base-cell-address="Sheet1.A2"/>
    </style:style>
    <style:style style:name="ce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fo:font-weight="bold" style:font-name-asian="Droid Sans" style:font-weight-asian="bold" style:font-name-complex="Droid Sans" style:font-weight-complex="bold"/>
      <style:map style:condition="cell-content()=&quot;A&quot;" style:apply-style-name="cf29" style:base-cell-address="Sheet1.A2"/>
    </style:style>
    <style:style style:name="ce5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29" style:base-cell-address="Sheet1.A2"/>
    </style:style>
    <style:style style:name="ce6" style:family="table-cell" style:parent-style-name="Default" style:data-style-name="N0">
      <style:table-cell-properties fo:background-color="#ed96f4" style:text-align-source="fix" style:repeat-content="false" style:vertical-align="middle"/>
      <style:paragraph-properties fo:text-align="center"/>
      <style:text-properties fo:color="#f12f79" style:font-name="Droid Sans" style:font-name-asian="Droid Sans" style:font-name-complex="Droid Sans"/>
      <style:map style:condition="cell-content()=&quot;A&quot;" style:apply-style-name="cf29" style:base-cell-address="Sheet1.A2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29" style:base-cell-address="Sheet1.A2"/>
    </style:style>
    <style:style style:name="ce8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fo:background-color="#ff99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13" style:family="table-cell" style:parent-style-name="Default" style:data-style-name="N0">
      <style:text-properties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able-cell-properties fo:wrap-option="wrap" style:vertical-align="automatic"/>
      <style:text-properties style:font-name="Droid Sans" style:font-name-asian="Droid Sans" style:font-name-complex="Droid Sans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11"/>
      <style:map style:condition="cell-content()=&quot;NH&quot;" style:apply-style-name="cf46" style:base-cell-address="Sheet1.C11"/>
      <style:map style:condition="cell-content()=&quot;A&quot;" style:apply-style-name="cf29" style:base-cell-address="Sheet1.C11"/>
      <style:map style:condition="cell-content()=&quot;I&quot;" style:apply-style-name="cf29" style:base-cell-address="Sheet1.C11"/>
      <style:map style:condition="cell-content()=&quot;M&quot;" style:apply-style-name="cf29" style:base-cell-address="Sheet1.C11"/>
      <style:map style:condition="cell-content()=&quot;B&quot;" style:apply-style-name="cf29" style:base-cell-address="Sheet1.C11"/>
      <style:map style:condition="cell-content()=&quot;___&quot;" style:apply-style-name="cf28" style:base-cell-address="Sheet1.C11"/>
      <style:map style:condition="cell-content()=&quot;U&quot;" style:apply-style-name="cf33" style:base-cell-address="Sheet1.C11"/>
      <style:map style:condition="cell-content()=&quot;S&quot;" style:apply-style-name="cf32" style:base-cell-address="Sheet1.C11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22"/>
      <style:map style:condition="cell-content()=&quot;NH&quot;" style:apply-style-name="cf46" style:base-cell-address="Sheet1.C22"/>
      <style:map style:condition="cell-content()=&quot;I&quot;" style:apply-style-name="cf29" style:base-cell-address="Sheet1.C22"/>
      <style:map style:condition="cell-content()=&quot;M&quot;" style:apply-style-name="cf29" style:base-cell-address="Sheet1.C22"/>
      <style:map style:condition="cell-content()=&quot;B&quot;" style:apply-style-name="cf29" style:base-cell-address="Sheet1.C22"/>
      <style:map style:condition="cell-content()=&quot;___&quot;" style:apply-style-name="cf28" style:base-cell-address="Sheet1.C22"/>
      <style:map style:condition="cell-content()=&quot;U&quot;" style:apply-style-name="cf33" style:base-cell-address="Sheet1.C22"/>
      <style:map style:condition="cell-content()=&quot;S&quot;" style:apply-style-name="cf32" style:base-cell-address="Sheet1.C22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4"/>
      <style:map style:condition="cell-content()=&quot;NH&quot;" style:apply-style-name="cf46" style:base-cell-address="Sheet1.C74"/>
      <style:map style:condition="cell-content()=&quot;A&quot;" style:apply-style-name="cf29" style:base-cell-address="Sheet1.C74"/>
      <style:map style:condition="cell-content()=&quot;I&quot;" style:apply-style-name="cf29" style:base-cell-address="Sheet1.C74"/>
      <style:map style:condition="cell-content()=&quot;M&quot;" style:apply-style-name="cf29" style:base-cell-address="Sheet1.C74"/>
      <style:map style:condition="cell-content()=&quot;B&quot;" style:apply-style-name="cf29" style:base-cell-address="Sheet1.C74"/>
      <style:map style:condition="cell-content()=&quot;___&quot;" style:apply-style-name="cf28" style:base-cell-address="Sheet1.C74"/>
      <style:map style:condition="cell-content()=&quot;U&quot;" style:apply-style-name="cf33" style:base-cell-address="Sheet1.C74"/>
      <style:map style:condition="cell-content()=&quot;S&quot;" style:apply-style-name="cf32" style:base-cell-address="Sheet1.C74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5"/>
      <style:map style:condition="cell-content()=&quot;NH&quot;" style:apply-style-name="cf46" style:base-cell-address="Sheet1.C75"/>
      <style:map style:condition="cell-content()=&quot;A&quot;" style:apply-style-name="cf29" style:base-cell-address="Sheet1.C75"/>
      <style:map style:condition="cell-content()=&quot;I&quot;" style:apply-style-name="cf29" style:base-cell-address="Sheet1.C75"/>
      <style:map style:condition="cell-content()=&quot;M&quot;" style:apply-style-name="cf29" style:base-cell-address="Sheet1.C75"/>
      <style:map style:condition="cell-content()=&quot;B&quot;" style:apply-style-name="cf29" style:base-cell-address="Sheet1.C75"/>
      <style:map style:condition="cell-content()=&quot;___&quot;" style:apply-style-name="cf28" style:base-cell-address="Sheet1.C75"/>
      <style:map style:condition="cell-content()=&quot;U&quot;" style:apply-style-name="cf33" style:base-cell-address="Sheet1.C75"/>
      <style:map style:condition="cell-content()=&quot;S&quot;" style:apply-style-name="cf32" style:base-cell-address="Sheet1.C75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6"/>
      <style:map style:condition="cell-content()=&quot;NH&quot;" style:apply-style-name="cf46" style:base-cell-address="Sheet1.C76"/>
      <style:map style:condition="cell-content()=&quot;A&quot;" style:apply-style-name="cf29" style:base-cell-address="Sheet1.C76"/>
      <style:map style:condition="cell-content()=&quot;I&quot;" style:apply-style-name="cf29" style:base-cell-address="Sheet1.C76"/>
      <style:map style:condition="cell-content()=&quot;M&quot;" style:apply-style-name="cf29" style:base-cell-address="Sheet1.C76"/>
      <style:map style:condition="cell-content()=&quot;B&quot;" style:apply-style-name="cf29" style:base-cell-address="Sheet1.C76"/>
      <style:map style:condition="cell-content()=&quot;___&quot;" style:apply-style-name="cf28" style:base-cell-address="Sheet1.C76"/>
      <style:map style:condition="cell-content()=&quot;U&quot;" style:apply-style-name="cf33" style:base-cell-address="Sheet1.C76"/>
      <style:map style:condition="cell-content()=&quot;S&quot;" style:apply-style-name="cf32" style:base-cell-address="Sheet1.C76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7"/>
      <style:map style:condition="cell-content()=&quot;NH&quot;" style:apply-style-name="cf46" style:base-cell-address="Sheet1.C77"/>
      <style:map style:condition="cell-content()=&quot;A&quot;" style:apply-style-name="cf29" style:base-cell-address="Sheet1.C77"/>
      <style:map style:condition="cell-content()=&quot;I&quot;" style:apply-style-name="cf29" style:base-cell-address="Sheet1.C77"/>
      <style:map style:condition="cell-content()=&quot;M&quot;" style:apply-style-name="cf29" style:base-cell-address="Sheet1.C77"/>
      <style:map style:condition="cell-content()=&quot;B&quot;" style:apply-style-name="cf29" style:base-cell-address="Sheet1.C77"/>
      <style:map style:condition="cell-content()=&quot;___&quot;" style:apply-style-name="cf28" style:base-cell-address="Sheet1.C77"/>
      <style:map style:condition="cell-content()=&quot;U&quot;" style:apply-style-name="cf33" style:base-cell-address="Sheet1.C77"/>
      <style:map style:condition="cell-content()=&quot;S&quot;" style:apply-style-name="cf32" style:base-cell-address="Sheet1.C77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8"/>
      <style:map style:condition="cell-content()=&quot;NH&quot;" style:apply-style-name="cf46" style:base-cell-address="Sheet1.C78"/>
      <style:map style:condition="cell-content()=&quot;A&quot;" style:apply-style-name="cf29" style:base-cell-address="Sheet1.C78"/>
      <style:map style:condition="cell-content()=&quot;I&quot;" style:apply-style-name="cf29" style:base-cell-address="Sheet1.C78"/>
      <style:map style:condition="cell-content()=&quot;M&quot;" style:apply-style-name="cf29" style:base-cell-address="Sheet1.C78"/>
      <style:map style:condition="cell-content()=&quot;B&quot;" style:apply-style-name="cf29" style:base-cell-address="Sheet1.C78"/>
      <style:map style:condition="cell-content()=&quot;___&quot;" style:apply-style-name="cf28" style:base-cell-address="Sheet1.C78"/>
      <style:map style:condition="cell-content()=&quot;U&quot;" style:apply-style-name="cf33" style:base-cell-address="Sheet1.C78"/>
      <style:map style:condition="cell-content()=&quot;S&quot;" style:apply-style-name="cf32" style:base-cell-address="Sheet1.C78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9"/>
      <style:map style:condition="cell-content()=&quot;NH&quot;" style:apply-style-name="cf46" style:base-cell-address="Sheet1.C79"/>
      <style:map style:condition="cell-content()=&quot;A&quot;" style:apply-style-name="cf29" style:base-cell-address="Sheet1.C79"/>
      <style:map style:condition="cell-content()=&quot;I&quot;" style:apply-style-name="cf29" style:base-cell-address="Sheet1.C79"/>
      <style:map style:condition="cell-content()=&quot;M&quot;" style:apply-style-name="cf29" style:base-cell-address="Sheet1.C79"/>
      <style:map style:condition="cell-content()=&quot;B&quot;" style:apply-style-name="cf29" style:base-cell-address="Sheet1.C79"/>
      <style:map style:condition="cell-content()=&quot;___&quot;" style:apply-style-name="cf28" style:base-cell-address="Sheet1.C79"/>
      <style:map style:condition="cell-content()=&quot;U&quot;" style:apply-style-name="cf33" style:base-cell-address="Sheet1.C79"/>
      <style:map style:condition="cell-content()=&quot;S&quot;" style:apply-style-name="cf32" style:base-cell-address="Sheet1.C79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73"/>
      <style:map style:condition="cell-content()=&quot;NH&quot;" style:apply-style-name="cf46" style:base-cell-address="Sheet1.D73"/>
      <style:map style:condition="cell-content()=&quot;A&quot;" style:apply-style-name="cf29" style:base-cell-address="Sheet1.D73"/>
      <style:map style:condition="cell-content()=&quot;I&quot;" style:apply-style-name="cf29" style:base-cell-address="Sheet1.D73"/>
      <style:map style:condition="cell-content()=&quot;M&quot;" style:apply-style-name="cf29" style:base-cell-address="Sheet1.D73"/>
      <style:map style:condition="cell-content()=&quot;B&quot;" style:apply-style-name="cf29" style:base-cell-address="Sheet1.D73"/>
      <style:map style:condition="cell-content()=&quot;___&quot;" style:apply-style-name="cf28" style:base-cell-address="Sheet1.D73"/>
      <style:map style:condition="cell-content()=&quot;U&quot;" style:apply-style-name="cf33" style:base-cell-address="Sheet1.D73"/>
      <style:map style:condition="cell-content()=&quot;S&quot;" style:apply-style-name="cf32" style:base-cell-address="Sheet1.D73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74"/>
      <style:map style:condition="cell-content()=&quot;NH&quot;" style:apply-style-name="cf46" style:base-cell-address="Sheet1.D74"/>
      <style:map style:condition="cell-content()=&quot;A&quot;" style:apply-style-name="cf29" style:base-cell-address="Sheet1.D74"/>
      <style:map style:condition="cell-content()=&quot;I&quot;" style:apply-style-name="cf29" style:base-cell-address="Sheet1.D74"/>
      <style:map style:condition="cell-content()=&quot;M&quot;" style:apply-style-name="cf29" style:base-cell-address="Sheet1.D74"/>
      <style:map style:condition="cell-content()=&quot;B&quot;" style:apply-style-name="cf29" style:base-cell-address="Sheet1.D74"/>
      <style:map style:condition="cell-content()=&quot;___&quot;" style:apply-style-name="cf28" style:base-cell-address="Sheet1.D74"/>
      <style:map style:condition="cell-content()=&quot;U&quot;" style:apply-style-name="cf33" style:base-cell-address="Sheet1.D74"/>
      <style:map style:condition="cell-content()=&quot;S&quot;" style:apply-style-name="cf32" style:base-cell-address="Sheet1.D74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75"/>
      <style:map style:condition="cell-content()=&quot;NH&quot;" style:apply-style-name="cf46" style:base-cell-address="Sheet1.D75"/>
      <style:map style:condition="cell-content()=&quot;A&quot;" style:apply-style-name="cf29" style:base-cell-address="Sheet1.D75"/>
      <style:map style:condition="cell-content()=&quot;I&quot;" style:apply-style-name="cf29" style:base-cell-address="Sheet1.D75"/>
      <style:map style:condition="cell-content()=&quot;M&quot;" style:apply-style-name="cf29" style:base-cell-address="Sheet1.D75"/>
      <style:map style:condition="cell-content()=&quot;B&quot;" style:apply-style-name="cf29" style:base-cell-address="Sheet1.D75"/>
      <style:map style:condition="cell-content()=&quot;___&quot;" style:apply-style-name="cf28" style:base-cell-address="Sheet1.D75"/>
      <style:map style:condition="cell-content()=&quot;U&quot;" style:apply-style-name="cf33" style:base-cell-address="Sheet1.D75"/>
      <style:map style:condition="cell-content()=&quot;S&quot;" style:apply-style-name="cf32" style:base-cell-address="Sheet1.D75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76"/>
      <style:map style:condition="cell-content()=&quot;NH&quot;" style:apply-style-name="cf46" style:base-cell-address="Sheet1.D76"/>
      <style:map style:condition="cell-content()=&quot;A&quot;" style:apply-style-name="cf29" style:base-cell-address="Sheet1.D76"/>
      <style:map style:condition="cell-content()=&quot;I&quot;" style:apply-style-name="cf29" style:base-cell-address="Sheet1.D76"/>
      <style:map style:condition="cell-content()=&quot;M&quot;" style:apply-style-name="cf29" style:base-cell-address="Sheet1.D76"/>
      <style:map style:condition="cell-content()=&quot;B&quot;" style:apply-style-name="cf29" style:base-cell-address="Sheet1.D76"/>
      <style:map style:condition="cell-content()=&quot;___&quot;" style:apply-style-name="cf28" style:base-cell-address="Sheet1.D76"/>
      <style:map style:condition="cell-content()=&quot;U&quot;" style:apply-style-name="cf33" style:base-cell-address="Sheet1.D76"/>
      <style:map style:condition="cell-content()=&quot;S&quot;" style:apply-style-name="cf32" style:base-cell-address="Sheet1.D76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77"/>
      <style:map style:condition="cell-content()=&quot;NH&quot;" style:apply-style-name="cf46" style:base-cell-address="Sheet1.D77"/>
      <style:map style:condition="cell-content()=&quot;A&quot;" style:apply-style-name="cf29" style:base-cell-address="Sheet1.D77"/>
      <style:map style:condition="cell-content()=&quot;I&quot;" style:apply-style-name="cf29" style:base-cell-address="Sheet1.D77"/>
      <style:map style:condition="cell-content()=&quot;M&quot;" style:apply-style-name="cf29" style:base-cell-address="Sheet1.D77"/>
      <style:map style:condition="cell-content()=&quot;B&quot;" style:apply-style-name="cf29" style:base-cell-address="Sheet1.D77"/>
      <style:map style:condition="cell-content()=&quot;___&quot;" style:apply-style-name="cf28" style:base-cell-address="Sheet1.D77"/>
      <style:map style:condition="cell-content()=&quot;U&quot;" style:apply-style-name="cf33" style:base-cell-address="Sheet1.D77"/>
      <style:map style:condition="cell-content()=&quot;S&quot;" style:apply-style-name="cf32" style:base-cell-address="Sheet1.D77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78"/>
      <style:map style:condition="cell-content()=&quot;NH&quot;" style:apply-style-name="cf46" style:base-cell-address="Sheet1.D78"/>
      <style:map style:condition="cell-content()=&quot;A&quot;" style:apply-style-name="cf29" style:base-cell-address="Sheet1.D78"/>
      <style:map style:condition="cell-content()=&quot;I&quot;" style:apply-style-name="cf29" style:base-cell-address="Sheet1.D78"/>
      <style:map style:condition="cell-content()=&quot;M&quot;" style:apply-style-name="cf29" style:base-cell-address="Sheet1.D78"/>
      <style:map style:condition="cell-content()=&quot;B&quot;" style:apply-style-name="cf29" style:base-cell-address="Sheet1.D78"/>
      <style:map style:condition="cell-content()=&quot;___&quot;" style:apply-style-name="cf28" style:base-cell-address="Sheet1.D78"/>
      <style:map style:condition="cell-content()=&quot;U&quot;" style:apply-style-name="cf33" style:base-cell-address="Sheet1.D78"/>
      <style:map style:condition="cell-content()=&quot;S&quot;" style:apply-style-name="cf32" style:base-cell-address="Sheet1.D78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79"/>
      <style:map style:condition="cell-content()=&quot;NH&quot;" style:apply-style-name="cf46" style:base-cell-address="Sheet1.D79"/>
      <style:map style:condition="cell-content()=&quot;A&quot;" style:apply-style-name="cf29" style:base-cell-address="Sheet1.D79"/>
      <style:map style:condition="cell-content()=&quot;I&quot;" style:apply-style-name="cf29" style:base-cell-address="Sheet1.D79"/>
      <style:map style:condition="cell-content()=&quot;M&quot;" style:apply-style-name="cf29" style:base-cell-address="Sheet1.D79"/>
      <style:map style:condition="cell-content()=&quot;B&quot;" style:apply-style-name="cf29" style:base-cell-address="Sheet1.D79"/>
      <style:map style:condition="cell-content()=&quot;___&quot;" style:apply-style-name="cf28" style:base-cell-address="Sheet1.D79"/>
      <style:map style:condition="cell-content()=&quot;U&quot;" style:apply-style-name="cf33" style:base-cell-address="Sheet1.D79"/>
      <style:map style:condition="cell-content()=&quot;S&quot;" style:apply-style-name="cf32" style:base-cell-address="Sheet1.D79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3"/>
      <style:map style:condition="cell-content()=&quot;NH&quot;" style:apply-style-name="cf46" style:base-cell-address="Sheet1.E73"/>
      <style:map style:condition="cell-content()=&quot;A&quot;" style:apply-style-name="cf29" style:base-cell-address="Sheet1.E73"/>
      <style:map style:condition="cell-content()=&quot;I&quot;" style:apply-style-name="cf29" style:base-cell-address="Sheet1.E73"/>
      <style:map style:condition="cell-content()=&quot;M&quot;" style:apply-style-name="cf29" style:base-cell-address="Sheet1.E73"/>
      <style:map style:condition="cell-content()=&quot;B&quot;" style:apply-style-name="cf29" style:base-cell-address="Sheet1.E73"/>
      <style:map style:condition="cell-content()=&quot;___&quot;" style:apply-style-name="cf28" style:base-cell-address="Sheet1.E73"/>
      <style:map style:condition="cell-content()=&quot;U&quot;" style:apply-style-name="cf33" style:base-cell-address="Sheet1.E73"/>
      <style:map style:condition="cell-content()=&quot;S&quot;" style:apply-style-name="cf32" style:base-cell-address="Sheet1.E73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4"/>
      <style:map style:condition="cell-content()=&quot;NH&quot;" style:apply-style-name="cf46" style:base-cell-address="Sheet1.E74"/>
      <style:map style:condition="cell-content()=&quot;A&quot;" style:apply-style-name="cf29" style:base-cell-address="Sheet1.E74"/>
      <style:map style:condition="cell-content()=&quot;I&quot;" style:apply-style-name="cf29" style:base-cell-address="Sheet1.E74"/>
      <style:map style:condition="cell-content()=&quot;M&quot;" style:apply-style-name="cf29" style:base-cell-address="Sheet1.E74"/>
      <style:map style:condition="cell-content()=&quot;B&quot;" style:apply-style-name="cf29" style:base-cell-address="Sheet1.E74"/>
      <style:map style:condition="cell-content()=&quot;___&quot;" style:apply-style-name="cf28" style:base-cell-address="Sheet1.E74"/>
      <style:map style:condition="cell-content()=&quot;U&quot;" style:apply-style-name="cf33" style:base-cell-address="Sheet1.E74"/>
      <style:map style:condition="cell-content()=&quot;S&quot;" style:apply-style-name="cf32" style:base-cell-address="Sheet1.E74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5"/>
      <style:map style:condition="cell-content()=&quot;NH&quot;" style:apply-style-name="cf46" style:base-cell-address="Sheet1.E75"/>
      <style:map style:condition="cell-content()=&quot;A&quot;" style:apply-style-name="cf29" style:base-cell-address="Sheet1.E75"/>
      <style:map style:condition="cell-content()=&quot;I&quot;" style:apply-style-name="cf29" style:base-cell-address="Sheet1.E75"/>
      <style:map style:condition="cell-content()=&quot;M&quot;" style:apply-style-name="cf29" style:base-cell-address="Sheet1.E75"/>
      <style:map style:condition="cell-content()=&quot;B&quot;" style:apply-style-name="cf29" style:base-cell-address="Sheet1.E75"/>
      <style:map style:condition="cell-content()=&quot;___&quot;" style:apply-style-name="cf28" style:base-cell-address="Sheet1.E75"/>
      <style:map style:condition="cell-content()=&quot;U&quot;" style:apply-style-name="cf33" style:base-cell-address="Sheet1.E75"/>
      <style:map style:condition="cell-content()=&quot;S&quot;" style:apply-style-name="cf32" style:base-cell-address="Sheet1.E75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6"/>
      <style:map style:condition="cell-content()=&quot;NH&quot;" style:apply-style-name="cf46" style:base-cell-address="Sheet1.E76"/>
      <style:map style:condition="cell-content()=&quot;A&quot;" style:apply-style-name="cf29" style:base-cell-address="Sheet1.E76"/>
      <style:map style:condition="cell-content()=&quot;I&quot;" style:apply-style-name="cf29" style:base-cell-address="Sheet1.E76"/>
      <style:map style:condition="cell-content()=&quot;M&quot;" style:apply-style-name="cf29" style:base-cell-address="Sheet1.E76"/>
      <style:map style:condition="cell-content()=&quot;B&quot;" style:apply-style-name="cf29" style:base-cell-address="Sheet1.E76"/>
      <style:map style:condition="cell-content()=&quot;___&quot;" style:apply-style-name="cf28" style:base-cell-address="Sheet1.E76"/>
      <style:map style:condition="cell-content()=&quot;U&quot;" style:apply-style-name="cf33" style:base-cell-address="Sheet1.E76"/>
      <style:map style:condition="cell-content()=&quot;S&quot;" style:apply-style-name="cf32" style:base-cell-address="Sheet1.E76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7"/>
      <style:map style:condition="cell-content()=&quot;NH&quot;" style:apply-style-name="cf46" style:base-cell-address="Sheet1.E77"/>
      <style:map style:condition="cell-content()=&quot;A&quot;" style:apply-style-name="cf29" style:base-cell-address="Sheet1.E77"/>
      <style:map style:condition="cell-content()=&quot;I&quot;" style:apply-style-name="cf29" style:base-cell-address="Sheet1.E77"/>
      <style:map style:condition="cell-content()=&quot;M&quot;" style:apply-style-name="cf29" style:base-cell-address="Sheet1.E77"/>
      <style:map style:condition="cell-content()=&quot;B&quot;" style:apply-style-name="cf29" style:base-cell-address="Sheet1.E77"/>
      <style:map style:condition="cell-content()=&quot;___&quot;" style:apply-style-name="cf28" style:base-cell-address="Sheet1.E77"/>
      <style:map style:condition="cell-content()=&quot;U&quot;" style:apply-style-name="cf33" style:base-cell-address="Sheet1.E77"/>
      <style:map style:condition="cell-content()=&quot;S&quot;" style:apply-style-name="cf32" style:base-cell-address="Sheet1.E77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8"/>
      <style:map style:condition="cell-content()=&quot;NH&quot;" style:apply-style-name="cf46" style:base-cell-address="Sheet1.E78"/>
      <style:map style:condition="cell-content()=&quot;A&quot;" style:apply-style-name="cf29" style:base-cell-address="Sheet1.E78"/>
      <style:map style:condition="cell-content()=&quot;I&quot;" style:apply-style-name="cf29" style:base-cell-address="Sheet1.E78"/>
      <style:map style:condition="cell-content()=&quot;M&quot;" style:apply-style-name="cf29" style:base-cell-address="Sheet1.E78"/>
      <style:map style:condition="cell-content()=&quot;B&quot;" style:apply-style-name="cf29" style:base-cell-address="Sheet1.E78"/>
      <style:map style:condition="cell-content()=&quot;___&quot;" style:apply-style-name="cf28" style:base-cell-address="Sheet1.E78"/>
      <style:map style:condition="cell-content()=&quot;U&quot;" style:apply-style-name="cf33" style:base-cell-address="Sheet1.E78"/>
      <style:map style:condition="cell-content()=&quot;S&quot;" style:apply-style-name="cf32" style:base-cell-address="Sheet1.E78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9"/>
      <style:map style:condition="cell-content()=&quot;NH&quot;" style:apply-style-name="cf46" style:base-cell-address="Sheet1.E79"/>
      <style:map style:condition="cell-content()=&quot;A&quot;" style:apply-style-name="cf29" style:base-cell-address="Sheet1.E79"/>
      <style:map style:condition="cell-content()=&quot;I&quot;" style:apply-style-name="cf29" style:base-cell-address="Sheet1.E79"/>
      <style:map style:condition="cell-content()=&quot;M&quot;" style:apply-style-name="cf29" style:base-cell-address="Sheet1.E79"/>
      <style:map style:condition="cell-content()=&quot;B&quot;" style:apply-style-name="cf29" style:base-cell-address="Sheet1.E79"/>
      <style:map style:condition="cell-content()=&quot;___&quot;" style:apply-style-name="cf28" style:base-cell-address="Sheet1.E79"/>
      <style:map style:condition="cell-content()=&quot;U&quot;" style:apply-style-name="cf33" style:base-cell-address="Sheet1.E79"/>
      <style:map style:condition="cell-content()=&quot;S&quot;" style:apply-style-name="cf32" style:base-cell-address="Sheet1.E79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3"/>
      <style:map style:condition="cell-content()=&quot;NH&quot;" style:apply-style-name="cf46" style:base-cell-address="Sheet1.F73"/>
      <style:map style:condition="cell-content()=&quot;A&quot;" style:apply-style-name="cf29" style:base-cell-address="Sheet1.F73"/>
      <style:map style:condition="cell-content()=&quot;I&quot;" style:apply-style-name="cf29" style:base-cell-address="Sheet1.F73"/>
      <style:map style:condition="cell-content()=&quot;M&quot;" style:apply-style-name="cf29" style:base-cell-address="Sheet1.F73"/>
      <style:map style:condition="cell-content()=&quot;B&quot;" style:apply-style-name="cf29" style:base-cell-address="Sheet1.F73"/>
      <style:map style:condition="cell-content()=&quot;___&quot;" style:apply-style-name="cf28" style:base-cell-address="Sheet1.F73"/>
      <style:map style:condition="cell-content()=&quot;U&quot;" style:apply-style-name="cf33" style:base-cell-address="Sheet1.F73"/>
      <style:map style:condition="cell-content()=&quot;S&quot;" style:apply-style-name="cf32" style:base-cell-address="Sheet1.F73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4"/>
      <style:map style:condition="cell-content()=&quot;NH&quot;" style:apply-style-name="cf46" style:base-cell-address="Sheet1.F74"/>
      <style:map style:condition="cell-content()=&quot;A&quot;" style:apply-style-name="cf29" style:base-cell-address="Sheet1.F74"/>
      <style:map style:condition="cell-content()=&quot;I&quot;" style:apply-style-name="cf29" style:base-cell-address="Sheet1.F74"/>
      <style:map style:condition="cell-content()=&quot;M&quot;" style:apply-style-name="cf29" style:base-cell-address="Sheet1.F74"/>
      <style:map style:condition="cell-content()=&quot;B&quot;" style:apply-style-name="cf29" style:base-cell-address="Sheet1.F74"/>
      <style:map style:condition="cell-content()=&quot;___&quot;" style:apply-style-name="cf28" style:base-cell-address="Sheet1.F74"/>
      <style:map style:condition="cell-content()=&quot;U&quot;" style:apply-style-name="cf33" style:base-cell-address="Sheet1.F74"/>
      <style:map style:condition="cell-content()=&quot;S&quot;" style:apply-style-name="cf32" style:base-cell-address="Sheet1.F74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5"/>
      <style:map style:condition="cell-content()=&quot;NH&quot;" style:apply-style-name="cf46" style:base-cell-address="Sheet1.F75"/>
      <style:map style:condition="cell-content()=&quot;A&quot;" style:apply-style-name="cf29" style:base-cell-address="Sheet1.F75"/>
      <style:map style:condition="cell-content()=&quot;I&quot;" style:apply-style-name="cf29" style:base-cell-address="Sheet1.F75"/>
      <style:map style:condition="cell-content()=&quot;M&quot;" style:apply-style-name="cf29" style:base-cell-address="Sheet1.F75"/>
      <style:map style:condition="cell-content()=&quot;B&quot;" style:apply-style-name="cf29" style:base-cell-address="Sheet1.F75"/>
      <style:map style:condition="cell-content()=&quot;___&quot;" style:apply-style-name="cf28" style:base-cell-address="Sheet1.F75"/>
      <style:map style:condition="cell-content()=&quot;U&quot;" style:apply-style-name="cf33" style:base-cell-address="Sheet1.F75"/>
      <style:map style:condition="cell-content()=&quot;S&quot;" style:apply-style-name="cf32" style:base-cell-address="Sheet1.F75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6"/>
      <style:map style:condition="cell-content()=&quot;NH&quot;" style:apply-style-name="cf46" style:base-cell-address="Sheet1.F76"/>
      <style:map style:condition="cell-content()=&quot;A&quot;" style:apply-style-name="cf29" style:base-cell-address="Sheet1.F76"/>
      <style:map style:condition="cell-content()=&quot;I&quot;" style:apply-style-name="cf29" style:base-cell-address="Sheet1.F76"/>
      <style:map style:condition="cell-content()=&quot;M&quot;" style:apply-style-name="cf29" style:base-cell-address="Sheet1.F76"/>
      <style:map style:condition="cell-content()=&quot;B&quot;" style:apply-style-name="cf29" style:base-cell-address="Sheet1.F76"/>
      <style:map style:condition="cell-content()=&quot;___&quot;" style:apply-style-name="cf28" style:base-cell-address="Sheet1.F76"/>
      <style:map style:condition="cell-content()=&quot;U&quot;" style:apply-style-name="cf33" style:base-cell-address="Sheet1.F76"/>
      <style:map style:condition="cell-content()=&quot;S&quot;" style:apply-style-name="cf32" style:base-cell-address="Sheet1.F76"/>
    </style:style>
    <style:style style:name="ce4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7"/>
      <style:map style:condition="cell-content()=&quot;NH&quot;" style:apply-style-name="cf46" style:base-cell-address="Sheet1.F77"/>
      <style:map style:condition="cell-content()=&quot;A&quot;" style:apply-style-name="cf29" style:base-cell-address="Sheet1.F77"/>
      <style:map style:condition="cell-content()=&quot;I&quot;" style:apply-style-name="cf29" style:base-cell-address="Sheet1.F77"/>
      <style:map style:condition="cell-content()=&quot;M&quot;" style:apply-style-name="cf29" style:base-cell-address="Sheet1.F77"/>
      <style:map style:condition="cell-content()=&quot;B&quot;" style:apply-style-name="cf29" style:base-cell-address="Sheet1.F77"/>
      <style:map style:condition="cell-content()=&quot;___&quot;" style:apply-style-name="cf28" style:base-cell-address="Sheet1.F77"/>
      <style:map style:condition="cell-content()=&quot;U&quot;" style:apply-style-name="cf33" style:base-cell-address="Sheet1.F77"/>
      <style:map style:condition="cell-content()=&quot;S&quot;" style:apply-style-name="cf32" style:base-cell-address="Sheet1.F77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8"/>
      <style:map style:condition="cell-content()=&quot;NH&quot;" style:apply-style-name="cf46" style:base-cell-address="Sheet1.F78"/>
      <style:map style:condition="cell-content()=&quot;A&quot;" style:apply-style-name="cf29" style:base-cell-address="Sheet1.F78"/>
      <style:map style:condition="cell-content()=&quot;I&quot;" style:apply-style-name="cf29" style:base-cell-address="Sheet1.F78"/>
      <style:map style:condition="cell-content()=&quot;M&quot;" style:apply-style-name="cf29" style:base-cell-address="Sheet1.F78"/>
      <style:map style:condition="cell-content()=&quot;B&quot;" style:apply-style-name="cf29" style:base-cell-address="Sheet1.F78"/>
      <style:map style:condition="cell-content()=&quot;___&quot;" style:apply-style-name="cf28" style:base-cell-address="Sheet1.F78"/>
      <style:map style:condition="cell-content()=&quot;U&quot;" style:apply-style-name="cf33" style:base-cell-address="Sheet1.F78"/>
      <style:map style:condition="cell-content()=&quot;S&quot;" style:apply-style-name="cf32" style:base-cell-address="Sheet1.F78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9"/>
      <style:map style:condition="cell-content()=&quot;NH&quot;" style:apply-style-name="cf46" style:base-cell-address="Sheet1.F79"/>
      <style:map style:condition="cell-content()=&quot;A&quot;" style:apply-style-name="cf29" style:base-cell-address="Sheet1.F79"/>
      <style:map style:condition="cell-content()=&quot;I&quot;" style:apply-style-name="cf29" style:base-cell-address="Sheet1.F79"/>
      <style:map style:condition="cell-content()=&quot;M&quot;" style:apply-style-name="cf29" style:base-cell-address="Sheet1.F79"/>
      <style:map style:condition="cell-content()=&quot;B&quot;" style:apply-style-name="cf29" style:base-cell-address="Sheet1.F79"/>
      <style:map style:condition="cell-content()=&quot;___&quot;" style:apply-style-name="cf28" style:base-cell-address="Sheet1.F79"/>
      <style:map style:condition="cell-content()=&quot;U&quot;" style:apply-style-name="cf33" style:base-cell-address="Sheet1.F79"/>
      <style:map style:condition="cell-content()=&quot;S&quot;" style:apply-style-name="cf32" style:base-cell-address="Sheet1.F79"/>
    </style:style>
    <style:style style:name="ce4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3"/>
      <style:map style:condition="cell-content()=&quot;NH&quot;" style:apply-style-name="cf46" style:base-cell-address="Sheet1.G73"/>
      <style:map style:condition="cell-content()=&quot;A&quot;" style:apply-style-name="cf29" style:base-cell-address="Sheet1.G73"/>
      <style:map style:condition="cell-content()=&quot;I&quot;" style:apply-style-name="cf29" style:base-cell-address="Sheet1.G73"/>
      <style:map style:condition="cell-content()=&quot;M&quot;" style:apply-style-name="cf29" style:base-cell-address="Sheet1.G73"/>
      <style:map style:condition="cell-content()=&quot;B&quot;" style:apply-style-name="cf29" style:base-cell-address="Sheet1.G73"/>
      <style:map style:condition="cell-content()=&quot;___&quot;" style:apply-style-name="cf28" style:base-cell-address="Sheet1.G73"/>
      <style:map style:condition="cell-content()=&quot;U&quot;" style:apply-style-name="cf33" style:base-cell-address="Sheet1.G73"/>
      <style:map style:condition="cell-content()=&quot;S&quot;" style:apply-style-name="cf32" style:base-cell-address="Sheet1.G73"/>
    </style:style>
    <style:style style:name="ce5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4"/>
      <style:map style:condition="cell-content()=&quot;NH&quot;" style:apply-style-name="cf46" style:base-cell-address="Sheet1.G74"/>
      <style:map style:condition="cell-content()=&quot;A&quot;" style:apply-style-name="cf29" style:base-cell-address="Sheet1.G74"/>
      <style:map style:condition="cell-content()=&quot;I&quot;" style:apply-style-name="cf29" style:base-cell-address="Sheet1.G74"/>
      <style:map style:condition="cell-content()=&quot;M&quot;" style:apply-style-name="cf29" style:base-cell-address="Sheet1.G74"/>
      <style:map style:condition="cell-content()=&quot;B&quot;" style:apply-style-name="cf29" style:base-cell-address="Sheet1.G74"/>
      <style:map style:condition="cell-content()=&quot;___&quot;" style:apply-style-name="cf28" style:base-cell-address="Sheet1.G74"/>
      <style:map style:condition="cell-content()=&quot;U&quot;" style:apply-style-name="cf33" style:base-cell-address="Sheet1.G74"/>
      <style:map style:condition="cell-content()=&quot;S&quot;" style:apply-style-name="cf32" style:base-cell-address="Sheet1.G74"/>
    </style:style>
    <style:style style:name="ce5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5"/>
      <style:map style:condition="cell-content()=&quot;NH&quot;" style:apply-style-name="cf46" style:base-cell-address="Sheet1.G75"/>
      <style:map style:condition="cell-content()=&quot;A&quot;" style:apply-style-name="cf29" style:base-cell-address="Sheet1.G75"/>
      <style:map style:condition="cell-content()=&quot;I&quot;" style:apply-style-name="cf29" style:base-cell-address="Sheet1.G75"/>
      <style:map style:condition="cell-content()=&quot;M&quot;" style:apply-style-name="cf29" style:base-cell-address="Sheet1.G75"/>
      <style:map style:condition="cell-content()=&quot;B&quot;" style:apply-style-name="cf29" style:base-cell-address="Sheet1.G75"/>
      <style:map style:condition="cell-content()=&quot;___&quot;" style:apply-style-name="cf28" style:base-cell-address="Sheet1.G75"/>
      <style:map style:condition="cell-content()=&quot;U&quot;" style:apply-style-name="cf33" style:base-cell-address="Sheet1.G75"/>
      <style:map style:condition="cell-content()=&quot;S&quot;" style:apply-style-name="cf32" style:base-cell-address="Sheet1.G75"/>
    </style:style>
    <style:style style:name="ce5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6"/>
      <style:map style:condition="cell-content()=&quot;NH&quot;" style:apply-style-name="cf46" style:base-cell-address="Sheet1.G76"/>
      <style:map style:condition="cell-content()=&quot;A&quot;" style:apply-style-name="cf29" style:base-cell-address="Sheet1.G76"/>
      <style:map style:condition="cell-content()=&quot;I&quot;" style:apply-style-name="cf29" style:base-cell-address="Sheet1.G76"/>
      <style:map style:condition="cell-content()=&quot;M&quot;" style:apply-style-name="cf29" style:base-cell-address="Sheet1.G76"/>
      <style:map style:condition="cell-content()=&quot;B&quot;" style:apply-style-name="cf29" style:base-cell-address="Sheet1.G76"/>
      <style:map style:condition="cell-content()=&quot;___&quot;" style:apply-style-name="cf28" style:base-cell-address="Sheet1.G76"/>
      <style:map style:condition="cell-content()=&quot;U&quot;" style:apply-style-name="cf33" style:base-cell-address="Sheet1.G76"/>
      <style:map style:condition="cell-content()=&quot;S&quot;" style:apply-style-name="cf32" style:base-cell-address="Sheet1.G76"/>
    </style:style>
    <style:style style:name="ce5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7"/>
      <style:map style:condition="cell-content()=&quot;NH&quot;" style:apply-style-name="cf46" style:base-cell-address="Sheet1.G77"/>
      <style:map style:condition="cell-content()=&quot;A&quot;" style:apply-style-name="cf29" style:base-cell-address="Sheet1.G77"/>
      <style:map style:condition="cell-content()=&quot;I&quot;" style:apply-style-name="cf29" style:base-cell-address="Sheet1.G77"/>
      <style:map style:condition="cell-content()=&quot;M&quot;" style:apply-style-name="cf29" style:base-cell-address="Sheet1.G77"/>
      <style:map style:condition="cell-content()=&quot;B&quot;" style:apply-style-name="cf29" style:base-cell-address="Sheet1.G77"/>
      <style:map style:condition="cell-content()=&quot;___&quot;" style:apply-style-name="cf28" style:base-cell-address="Sheet1.G77"/>
      <style:map style:condition="cell-content()=&quot;U&quot;" style:apply-style-name="cf33" style:base-cell-address="Sheet1.G77"/>
      <style:map style:condition="cell-content()=&quot;S&quot;" style:apply-style-name="cf32" style:base-cell-address="Sheet1.G77"/>
    </style:style>
    <style:style style:name="ce5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8"/>
      <style:map style:condition="cell-content()=&quot;NH&quot;" style:apply-style-name="cf46" style:base-cell-address="Sheet1.G78"/>
      <style:map style:condition="cell-content()=&quot;A&quot;" style:apply-style-name="cf29" style:base-cell-address="Sheet1.G78"/>
      <style:map style:condition="cell-content()=&quot;I&quot;" style:apply-style-name="cf29" style:base-cell-address="Sheet1.G78"/>
      <style:map style:condition="cell-content()=&quot;M&quot;" style:apply-style-name="cf29" style:base-cell-address="Sheet1.G78"/>
      <style:map style:condition="cell-content()=&quot;B&quot;" style:apply-style-name="cf29" style:base-cell-address="Sheet1.G78"/>
      <style:map style:condition="cell-content()=&quot;___&quot;" style:apply-style-name="cf28" style:base-cell-address="Sheet1.G78"/>
      <style:map style:condition="cell-content()=&quot;U&quot;" style:apply-style-name="cf33" style:base-cell-address="Sheet1.G78"/>
      <style:map style:condition="cell-content()=&quot;S&quot;" style:apply-style-name="cf32" style:base-cell-address="Sheet1.G78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9"/>
      <style:map style:condition="cell-content()=&quot;NH&quot;" style:apply-style-name="cf46" style:base-cell-address="Sheet1.G79"/>
      <style:map style:condition="cell-content()=&quot;A&quot;" style:apply-style-name="cf29" style:base-cell-address="Sheet1.G79"/>
      <style:map style:condition="cell-content()=&quot;I&quot;" style:apply-style-name="cf29" style:base-cell-address="Sheet1.G79"/>
      <style:map style:condition="cell-content()=&quot;M&quot;" style:apply-style-name="cf29" style:base-cell-address="Sheet1.G79"/>
      <style:map style:condition="cell-content()=&quot;B&quot;" style:apply-style-name="cf29" style:base-cell-address="Sheet1.G79"/>
      <style:map style:condition="cell-content()=&quot;___&quot;" style:apply-style-name="cf28" style:base-cell-address="Sheet1.G79"/>
      <style:map style:condition="cell-content()=&quot;U&quot;" style:apply-style-name="cf33" style:base-cell-address="Sheet1.G79"/>
      <style:map style:condition="cell-content()=&quot;S&quot;" style:apply-style-name="cf32" style:base-cell-address="Sheet1.G79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H73"/>
      <style:map style:condition="cell-content()=&quot;NH&quot;" style:apply-style-name="cf46" style:base-cell-address="Sheet1.H73"/>
      <style:map style:condition="cell-content()=&quot;A&quot;" style:apply-style-name="cf29" style:base-cell-address="Sheet1.H73"/>
      <style:map style:condition="cell-content()=&quot;I&quot;" style:apply-style-name="cf29" style:base-cell-address="Sheet1.H73"/>
      <style:map style:condition="cell-content()=&quot;M&quot;" style:apply-style-name="cf29" style:base-cell-address="Sheet1.H73"/>
      <style:map style:condition="cell-content()=&quot;B&quot;" style:apply-style-name="cf29" style:base-cell-address="Sheet1.H73"/>
      <style:map style:condition="cell-content()=&quot;___&quot;" style:apply-style-name="cf28" style:base-cell-address="Sheet1.H73"/>
      <style:map style:condition="cell-content()=&quot;U&quot;" style:apply-style-name="cf33" style:base-cell-address="Sheet1.H73"/>
      <style:map style:condition="cell-content()=&quot;S&quot;" style:apply-style-name="cf32" style:base-cell-address="Sheet1.H73"/>
    </style:style>
    <style:style style:name="ce5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H74"/>
      <style:map style:condition="cell-content()=&quot;NH&quot;" style:apply-style-name="cf46" style:base-cell-address="Sheet1.H74"/>
      <style:map style:condition="cell-content()=&quot;A&quot;" style:apply-style-name="cf29" style:base-cell-address="Sheet1.H74"/>
      <style:map style:condition="cell-content()=&quot;I&quot;" style:apply-style-name="cf29" style:base-cell-address="Sheet1.H74"/>
      <style:map style:condition="cell-content()=&quot;M&quot;" style:apply-style-name="cf29" style:base-cell-address="Sheet1.H74"/>
      <style:map style:condition="cell-content()=&quot;B&quot;" style:apply-style-name="cf29" style:base-cell-address="Sheet1.H74"/>
      <style:map style:condition="cell-content()=&quot;___&quot;" style:apply-style-name="cf28" style:base-cell-address="Sheet1.H74"/>
      <style:map style:condition="cell-content()=&quot;U&quot;" style:apply-style-name="cf33" style:base-cell-address="Sheet1.H74"/>
      <style:map style:condition="cell-content()=&quot;S&quot;" style:apply-style-name="cf32" style:base-cell-address="Sheet1.H74"/>
    </style:style>
    <style:style style:name="ce5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H75"/>
      <style:map style:condition="cell-content()=&quot;NH&quot;" style:apply-style-name="cf46" style:base-cell-address="Sheet1.H75"/>
      <style:map style:condition="cell-content()=&quot;A&quot;" style:apply-style-name="cf29" style:base-cell-address="Sheet1.H75"/>
      <style:map style:condition="cell-content()=&quot;I&quot;" style:apply-style-name="cf29" style:base-cell-address="Sheet1.H75"/>
      <style:map style:condition="cell-content()=&quot;M&quot;" style:apply-style-name="cf29" style:base-cell-address="Sheet1.H75"/>
      <style:map style:condition="cell-content()=&quot;B&quot;" style:apply-style-name="cf29" style:base-cell-address="Sheet1.H75"/>
      <style:map style:condition="cell-content()=&quot;___&quot;" style:apply-style-name="cf28" style:base-cell-address="Sheet1.H75"/>
      <style:map style:condition="cell-content()=&quot;U&quot;" style:apply-style-name="cf33" style:base-cell-address="Sheet1.H75"/>
      <style:map style:condition="cell-content()=&quot;S&quot;" style:apply-style-name="cf32" style:base-cell-address="Sheet1.H75"/>
    </style:style>
    <style:style style:name="ce5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H76"/>
      <style:map style:condition="cell-content()=&quot;NH&quot;" style:apply-style-name="cf46" style:base-cell-address="Sheet1.H76"/>
      <style:map style:condition="cell-content()=&quot;A&quot;" style:apply-style-name="cf29" style:base-cell-address="Sheet1.H76"/>
      <style:map style:condition="cell-content()=&quot;I&quot;" style:apply-style-name="cf29" style:base-cell-address="Sheet1.H76"/>
      <style:map style:condition="cell-content()=&quot;M&quot;" style:apply-style-name="cf29" style:base-cell-address="Sheet1.H76"/>
      <style:map style:condition="cell-content()=&quot;B&quot;" style:apply-style-name="cf29" style:base-cell-address="Sheet1.H76"/>
      <style:map style:condition="cell-content()=&quot;___&quot;" style:apply-style-name="cf28" style:base-cell-address="Sheet1.H76"/>
      <style:map style:condition="cell-content()=&quot;U&quot;" style:apply-style-name="cf33" style:base-cell-address="Sheet1.H76"/>
      <style:map style:condition="cell-content()=&quot;S&quot;" style:apply-style-name="cf32" style:base-cell-address="Sheet1.H76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H77"/>
      <style:map style:condition="cell-content()=&quot;NH&quot;" style:apply-style-name="cf46" style:base-cell-address="Sheet1.H77"/>
      <style:map style:condition="cell-content()=&quot;A&quot;" style:apply-style-name="cf29" style:base-cell-address="Sheet1.H77"/>
      <style:map style:condition="cell-content()=&quot;I&quot;" style:apply-style-name="cf29" style:base-cell-address="Sheet1.H77"/>
      <style:map style:condition="cell-content()=&quot;M&quot;" style:apply-style-name="cf29" style:base-cell-address="Sheet1.H77"/>
      <style:map style:condition="cell-content()=&quot;B&quot;" style:apply-style-name="cf29" style:base-cell-address="Sheet1.H77"/>
      <style:map style:condition="cell-content()=&quot;___&quot;" style:apply-style-name="cf28" style:base-cell-address="Sheet1.H77"/>
      <style:map style:condition="cell-content()=&quot;U&quot;" style:apply-style-name="cf33" style:base-cell-address="Sheet1.H77"/>
      <style:map style:condition="cell-content()=&quot;S&quot;" style:apply-style-name="cf32" style:base-cell-address="Sheet1.H77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H78"/>
      <style:map style:condition="cell-content()=&quot;NH&quot;" style:apply-style-name="cf46" style:base-cell-address="Sheet1.H78"/>
      <style:map style:condition="cell-content()=&quot;A&quot;" style:apply-style-name="cf29" style:base-cell-address="Sheet1.H78"/>
      <style:map style:condition="cell-content()=&quot;I&quot;" style:apply-style-name="cf29" style:base-cell-address="Sheet1.H78"/>
      <style:map style:condition="cell-content()=&quot;M&quot;" style:apply-style-name="cf29" style:base-cell-address="Sheet1.H78"/>
      <style:map style:condition="cell-content()=&quot;B&quot;" style:apply-style-name="cf29" style:base-cell-address="Sheet1.H78"/>
      <style:map style:condition="cell-content()=&quot;___&quot;" style:apply-style-name="cf28" style:base-cell-address="Sheet1.H78"/>
      <style:map style:condition="cell-content()=&quot;U&quot;" style:apply-style-name="cf33" style:base-cell-address="Sheet1.H78"/>
      <style:map style:condition="cell-content()=&quot;S&quot;" style:apply-style-name="cf32" style:base-cell-address="Sheet1.H78"/>
    </style:style>
    <style:style style:name="ce6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H79"/>
      <style:map style:condition="cell-content()=&quot;NH&quot;" style:apply-style-name="cf46" style:base-cell-address="Sheet1.H79"/>
      <style:map style:condition="cell-content()=&quot;A&quot;" style:apply-style-name="cf29" style:base-cell-address="Sheet1.H79"/>
      <style:map style:condition="cell-content()=&quot;I&quot;" style:apply-style-name="cf29" style:base-cell-address="Sheet1.H79"/>
      <style:map style:condition="cell-content()=&quot;M&quot;" style:apply-style-name="cf29" style:base-cell-address="Sheet1.H79"/>
      <style:map style:condition="cell-content()=&quot;B&quot;" style:apply-style-name="cf29" style:base-cell-address="Sheet1.H79"/>
      <style:map style:condition="cell-content()=&quot;___&quot;" style:apply-style-name="cf28" style:base-cell-address="Sheet1.H79"/>
      <style:map style:condition="cell-content()=&quot;U&quot;" style:apply-style-name="cf33" style:base-cell-address="Sheet1.H79"/>
      <style:map style:condition="cell-content()=&quot;S&quot;" style:apply-style-name="cf32" style:base-cell-address="Sheet1.H79"/>
    </style:style>
    <style:style style:name="ce6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I73"/>
      <style:map style:condition="cell-content()=&quot;NH&quot;" style:apply-style-name="cf46" style:base-cell-address="Sheet1.I73"/>
      <style:map style:condition="cell-content()=&quot;A&quot;" style:apply-style-name="cf29" style:base-cell-address="Sheet1.I73"/>
      <style:map style:condition="cell-content()=&quot;I&quot;" style:apply-style-name="cf29" style:base-cell-address="Sheet1.I73"/>
      <style:map style:condition="cell-content()=&quot;M&quot;" style:apply-style-name="cf29" style:base-cell-address="Sheet1.I73"/>
      <style:map style:condition="cell-content()=&quot;B&quot;" style:apply-style-name="cf29" style:base-cell-address="Sheet1.I73"/>
      <style:map style:condition="cell-content()=&quot;___&quot;" style:apply-style-name="cf28" style:base-cell-address="Sheet1.I73"/>
      <style:map style:condition="cell-content()=&quot;U&quot;" style:apply-style-name="cf33" style:base-cell-address="Sheet1.I73"/>
      <style:map style:condition="cell-content()=&quot;S&quot;" style:apply-style-name="cf32" style:base-cell-address="Sheet1.I73"/>
    </style:style>
    <style:style style:name="ce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I74"/>
      <style:map style:condition="cell-content()=&quot;NH&quot;" style:apply-style-name="cf46" style:base-cell-address="Sheet1.I74"/>
      <style:map style:condition="cell-content()=&quot;A&quot;" style:apply-style-name="cf29" style:base-cell-address="Sheet1.I74"/>
      <style:map style:condition="cell-content()=&quot;I&quot;" style:apply-style-name="cf29" style:base-cell-address="Sheet1.I74"/>
      <style:map style:condition="cell-content()=&quot;M&quot;" style:apply-style-name="cf29" style:base-cell-address="Sheet1.I74"/>
      <style:map style:condition="cell-content()=&quot;B&quot;" style:apply-style-name="cf29" style:base-cell-address="Sheet1.I74"/>
      <style:map style:condition="cell-content()=&quot;___&quot;" style:apply-style-name="cf28" style:base-cell-address="Sheet1.I74"/>
      <style:map style:condition="cell-content()=&quot;U&quot;" style:apply-style-name="cf33" style:base-cell-address="Sheet1.I74"/>
      <style:map style:condition="cell-content()=&quot;S&quot;" style:apply-style-name="cf32" style:base-cell-address="Sheet1.I74"/>
    </style:style>
    <style:style style:name="ce6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I75"/>
      <style:map style:condition="cell-content()=&quot;NH&quot;" style:apply-style-name="cf46" style:base-cell-address="Sheet1.I75"/>
      <style:map style:condition="cell-content()=&quot;A&quot;" style:apply-style-name="cf29" style:base-cell-address="Sheet1.I75"/>
      <style:map style:condition="cell-content()=&quot;I&quot;" style:apply-style-name="cf29" style:base-cell-address="Sheet1.I75"/>
      <style:map style:condition="cell-content()=&quot;M&quot;" style:apply-style-name="cf29" style:base-cell-address="Sheet1.I75"/>
      <style:map style:condition="cell-content()=&quot;B&quot;" style:apply-style-name="cf29" style:base-cell-address="Sheet1.I75"/>
      <style:map style:condition="cell-content()=&quot;___&quot;" style:apply-style-name="cf28" style:base-cell-address="Sheet1.I75"/>
      <style:map style:condition="cell-content()=&quot;U&quot;" style:apply-style-name="cf33" style:base-cell-address="Sheet1.I75"/>
      <style:map style:condition="cell-content()=&quot;S&quot;" style:apply-style-name="cf32" style:base-cell-address="Sheet1.I75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I76"/>
      <style:map style:condition="cell-content()=&quot;NH&quot;" style:apply-style-name="cf46" style:base-cell-address="Sheet1.I76"/>
      <style:map style:condition="cell-content()=&quot;A&quot;" style:apply-style-name="cf29" style:base-cell-address="Sheet1.I76"/>
      <style:map style:condition="cell-content()=&quot;I&quot;" style:apply-style-name="cf29" style:base-cell-address="Sheet1.I76"/>
      <style:map style:condition="cell-content()=&quot;M&quot;" style:apply-style-name="cf29" style:base-cell-address="Sheet1.I76"/>
      <style:map style:condition="cell-content()=&quot;B&quot;" style:apply-style-name="cf29" style:base-cell-address="Sheet1.I76"/>
      <style:map style:condition="cell-content()=&quot;___&quot;" style:apply-style-name="cf28" style:base-cell-address="Sheet1.I76"/>
      <style:map style:condition="cell-content()=&quot;U&quot;" style:apply-style-name="cf33" style:base-cell-address="Sheet1.I76"/>
      <style:map style:condition="cell-content()=&quot;S&quot;" style:apply-style-name="cf32" style:base-cell-address="Sheet1.I76"/>
    </style:style>
    <style:style style:name="ce6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I77"/>
      <style:map style:condition="cell-content()=&quot;NH&quot;" style:apply-style-name="cf46" style:base-cell-address="Sheet1.I77"/>
      <style:map style:condition="cell-content()=&quot;A&quot;" style:apply-style-name="cf29" style:base-cell-address="Sheet1.I77"/>
      <style:map style:condition="cell-content()=&quot;I&quot;" style:apply-style-name="cf29" style:base-cell-address="Sheet1.I77"/>
      <style:map style:condition="cell-content()=&quot;M&quot;" style:apply-style-name="cf29" style:base-cell-address="Sheet1.I77"/>
      <style:map style:condition="cell-content()=&quot;B&quot;" style:apply-style-name="cf29" style:base-cell-address="Sheet1.I77"/>
      <style:map style:condition="cell-content()=&quot;___&quot;" style:apply-style-name="cf28" style:base-cell-address="Sheet1.I77"/>
      <style:map style:condition="cell-content()=&quot;U&quot;" style:apply-style-name="cf33" style:base-cell-address="Sheet1.I77"/>
      <style:map style:condition="cell-content()=&quot;S&quot;" style:apply-style-name="cf32" style:base-cell-address="Sheet1.I77"/>
    </style:style>
    <style:style style:name="ce6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I78"/>
      <style:map style:condition="cell-content()=&quot;NH&quot;" style:apply-style-name="cf46" style:base-cell-address="Sheet1.I78"/>
      <style:map style:condition="cell-content()=&quot;A&quot;" style:apply-style-name="cf29" style:base-cell-address="Sheet1.I78"/>
      <style:map style:condition="cell-content()=&quot;I&quot;" style:apply-style-name="cf29" style:base-cell-address="Sheet1.I78"/>
      <style:map style:condition="cell-content()=&quot;M&quot;" style:apply-style-name="cf29" style:base-cell-address="Sheet1.I78"/>
      <style:map style:condition="cell-content()=&quot;B&quot;" style:apply-style-name="cf29" style:base-cell-address="Sheet1.I78"/>
      <style:map style:condition="cell-content()=&quot;___&quot;" style:apply-style-name="cf28" style:base-cell-address="Sheet1.I78"/>
      <style:map style:condition="cell-content()=&quot;U&quot;" style:apply-style-name="cf33" style:base-cell-address="Sheet1.I78"/>
      <style:map style:condition="cell-content()=&quot;S&quot;" style:apply-style-name="cf32" style:base-cell-address="Sheet1.I78"/>
    </style:style>
    <style:style style:name="ce6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I79"/>
      <style:map style:condition="cell-content()=&quot;NH&quot;" style:apply-style-name="cf46" style:base-cell-address="Sheet1.I79"/>
      <style:map style:condition="cell-content()=&quot;A&quot;" style:apply-style-name="cf29" style:base-cell-address="Sheet1.I79"/>
      <style:map style:condition="cell-content()=&quot;I&quot;" style:apply-style-name="cf29" style:base-cell-address="Sheet1.I79"/>
      <style:map style:condition="cell-content()=&quot;M&quot;" style:apply-style-name="cf29" style:base-cell-address="Sheet1.I79"/>
      <style:map style:condition="cell-content()=&quot;B&quot;" style:apply-style-name="cf29" style:base-cell-address="Sheet1.I79"/>
      <style:map style:condition="cell-content()=&quot;___&quot;" style:apply-style-name="cf28" style:base-cell-address="Sheet1.I79"/>
      <style:map style:condition="cell-content()=&quot;U&quot;" style:apply-style-name="cf33" style:base-cell-address="Sheet1.I79"/>
      <style:map style:condition="cell-content()=&quot;S&quot;" style:apply-style-name="cf32" style:base-cell-address="Sheet1.I79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J73"/>
      <style:map style:condition="cell-content()=&quot;NH&quot;" style:apply-style-name="cf46" style:base-cell-address="Sheet1.J73"/>
      <style:map style:condition="cell-content()=&quot;A&quot;" style:apply-style-name="cf29" style:base-cell-address="Sheet1.J73"/>
      <style:map style:condition="cell-content()=&quot;I&quot;" style:apply-style-name="cf29" style:base-cell-address="Sheet1.J73"/>
      <style:map style:condition="cell-content()=&quot;M&quot;" style:apply-style-name="cf29" style:base-cell-address="Sheet1.J73"/>
      <style:map style:condition="cell-content()=&quot;B&quot;" style:apply-style-name="cf29" style:base-cell-address="Sheet1.J73"/>
      <style:map style:condition="cell-content()=&quot;___&quot;" style:apply-style-name="cf28" style:base-cell-address="Sheet1.J73"/>
      <style:map style:condition="cell-content()=&quot;U&quot;" style:apply-style-name="cf33" style:base-cell-address="Sheet1.J73"/>
      <style:map style:condition="cell-content()=&quot;S&quot;" style:apply-style-name="cf32" style:base-cell-address="Sheet1.J73"/>
    </style:style>
    <style:style style:name="ce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J74"/>
      <style:map style:condition="cell-content()=&quot;NH&quot;" style:apply-style-name="cf46" style:base-cell-address="Sheet1.J74"/>
      <style:map style:condition="cell-content()=&quot;A&quot;" style:apply-style-name="cf29" style:base-cell-address="Sheet1.J74"/>
      <style:map style:condition="cell-content()=&quot;I&quot;" style:apply-style-name="cf29" style:base-cell-address="Sheet1.J74"/>
      <style:map style:condition="cell-content()=&quot;M&quot;" style:apply-style-name="cf29" style:base-cell-address="Sheet1.J74"/>
      <style:map style:condition="cell-content()=&quot;B&quot;" style:apply-style-name="cf29" style:base-cell-address="Sheet1.J74"/>
      <style:map style:condition="cell-content()=&quot;___&quot;" style:apply-style-name="cf28" style:base-cell-address="Sheet1.J74"/>
      <style:map style:condition="cell-content()=&quot;U&quot;" style:apply-style-name="cf33" style:base-cell-address="Sheet1.J74"/>
      <style:map style:condition="cell-content()=&quot;S&quot;" style:apply-style-name="cf32" style:base-cell-address="Sheet1.J74"/>
    </style:style>
    <style:style style:name="ce7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J75"/>
      <style:map style:condition="cell-content()=&quot;NH&quot;" style:apply-style-name="cf46" style:base-cell-address="Sheet1.J75"/>
      <style:map style:condition="cell-content()=&quot;A&quot;" style:apply-style-name="cf29" style:base-cell-address="Sheet1.J75"/>
      <style:map style:condition="cell-content()=&quot;I&quot;" style:apply-style-name="cf29" style:base-cell-address="Sheet1.J75"/>
      <style:map style:condition="cell-content()=&quot;M&quot;" style:apply-style-name="cf29" style:base-cell-address="Sheet1.J75"/>
      <style:map style:condition="cell-content()=&quot;B&quot;" style:apply-style-name="cf29" style:base-cell-address="Sheet1.J75"/>
      <style:map style:condition="cell-content()=&quot;___&quot;" style:apply-style-name="cf28" style:base-cell-address="Sheet1.J75"/>
      <style:map style:condition="cell-content()=&quot;U&quot;" style:apply-style-name="cf33" style:base-cell-address="Sheet1.J75"/>
      <style:map style:condition="cell-content()=&quot;S&quot;" style:apply-style-name="cf32" style:base-cell-address="Sheet1.J75"/>
    </style:style>
    <style:style style:name="ce7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J76"/>
      <style:map style:condition="cell-content()=&quot;NH&quot;" style:apply-style-name="cf46" style:base-cell-address="Sheet1.J76"/>
      <style:map style:condition="cell-content()=&quot;A&quot;" style:apply-style-name="cf29" style:base-cell-address="Sheet1.J76"/>
      <style:map style:condition="cell-content()=&quot;I&quot;" style:apply-style-name="cf29" style:base-cell-address="Sheet1.J76"/>
      <style:map style:condition="cell-content()=&quot;M&quot;" style:apply-style-name="cf29" style:base-cell-address="Sheet1.J76"/>
      <style:map style:condition="cell-content()=&quot;B&quot;" style:apply-style-name="cf29" style:base-cell-address="Sheet1.J76"/>
      <style:map style:condition="cell-content()=&quot;___&quot;" style:apply-style-name="cf28" style:base-cell-address="Sheet1.J76"/>
      <style:map style:condition="cell-content()=&quot;U&quot;" style:apply-style-name="cf33" style:base-cell-address="Sheet1.J76"/>
      <style:map style:condition="cell-content()=&quot;S&quot;" style:apply-style-name="cf32" style:base-cell-address="Sheet1.J76"/>
    </style:style>
    <style:style style:name="ce7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J77"/>
      <style:map style:condition="cell-content()=&quot;NH&quot;" style:apply-style-name="cf46" style:base-cell-address="Sheet1.J77"/>
      <style:map style:condition="cell-content()=&quot;A&quot;" style:apply-style-name="cf29" style:base-cell-address="Sheet1.J77"/>
      <style:map style:condition="cell-content()=&quot;I&quot;" style:apply-style-name="cf29" style:base-cell-address="Sheet1.J77"/>
      <style:map style:condition="cell-content()=&quot;M&quot;" style:apply-style-name="cf29" style:base-cell-address="Sheet1.J77"/>
      <style:map style:condition="cell-content()=&quot;B&quot;" style:apply-style-name="cf29" style:base-cell-address="Sheet1.J77"/>
      <style:map style:condition="cell-content()=&quot;___&quot;" style:apply-style-name="cf28" style:base-cell-address="Sheet1.J77"/>
      <style:map style:condition="cell-content()=&quot;U&quot;" style:apply-style-name="cf33" style:base-cell-address="Sheet1.J77"/>
      <style:map style:condition="cell-content()=&quot;S&quot;" style:apply-style-name="cf32" style:base-cell-address="Sheet1.J77"/>
    </style:style>
    <style:style style:name="ce7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J78"/>
      <style:map style:condition="cell-content()=&quot;NH&quot;" style:apply-style-name="cf46" style:base-cell-address="Sheet1.J78"/>
      <style:map style:condition="cell-content()=&quot;A&quot;" style:apply-style-name="cf29" style:base-cell-address="Sheet1.J78"/>
      <style:map style:condition="cell-content()=&quot;I&quot;" style:apply-style-name="cf29" style:base-cell-address="Sheet1.J78"/>
      <style:map style:condition="cell-content()=&quot;M&quot;" style:apply-style-name="cf29" style:base-cell-address="Sheet1.J78"/>
      <style:map style:condition="cell-content()=&quot;B&quot;" style:apply-style-name="cf29" style:base-cell-address="Sheet1.J78"/>
      <style:map style:condition="cell-content()=&quot;___&quot;" style:apply-style-name="cf28" style:base-cell-address="Sheet1.J78"/>
      <style:map style:condition="cell-content()=&quot;U&quot;" style:apply-style-name="cf33" style:base-cell-address="Sheet1.J78"/>
      <style:map style:condition="cell-content()=&quot;S&quot;" style:apply-style-name="cf32" style:base-cell-address="Sheet1.J78"/>
    </style:style>
    <style:style style:name="ce7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J79"/>
      <style:map style:condition="cell-content()=&quot;NH&quot;" style:apply-style-name="cf46" style:base-cell-address="Sheet1.J79"/>
      <style:map style:condition="cell-content()=&quot;A&quot;" style:apply-style-name="cf29" style:base-cell-address="Sheet1.J79"/>
      <style:map style:condition="cell-content()=&quot;I&quot;" style:apply-style-name="cf29" style:base-cell-address="Sheet1.J79"/>
      <style:map style:condition="cell-content()=&quot;M&quot;" style:apply-style-name="cf29" style:base-cell-address="Sheet1.J79"/>
      <style:map style:condition="cell-content()=&quot;B&quot;" style:apply-style-name="cf29" style:base-cell-address="Sheet1.J79"/>
      <style:map style:condition="cell-content()=&quot;___&quot;" style:apply-style-name="cf28" style:base-cell-address="Sheet1.J79"/>
      <style:map style:condition="cell-content()=&quot;U&quot;" style:apply-style-name="cf33" style:base-cell-address="Sheet1.J79"/>
      <style:map style:condition="cell-content()=&quot;S&quot;" style:apply-style-name="cf32" style:base-cell-address="Sheet1.J79"/>
    </style:style>
    <style:style style:name="ce7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73"/>
      <style:map style:condition="cell-content()=&quot;NH&quot;" style:apply-style-name="cf46" style:base-cell-address="Sheet1.K73"/>
      <style:map style:condition="cell-content()=&quot;A&quot;" style:apply-style-name="cf29" style:base-cell-address="Sheet1.K73"/>
      <style:map style:condition="cell-content()=&quot;I&quot;" style:apply-style-name="cf29" style:base-cell-address="Sheet1.K73"/>
      <style:map style:condition="cell-content()=&quot;M&quot;" style:apply-style-name="cf29" style:base-cell-address="Sheet1.K73"/>
      <style:map style:condition="cell-content()=&quot;B&quot;" style:apply-style-name="cf29" style:base-cell-address="Sheet1.K73"/>
      <style:map style:condition="cell-content()=&quot;___&quot;" style:apply-style-name="cf28" style:base-cell-address="Sheet1.K73"/>
      <style:map style:condition="cell-content()=&quot;U&quot;" style:apply-style-name="cf33" style:base-cell-address="Sheet1.K73"/>
      <style:map style:condition="cell-content()=&quot;S&quot;" style:apply-style-name="cf32" style:base-cell-address="Sheet1.K73"/>
    </style:style>
    <style:style style:name="ce7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74"/>
      <style:map style:condition="cell-content()=&quot;NH&quot;" style:apply-style-name="cf46" style:base-cell-address="Sheet1.K74"/>
      <style:map style:condition="cell-content()=&quot;I&quot;" style:apply-style-name="cf29" style:base-cell-address="Sheet1.K74"/>
      <style:map style:condition="cell-content()=&quot;M&quot;" style:apply-style-name="cf29" style:base-cell-address="Sheet1.K74"/>
      <style:map style:condition="cell-content()=&quot;B&quot;" style:apply-style-name="cf29" style:base-cell-address="Sheet1.K74"/>
      <style:map style:condition="cell-content()=&quot;___&quot;" style:apply-style-name="cf28" style:base-cell-address="Sheet1.K74"/>
      <style:map style:condition="cell-content()=&quot;U&quot;" style:apply-style-name="cf33" style:base-cell-address="Sheet1.K74"/>
      <style:map style:condition="cell-content()=&quot;S&quot;" style:apply-style-name="cf32" style:base-cell-address="Sheet1.K74"/>
    </style:style>
    <style:style style:name="ce7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75"/>
      <style:map style:condition="cell-content()=&quot;NH&quot;" style:apply-style-name="cf46" style:base-cell-address="Sheet1.K75"/>
      <style:map style:condition="cell-content()=&quot;A&quot;" style:apply-style-name="cf29" style:base-cell-address="Sheet1.K75"/>
      <style:map style:condition="cell-content()=&quot;I&quot;" style:apply-style-name="cf29" style:base-cell-address="Sheet1.K75"/>
      <style:map style:condition="cell-content()=&quot;M&quot;" style:apply-style-name="cf29" style:base-cell-address="Sheet1.K75"/>
      <style:map style:condition="cell-content()=&quot;B&quot;" style:apply-style-name="cf29" style:base-cell-address="Sheet1.K75"/>
      <style:map style:condition="cell-content()=&quot;___&quot;" style:apply-style-name="cf28" style:base-cell-address="Sheet1.K75"/>
      <style:map style:condition="cell-content()=&quot;U&quot;" style:apply-style-name="cf33" style:base-cell-address="Sheet1.K75"/>
      <style:map style:condition="cell-content()=&quot;S&quot;" style:apply-style-name="cf32" style:base-cell-address="Sheet1.K75"/>
    </style:style>
    <style:style style:name="ce8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76"/>
      <style:map style:condition="cell-content()=&quot;NH&quot;" style:apply-style-name="cf46" style:base-cell-address="Sheet1.K76"/>
      <style:map style:condition="cell-content()=&quot;A&quot;" style:apply-style-name="cf29" style:base-cell-address="Sheet1.K76"/>
      <style:map style:condition="cell-content()=&quot;I&quot;" style:apply-style-name="cf29" style:base-cell-address="Sheet1.K76"/>
      <style:map style:condition="cell-content()=&quot;M&quot;" style:apply-style-name="cf29" style:base-cell-address="Sheet1.K76"/>
      <style:map style:condition="cell-content()=&quot;B&quot;" style:apply-style-name="cf29" style:base-cell-address="Sheet1.K76"/>
      <style:map style:condition="cell-content()=&quot;___&quot;" style:apply-style-name="cf28" style:base-cell-address="Sheet1.K76"/>
      <style:map style:condition="cell-content()=&quot;U&quot;" style:apply-style-name="cf33" style:base-cell-address="Sheet1.K76"/>
      <style:map style:condition="cell-content()=&quot;S&quot;" style:apply-style-name="cf32" style:base-cell-address="Sheet1.K76"/>
    </style:style>
    <style:style style:name="ce8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77"/>
      <style:map style:condition="cell-content()=&quot;NH&quot;" style:apply-style-name="cf46" style:base-cell-address="Sheet1.K77"/>
      <style:map style:condition="cell-content()=&quot;A&quot;" style:apply-style-name="cf29" style:base-cell-address="Sheet1.K77"/>
      <style:map style:condition="cell-content()=&quot;I&quot;" style:apply-style-name="cf29" style:base-cell-address="Sheet1.K77"/>
      <style:map style:condition="cell-content()=&quot;M&quot;" style:apply-style-name="cf29" style:base-cell-address="Sheet1.K77"/>
      <style:map style:condition="cell-content()=&quot;B&quot;" style:apply-style-name="cf29" style:base-cell-address="Sheet1.K77"/>
      <style:map style:condition="cell-content()=&quot;___&quot;" style:apply-style-name="cf28" style:base-cell-address="Sheet1.K77"/>
      <style:map style:condition="cell-content()=&quot;U&quot;" style:apply-style-name="cf33" style:base-cell-address="Sheet1.K77"/>
      <style:map style:condition="cell-content()=&quot;S&quot;" style:apply-style-name="cf32" style:base-cell-address="Sheet1.K77"/>
    </style:style>
    <style:style style:name="ce8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78"/>
      <style:map style:condition="cell-content()=&quot;NH&quot;" style:apply-style-name="cf46" style:base-cell-address="Sheet1.K78"/>
      <style:map style:condition="cell-content()=&quot;A&quot;" style:apply-style-name="cf29" style:base-cell-address="Sheet1.K78"/>
      <style:map style:condition="cell-content()=&quot;I&quot;" style:apply-style-name="cf29" style:base-cell-address="Sheet1.K78"/>
      <style:map style:condition="cell-content()=&quot;M&quot;" style:apply-style-name="cf29" style:base-cell-address="Sheet1.K78"/>
      <style:map style:condition="cell-content()=&quot;B&quot;" style:apply-style-name="cf29" style:base-cell-address="Sheet1.K78"/>
      <style:map style:condition="cell-content()=&quot;___&quot;" style:apply-style-name="cf28" style:base-cell-address="Sheet1.K78"/>
      <style:map style:condition="cell-content()=&quot;U&quot;" style:apply-style-name="cf33" style:base-cell-address="Sheet1.K78"/>
      <style:map style:condition="cell-content()=&quot;S&quot;" style:apply-style-name="cf32" style:base-cell-address="Sheet1.K78"/>
    </style:style>
    <style:style style:name="ce8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79"/>
      <style:map style:condition="cell-content()=&quot;NH&quot;" style:apply-style-name="cf46" style:base-cell-address="Sheet1.K79"/>
      <style:map style:condition="cell-content()=&quot;A&quot;" style:apply-style-name="cf29" style:base-cell-address="Sheet1.K79"/>
      <style:map style:condition="cell-content()=&quot;I&quot;" style:apply-style-name="cf29" style:base-cell-address="Sheet1.K79"/>
      <style:map style:condition="cell-content()=&quot;M&quot;" style:apply-style-name="cf29" style:base-cell-address="Sheet1.K79"/>
      <style:map style:condition="cell-content()=&quot;B&quot;" style:apply-style-name="cf29" style:base-cell-address="Sheet1.K79"/>
      <style:map style:condition="cell-content()=&quot;___&quot;" style:apply-style-name="cf28" style:base-cell-address="Sheet1.K79"/>
      <style:map style:condition="cell-content()=&quot;U&quot;" style:apply-style-name="cf33" style:base-cell-address="Sheet1.K79"/>
      <style:map style:condition="cell-content()=&quot;S&quot;" style:apply-style-name="cf32" style:base-cell-address="Sheet1.K79"/>
    </style:style>
    <style:style style:name="ce8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8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5"/>
      <style:map style:condition="cell-content()=&quot;NH&quot;" style:apply-style-name="cf46" style:base-cell-address="Sheet1.L75"/>
      <style:map style:condition="cell-content()=&quot;A&quot;" style:apply-style-name="cf29" style:base-cell-address="Sheet1.L75"/>
      <style:map style:condition="cell-content()=&quot;I&quot;" style:apply-style-name="cf29" style:base-cell-address="Sheet1.L75"/>
      <style:map style:condition="cell-content()=&quot;M&quot;" style:apply-style-name="cf29" style:base-cell-address="Sheet1.L75"/>
      <style:map style:condition="cell-content()=&quot;B&quot;" style:apply-style-name="cf29" style:base-cell-address="Sheet1.L75"/>
      <style:map style:condition="cell-content()=&quot;___&quot;" style:apply-style-name="cf28" style:base-cell-address="Sheet1.L75"/>
      <style:map style:condition="cell-content()=&quot;U&quot;" style:apply-style-name="cf33" style:base-cell-address="Sheet1.L75"/>
      <style:map style:condition="cell-content()=&quot;S&quot;" style:apply-style-name="cf32" style:base-cell-address="Sheet1.L75"/>
    </style:style>
    <style:style style:name="ce8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6"/>
      <style:map style:condition="cell-content()=&quot;NH&quot;" style:apply-style-name="cf46" style:base-cell-address="Sheet1.L76"/>
      <style:map style:condition="cell-content()=&quot;A&quot;" style:apply-style-name="cf29" style:base-cell-address="Sheet1.L76"/>
      <style:map style:condition="cell-content()=&quot;I&quot;" style:apply-style-name="cf29" style:base-cell-address="Sheet1.L76"/>
      <style:map style:condition="cell-content()=&quot;M&quot;" style:apply-style-name="cf29" style:base-cell-address="Sheet1.L76"/>
      <style:map style:condition="cell-content()=&quot;B&quot;" style:apply-style-name="cf29" style:base-cell-address="Sheet1.L76"/>
      <style:map style:condition="cell-content()=&quot;___&quot;" style:apply-style-name="cf28" style:base-cell-address="Sheet1.L76"/>
      <style:map style:condition="cell-content()=&quot;U&quot;" style:apply-style-name="cf33" style:base-cell-address="Sheet1.L76"/>
      <style:map style:condition="cell-content()=&quot;S&quot;" style:apply-style-name="cf32" style:base-cell-address="Sheet1.L76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7"/>
      <style:map style:condition="cell-content()=&quot;NH&quot;" style:apply-style-name="cf46" style:base-cell-address="Sheet1.L77"/>
      <style:map style:condition="cell-content()=&quot;A&quot;" style:apply-style-name="cf29" style:base-cell-address="Sheet1.L77"/>
      <style:map style:condition="cell-content()=&quot;I&quot;" style:apply-style-name="cf29" style:base-cell-address="Sheet1.L77"/>
      <style:map style:condition="cell-content()=&quot;M&quot;" style:apply-style-name="cf29" style:base-cell-address="Sheet1.L77"/>
      <style:map style:condition="cell-content()=&quot;B&quot;" style:apply-style-name="cf29" style:base-cell-address="Sheet1.L77"/>
      <style:map style:condition="cell-content()=&quot;___&quot;" style:apply-style-name="cf28" style:base-cell-address="Sheet1.L77"/>
      <style:map style:condition="cell-content()=&quot;U&quot;" style:apply-style-name="cf33" style:base-cell-address="Sheet1.L77"/>
      <style:map style:condition="cell-content()=&quot;S&quot;" style:apply-style-name="cf32" style:base-cell-address="Sheet1.L77"/>
    </style:style>
    <style:style style:name="ce8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8"/>
      <style:map style:condition="cell-content()=&quot;NH&quot;" style:apply-style-name="cf46" style:base-cell-address="Sheet1.L78"/>
      <style:map style:condition="cell-content()=&quot;A&quot;" style:apply-style-name="cf29" style:base-cell-address="Sheet1.L78"/>
      <style:map style:condition="cell-content()=&quot;I&quot;" style:apply-style-name="cf29" style:base-cell-address="Sheet1.L78"/>
      <style:map style:condition="cell-content()=&quot;M&quot;" style:apply-style-name="cf29" style:base-cell-address="Sheet1.L78"/>
      <style:map style:condition="cell-content()=&quot;B&quot;" style:apply-style-name="cf29" style:base-cell-address="Sheet1.L78"/>
      <style:map style:condition="cell-content()=&quot;___&quot;" style:apply-style-name="cf28" style:base-cell-address="Sheet1.L78"/>
      <style:map style:condition="cell-content()=&quot;U&quot;" style:apply-style-name="cf33" style:base-cell-address="Sheet1.L78"/>
      <style:map style:condition="cell-content()=&quot;S&quot;" style:apply-style-name="cf32" style:base-cell-address="Sheet1.L78"/>
    </style:style>
    <style:style style:name="ce8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9"/>
      <style:map style:condition="cell-content()=&quot;NH&quot;" style:apply-style-name="cf46" style:base-cell-address="Sheet1.L79"/>
      <style:map style:condition="cell-content()=&quot;A&quot;" style:apply-style-name="cf29" style:base-cell-address="Sheet1.L79"/>
      <style:map style:condition="cell-content()=&quot;I&quot;" style:apply-style-name="cf29" style:base-cell-address="Sheet1.L79"/>
      <style:map style:condition="cell-content()=&quot;M&quot;" style:apply-style-name="cf29" style:base-cell-address="Sheet1.L79"/>
      <style:map style:condition="cell-content()=&quot;B&quot;" style:apply-style-name="cf29" style:base-cell-address="Sheet1.L79"/>
      <style:map style:condition="cell-content()=&quot;___&quot;" style:apply-style-name="cf28" style:base-cell-address="Sheet1.L79"/>
      <style:map style:condition="cell-content()=&quot;U&quot;" style:apply-style-name="cf33" style:base-cell-address="Sheet1.L79"/>
      <style:map style:condition="cell-content()=&quot;S&quot;" style:apply-style-name="cf32" style:base-cell-address="Sheet1.L79"/>
    </style:style>
    <style:style style:name="ce9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M73"/>
      <style:map style:condition="cell-content()=&quot;NH&quot;" style:apply-style-name="cf46" style:base-cell-address="Sheet1.M73"/>
      <style:map style:condition="cell-content()=&quot;A&quot;" style:apply-style-name="cf29" style:base-cell-address="Sheet1.M73"/>
      <style:map style:condition="cell-content()=&quot;I&quot;" style:apply-style-name="cf29" style:base-cell-address="Sheet1.M73"/>
      <style:map style:condition="cell-content()=&quot;M&quot;" style:apply-style-name="cf29" style:base-cell-address="Sheet1.M73"/>
      <style:map style:condition="cell-content()=&quot;B&quot;" style:apply-style-name="cf29" style:base-cell-address="Sheet1.M73"/>
      <style:map style:condition="cell-content()=&quot;___&quot;" style:apply-style-name="cf28" style:base-cell-address="Sheet1.M73"/>
      <style:map style:condition="cell-content()=&quot;U&quot;" style:apply-style-name="cf33" style:base-cell-address="Sheet1.M73"/>
      <style:map style:condition="cell-content()=&quot;S&quot;" style:apply-style-name="cf32" style:base-cell-address="Sheet1.M73"/>
    </style:style>
    <style:style style:name="ce9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M74"/>
      <style:map style:condition="cell-content()=&quot;NH&quot;" style:apply-style-name="cf46" style:base-cell-address="Sheet1.M74"/>
      <style:map style:condition="cell-content()=&quot;A&quot;" style:apply-style-name="cf29" style:base-cell-address="Sheet1.M74"/>
      <style:map style:condition="cell-content()=&quot;I&quot;" style:apply-style-name="cf29" style:base-cell-address="Sheet1.M74"/>
      <style:map style:condition="cell-content()=&quot;M&quot;" style:apply-style-name="cf29" style:base-cell-address="Sheet1.M74"/>
      <style:map style:condition="cell-content()=&quot;B&quot;" style:apply-style-name="cf29" style:base-cell-address="Sheet1.M74"/>
      <style:map style:condition="cell-content()=&quot;___&quot;" style:apply-style-name="cf28" style:base-cell-address="Sheet1.M74"/>
      <style:map style:condition="cell-content()=&quot;U&quot;" style:apply-style-name="cf33" style:base-cell-address="Sheet1.M74"/>
      <style:map style:condition="cell-content()=&quot;S&quot;" style:apply-style-name="cf32" style:base-cell-address="Sheet1.M74"/>
    </style:style>
    <style:style style:name="ce9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M75"/>
      <style:map style:condition="cell-content()=&quot;NH&quot;" style:apply-style-name="cf46" style:base-cell-address="Sheet1.M75"/>
      <style:map style:condition="cell-content()=&quot;A&quot;" style:apply-style-name="cf29" style:base-cell-address="Sheet1.M75"/>
      <style:map style:condition="cell-content()=&quot;I&quot;" style:apply-style-name="cf29" style:base-cell-address="Sheet1.M75"/>
      <style:map style:condition="cell-content()=&quot;M&quot;" style:apply-style-name="cf29" style:base-cell-address="Sheet1.M75"/>
      <style:map style:condition="cell-content()=&quot;B&quot;" style:apply-style-name="cf29" style:base-cell-address="Sheet1.M75"/>
      <style:map style:condition="cell-content()=&quot;___&quot;" style:apply-style-name="cf28" style:base-cell-address="Sheet1.M75"/>
      <style:map style:condition="cell-content()=&quot;U&quot;" style:apply-style-name="cf33" style:base-cell-address="Sheet1.M75"/>
      <style:map style:condition="cell-content()=&quot;S&quot;" style:apply-style-name="cf32" style:base-cell-address="Sheet1.M75"/>
    </style:style>
    <style:style style:name="ce9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M76"/>
      <style:map style:condition="cell-content()=&quot;NH&quot;" style:apply-style-name="cf46" style:base-cell-address="Sheet1.M76"/>
      <style:map style:condition="cell-content()=&quot;A&quot;" style:apply-style-name="cf29" style:base-cell-address="Sheet1.M76"/>
      <style:map style:condition="cell-content()=&quot;I&quot;" style:apply-style-name="cf29" style:base-cell-address="Sheet1.M76"/>
      <style:map style:condition="cell-content()=&quot;M&quot;" style:apply-style-name="cf29" style:base-cell-address="Sheet1.M76"/>
      <style:map style:condition="cell-content()=&quot;B&quot;" style:apply-style-name="cf29" style:base-cell-address="Sheet1.M76"/>
      <style:map style:condition="cell-content()=&quot;___&quot;" style:apply-style-name="cf28" style:base-cell-address="Sheet1.M76"/>
      <style:map style:condition="cell-content()=&quot;U&quot;" style:apply-style-name="cf33" style:base-cell-address="Sheet1.M76"/>
      <style:map style:condition="cell-content()=&quot;S&quot;" style:apply-style-name="cf32" style:base-cell-address="Sheet1.M76"/>
    </style:style>
    <style:style style:name="ce9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M77"/>
      <style:map style:condition="cell-content()=&quot;NH&quot;" style:apply-style-name="cf46" style:base-cell-address="Sheet1.M77"/>
      <style:map style:condition="cell-content()=&quot;A&quot;" style:apply-style-name="cf29" style:base-cell-address="Sheet1.M77"/>
      <style:map style:condition="cell-content()=&quot;I&quot;" style:apply-style-name="cf29" style:base-cell-address="Sheet1.M77"/>
      <style:map style:condition="cell-content()=&quot;M&quot;" style:apply-style-name="cf29" style:base-cell-address="Sheet1.M77"/>
      <style:map style:condition="cell-content()=&quot;B&quot;" style:apply-style-name="cf29" style:base-cell-address="Sheet1.M77"/>
      <style:map style:condition="cell-content()=&quot;___&quot;" style:apply-style-name="cf28" style:base-cell-address="Sheet1.M77"/>
      <style:map style:condition="cell-content()=&quot;U&quot;" style:apply-style-name="cf33" style:base-cell-address="Sheet1.M77"/>
      <style:map style:condition="cell-content()=&quot;S&quot;" style:apply-style-name="cf32" style:base-cell-address="Sheet1.M77"/>
    </style:style>
    <style:style style:name="ce9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M78"/>
      <style:map style:condition="cell-content()=&quot;NH&quot;" style:apply-style-name="cf46" style:base-cell-address="Sheet1.M78"/>
      <style:map style:condition="cell-content()=&quot;A&quot;" style:apply-style-name="cf29" style:base-cell-address="Sheet1.M78"/>
      <style:map style:condition="cell-content()=&quot;I&quot;" style:apply-style-name="cf29" style:base-cell-address="Sheet1.M78"/>
      <style:map style:condition="cell-content()=&quot;M&quot;" style:apply-style-name="cf29" style:base-cell-address="Sheet1.M78"/>
      <style:map style:condition="cell-content()=&quot;B&quot;" style:apply-style-name="cf29" style:base-cell-address="Sheet1.M78"/>
      <style:map style:condition="cell-content()=&quot;___&quot;" style:apply-style-name="cf28" style:base-cell-address="Sheet1.M78"/>
      <style:map style:condition="cell-content()=&quot;U&quot;" style:apply-style-name="cf33" style:base-cell-address="Sheet1.M78"/>
      <style:map style:condition="cell-content()=&quot;S&quot;" style:apply-style-name="cf32" style:base-cell-address="Sheet1.M78"/>
    </style:style>
    <style:style style:name="ce9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M79"/>
      <style:map style:condition="cell-content()=&quot;NH&quot;" style:apply-style-name="cf46" style:base-cell-address="Sheet1.M79"/>
      <style:map style:condition="cell-content()=&quot;A&quot;" style:apply-style-name="cf29" style:base-cell-address="Sheet1.M79"/>
      <style:map style:condition="cell-content()=&quot;I&quot;" style:apply-style-name="cf29" style:base-cell-address="Sheet1.M79"/>
      <style:map style:condition="cell-content()=&quot;M&quot;" style:apply-style-name="cf29" style:base-cell-address="Sheet1.M79"/>
      <style:map style:condition="cell-content()=&quot;B&quot;" style:apply-style-name="cf29" style:base-cell-address="Sheet1.M79"/>
      <style:map style:condition="cell-content()=&quot;___&quot;" style:apply-style-name="cf28" style:base-cell-address="Sheet1.M79"/>
      <style:map style:condition="cell-content()=&quot;U&quot;" style:apply-style-name="cf33" style:base-cell-address="Sheet1.M79"/>
      <style:map style:condition="cell-content()=&quot;S&quot;" style:apply-style-name="cf32" style:base-cell-address="Sheet1.M79"/>
    </style:style>
    <style:style style:name="ce9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N73"/>
      <style:map style:condition="cell-content()=&quot;NH&quot;" style:apply-style-name="cf46" style:base-cell-address="Sheet1.N73"/>
      <style:map style:condition="cell-content()=&quot;A&quot;" style:apply-style-name="cf29" style:base-cell-address="Sheet1.N73"/>
      <style:map style:condition="cell-content()=&quot;I&quot;" style:apply-style-name="cf29" style:base-cell-address="Sheet1.N73"/>
      <style:map style:condition="cell-content()=&quot;M&quot;" style:apply-style-name="cf29" style:base-cell-address="Sheet1.N73"/>
      <style:map style:condition="cell-content()=&quot;B&quot;" style:apply-style-name="cf29" style:base-cell-address="Sheet1.N73"/>
      <style:map style:condition="cell-content()=&quot;___&quot;" style:apply-style-name="cf28" style:base-cell-address="Sheet1.N73"/>
      <style:map style:condition="cell-content()=&quot;U&quot;" style:apply-style-name="cf33" style:base-cell-address="Sheet1.N73"/>
      <style:map style:condition="cell-content()=&quot;S&quot;" style:apply-style-name="cf32" style:base-cell-address="Sheet1.N73"/>
    </style:style>
    <style:style style:name="ce9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N74"/>
      <style:map style:condition="cell-content()=&quot;NH&quot;" style:apply-style-name="cf46" style:base-cell-address="Sheet1.N74"/>
      <style:map style:condition="cell-content()=&quot;A&quot;" style:apply-style-name="cf29" style:base-cell-address="Sheet1.N74"/>
      <style:map style:condition="cell-content()=&quot;I&quot;" style:apply-style-name="cf29" style:base-cell-address="Sheet1.N74"/>
      <style:map style:condition="cell-content()=&quot;M&quot;" style:apply-style-name="cf29" style:base-cell-address="Sheet1.N74"/>
      <style:map style:condition="cell-content()=&quot;B&quot;" style:apply-style-name="cf29" style:base-cell-address="Sheet1.N74"/>
      <style:map style:condition="cell-content()=&quot;___&quot;" style:apply-style-name="cf28" style:base-cell-address="Sheet1.N74"/>
      <style:map style:condition="cell-content()=&quot;U&quot;" style:apply-style-name="cf33" style:base-cell-address="Sheet1.N74"/>
      <style:map style:condition="cell-content()=&quot;S&quot;" style:apply-style-name="cf32" style:base-cell-address="Sheet1.N74"/>
    </style:style>
    <style:style style:name="ce9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N75"/>
      <style:map style:condition="cell-content()=&quot;NH&quot;" style:apply-style-name="cf46" style:base-cell-address="Sheet1.N75"/>
      <style:map style:condition="cell-content()=&quot;A&quot;" style:apply-style-name="cf29" style:base-cell-address="Sheet1.N75"/>
      <style:map style:condition="cell-content()=&quot;I&quot;" style:apply-style-name="cf29" style:base-cell-address="Sheet1.N75"/>
      <style:map style:condition="cell-content()=&quot;M&quot;" style:apply-style-name="cf29" style:base-cell-address="Sheet1.N75"/>
      <style:map style:condition="cell-content()=&quot;B&quot;" style:apply-style-name="cf29" style:base-cell-address="Sheet1.N75"/>
      <style:map style:condition="cell-content()=&quot;___&quot;" style:apply-style-name="cf28" style:base-cell-address="Sheet1.N75"/>
      <style:map style:condition="cell-content()=&quot;U&quot;" style:apply-style-name="cf33" style:base-cell-address="Sheet1.N75"/>
      <style:map style:condition="cell-content()=&quot;S&quot;" style:apply-style-name="cf32" style:base-cell-address="Sheet1.N75"/>
    </style:style>
    <style:style style:name="ce10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N76"/>
      <style:map style:condition="cell-content()=&quot;NH&quot;" style:apply-style-name="cf46" style:base-cell-address="Sheet1.N76"/>
      <style:map style:condition="cell-content()=&quot;A&quot;" style:apply-style-name="cf29" style:base-cell-address="Sheet1.N76"/>
      <style:map style:condition="cell-content()=&quot;I&quot;" style:apply-style-name="cf29" style:base-cell-address="Sheet1.N76"/>
      <style:map style:condition="cell-content()=&quot;M&quot;" style:apply-style-name="cf29" style:base-cell-address="Sheet1.N76"/>
      <style:map style:condition="cell-content()=&quot;B&quot;" style:apply-style-name="cf29" style:base-cell-address="Sheet1.N76"/>
      <style:map style:condition="cell-content()=&quot;___&quot;" style:apply-style-name="cf28" style:base-cell-address="Sheet1.N76"/>
      <style:map style:condition="cell-content()=&quot;U&quot;" style:apply-style-name="cf33" style:base-cell-address="Sheet1.N76"/>
      <style:map style:condition="cell-content()=&quot;S&quot;" style:apply-style-name="cf32" style:base-cell-address="Sheet1.N76"/>
    </style:style>
    <style:style style:name="ce10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N77"/>
      <style:map style:condition="cell-content()=&quot;NH&quot;" style:apply-style-name="cf46" style:base-cell-address="Sheet1.N77"/>
      <style:map style:condition="cell-content()=&quot;A&quot;" style:apply-style-name="cf29" style:base-cell-address="Sheet1.N77"/>
      <style:map style:condition="cell-content()=&quot;I&quot;" style:apply-style-name="cf29" style:base-cell-address="Sheet1.N77"/>
      <style:map style:condition="cell-content()=&quot;M&quot;" style:apply-style-name="cf29" style:base-cell-address="Sheet1.N77"/>
      <style:map style:condition="cell-content()=&quot;B&quot;" style:apply-style-name="cf29" style:base-cell-address="Sheet1.N77"/>
      <style:map style:condition="cell-content()=&quot;___&quot;" style:apply-style-name="cf28" style:base-cell-address="Sheet1.N77"/>
      <style:map style:condition="cell-content()=&quot;U&quot;" style:apply-style-name="cf33" style:base-cell-address="Sheet1.N77"/>
      <style:map style:condition="cell-content()=&quot;S&quot;" style:apply-style-name="cf32" style:base-cell-address="Sheet1.N77"/>
    </style:style>
    <style:style style:name="ce10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N78"/>
      <style:map style:condition="cell-content()=&quot;NH&quot;" style:apply-style-name="cf46" style:base-cell-address="Sheet1.N78"/>
      <style:map style:condition="cell-content()=&quot;A&quot;" style:apply-style-name="cf29" style:base-cell-address="Sheet1.N78"/>
      <style:map style:condition="cell-content()=&quot;I&quot;" style:apply-style-name="cf29" style:base-cell-address="Sheet1.N78"/>
      <style:map style:condition="cell-content()=&quot;M&quot;" style:apply-style-name="cf29" style:base-cell-address="Sheet1.N78"/>
      <style:map style:condition="cell-content()=&quot;B&quot;" style:apply-style-name="cf29" style:base-cell-address="Sheet1.N78"/>
      <style:map style:condition="cell-content()=&quot;___&quot;" style:apply-style-name="cf28" style:base-cell-address="Sheet1.N78"/>
      <style:map style:condition="cell-content()=&quot;U&quot;" style:apply-style-name="cf33" style:base-cell-address="Sheet1.N78"/>
      <style:map style:condition="cell-content()=&quot;S&quot;" style:apply-style-name="cf32" style:base-cell-address="Sheet1.N78"/>
    </style:style>
    <style:style style:name="ce10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N79"/>
      <style:map style:condition="cell-content()=&quot;NH&quot;" style:apply-style-name="cf46" style:base-cell-address="Sheet1.N79"/>
      <style:map style:condition="cell-content()=&quot;A&quot;" style:apply-style-name="cf29" style:base-cell-address="Sheet1.N79"/>
      <style:map style:condition="cell-content()=&quot;I&quot;" style:apply-style-name="cf29" style:base-cell-address="Sheet1.N79"/>
      <style:map style:condition="cell-content()=&quot;M&quot;" style:apply-style-name="cf29" style:base-cell-address="Sheet1.N79"/>
      <style:map style:condition="cell-content()=&quot;B&quot;" style:apply-style-name="cf29" style:base-cell-address="Sheet1.N79"/>
      <style:map style:condition="cell-content()=&quot;___&quot;" style:apply-style-name="cf28" style:base-cell-address="Sheet1.N79"/>
      <style:map style:condition="cell-content()=&quot;U&quot;" style:apply-style-name="cf33" style:base-cell-address="Sheet1.N79"/>
      <style:map style:condition="cell-content()=&quot;S&quot;" style:apply-style-name="cf32" style:base-cell-address="Sheet1.N79"/>
    </style:style>
    <style:style style:name="ce10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O73"/>
      <style:map style:condition="cell-content()=&quot;NH&quot;" style:apply-style-name="cf46" style:base-cell-address="Sheet1.O73"/>
      <style:map style:condition="cell-content()=&quot;A&quot;" style:apply-style-name="cf29" style:base-cell-address="Sheet1.O73"/>
      <style:map style:condition="cell-content()=&quot;I&quot;" style:apply-style-name="cf29" style:base-cell-address="Sheet1.O73"/>
      <style:map style:condition="cell-content()=&quot;M&quot;" style:apply-style-name="cf29" style:base-cell-address="Sheet1.O73"/>
      <style:map style:condition="cell-content()=&quot;B&quot;" style:apply-style-name="cf29" style:base-cell-address="Sheet1.O73"/>
      <style:map style:condition="cell-content()=&quot;___&quot;" style:apply-style-name="cf28" style:base-cell-address="Sheet1.O73"/>
      <style:map style:condition="cell-content()=&quot;U&quot;" style:apply-style-name="cf33" style:base-cell-address="Sheet1.O73"/>
      <style:map style:condition="cell-content()=&quot;S&quot;" style:apply-style-name="cf32" style:base-cell-address="Sheet1.O73"/>
    </style:style>
    <style:style style:name="ce10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O75"/>
      <style:map style:condition="cell-content()=&quot;NH&quot;" style:apply-style-name="cf46" style:base-cell-address="Sheet1.O75"/>
      <style:map style:condition="cell-content()=&quot;A&quot;" style:apply-style-name="cf29" style:base-cell-address="Sheet1.O75"/>
      <style:map style:condition="cell-content()=&quot;I&quot;" style:apply-style-name="cf29" style:base-cell-address="Sheet1.O75"/>
      <style:map style:condition="cell-content()=&quot;M&quot;" style:apply-style-name="cf29" style:base-cell-address="Sheet1.O75"/>
      <style:map style:condition="cell-content()=&quot;B&quot;" style:apply-style-name="cf29" style:base-cell-address="Sheet1.O75"/>
      <style:map style:condition="cell-content()=&quot;___&quot;" style:apply-style-name="cf28" style:base-cell-address="Sheet1.O75"/>
      <style:map style:condition="cell-content()=&quot;U&quot;" style:apply-style-name="cf33" style:base-cell-address="Sheet1.O75"/>
      <style:map style:condition="cell-content()=&quot;S&quot;" style:apply-style-name="cf32" style:base-cell-address="Sheet1.O75"/>
    </style:style>
    <style:style style:name="ce10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O76"/>
      <style:map style:condition="cell-content()=&quot;NH&quot;" style:apply-style-name="cf46" style:base-cell-address="Sheet1.O76"/>
      <style:map style:condition="cell-content()=&quot;A&quot;" style:apply-style-name="cf29" style:base-cell-address="Sheet1.O76"/>
      <style:map style:condition="cell-content()=&quot;I&quot;" style:apply-style-name="cf29" style:base-cell-address="Sheet1.O76"/>
      <style:map style:condition="cell-content()=&quot;M&quot;" style:apply-style-name="cf29" style:base-cell-address="Sheet1.O76"/>
      <style:map style:condition="cell-content()=&quot;B&quot;" style:apply-style-name="cf29" style:base-cell-address="Sheet1.O76"/>
      <style:map style:condition="cell-content()=&quot;___&quot;" style:apply-style-name="cf28" style:base-cell-address="Sheet1.O76"/>
      <style:map style:condition="cell-content()=&quot;U&quot;" style:apply-style-name="cf33" style:base-cell-address="Sheet1.O76"/>
      <style:map style:condition="cell-content()=&quot;S&quot;" style:apply-style-name="cf32" style:base-cell-address="Sheet1.O76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O77"/>
      <style:map style:condition="cell-content()=&quot;NH&quot;" style:apply-style-name="cf46" style:base-cell-address="Sheet1.O77"/>
      <style:map style:condition="cell-content()=&quot;A&quot;" style:apply-style-name="cf29" style:base-cell-address="Sheet1.O77"/>
      <style:map style:condition="cell-content()=&quot;I&quot;" style:apply-style-name="cf29" style:base-cell-address="Sheet1.O77"/>
      <style:map style:condition="cell-content()=&quot;M&quot;" style:apply-style-name="cf29" style:base-cell-address="Sheet1.O77"/>
      <style:map style:condition="cell-content()=&quot;B&quot;" style:apply-style-name="cf29" style:base-cell-address="Sheet1.O77"/>
      <style:map style:condition="cell-content()=&quot;___&quot;" style:apply-style-name="cf28" style:base-cell-address="Sheet1.O77"/>
      <style:map style:condition="cell-content()=&quot;U&quot;" style:apply-style-name="cf33" style:base-cell-address="Sheet1.O77"/>
      <style:map style:condition="cell-content()=&quot;S&quot;" style:apply-style-name="cf32" style:base-cell-address="Sheet1.O77"/>
    </style:style>
    <style:style style:name="ce10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O78"/>
      <style:map style:condition="cell-content()=&quot;NH&quot;" style:apply-style-name="cf46" style:base-cell-address="Sheet1.O78"/>
      <style:map style:condition="cell-content()=&quot;A&quot;" style:apply-style-name="cf29" style:base-cell-address="Sheet1.O78"/>
      <style:map style:condition="cell-content()=&quot;I&quot;" style:apply-style-name="cf29" style:base-cell-address="Sheet1.O78"/>
      <style:map style:condition="cell-content()=&quot;M&quot;" style:apply-style-name="cf29" style:base-cell-address="Sheet1.O78"/>
      <style:map style:condition="cell-content()=&quot;B&quot;" style:apply-style-name="cf29" style:base-cell-address="Sheet1.O78"/>
      <style:map style:condition="cell-content()=&quot;___&quot;" style:apply-style-name="cf28" style:base-cell-address="Sheet1.O78"/>
      <style:map style:condition="cell-content()=&quot;U&quot;" style:apply-style-name="cf33" style:base-cell-address="Sheet1.O78"/>
      <style:map style:condition="cell-content()=&quot;S&quot;" style:apply-style-name="cf32" style:base-cell-address="Sheet1.O78"/>
    </style:style>
    <style:style style:name="ce10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O79"/>
      <style:map style:condition="cell-content()=&quot;NH&quot;" style:apply-style-name="cf46" style:base-cell-address="Sheet1.O79"/>
      <style:map style:condition="cell-content()=&quot;A&quot;" style:apply-style-name="cf29" style:base-cell-address="Sheet1.O79"/>
      <style:map style:condition="cell-content()=&quot;I&quot;" style:apply-style-name="cf29" style:base-cell-address="Sheet1.O79"/>
      <style:map style:condition="cell-content()=&quot;M&quot;" style:apply-style-name="cf29" style:base-cell-address="Sheet1.O79"/>
      <style:map style:condition="cell-content()=&quot;B&quot;" style:apply-style-name="cf29" style:base-cell-address="Sheet1.O79"/>
      <style:map style:condition="cell-content()=&quot;___&quot;" style:apply-style-name="cf28" style:base-cell-address="Sheet1.O79"/>
      <style:map style:condition="cell-content()=&quot;U&quot;" style:apply-style-name="cf33" style:base-cell-address="Sheet1.O79"/>
      <style:map style:condition="cell-content()=&quot;S&quot;" style:apply-style-name="cf32" style:base-cell-address="Sheet1.O79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P73"/>
      <style:map style:condition="cell-content()=&quot;NH&quot;" style:apply-style-name="cf46" style:base-cell-address="Sheet1.P73"/>
      <style:map style:condition="cell-content()=&quot;A&quot;" style:apply-style-name="cf29" style:base-cell-address="Sheet1.P73"/>
      <style:map style:condition="cell-content()=&quot;I&quot;" style:apply-style-name="cf29" style:base-cell-address="Sheet1.P73"/>
      <style:map style:condition="cell-content()=&quot;M&quot;" style:apply-style-name="cf29" style:base-cell-address="Sheet1.P73"/>
      <style:map style:condition="cell-content()=&quot;B&quot;" style:apply-style-name="cf29" style:base-cell-address="Sheet1.P73"/>
      <style:map style:condition="cell-content()=&quot;___&quot;" style:apply-style-name="cf28" style:base-cell-address="Sheet1.P73"/>
      <style:map style:condition="cell-content()=&quot;U&quot;" style:apply-style-name="cf33" style:base-cell-address="Sheet1.P73"/>
      <style:map style:condition="cell-content()=&quot;S&quot;" style:apply-style-name="cf32" style:base-cell-address="Sheet1.P73"/>
    </style:style>
    <style:style style:name="ce1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P75"/>
      <style:map style:condition="cell-content()=&quot;NH&quot;" style:apply-style-name="cf46" style:base-cell-address="Sheet1.P75"/>
      <style:map style:condition="cell-content()=&quot;A&quot;" style:apply-style-name="cf29" style:base-cell-address="Sheet1.P75"/>
      <style:map style:condition="cell-content()=&quot;I&quot;" style:apply-style-name="cf29" style:base-cell-address="Sheet1.P75"/>
      <style:map style:condition="cell-content()=&quot;M&quot;" style:apply-style-name="cf29" style:base-cell-address="Sheet1.P75"/>
      <style:map style:condition="cell-content()=&quot;B&quot;" style:apply-style-name="cf29" style:base-cell-address="Sheet1.P75"/>
      <style:map style:condition="cell-content()=&quot;___&quot;" style:apply-style-name="cf28" style:base-cell-address="Sheet1.P75"/>
      <style:map style:condition="cell-content()=&quot;U&quot;" style:apply-style-name="cf33" style:base-cell-address="Sheet1.P75"/>
      <style:map style:condition="cell-content()=&quot;S&quot;" style:apply-style-name="cf32" style:base-cell-address="Sheet1.P75"/>
    </style:style>
    <style:style style:name="ce1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P76"/>
      <style:map style:condition="cell-content()=&quot;NH&quot;" style:apply-style-name="cf46" style:base-cell-address="Sheet1.P76"/>
      <style:map style:condition="cell-content()=&quot;A&quot;" style:apply-style-name="cf29" style:base-cell-address="Sheet1.P76"/>
      <style:map style:condition="cell-content()=&quot;I&quot;" style:apply-style-name="cf29" style:base-cell-address="Sheet1.P76"/>
      <style:map style:condition="cell-content()=&quot;M&quot;" style:apply-style-name="cf29" style:base-cell-address="Sheet1.P76"/>
      <style:map style:condition="cell-content()=&quot;B&quot;" style:apply-style-name="cf29" style:base-cell-address="Sheet1.P76"/>
      <style:map style:condition="cell-content()=&quot;___&quot;" style:apply-style-name="cf28" style:base-cell-address="Sheet1.P76"/>
      <style:map style:condition="cell-content()=&quot;U&quot;" style:apply-style-name="cf33" style:base-cell-address="Sheet1.P76"/>
      <style:map style:condition="cell-content()=&quot;S&quot;" style:apply-style-name="cf32" style:base-cell-address="Sheet1.P76"/>
    </style:style>
    <style:style style:name="ce1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P77"/>
      <style:map style:condition="cell-content()=&quot;NH&quot;" style:apply-style-name="cf46" style:base-cell-address="Sheet1.P77"/>
      <style:map style:condition="cell-content()=&quot;A&quot;" style:apply-style-name="cf29" style:base-cell-address="Sheet1.P77"/>
      <style:map style:condition="cell-content()=&quot;I&quot;" style:apply-style-name="cf29" style:base-cell-address="Sheet1.P77"/>
      <style:map style:condition="cell-content()=&quot;M&quot;" style:apply-style-name="cf29" style:base-cell-address="Sheet1.P77"/>
      <style:map style:condition="cell-content()=&quot;B&quot;" style:apply-style-name="cf29" style:base-cell-address="Sheet1.P77"/>
      <style:map style:condition="cell-content()=&quot;___&quot;" style:apply-style-name="cf28" style:base-cell-address="Sheet1.P77"/>
      <style:map style:condition="cell-content()=&quot;U&quot;" style:apply-style-name="cf33" style:base-cell-address="Sheet1.P77"/>
      <style:map style:condition="cell-content()=&quot;S&quot;" style:apply-style-name="cf32" style:base-cell-address="Sheet1.P77"/>
    </style:style>
    <style:style style:name="ce1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P78"/>
      <style:map style:condition="cell-content()=&quot;NH&quot;" style:apply-style-name="cf46" style:base-cell-address="Sheet1.P78"/>
      <style:map style:condition="cell-content()=&quot;A&quot;" style:apply-style-name="cf29" style:base-cell-address="Sheet1.P78"/>
      <style:map style:condition="cell-content()=&quot;I&quot;" style:apply-style-name="cf29" style:base-cell-address="Sheet1.P78"/>
      <style:map style:condition="cell-content()=&quot;M&quot;" style:apply-style-name="cf29" style:base-cell-address="Sheet1.P78"/>
      <style:map style:condition="cell-content()=&quot;B&quot;" style:apply-style-name="cf29" style:base-cell-address="Sheet1.P78"/>
      <style:map style:condition="cell-content()=&quot;___&quot;" style:apply-style-name="cf28" style:base-cell-address="Sheet1.P78"/>
      <style:map style:condition="cell-content()=&quot;U&quot;" style:apply-style-name="cf33" style:base-cell-address="Sheet1.P78"/>
      <style:map style:condition="cell-content()=&quot;S&quot;" style:apply-style-name="cf32" style:base-cell-address="Sheet1.P78"/>
    </style:style>
    <style:style style:name="ce1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P79"/>
      <style:map style:condition="cell-content()=&quot;NH&quot;" style:apply-style-name="cf46" style:base-cell-address="Sheet1.P79"/>
      <style:map style:condition="cell-content()=&quot;A&quot;" style:apply-style-name="cf29" style:base-cell-address="Sheet1.P79"/>
      <style:map style:condition="cell-content()=&quot;I&quot;" style:apply-style-name="cf29" style:base-cell-address="Sheet1.P79"/>
      <style:map style:condition="cell-content()=&quot;M&quot;" style:apply-style-name="cf29" style:base-cell-address="Sheet1.P79"/>
      <style:map style:condition="cell-content()=&quot;B&quot;" style:apply-style-name="cf29" style:base-cell-address="Sheet1.P79"/>
      <style:map style:condition="cell-content()=&quot;___&quot;" style:apply-style-name="cf28" style:base-cell-address="Sheet1.P79"/>
      <style:map style:condition="cell-content()=&quot;U&quot;" style:apply-style-name="cf33" style:base-cell-address="Sheet1.P79"/>
      <style:map style:condition="cell-content()=&quot;S&quot;" style:apply-style-name="cf32" style:base-cell-address="Sheet1.P79"/>
    </style:style>
    <style:style style:name="ce116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Droid Sans" style:font-name-asian="Droid Sans" style:font-name-complex="Droid Sans"/>
    </style:style>
    <style:style style:name="ce117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</style:style>
    <style:style style:name="ce11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119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120" style:family="table-cell" style:parent-style-name="Default" style:data-style-name="N0">
      <style:table-cell-properties style:vertical-align="middle"/>
    </style:style>
    <style:style style:name="ce121" style:family="table-cell" style:parent-style-name="Default" style:data-style-name="N37">
      <style:table-cell-properties fo:border-bottom="none" style:text-align-source="fix" style:repeat-content="false" fo:border-left="none" fo:border-right="0.06pt solid #ffffff" fo:border-top="none" style:vertical-align="middle"/>
      <style:paragraph-properties fo:text-align="center"/>
      <style:text-properties style:font-name="Droid Sans" style:font-name-asian="Droid Sans" style:font-name-complex="Droid Sans"/>
    </style:style>
    <style:style style:name="ce12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Droid Sans" style:font-name-asian="Droid Sans" style:font-name-complex="Droid Sans"/>
    </style:style>
    <style:style style:name="ce1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1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125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1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11"/>
      <style:map style:condition="cell-content()&gt;=2" style:apply-style-name="cf47" style:base-cell-address="Sheet1.T11"/>
      <style:map style:condition="cell-content()=0" style:apply-style-name="cf34" style:base-cell-address="Sheet1.T11"/>
      <style:map style:condition="cell-content()=1" style:apply-style-name="cf35" style:base-cell-address="Sheet1.T11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3"/>
      <style:map style:condition="cell-content()&gt;=2" style:apply-style-name="cf47" style:base-cell-address="Sheet1.T73"/>
      <style:map style:condition="cell-content()=0" style:apply-style-name="cf34" style:base-cell-address="Sheet1.T73"/>
      <style:map style:condition="cell-content()=1" style:apply-style-name="cf35" style:base-cell-address="Sheet1.T73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4"/>
      <style:map style:condition="cell-content()&gt;=2" style:apply-style-name="cf47" style:base-cell-address="Sheet1.T74"/>
      <style:map style:condition="cell-content()=0" style:apply-style-name="cf34" style:base-cell-address="Sheet1.T74"/>
      <style:map style:condition="cell-content()=1" style:apply-style-name="cf35" style:base-cell-address="Sheet1.T74"/>
    </style:style>
    <style:style style:name="ce1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5"/>
      <style:map style:condition="cell-content()&gt;=2" style:apply-style-name="cf47" style:base-cell-address="Sheet1.T75"/>
      <style:map style:condition="cell-content()=0" style:apply-style-name="cf34" style:base-cell-address="Sheet1.T75"/>
      <style:map style:condition="cell-content()=1" style:apply-style-name="cf35" style:base-cell-address="Sheet1.T75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6"/>
      <style:map style:condition="cell-content()&gt;=2" style:apply-style-name="cf47" style:base-cell-address="Sheet1.T76"/>
      <style:map style:condition="cell-content()=0" style:apply-style-name="cf34" style:base-cell-address="Sheet1.T76"/>
      <style:map style:condition="cell-content()=1" style:apply-style-name="cf35" style:base-cell-address="Sheet1.T76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7"/>
      <style:map style:condition="cell-content()&gt;=2" style:apply-style-name="cf47" style:base-cell-address="Sheet1.T77"/>
      <style:map style:condition="cell-content()=0" style:apply-style-name="cf34" style:base-cell-address="Sheet1.T77"/>
      <style:map style:condition="cell-content()=1" style:apply-style-name="cf35" style:base-cell-address="Sheet1.T77"/>
    </style:style>
    <style:style style:name="ce1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8"/>
      <style:map style:condition="cell-content()&gt;=2" style:apply-style-name="cf47" style:base-cell-address="Sheet1.T78"/>
      <style:map style:condition="cell-content()=0" style:apply-style-name="cf34" style:base-cell-address="Sheet1.T78"/>
      <style:map style:condition="cell-content()=1" style:apply-style-name="cf35" style:base-cell-address="Sheet1.T78"/>
    </style:style>
    <style:style style:name="ce1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9"/>
      <style:map style:condition="cell-content()&gt;=2" style:apply-style-name="cf47" style:base-cell-address="Sheet1.T79"/>
      <style:map style:condition="cell-content()=0" style:apply-style-name="cf34" style:base-cell-address="Sheet1.T79"/>
      <style:map style:condition="cell-content()=1" style:apply-style-name="cf35" style:base-cell-address="Sheet1.T79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5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36" style:family="table-cell" style:parent-style-name="Default" style:data-style-name="N0">
      <style:text-properties fo:color="#808080"/>
    </style:style>
    <style:style style:name="ce137" style:family="table-cell" style:parent-style-name="Default" style:data-style-name="N0">
      <style:text-properties fo:color="#808080" style:font-name="Droid Sans" style:font-name-asian="Droid Sans" style:font-name-complex="Droid Sans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1"/>
        <table:table-column table:style-name="co2" table:default-cell-style-name="ce17"/>
        <table:table-column table:style-name="co3" table:number-columns-repeated="14" table:default-cell-style-name="ce11"/>
        <table:table-column table:style-name="co4" table:default-cell-style-name="ce118"/>
        <table:table-column table:style-name="co5" table:default-cell-style-name="ce120"/>
        <table:table-column table:style-name="co4" table:default-cell-style-name="ce123"/>
        <table:table-column table:style-name="co6" table:default-cell-style-name="ce134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8" table:number-columns-repeated="996" table:default-cell-style-name="ce17"/>
        <table:table-column table:style-name="co14" table:default-cell-style-name="ce17"/>
        <table:table-row table:style-name="ro1">
          <table:table-cell table:style-name="ce1" office:value-type="string" calcext:value-type="string">
            <text:p>Color</text:p>
          </table:table-cell>
          <table:table-cell table:style-name="ce12" office:value-type="string" calcext:value-type="string">
            <text:p>Significado</text:p>
          </table:table-cell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12" office:value-type="string" calcext:value-type="string">
            <text:p>Resuelto en competencia</text:p>
          </table:table-cell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2" office:value-type="string" calcext:value-type="string">
            <text:p>Resuelto Off-Contest por alguien</text:p>
          </table:table-cell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4" office:value-type="string" calcext:value-type="string">
            <text:p>B/M/I</text:p>
          </table:table-cell>
          <table:table-cell table:style-name="ce12" office:value-type="string" calcext:value-type="string">
            <text:p>Resuelto Off-Contest por Brian/Maxi/Ivan</text:p>
          </table:table-cell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12" office:value-type="string" calcext:value-type="string">
            <text:p>Upsolvear</text:p>
          </table:table-cell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12" office:value-type="string" calcext:value-type="string">
            <text:p>Next - Es "el que sigue" en AC</text:p>
          </table:table-cell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3">
          <table:table-cell table:style-name="ce7" office:value-type="string" calcext:value-type="string">
            <text:p>___</text:p>
          </table:table-cell>
          <table:table-cell table:style-name="ce12" office:value-type="string" calcext:value-type="string">
            <text:p>No interesante aún</text:p>
          </table:table-cell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8"/>
          <table:table-cell table:style-name="ce12" office:value-type="string" calcext:value-type="string">
            <text:p>No hay problema</text:p>
          </table:table-cell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/>
          <table:table-cell table:style-name="ce13"/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5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125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1">
          <table:table-cell table:style-name="ce10" office:value-type="date" office:date-value="2017-01-04" calcext:value-type="date">
            <text:p>1/4/2017</text:p>
          </table:table-cell>
          <table:table-cell table:style-name="ce12" office:value-type="string" calcext:value-type="string">
            <text:p>RPC #03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117" table:formula="of:= COUNTIF([.C11:.P11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11:.P11]; &quot;NH&quot;)" office:value-type="float" office:value="13" calcext:value-type="float">
            <text:p>13</text:p>
          </table:table-cell>
          <table:table-cell table:style-name="ce126" table:formula="of:=IF((COUNTIF([.$C11:.$P11]; &quot;A&quot;) +  COUNTIF([.$C11:.$P11]; &quot;B&quot;) + COUNTIF([.$C11:.$P11]; &quot;M&quot;) + COUNTIF([.$C11:.$P11]; &quot;I&quot;) + [.Q11] = [.S11]); &quot;CLEARED&quot;; COUNTIF([.$C11:.$P11]; &quot;A&quot;) +  COUNTIF([.$C11:.$P11]; &quot;B&quot;) + COUNTIF([.$C11:.$P11]; &quot;M&quot;) + COUNTIF([.$C11:.$P11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redprogramacioncompetitiva.com/contests/2017/03/" xlink:type="simple">http://redprogramacioncompetitiva.com/contests/2017/03/</text:a></text:p>
          </table:table-cell>
          <table:table-cell table:style-name="ce13"/>
          <table:table-cell table:style-name="ce13" office:value-type="string" calcext:value-type="string">
            <text:p>E = QuaseEqual strings</text:p>
          </table:table-cell>
          <table:table-cell table:style-name="ce13" office:value-type="string" calcext:value-type="string">
            <text:p>J = Tobby Prime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11-04" calcext:value-type="date">
            <text:p>11/4/2017</text:p>
          </table:table-cell>
          <table:table-cell table:style-name="ce12" office:value-type="string" calcext:value-type="string">
            <text:p>NEERC 15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12:.P12]; &quot;S&quot;)" office:value-type="float" office:value="2" calcext:value-type="float">
            <text:p>2</text:p>
          </table:table-cell>
          <table:table-cell table:style-name="ce121" office:value-type="string" calcext:value-type="string">
            <text:p>de</text:p>
          </table:table-cell>
          <table:table-cell table:formula="of:=14-COUNTIF([.C12:.P12]; &quot;NH&quot;)" office:value-type="float" office:value="12" calcext:value-type="float">
            <text:p>12</text:p>
          </table:table-cell>
          <table:table-cell table:style-name="ce126" table:formula="of:=IF((COUNTIF([.$C12:.$P12]; &quot;A&quot;) +  COUNTIF([.$C12:.$P12]; &quot;B&quot;) + COUNTIF([.$C12:.$P12]; &quot;M&quot;) + COUNTIF([.$C12:.$P12]; &quot;I&quot;) + [.Q12] = [.S12]); &quot;CLEARED&quot;; COUNTIF([.$C12:.$P12]; &quot;A&quot;) +  COUNTIF([.$C12:.$P12]; &quot;B&quot;) + COUNTIF([.$C12:.$P12]; &quot;M&quot;) + COUNTIF([.$C12:.$P12]; &quot;I&quot;))" office:value-type="float" office:value="4" calcext:value-type="float">
            <text:p>4</text:p>
          </table:table-cell>
          <table:table-cell table:style-name="ce135" office:value-type="string" calcext:value-type="string">
            <text:p><text:a xlink:href="http://codeforces.com/gym/100851" xlink:type="simple">http://codeforces.com/gym/100851</text:a></text:p>
          </table:table-cell>
          <table:table-cell table:style-name="ce13"/>
          <table:table-cell table:style-name="ce136" office:value-type="string" calcext:value-type="string">
            <text:p>B = Binary vs Decimal</text:p>
          </table:table-cell>
          <table:table-cell table:style-name="ce13" office:value-type="string" calcext:value-type="string">
            <text:p>K = Kings Inspection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1/04/2017</text:p>
          </table:table-cell>
          <table:table-cell table:style-name="ce12" office:value-type="string" calcext:value-type="string">
            <text:p>NEERC Southern Subregional 13-14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H</text:p>
          </table:table-cell>
          <table:table-cell table:style-name="ce117" table:formula="of:= COUNTIF([.C13:.P13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13:.P13]; &quot;NH&quot;)" office:value-type="float" office:value="13" calcext:value-type="float">
            <text:p>13</text:p>
          </table:table-cell>
          <table:table-cell table:style-name="ce126" table:formula="of:=IF((COUNTIF([.$C13:.$P13]; &quot;A&quot;) +  COUNTIF([.$C13:.$P13]; &quot;B&quot;) + COUNTIF([.$C13:.$P13]; &quot;M&quot;) + COUNTIF([.$C13:.$P13]; &quot;I&quot;) + [.Q13] = [.S13]); &quot;CLEARED&quot;; COUNTIF([.$C13:.$P13]; &quot;A&quot;) +  COUNTIF([.$C13:.$P13]; &quot;B&quot;) + COUNTIF([.$C13:.$P13]; &quot;M&quot;) + COUNTIF([.$C13:.$P13]; &quot;I&quot;))" office:value-type="float" office:value="2" calcext:value-type="float">
            <text:p>2</text:p>
          </table:table-cell>
          <table:table-cell table:style-name="ce135" office:value-type="string" calcext:value-type="string">
            <text:p><text:a xlink:href="http://codeforces.com/gym/100253" xlink:type="simple">http://codeforces.com/gym/100253</text:a></text:p>
          </table:table-cell>
          <table:table-cell table:style-name="ce13"/>
          <table:table-cell table:style-name="ce137" office:value-type="string" calcext:value-type="string">
            <text:p>E = Scientific Batallion</text:p>
          </table:table-cell>
          <table:table-cell table:style-name="ce137" office:value-type="string" calcext:value-type="string">
            <text:p>J = Contest and Train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4/04/2017</text:p>
          </table:table-cell>
          <table:table-cell table:style-name="ce12" office:value-type="string" calcext:value-type="string">
            <text:p>World Finals 2012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number-columns-repeated="6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14:.P14]; &quot;S&quot;)" office:value-type="float" office:value="1" calcext:value-type="float">
            <text:p>1</text:p>
          </table:table-cell>
          <table:table-cell table:style-name="ce121" office:value-type="string" calcext:value-type="string">
            <text:p>de</text:p>
          </table:table-cell>
          <table:table-cell table:formula="of:=14-COUNTIF([.C14:.P14]; &quot;NH&quot;)" office:value-type="float" office:value="12" calcext:value-type="float">
            <text:p>12</text:p>
          </table:table-cell>
          <table:table-cell table:style-name="ce126" table:formula="of:=IF((COUNTIF([.$C14:.$P14]; &quot;A&quot;) +  COUNTIF([.$C14:.$P14]; &quot;B&quot;) + COUNTIF([.$C14:.$P14]; &quot;M&quot;) + COUNTIF([.$C14:.$P14]; &quot;I&quot;) + [.Q14] = [.S14]); &quot;CLEARED&quot;; COUNTIF([.$C14:.$P14]; &quot;A&quot;) +  COUNTIF([.$C14:.$P14]; &quot;B&quot;) + COUNTIF([.$C14:.$P14]; &quot;M&quot;) + COUNTIF([.$C14:.$P14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codeforces.com/gym/101205" xlink:type="simple">http://codeforces.com/gym/101205</text:a></text:p>
          </table:table-cell>
          <table:table-cell table:style-name="ce13"/>
          <table:table-cell table:style-name="ce13" office:value-type="string" calcext:value-type="string">
            <text:p>C = Bus Tour</text:p>
          </table:table-cell>
          <table:table-cell table:style-name="ce13" office:value-type="string" calcext:value-type="string">
            <text:p>K = Stacking Plate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2-05" calcext:value-type="date">
            <text:p>2/5/2017</text:p>
          </table:table-cell>
          <table:table-cell table:style-name="ce12" office:value-type="string" calcext:value-type="string">
            <text:p>SWERC 13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15:.P15]; &quot;S&quot;)" office:value-type="float" office:value="1" calcext:value-type="float">
            <text:p>1</text:p>
          </table:table-cell>
          <table:table-cell table:style-name="ce121" office:value-type="string" calcext:value-type="string">
            <text:p>de</text:p>
          </table:table-cell>
          <table:table-cell table:formula="of:=14-COUNTIF([.C15:.P15]; &quot;NH&quot;)" office:value-type="float" office:value="10" calcext:value-type="float">
            <text:p>10</text:p>
          </table:table-cell>
          <table:table-cell table:style-name="ce126" table:formula="of:=IF((COUNTIF([.$C15:.$P15]; &quot;A&quot;) +  COUNTIF([.$C15:.$P15]; &quot;B&quot;) + COUNTIF([.$C15:.$P15]; &quot;M&quot;) + COUNTIF([.$C15:.$P15]; &quot;I&quot;) + [.Q15] = [.S15]); &quot;CLEARED&quot;; COUNTIF([.$C15:.$P15]; &quot;A&quot;) +  COUNTIF([.$C15:.$P15]; &quot;B&quot;) + COUNTIF([.$C15:.$P15]; &quot;M&quot;) + COUNTIF([.$C15:.$P15]; &quot;I&quot;))" office:value-type="float" office:value="3" calcext:value-type="float">
            <text:p>3</text:p>
          </table:table-cell>
          <table:table-cell table:style-name="ce135" office:value-type="string" calcext:value-type="string">
            <text:p><text:a xlink:href="http://codeforces.com/gym/100443" xlink:type="simple">http://codeforces.com/gym/100443</text:a></text:p>
          </table:table-cell>
          <table:table-cell table:style-name="ce13"/>
          <table:table-cell table:style-name="ce137" office:value-type="string" calcext:value-type="string">
            <text:p>D = Decoding the Hallway</text:p>
          </table:table-cell>
          <table:table-cell table:style-name="ce13" office:value-type="string" calcext:value-type="string">
            <text:p>H = Binary Tree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9-05" calcext:value-type="date">
            <text:p>9/5/2017</text:p>
          </table:table-cell>
          <table:table-cell table:style-name="ce12" office:value-type="string" calcext:value-type="string">
            <text:p>NEERC Northern Subregional 15-16</text:p>
          </table:table-cell>
          <table:table-cell table:number-columns-repeated="5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16:.P16]; &quot;S&quot;)" office:value-type="float" office:value="8" calcext:value-type="float">
            <text:p>8</text:p>
          </table:table-cell>
          <table:table-cell table:style-name="ce121" office:value-type="string" calcext:value-type="string">
            <text:p>de</text:p>
          </table:table-cell>
          <table:table-cell table:formula="of:=14-COUNTIF([.C16:.P16]; &quot;NH&quot;)" office:value-type="float" office:value="12" calcext:value-type="float">
            <text:p>12</text:p>
          </table:table-cell>
          <table:table-cell table:style-name="ce126" table:formula="of:=IF((COUNTIF([.$C16:.$P16]; &quot;A&quot;) +  COUNTIF([.$C16:.$P16]; &quot;B&quot;) + COUNTIF([.$C16:.$P16]; &quot;M&quot;) + COUNTIF([.$C16:.$P16]; &quot;I&quot;) + [.Q16] = [.S16]); &quot;CLEARED&quot;; COUNTIF([.$C16:.$P16]; &quot;A&quot;) +  COUNTIF([.$C16:.$P16]; &quot;B&quot;) + COUNTIF([.$C16:.$P16]; &quot;M&quot;) + COUNTIF([.$C16:.$P16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0801" xlink:type="simple">http://codeforces.com/gym/100801</text:a></text:p>
          </table:table-cell>
          <table:table-cell table:style-name="ce13"/>
          <table:table-cell table:style-name="ce137" office:value-type="string" calcext:value-type="string">
            <text:p>F = Fygon</text:p>
          </table:table-cell>
          <table:table-cell table:style-name="ce13" office:value-type="string" calcext:value-type="string">
            <text:p>G = Graph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15/05/2017</text:p>
          </table:table-cell>
          <table:table-cell table:style-name="ce12" office:value-type="string" calcext:value-type="string">
            <text:p>World Finals 2014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17:.P17]; &quot;S&quot;)" office:value-type="float" office:value="1" calcext:value-type="float">
            <text:p>1</text:p>
          </table:table-cell>
          <table:table-cell table:style-name="ce121" office:value-type="string" calcext:value-type="string">
            <text:p>de</text:p>
          </table:table-cell>
          <table:table-cell table:formula="of:=14-COUNTIF([.C17:.P17]; &quot;NH&quot;)" office:value-type="float" office:value="12" calcext:value-type="float">
            <text:p>12</text:p>
          </table:table-cell>
          <table:table-cell table:style-name="ce126" table:formula="of:=IF((COUNTIF([.$C17:.$P17]; &quot;A&quot;) +  COUNTIF([.$C17:.$P17]; &quot;B&quot;) + COUNTIF([.$C17:.$P17]; &quot;M&quot;) + COUNTIF([.$C17:.$P17]; &quot;I&quot;) + [.Q17] = [.S17]); &quot;CLEARED&quot;; COUNTIF([.$C17:.$P17]; &quot;A&quot;) +  COUNTIF([.$C17:.$P17]; &quot;B&quot;) + COUNTIF([.$C17:.$P17]; &quot;M&quot;) + COUNTIF([.$C17:.$P17]; &quot;I&quot;))" office:value-type="float" office:value="2" calcext:value-type="float">
            <text:p>2</text:p>
          </table:table-cell>
          <table:table-cell table:style-name="ce135" office:value-type="string" calcext:value-type="string">
            <text:p><text:a xlink:href="http://codeforces.com/gym/101221" xlink:type="simple">http://codeforces.com/gym/101221</text:a></text:p>
          </table:table-cell>
          <table:table-cell table:style-name="ce13"/>
          <table:table-cell table:style-name="ce137" office:value-type="string" calcext:value-type="string">
            <text:p>E = Maze Reduction</text:p>
          </table:table-cell>
          <table:table-cell table:style-name="ce137" office:value-type="string" calcext:value-type="string">
            <text:p>I = Sensor Network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17/05/2017</text:p>
          </table:table-cell>
          <table:table-cell table:style-name="ce12" office:value-type="string" calcext:value-type="string">
            <text:p>World Finals 2013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B</text:p>
          </table:table-cell>
          <table:table-cell table:style-name="ce19" table:number-columns-repeated="3"/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B</text:p>
          </table:table-cell>
          <table:table-cell table:style-name="ce19"/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18:.P18]; &quot;S&quot;)" office:value-type="float" office:value="0" calcext:value-type="float">
            <text:p>0</text:p>
          </table:table-cell>
          <table:table-cell table:style-name="ce121" office:value-type="string" calcext:value-type="string">
            <text:p>de</text:p>
          </table:table-cell>
          <table:table-cell table:formula="of:=14-COUNTIF([.C18:.P18]; &quot;NH&quot;)" office:value-type="float" office:value="12" calcext:value-type="float">
            <text:p>12</text:p>
          </table:table-cell>
          <table:table-cell table:style-name="ce126" table:formula="of:=IF((COUNTIF([.$C18:.$P18]; &quot;A&quot;) +  COUNTIF([.$C18:.$P18]; &quot;B&quot;) + COUNTIF([.$C18:.$P18]; &quot;M&quot;) + COUNTIF([.$C18:.$P18]; &quot;I&quot;) + [.Q18] = [.S18]); &quot;CLEARED&quot;; COUNTIF([.$C18:.$P18]; &quot;A&quot;) +  COUNTIF([.$C18:.$P18]; &quot;B&quot;) + COUNTIF([.$C18:.$P18]; &quot;M&quot;) + COUNTIF([.$C18:.$P18]; &quot;I&quot;))" office:value-type="float" office:value="2" calcext:value-type="float">
            <text:p>2</text:p>
          </table:table-cell>
          <table:table-cell table:style-name="ce135" office:value-type="string" calcext:value-type="string">
            <text:p><text:a xlink:href="http://codeforces.com/gym/101208" xlink:type="simple">http://codeforces.com/gym/101208</text:a></text:p>
          </table:table-cell>
          <table:table-cell table:style-name="ce13"/>
          <table:table-cell table:style-name="ce13" office:value-type="string" calcext:value-type="string">
            <text:p>A = Self-Assembly</text:p>
          </table:table-cell>
          <table:table-cell table:style-name="ce13" office:value-type="string" calcext:value-type="string">
            <text:p>H = Matrioshka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4/05/2017</text:p>
          </table:table-cell>
          <table:table-cell table:style-name="ce12" office:value-type="string" calcext:value-type="string">
            <text:p>World Finals 2017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19:.P19]; &quot;S&quot;)" office:value-type="float" office:value="3" calcext:value-type="float">
            <text:p>3</text:p>
          </table:table-cell>
          <table:table-cell table:style-name="ce121" office:value-type="string" calcext:value-type="string">
            <text:p>de</text:p>
          </table:table-cell>
          <table:table-cell table:formula="of:=14-COUNTIF([.C19:.P19]; &quot;NH&quot;)" office:value-type="float" office:value="12" calcext:value-type="float">
            <text:p>12</text:p>
          </table:table-cell>
          <table:table-cell table:style-name="ce126" table:formula="of:=IF((COUNTIF([.$C19:.$P19]; &quot;A&quot;) +  COUNTIF([.$C19:.$P19]; &quot;B&quot;) + COUNTIF([.$C19:.$P19]; &quot;M&quot;) + COUNTIF([.$C19:.$P19]; &quot;I&quot;) + [.Q19] = [.S19]); &quot;CLEARED&quot;; COUNTIF([.$C19:.$P19]; &quot;A&quot;) +  COUNTIF([.$C19:.$P19]; &quot;B&quot;) + COUNTIF([.$C19:.$P19]; &quot;M&quot;) + COUNTIF([.$C19:.$P19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codeforces.com/gym/101471" xlink:type="simple">http://codeforces.com/gym/101471</text:a></text:p>
          </table:table-cell>
          <table:table-cell table:style-name="ce13"/>
          <table:table-cell table:style-name="ce13" office:value-type="string" calcext:value-type="string">
            <text:p>C = Mission Improbable</text:p>
          </table:table-cell>
          <table:table-cell table:style-name="ce137" office:value-type="string" calcext:value-type="string">
            <text:p>L = Visual Python++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10-06" calcext:value-type="date">
            <text:p>10/6/2017</text:p>
          </table:table-cell>
          <table:table-cell table:style-name="ce12" office:value-type="string" calcext:value-type="string">
            <text:p>RPC #06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20:.P20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20:.P20]; &quot;NH&quot;)" office:value-type="float" office:value="12" calcext:value-type="float">
            <text:p>12</text:p>
          </table:table-cell>
          <table:table-cell table:style-name="ce126" table:formula="of:=IF((COUNTIF([.$C20:.$P20]; &quot;A&quot;) +  COUNTIF([.$C20:.$P20]; &quot;B&quot;) + COUNTIF([.$C20:.$P20]; &quot;M&quot;) + COUNTIF([.$C20:.$P20]; &quot;I&quot;) + [.Q20] = [.S20]); &quot;CLEARED&quot;; COUNTIF([.$C20:.$P20]; &quot;A&quot;) +  COUNTIF([.$C20:.$P20]; &quot;B&quot;) + COUNTIF([.$C20:.$P20]; &quot;M&quot;) + COUNTIF([.$C20:.$P20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redprogramacioncompetitiva.com/contests/2017/06/" xlink:type="simple">http://redprogramacioncompetitiva.com/contests/2017/06/</text:a></text:p>
          </table:table-cell>
          <table:table-cell table:style-name="ce13"/>
          <table:table-cell table:style-name="ce13" office:value-type="string" calcext:value-type="string">
            <text:p>A = Antivirus</text:p>
          </table:table-cell>
          <table:table-cell table:style-name="ce13" office:value-type="string" calcext:value-type="string">
            <text:p>F = Macaron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7-07" calcext:value-type="date">
            <text:p>7/7/2017</text:p>
          </table:table-cell>
          <table:table-cell table:style-name="ce12" office:value-type="string" calcext:value-type="string">
            <text:p>SEUSA 2009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U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117" table:formula="of:= COUNTIF([.C21:.P21]; &quot;S&quot;)" office:value-type="float" office:value="3" calcext:value-type="float">
            <text:p>3</text:p>
          </table:table-cell>
          <table:table-cell table:style-name="ce121" office:value-type="string" calcext:value-type="string">
            <text:p>de</text:p>
          </table:table-cell>
          <table:table-cell table:formula="of:=14-COUNTIF([.C21:.P21]; &quot;NH&quot;)" office:value-type="float" office:value="9" calcext:value-type="float">
            <text:p>9</text:p>
          </table:table-cell>
          <table:table-cell table:style-name="ce126" table:formula="of:=IF((COUNTIF([.$C21:.$P21]; &quot;A&quot;) +  COUNTIF([.$C21:.$P21]; &quot;B&quot;) + COUNTIF([.$C21:.$P21]; &quot;M&quot;) + COUNTIF([.$C21:.$P21]; &quot;I&quot;) + [.Q21] = [.S21]); &quot;CLEARED&quot;; COUNTIF([.$C21:.$P21]; &quot;A&quot;) +  COUNTIF([.$C21:.$P21]; &quot;B&quot;) + COUNTIF([.$C21:.$P21]; &quot;M&quot;) + COUNTIF([.$C21:.$P21]; &quot;I&quot;))" office:value-type="float" office:value="2" calcext:value-type="float">
            <text:p>2</text:p>
          </table:table-cell>
          <table:table-cell table:style-name="ce135" office:value-type="string" calcext:value-type="string">
            <text:p><text:a xlink:href="http://codeforces.com/gym/100182" xlink:type="simple">http://codeforces.com/gym/100182</text:a></text:p>
          </table:table-cell>
          <table:table-cell table:style-name="ce13"/>
          <table:table-cell table:style-name="ce13" office:value-type="string" calcext:value-type="string">
            <text:p>F = The Ninja Way</text:p>
          </table:table-cell>
          <table:table-cell table:style-name="ce13" office:value-type="string" calcext:value-type="string">
            <text:p>I = Mosaic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7/07/2017</text:p>
          </table:table-cell>
          <table:table-cell table:style-name="ce15" office:value-type="string" calcext:value-type="string">
            <text:p>TC 2017 ARG #00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N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22:.P22]; &quot;S&quot;)" office:value-type="float" office:value="4" calcext:value-type="float">
            <text:p>4</text:p>
          </table:table-cell>
          <table:table-cell table:style-name="ce121" office:value-type="string" calcext:value-type="string">
            <text:p>de</text:p>
          </table:table-cell>
          <table:table-cell table:formula="of:=14-COUNTIF([.C22:.P22]; &quot;NH&quot;)" office:value-type="float" office:value="10" calcext:value-type="float">
            <text:p>10</text:p>
          </table:table-cell>
          <table:table-cell table:style-name="ce126" table:formula="of:=IF((COUNTIF([.$C22:.$P22]; &quot;A&quot;) +  COUNTIF([.$C22:.$P22]; &quot;B&quot;) + COUNTIF([.$C22:.$P22]; &quot;M&quot;) + COUNTIF([.$C22:.$P22]; &quot;I&quot;) + [.Q22] = [.S22]); &quot;CLEARED&quot;; COUNTIF([.$C22:.$P22]; &quot;A&quot;) +  COUNTIF([.$C22:.$P22]; &quot;B&quot;) + COUNTIF([.$C22:.$P22]; &quot;M&quot;) + COUNTIF([.$C22:.$P22]; &quot;I&quot;))" office:value-type="float" office:value="3" calcext:value-type="float">
            <text:p>3</text:p>
          </table:table-cell>
          <table:table-cell table:style-name="ce135" office:value-type="string" calcext:value-type="string">
            <text:p><text:a xlink:href="http://coj.uci.cu/contest/contestview.xhtml?cid=1594" xlink:type="simple">http://coj.uci.cu/contest/contestview.xhtml?cid=1594</text:a></text:p>
          </table:table-cell>
          <table:table-cell table:style-name="ce13"/>
          <table:table-cell table:style-name="ce13" office:value-type="string" calcext:value-type="string">
            <text:p>D = Designing T-Shirts</text:p>
          </table:table-cell>
          <table:table-cell table:style-name="ce137" office:value-type="string" calcext:value-type="string">
            <text:p>G = Generating Alien DNA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8/07/2017</text:p>
          </table:table-cell>
          <table:table-cell table:style-name="ce15" office:value-type="string" calcext:value-type="string">
            <text:p>TC 2017 ARG #01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23:.P23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23:.P23]; &quot;NH&quot;)" office:value-type="float" office:value="12" calcext:value-type="float">
            <text:p>12</text:p>
          </table:table-cell>
          <table:table-cell table:style-name="ce126" table:formula="of:=IF((COUNTIF([.$C23:.$P23]; &quot;A&quot;) +  COUNTIF([.$C23:.$P23]; &quot;B&quot;) + COUNTIF([.$C23:.$P23]; &quot;M&quot;) + COUNTIF([.$C23:.$P23]; &quot;I&quot;) + [.Q23] = [.S23]); &quot;CLEARED&quot;; COUNTIF([.$C23:.$P23]; &quot;A&quot;) +  COUNTIF([.$C23:.$P23]; &quot;B&quot;) + COUNTIF([.$C23:.$P23]; &quot;M&quot;) + COUNTIF([.$C23:.$P23]; &quot;I&quot;))" office:value-type="float" office:value="5" calcext:value-type="float">
            <text:p>5</text:p>
          </table:table-cell>
          <table:table-cell table:style-name="ce135" office:value-type="string" calcext:value-type="string">
            <text:p><text:a xlink:href="http://coj.uci.cu/contest/contestview.xhtml?cid=1595" xlink:type="simple">http://coj.uci.cu/contest/contestview.xhtml?cid=1595</text:a></text:p>
          </table:table-cell>
          <table:table-cell table:style-name="ce13"/>
          <table:table-cell table:style-name="ce13" office:value-type="string" calcext:value-type="string">
            <text:p>H = Binary Words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19/07/2017</text:p>
          </table:table-cell>
          <table:table-cell table:style-name="ce15" office:value-type="string" calcext:value-type="string">
            <text:p>TC 2017 ARG #02</text:p>
          </table:table-cell>
          <table:table-cell table:number-columns-repeated="7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24:.P24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24:.P24]; &quot;NH&quot;)" office:value-type="float" office:value="12" calcext:value-type="float">
            <text:p>12</text:p>
          </table:table-cell>
          <table:table-cell table:style-name="ce126" table:formula="of:=IF((COUNTIF([.$C24:.$P24]; &quot;A&quot;) +  COUNTIF([.$C24:.$P24]; &quot;B&quot;) + COUNTIF([.$C24:.$P24]; &quot;M&quot;) + COUNTIF([.$C24:.$P24]; &quot;I&quot;) + [.Q24] = [.S24]); &quot;CLEARED&quot;; COUNTIF([.$C24:.$P24]; &quot;A&quot;) +  COUNTIF([.$C24:.$P24]; &quot;B&quot;) + COUNTIF([.$C24:.$P24]; &quot;M&quot;) + COUNTIF([.$C24:.$P24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j.uci.cu/contest/contestview.xhtml?cid=1596" xlink:type="simple">http://coj.uci.cu/contest/contestview.xhtml?cid=1596</text:a></text:p>
          </table:table-cell>
          <table:table-cell table:style-name="ce13"/>
          <table:table-cell table:style-name="ce13" office:value-type="string" calcext:value-type="string">
            <text:p>H = Cow Coupons</text:p>
          </table:table-cell>
          <table:table-cell table:style-name="ce13" office:value-type="string" calcext:value-type="string">
            <text:p>K = Unchanged Picture</text:p>
          </table:table-cell>
          <table:table-cell table:style-name="ce13" office:value-type="string" calcext:value-type="string">
            <text:p>L = Kingdom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1/07/2017</text:p>
          </table:table-cell>
          <table:table-cell table:style-name="ce13" office:value-type="string" calcext:value-type="string">
            <text:p>TC 2017 ARG #03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H</text:p>
          </table:table-cell>
          <table:table-cell table:style-name="ce117" table:formula="of:= COUNTIF([.C25:.P25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25:.P25]; &quot;NH&quot;)" office:value-type="float" office:value="13" calcext:value-type="float">
            <text:p>13</text:p>
          </table:table-cell>
          <table:table-cell table:style-name="ce126" table:formula="of:=IF((COUNTIF([.$C25:.$P25]; &quot;A&quot;) +  COUNTIF([.$C25:.$P25]; &quot;B&quot;) + COUNTIF([.$C25:.$P25]; &quot;M&quot;) + COUNTIF([.$C25:.$P25]; &quot;I&quot;) + [.Q25] = [.S25]); &quot;CLEARED&quot;; COUNTIF([.$C25:.$P25]; &quot;A&quot;) +  COUNTIF([.$C25:.$P25]; &quot;B&quot;) + COUNTIF([.$C25:.$P25]; &quot;M&quot;) + COUNTIF([.$C25:.$P25]; &quot;I&quot;))" office:value-type="float" office:value="4" calcext:value-type="float">
            <text:p>4</text:p>
          </table:table-cell>
          <table:table-cell table:style-name="ce13" office:value-type="string" calcext:value-type="string">
            <text:p>https://a2oj.com/contest?ID=32630</text:p>
          </table:table-cell>
          <table:table-cell table:style-name="ce13"/>
          <table:table-cell table:style-name="ce13" office:value-type="string" calcext:value-type="string">
            <text:p>H = Hide and Seek</text:p>
          </table:table-cell>
          <table:table-cell table:style-name="ce13" office:value-type="string" calcext:value-type="string">
            <text:p>M = GCD Matrix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4/07/2017</text:p>
          </table:table-cell>
          <table:table-cell table:style-name="ce13" office:value-type="string" calcext:value-type="string">
            <text:p>TC 2017 ARG #04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26:.P26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26:.P26]; &quot;NH&quot;)" office:value-type="float" office:value="12" calcext:value-type="float">
            <text:p>12</text:p>
          </table:table-cell>
          <table:table-cell table:style-name="ce126" table:formula="of:=IF((COUNTIF([.$C26:.$P26]; &quot;A&quot;) +  COUNTIF([.$C26:.$P26]; &quot;B&quot;) + COUNTIF([.$C26:.$P26]; &quot;M&quot;) + COUNTIF([.$C26:.$P26]; &quot;I&quot;) + [.Q26] = [.S26]); &quot;CLEARED&quot;; COUNTIF([.$C26:.$P26]; &quot;A&quot;) +  COUNTIF([.$C26:.$P26]; &quot;B&quot;) + COUNTIF([.$C26:.$P26]; &quot;M&quot;) + COUNTIF([.$C26:.$P26]; &quot;I&quot;))" office:value-type="float" office:value="4" calcext:value-type="float">
            <text:p>4</text:p>
          </table:table-cell>
          <table:table-cell table:style-name="ce135" office:value-type="string" calcext:value-type="string">
            <text:p><text:a xlink:href="https://a2oj.com/contest?ID=32666" xlink:type="simple">https://a2oj.com/contest?ID=32666</text:a></text:p>
          </table:table-cell>
          <table:table-cell table:style-name="ce13"/>
          <table:table-cell table:style-name="ce137" office:value-type="string" calcext:value-type="string">
            <text:p>C = Carbon Copies</text:p>
          </table:table-cell>
          <table:table-cell table:style-name="ce13" office:value-type="string" calcext:value-type="string">
            <text:p>G = Roof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5/07/2017</text:p>
          </table:table-cell>
          <table:table-cell table:style-name="ce13" office:value-type="string" calcext:value-type="string">
            <text:p>TC 2017 ARG #05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style-name="ce117" table:formula="of:= COUNTIF([.C27:.P27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27:.P27]; &quot;NH&quot;)" office:value-type="float" office:value="14" calcext:value-type="float">
            <text:p>14</text:p>
          </table:table-cell>
          <table:table-cell table:style-name="ce126" table:formula="of:=IF((COUNTIF([.$C27:.$P27]; &quot;A&quot;) +  COUNTIF([.$C27:.$P27]; &quot;B&quot;) + COUNTIF([.$C27:.$P27]; &quot;M&quot;) + COUNTIF([.$C27:.$P27]; &quot;I&quot;) + [.Q27] = [.S27]); &quot;CLEARED&quot;; COUNTIF([.$C27:.$P27]; &quot;A&quot;) +  COUNTIF([.$C27:.$P27]; &quot;B&quot;) + COUNTIF([.$C27:.$P27]; &quot;M&quot;) + COUNTIF([.$C27:.$P27]; &quot;I&quot;))" office:value-type="float" office:value="2" calcext:value-type="float">
            <text:p>2</text:p>
          </table:table-cell>
          <table:table-cell table:style-name="ce135" office:value-type="string" calcext:value-type="string">
            <text:p><text:a xlink:href="https://a2oj.com/contest?ID=32695" xlink:type="simple">https://a2oj.com/contest?ID=32695</text:a></text:p>
          </table:table-cell>
          <table:table-cell table:style-name="ce13"/>
          <table:table-cell table:style-name="ce13" office:value-type="string" calcext:value-type="string">
            <text:p>K = Cave</text:p>
          </table:table-cell>
          <table:table-cell table:style-name="ce13" office:value-type="string" calcext:value-type="string">
            <text:p>L = Robotic Sort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6/07/2017</text:p>
          </table:table-cell>
          <table:table-cell table:style-name="ce13" office:value-type="string" calcext:value-type="string">
            <text:p>TC 2017 ARG #06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20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28:.P28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28:.P28]; &quot;NH&quot;)" office:value-type="float" office:value="12" calcext:value-type="float">
            <text:p>12</text:p>
          </table:table-cell>
          <table:table-cell table:style-name="ce126" table:formula="of:=IF((COUNTIF([.$C28:.$P28]; &quot;A&quot;) +  COUNTIF([.$C28:.$P28]; &quot;B&quot;) + COUNTIF([.$C28:.$P28]; &quot;M&quot;) + COUNTIF([.$C28:.$P28]; &quot;I&quot;) + [.Q28] = [.S28]); &quot;CLEARED&quot;; COUNTIF([.$C28:.$P28]; &quot;A&quot;) +  COUNTIF([.$C28:.$P28]; &quot;B&quot;) + COUNTIF([.$C28:.$P28]; &quot;M&quot;) + COUNTIF([.$C28:.$P28]; &quot;I&quot;))" office:value-type="float" office:value="3" calcext:value-type="float">
            <text:p>3</text:p>
          </table:table-cell>
          <table:table-cell table:style-name="ce135" office:value-type="string" calcext:value-type="string">
            <text:p><text:a xlink:href="http://coj.uci.cu/contest/contestview.xhtml?cid=1606" xlink:type="simple">http://coj.uci.cu/contest/contestview.xhtml?cid=1606</text:a></text:p>
          </table:table-cell>
          <table:table-cell table:style-name="ce13"/>
          <table:table-cell table:style-name="ce13" office:value-type="string" calcext:value-type="string">
            <text:p>A = Balanced Cow Subsets</text:p>
          </table:table-cell>
          <table:table-cell table:style-name="ce13" office:value-type="string" calcext:value-type="string">
            <text:p>I = Grid</text:p>
          </table:table-cell>
          <table:table-cell table:style-name="ce13"/>
          <table:table-cell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27/07/2017</text:p>
          </table:table-cell>
          <table:table-cell table:style-name="ce13" office:value-type="string" calcext:value-type="string">
            <text:p>TC 2017 ARG #07 (ARG vs MUNDO)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29:.P29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29:.P29]; &quot;NH&quot;)" office:value-type="float" office:value="12" calcext:value-type="float">
            <text:p>12</text:p>
          </table:table-cell>
          <table:table-cell table:style-name="ce126" table:formula="of:=IF((COUNTIF([.$C29:.$P29]; &quot;A&quot;) +  COUNTIF([.$C29:.$P29]; &quot;B&quot;) + COUNTIF([.$C29:.$P29]; &quot;M&quot;) + COUNTIF([.$C29:.$P29]; &quot;I&quot;) + [.Q29] = [.S29]); &quot;CLEARED&quot;; COUNTIF([.$C29:.$P29]; &quot;A&quot;) +  COUNTIF([.$C29:.$P29]; &quot;B&quot;) + COUNTIF([.$C29:.$P29]; &quot;M&quot;) + COUNTIF([.$C29:.$P29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j.uci.cu/contest/contestview.xhtml?cid=1601" xlink:type="simple">http://coj.uci.cu/contest/contestview.xhtml?cid=1601</text:a></text:p>
          </table:table-cell>
          <table:table-cell table:style-name="ce13"/>
          <table:table-cell table:style-name="ce13" office:value-type="string" calcext:value-type="string">
            <text:p>A = Race</text:p>
          </table:table-cell>
          <table:table-cell table:style-name="ce13" office:value-type="string" calcext:value-type="string">
            <text:p>H = Four Points</text:p>
          </table:table-cell>
          <table:table-cell table:style-name="ce13" office:value-type="string" calcext:value-type="string">
            <text:p>J = Integral Polygon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16/08/2017</text:p>
          </table:table-cell>
          <table:table-cell table:style-name="ce13" office:value-type="string" calcext:value-type="string">
            <text:p>NWERC 13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30:.P30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30:.P30]; &quot;NH&quot;)" office:value-type="float" office:value="10" calcext:value-type="float">
            <text:p>10</text:p>
          </table:table-cell>
          <table:table-cell table:style-name="ce126" table:formula="of:=IF((COUNTIF([.$C30:.$P30]; &quot;A&quot;) +  COUNTIF([.$C30:.$P30]; &quot;B&quot;) + COUNTIF([.$C30:.$P30]; &quot;M&quot;) + COUNTIF([.$C30:.$P30]; &quot;I&quot;) + [.Q30] = [.S30]); &quot;CLEARED&quot;; COUNTIF([.$C30:.$P30]; &quot;A&quot;) +  COUNTIF([.$C30:.$P30]; &quot;B&quot;) + COUNTIF([.$C30:.$P30]; &quot;M&quot;) + COUNTIF([.$C30:.$P30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0405" xlink:type="simple">http://codeforces.com/gym/100405</text:a></text:p>
          </table:table-cell>
          <table:table-cell table:style-name="ce13"/>
          <table:table-cell table:style-name="ce13" office:value-type="string" calcext:value-type="string">
            <text:p>E = Exponential Towers</text:p>
          </table:table-cell>
          <table:table-cell table:style-name="ce13" office:value-type="string" calcext:value-type="string">
            <text:p>I = Infix to Prefix</text:p>
          </table:table-cell>
          <table:table-cell table:style-name="ce13" office:value-type="string" calcext:value-type="string">
            <text:p>J = Jingle Ball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/>
          <table:table-cell table:style-name="ce15" office:value-type="string" calcext:value-type="string">
            <text:p>Tap Brasilero o mexicano (RPC #n)</text:p>
          </table:table-cell>
          <table:table-cell table:number-columns-repeated="1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31:.P31]; &quot;S&quot;)" office:value-type="float" office:value="12" calcext:value-type="float">
            <text:p>12</text:p>
          </table:table-cell>
          <table:table-cell table:style-name="ce121" office:value-type="string" calcext:value-type="string">
            <text:p>de</text:p>
          </table:table-cell>
          <table:table-cell table:formula="of:=14-COUNTIF([.C31:.P31]; &quot;NH&quot;)" office:value-type="float" office:value="12" calcext:value-type="float">
            <text:p>12</text:p>
          </table:table-cell>
          <table:table-cell table:style-name="ce126" table:formula="of:=IF((COUNTIF([.$C31:.$P31]; &quot;A&quot;) +  COUNTIF([.$C31:.$P31]; &quot;B&quot;) + COUNTIF([.$C31:.$P31]; &quot;M&quot;) + COUNTIF([.$C31:.$P31]; &quot;I&quot;) + [.Q31] = [.S31]); &quot;CLEARED&quot;; COUNTIF([.$C31:.$P31]; &quot;A&quot;) +  COUNTIF([.$C31:.$P31]; &quot;B&quot;) + COUNTIF([.$C31:.$P31]; &quot;M&quot;) + COUNTIF([.$C31:.$P31]; &quot;I&quot;))" office:value-type="string" office:string-value="CLEARED" calcext:value-type="string">
            <text:p>CLEARED</text:p>
          </table:table-cell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 office:value-type="string" calcext:value-type="string">
            <text:p>30/09/2017</text:p>
          </table:table-cell>
          <table:table-cell table:style-name="ce13" office:value-type="string" calcext:value-type="string">
            <text:p>Tap 2017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32:.P32]; &quot;S&quot;)" office:value-type="float" office:value="8" calcext:value-type="float">
            <text:p>8</text:p>
          </table:table-cell>
          <table:table-cell table:style-name="ce121" office:value-type="string" calcext:value-type="string">
            <text:p>de</text:p>
          </table:table-cell>
          <table:table-cell table:formula="of:=14-COUNTIF([.C32:.P32]; &quot;NH&quot;)" office:value-type="float" office:value="12" calcext:value-type="float">
            <text:p>12</text:p>
          </table:table-cell>
          <table:table-cell table:style-name="ce126" table:formula="of:=IF((COUNTIF([.$C32:.$P32]; &quot;A&quot;) +  COUNTIF([.$C32:.$P32]; &quot;B&quot;) + COUNTIF([.$C32:.$P32]; &quot;M&quot;) + COUNTIF([.$C32:.$P32]; &quot;I&quot;) + [.Q32] = [.S32]); &quot;CLEARED&quot;; COUNTIF([.$C32:.$P32]; &quot;A&quot;) +  COUNTIF([.$C32:.$P32]; &quot;B&quot;) + COUNTIF([.$C32:.$P32]; &quot;M&quot;) + COUNTIF([.$C32:.$P32]; &quot;I&quot;))" office:value-type="string" office:string-value="CLEARED" calcext:value-type="string">
            <text:p>CLEARED</text:p>
          </table:table-cell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 office:value-type="string" calcext:value-type="string">
            <text:p>07/10/2017</text:p>
          </table:table-cell>
          <table:table-cell table:style-name="ce13" office:value-type="string" calcext:value-type="string">
            <text:p>14/15 Petrozavodsk Winter TC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33:.P33]; &quot;S&quot;)" office:value-type="float" office:value="3" calcext:value-type="float">
            <text:p>3</text:p>
          </table:table-cell>
          <table:table-cell table:style-name="ce121" office:value-type="string" calcext:value-type="string">
            <text:p>de</text:p>
          </table:table-cell>
          <table:table-cell table:formula="of:=14-COUNTIF([.C33:.P33]; &quot;NH&quot;)" office:value-type="float" office:value="10" calcext:value-type="float">
            <text:p>10</text:p>
          </table:table-cell>
          <table:table-cell table:style-name="ce126" table:formula="of:=IF((COUNTIF([.$C33:.$P33]; &quot;A&quot;) +  COUNTIF([.$C33:.$P33]; &quot;B&quot;) + COUNTIF([.$C33:.$P33]; &quot;M&quot;) + COUNTIF([.$C33:.$P33]; &quot;I&quot;) + [.Q33] = [.S33]); &quot;CLEARED&quot;; COUNTIF([.$C33:.$P33]; &quot;A&quot;) +  COUNTIF([.$C33:.$P33]; &quot;B&quot;) + COUNTIF([.$C33:.$P33]; &quot;M&quot;) + COUNTIF([.$C33:.$P33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0958" xlink:type="simple">http://codeforces.com/gym/100958</text:a></text:p>
          </table:table-cell>
          <table:table-cell table:style-name="ce13"/>
          <table:table-cell table:style-name="ce13" office:value-type="string" calcext:value-type="string">
            <text:p>B = Dictionary</text:p>
          </table:table-cell>
          <table:table-cell table:style-name="ce137" office:value-type="string" calcext:value-type="string">
            <text:p>J = Hyperrectangl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8/10/2017</text:p>
          </table:table-cell>
          <table:table-cell table:style-name="ce13" office:value-type="string" calcext:value-type="string">
            <text:p>NWERC 10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34:.P34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34:.P34]; &quot;NH&quot;)" office:value-type="float" office:value="10" calcext:value-type="float">
            <text:p>10</text:p>
          </table:table-cell>
          <table:table-cell table:style-name="ce126" table:formula="of:=IF((COUNTIF([.$C34:.$P34]; &quot;A&quot;) +  COUNTIF([.$C34:.$P34]; &quot;B&quot;) + COUNTIF([.$C34:.$P34]; &quot;M&quot;) + COUNTIF([.$C34:.$P34]; &quot;I&quot;) + [.Q34] = [.S34]); &quot;CLEARED&quot;; COUNTIF([.$C34:.$P34]; &quot;A&quot;) +  COUNTIF([.$C34:.$P34]; &quot;B&quot;) + COUNTIF([.$C34:.$P34]; &quot;M&quot;) + COUNTIF([.$C34:.$P34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codeforces.com/gym/101404" xlink:type="simple">http://codeforces.com/gym/101404</text:a></text:p>
          </table:table-cell>
          <table:table-cell table:style-name="ce13"/>
          <table:table-cell table:style-name="ce13" office:value-type="string" calcext:value-type="string">
            <text:p>D = Hill Driving</text:p>
          </table:table-cell>
          <table:table-cell table:style-name="ce137" office:value-type="string" calcext:value-type="string">
            <text:p>G = Sellling Land</text:p>
          </table:table-cell>
          <table:table-cell table:style-name="ce13" table:number-columns-repeated="142"/>
          <table:table-cell table:number-columns-repeated="858"/>
        </table:table-row>
        <table:table-row table:style-name="ro6">
          <table:table-cell table:style-name="ce1" office:value-type="string" calcext:value-type="string">
            <text:p>28/10/2017</text:p>
          </table:table-cell>
          <table:table-cell table:style-name="ce13" office:value-type="string" calcext:value-type="string">
            <text:p>NEERC 2017 Southern Subregional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117" table:formula="of:= COUNTIF([.C35:.P35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35:.P35]; &quot;NH&quot;)" office:value-type="float" office:value="13" calcext:value-type="float">
            <text:p>13</text:p>
          </table:table-cell>
          <table:table-cell table:style-name="ce126" table:formula="of:=IF((COUNTIF([.$C35:.$P35]; &quot;A&quot;) +  COUNTIF([.$C35:.$P35]; &quot;B&quot;) + COUNTIF([.$C35:.$P35]; &quot;M&quot;) + COUNTIF([.$C35:.$P35]; &quot;I&quot;) + [.Q35] = [.S35]); &quot;CLEARED&quot;; COUNTIF([.$C35:.$P35]; &quot;A&quot;) +  COUNTIF([.$C35:.$P35]; &quot;B&quot;) + COUNTIF([.$C35:.$P35]; &quot;M&quot;) + COUNTIF([.$C35:.$P35]; &quot;I&quot;))" office:value-type="float" office:value="3" calcext:value-type="float">
            <text:p>3</text:p>
          </table:table-cell>
          <table:table-cell table:style-name="ce135" office:value-type="string" calcext:value-type="string">
            <text:p><text:a xlink:href="http://codeforces.com/contest/883" xlink:type="simple">http://codeforces.com/contest/883</text:a></text:p>
          </table:table-cell>
          <table:table-cell/>
          <table:table-cell table:style-name="ce13" office:value-type="string" calcext:value-type="string">
            <text:p>B = Berland Army</text:p>
          </table:table-cell>
          <table:table-cell table:style-name="ce137" office:value-type="string" calcext:value-type="string">
            <text:p>L = Berland Taxi</text:p>
          </table:table-cell>
          <table:table-cell/>
          <table:table-cell table:style-name="ce13" table:number-columns-repeated="141"/>
          <table:table-cell table:number-columns-repeated="858"/>
        </table:table-row>
        <table:table-row table:style-name="ro7">
          <table:table-cell table:style-name="ce1" office:value-type="string" calcext:value-type="string">
            <text:p>30/10/2017</text:p>
          </table:table-cell>
          <table:table-cell table:style-name="ce16" office:value-type="string" calcext:value-type="string">
            <text:p>NWERC 2015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36:.P36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36:.P36]; &quot;NH&quot;)" office:value-type="float" office:value="11" calcext:value-type="float">
            <text:p>11</text:p>
          </table:table-cell>
          <table:table-cell table:style-name="ce126" table:formula="of:=IF((COUNTIF([.$C36:.$P36]; &quot;A&quot;) +  COUNTIF([.$C36:.$P36]; &quot;B&quot;) + COUNTIF([.$C36:.$P36]; &quot;M&quot;) + COUNTIF([.$C36:.$P36]; &quot;I&quot;) + [.Q36] = [.S36]); &quot;CLEARED&quot;; COUNTIF([.$C36:.$P36]; &quot;A&quot;) +  COUNTIF([.$C36:.$P36]; &quot;B&quot;) + COUNTIF([.$C36:.$P36]; &quot;M&quot;) + COUNTIF([.$C36:.$P36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codeforces.com/gym/101485" xlink:type="simple">http://codeforces.com/gym/101485</text:a></text:p>
          </table:table-cell>
          <table:table-cell table:style-name="ce13"/>
          <table:table-cell table:style-name="ce137" office:value-type="string" calcext:value-type="string">
            <text:p>B = Better Productivity</text:p>
          </table:table-cell>
          <table:table-cell table:style-name="ce13" office:value-type="string" calcext:value-type="string">
            <text:p>H = Hole In One</text:p>
          </table:table-cell>
          <table:table-cell table:style-name="ce13" table:number-columns-repeated="142"/>
          <table:table-cell table:number-columns-repeated="858"/>
        </table:table-row>
        <table:table-row table:style-name="ro7">
          <table:table-cell table:style-name="ce1" office:value-type="string" calcext:value-type="string">
            <text:p>11/11/2017</text:p>
          </table:table-cell>
          <table:table-cell table:style-name="ce16" office:value-type="string" calcext:value-type="string">
            <text:p>NEERC 2017 Northern Subregional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37:.P37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37:.P37]; &quot;NH&quot;)" office:value-type="float" office:value="12" calcext:value-type="float">
            <text:p>12</text:p>
          </table:table-cell>
          <table:table-cell table:style-name="ce126" table:formula="of:=IF((COUNTIF([.$C37:.$P37]; &quot;A&quot;) +  COUNTIF([.$C37:.$P37]; &quot;B&quot;) + COUNTIF([.$C37:.$P37]; &quot;M&quot;) + COUNTIF([.$C37:.$P37]; &quot;I&quot;) + [.Q37] = [.S37]); &quot;CLEARED&quot;; COUNTIF([.$C37:.$P37]; &quot;A&quot;) +  COUNTIF([.$C37:.$P37]; &quot;B&quot;) + COUNTIF([.$C37:.$P37]; &quot;M&quot;) + COUNTIF([.$C37:.$P37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612" xlink:type="simple">http://codeforces.com/gym/101612</text:a></text:p>
          </table:table-cell>
          <table:table-cell table:style-name="ce13"/>
          <table:table-cell table:style-name="ce13" office:value-type="string" calcext:value-type="string">
            <text:p>D = Dividing Marbles</text:p>
          </table:table-cell>
          <table:table-cell table:style-name="ce13" office:value-type="string" calcext:value-type="string">
            <text:p>E = Equal Numbers</text:p>
          </table:table-cell>
          <table:table-cell table:style-name="ce13" office:value-type="string" calcext:value-type="string">
            <text:p>H = Hidden Supervisor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15/11/2017</text:p>
          </table:table-cell>
          <table:table-cell table:style-name="ce16" office:value-type="string" calcext:value-type="string">
            <text:p>UKIEPC 2017</text:p>
          </table:table-cell>
          <table:table-cell table:number-columns-repeated="6"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38:.P38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38:.P38]; &quot;NH&quot;)" office:value-type="float" office:value="12" calcext:value-type="float">
            <text:p>12</text:p>
          </table:table-cell>
          <table:table-cell table:style-name="ce126" table:formula="of:=IF((COUNTIF([.$C38:.$P38]; &quot;A&quot;) +  COUNTIF([.$C38:.$P38]; &quot;B&quot;) + COUNTIF([.$C38:.$P38]; &quot;M&quot;) + COUNTIF([.$C38:.$P38]; &quot;I&quot;) + [.Q38] = [.S38]); &quot;CLEARED&quot;; COUNTIF([.$C38:.$P38]; &quot;A&quot;) +  COUNTIF([.$C38:.$P38]; &quot;B&quot;) + COUNTIF([.$C38:.$P38]; &quot;M&quot;) + COUNTIF([.$C38:.$P38]; &quot;I&quot;))" office:value-type="string" office:string-value="CLEARED" calcext:value-type="string">
            <text:p>CLEARED</text:p>
          </table:table-cell>
          <table:table-cell table:style-name="ce135" office:value-type="string" calcext:value-type="string">
            <text:p><text:a xlink:href="http://codeforces.com/gym/101606" xlink:type="simple">http://codeforces.com/gym/101606</text:a></text:p>
          </table:table-cell>
          <table:table-cell table:style-name="ce13"/>
          <table:table-cell table:style-name="ce13" office:value-type="string" calcext:value-type="string">
            <text:p>G = Gentlebots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20/11/2017</text:p>
          </table:table-cell>
          <table:table-cell table:style-name="ce13" office:value-type="string" calcext:value-type="string">
            <text:p>ICPC Regional Latin America 2017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6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H</text:p>
          </table:table-cell>
          <table:table-cell table:style-name="ce117" table:formula="of:= COUNTIF([.C39:.P39]; &quot;S&quot;)" office:value-type="float" office:value="8" calcext:value-type="float">
            <text:p>8</text:p>
          </table:table-cell>
          <table:table-cell table:style-name="ce121" office:value-type="string" calcext:value-type="string">
            <text:p>de</text:p>
          </table:table-cell>
          <table:table-cell table:formula="of:=14-COUNTIF([.C39:.P39]; &quot;NH&quot;)" office:value-type="float" office:value="13" calcext:value-type="float">
            <text:p>13</text:p>
          </table:table-cell>
          <table:table-cell table:style-name="ce126" table:formula="of:=IF((COUNTIF([.$C39:.$P39]; &quot;A&quot;) +  COUNTIF([.$C39:.$P39]; &quot;B&quot;) + COUNTIF([.$C39:.$P39]; &quot;M&quot;) + COUNTIF([.$C39:.$P39]; &quot;I&quot;) + [.Q39] = [.S39]); &quot;CLEARED&quot;; COUNTIF([.$C39:.$P39]; &quot;A&quot;) +  COUNTIF([.$C39:.$P39]; &quot;B&quot;) + COUNTIF([.$C39:.$P39]; &quot;M&quot;) + COUNTIF([.$C39:.$P39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matcomgrader.com/contest/standing/6227" xlink:type="simple">http://matcomgrader.com/contest/standing/6227</text:a></text:p>
          </table:table-cell>
          <table:table-cell table:style-name="ce13"/>
          <table:table-cell table:style-name="ce137" office:value-type="string" calcext:value-type="string">
            <text:p>L = Linearville</text:p>
          </table:table-cell>
          <table:table-cell table:style-name="ce13" office:value-type="string" calcext:value-type="string">
            <text:p>M = Marblecoi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5/11/2017</text:p>
          </table:table-cell>
          <table:table-cell table:style-name="ce13" office:value-type="string" calcext:value-type="string">
            <text:p>RPC #14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U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40:.P40]; &quot;S&quot;)" office:value-type="float" office:value="4" calcext:value-type="float">
            <text:p>4</text:p>
          </table:table-cell>
          <table:table-cell table:style-name="ce121" office:value-type="string" calcext:value-type="string">
            <text:p>de</text:p>
          </table:table-cell>
          <table:table-cell table:formula="of:=14-COUNTIF([.C40:.P40]; &quot;NH&quot;)" office:value-type="float" office:value="10" calcext:value-type="float">
            <text:p>10</text:p>
          </table:table-cell>
          <table:table-cell table:style-name="ce126" table:formula="of:=IF((COUNTIF([.$C40:.$P40]; &quot;A&quot;) +  COUNTIF([.$C40:.$P40]; &quot;B&quot;) + COUNTIF([.$C40:.$P40]; &quot;M&quot;) + COUNTIF([.$C40:.$P40]; &quot;I&quot;) + [.Q40] = [.S40]); &quot;CLEARED&quot;; COUNTIF([.$C40:.$P40]; &quot;A&quot;) +  COUNTIF([.$C40:.$P40]; &quot;B&quot;) + COUNTIF([.$C40:.$P40]; &quot;M&quot;) + COUNTIF([.$C40:.$P40]; &quot;I&quot;))" office:value-type="float" office:value="0" calcext:value-type="float">
            <text:p>0</text:p>
          </table:table-cell>
          <table:table-cell table:style-name="ce13" office:value-type="string" calcext:value-type="string">
            <text:p>http://redprogramacioncompetitiva.com/contests/2017/14/</text:p>
          </table:table-cell>
          <table:table-cell table:style-name="ce13"/>
          <table:table-cell table:style-name="ce13" office:value-type="string" calcext:value-type="string">
            <text:p>D = Rotating Display</text:p>
          </table:table-cell>
          <table:table-cell table:style-name="ce13" office:value-type="string" calcext:value-type="string">
            <text:p>E = Fence</text:p>
          </table:table-cell>
          <table:table-cell table:style-name="ce13" office:value-type="string" calcext:value-type="string">
            <text:p>F = Tree Stands</text:p>
          </table:table-cell>
          <table:table-cell table:style-name="ce13" office:value-type="string" calcext:value-type="string">
            <text:p>G = Orchard Division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02/12/2017</text:p>
          </table:table-cell>
          <table:table-cell table:style-name="ce13" office:value-type="string" calcext:value-type="string">
            <text:p>SWERC 15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41:.P41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41:.P41]; &quot;NH&quot;)" office:value-type="float" office:value="10" calcext:value-type="float">
            <text:p>10</text:p>
          </table:table-cell>
          <table:table-cell table:style-name="ce126" table:formula="of:=IF((COUNTIF([.$C41:.$P41]; &quot;A&quot;) +  COUNTIF([.$C41:.$P41]; &quot;B&quot;) + COUNTIF([.$C41:.$P41]; &quot;M&quot;) + COUNTIF([.$C41:.$P41]; &quot;I&quot;) + [.Q41] = [.S41]); &quot;CLEARED&quot;; COUNTIF([.$C41:.$P41]; &quot;A&quot;) +  COUNTIF([.$C41:.$P41]; &quot;B&quot;) + COUNTIF([.$C41:.$P41]; &quot;M&quot;) + COUNTIF([.$C41:.$P41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128" xlink:type="simple">http://codeforces.com/gym/101128</text:a></text:p>
          </table:table-cell>
          <table:table-cell table:style-name="ce13"/>
          <table:table-cell table:style-name="ce13" office:value-type="string" calcext:value-type="string">
            <text:p>A = Promotions</text:p>
          </table:table-cell>
          <table:table-cell table:style-name="ce137" office:value-type="string" calcext:value-type="string">
            <text:p>F = Landscaping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08/12/2017</text:p>
          </table:table-cell>
          <table:table-cell table:style-name="ce13" office:value-type="string" calcext:value-type="string">
            <text:p>NWERC 14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42:.P42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42:.P42]; &quot;NH&quot;)" office:value-type="float" office:value="11" calcext:value-type="float">
            <text:p>11</text:p>
          </table:table-cell>
          <table:table-cell table:style-name="ce126" table:formula="of:=IF((COUNTIF([.$C42:.$P42]; &quot;A&quot;) +  COUNTIF([.$C42:.$P42]; &quot;B&quot;) + COUNTIF([.$C42:.$P42]; &quot;M&quot;) + COUNTIF([.$C42:.$P42]; &quot;I&quot;) + [.Q42] = [.S42]); &quot;CLEARED&quot;; COUNTIF([.$C42:.$P42]; &quot;A&quot;) +  COUNTIF([.$C42:.$P42]; &quot;B&quot;) + COUNTIF([.$C42:.$P42]; &quot;M&quot;) + COUNTIF([.$C42:.$P42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482" xlink:type="simple">http://codeforces.com/gym/101482</text:a></text:p>
          </table:table-cell>
          <table:table-cell table:style-name="ce13"/>
          <table:table-cell table:style-name="ce13" office:value-type="string" calcext:value-type="string">
            <text:p>G = Gathering</text:p>
          </table:table-cell>
          <table:table-cell table:style-name="ce13" office:value-type="string" calcext:value-type="string">
            <text:p>I = Indoorienteering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125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" office:value-type="string" calcext:value-type="string">
            <text:p>15/01/2018</text:p>
          </table:table-cell>
          <table:table-cell table:style-name="ce13" office:value-type="string" calcext:value-type="string">
            <text:p>ICPC Regional Latin America 2009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44:.P44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44:.P44]; &quot;NH&quot;)" office:value-type="float" office:value="11" calcext:value-type="float">
            <text:p>11</text:p>
          </table:table-cell>
          <table:table-cell table:style-name="ce126" table:formula="of:=IF((COUNTIF([.$C44:.$P44]; &quot;A&quot;) +  COUNTIF([.$C44:.$P44]; &quot;B&quot;) + COUNTIF([.$C44:.$P44]; &quot;M&quot;) + COUNTIF([.$C44:.$P44]; &quot;I&quot;) + [.Q44] = [.S44]); &quot;CLEARED&quot;; COUNTIF([.$C44:.$P44]; &quot;A&quot;) +  COUNTIF([.$C44:.$P44]; &quot;B&quot;) + COUNTIF([.$C44:.$P44]; &quot;M&quot;) + COUNTIF([.$C44:.$P44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matcomgrader.com/contest/problems/6219" xlink:type="simple">http://matcomgrader.com/contest/problems/6219</text:a></text:p>
          </table:table-cell>
          <table:table-cell table:style-name="ce13"/>
          <table:table-cell table:style-name="ce137" office:value-type="string" calcext:value-type="string">
            <text:p>F = File Recover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23/01/2018</text:p>
          </table:table-cell>
          <table:table-cell table:style-name="ce13" office:value-type="string" calcext:value-type="string">
            <text:p>TC 2018 BRA #02</text:p>
          </table:table-cell>
          <table:table-cell table:style-name="ce19" office:value-type="string" calcext:value-type="string">
            <text:p>B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45:.P45]; &quot;S&quot;)" office:value-type="float" office:value="3" calcext:value-type="float">
            <text:p>3</text:p>
          </table:table-cell>
          <table:table-cell table:style-name="ce121" office:value-type="string" calcext:value-type="string">
            <text:p>de</text:p>
          </table:table-cell>
          <table:table-cell table:formula="of:=14-COUNTIF([.C45:.P45]; &quot;NH&quot;)" office:value-type="float" office:value="10" calcext:value-type="float">
            <text:p>10</text:p>
          </table:table-cell>
          <table:table-cell table:style-name="ce126" table:formula="of:=IF((COUNTIF([.$C45:.$P45]; &quot;A&quot;) +  COUNTIF([.$C45:.$P45]; &quot;B&quot;) + COUNTIF([.$C45:.$P45]; &quot;M&quot;) + COUNTIF([.$C45:.$P45]; &quot;I&quot;) + [.Q45] = [.S45]); &quot;CLEARED&quot;; COUNTIF([.$C45:.$P45]; &quot;A&quot;) +  COUNTIF([.$C45:.$P45]; &quot;B&quot;) + COUNTIF([.$C45:.$P45]; &quot;M&quot;) + COUNTIF([.$C45:.$P45]; &quot;I&quot;))" office:value-type="float" office:value="4" calcext:value-type="float">
            <text:p>4</text:p>
          </table:table-cell>
          <table:table-cell table:style-name="ce135" office:value-type="string" calcext:value-type="string">
            <text:p><text:a xlink:href="http://codeforces.com/group/3qadGzUdR4/contest/101707" xlink:type="simple">http://codeforces.com/group/3qadGzUdR4/contest/101707</text:a></text:p>
          </table:table-cell>
          <table:table-cell table:style-name="ce13"/>
          <table:table-cell table:style-name="ce13" office:value-type="string" calcext:value-type="string">
            <text:p>G = Largest Quad</text:p>
          </table:table-cell>
          <table:table-cell table:style-name="ce13" office:value-type="string" calcext:value-type="string">
            <text:p>I = Most Far</text:p>
          </table:table-cell>
          <table:table-cell table:style-name="ce13" office:value-type="string" calcext:value-type="string">
            <text:p>J = Circle Cover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4/01/2018</text:p>
          </table:table-cell>
          <table:table-cell table:style-name="ce13" office:value-type="string" calcext:value-type="string">
            <text:p>TC 2018 BRA #03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46:.P46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46:.P46]; &quot;NH&quot;)" office:value-type="float" office:value="12" calcext:value-type="float">
            <text:p>12</text:p>
          </table:table-cell>
          <table:table-cell table:style-name="ce126" table:formula="of:=IF((COUNTIF([.$C46:.$P46]; &quot;A&quot;) +  COUNTIF([.$C46:.$P46]; &quot;B&quot;) + COUNTIF([.$C46:.$P46]; &quot;M&quot;) + COUNTIF([.$C46:.$P46]; &quot;I&quot;) + [.Q46] = [.S46]); &quot;CLEARED&quot;; COUNTIF([.$C46:.$P46]; &quot;A&quot;) +  COUNTIF([.$C46:.$P46]; &quot;B&quot;) + COUNTIF([.$C46:.$P46]; &quot;M&quot;) + COUNTIF([.$C46:.$P46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roup/3qadGzUdR4/contest/219464" xlink:type="simple">http://codeforces.com/group/3qadGzUdR4/contest/219464</text:a></text:p>
          </table:table-cell>
          <table:table-cell table:style-name="ce13"/>
          <table:table-cell table:style-name="ce13" office:value-type="string" calcext:value-type="string">
            <text:p>F = Flight To Mars</text:p>
          </table:table-cell>
          <table:table-cell table:style-name="ce13" office:value-type="string" calcext:value-type="string">
            <text:p>H = Hadron Trip</text:p>
          </table:table-cell>
          <table:table-cell table:style-name="ce13" office:value-type="string" calcext:value-type="string">
            <text:p>K = Klondlike Trip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6/01/2018</text:p>
          </table:table-cell>
          <table:table-cell table:style-name="ce13" office:value-type="string" calcext:value-type="string">
            <text:p>TC 2018 BRA #04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47:.P47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47:.P47]; &quot;NH&quot;)" office:value-type="float" office:value="11" calcext:value-type="float">
            <text:p>11</text:p>
          </table:table-cell>
          <table:table-cell table:style-name="ce126" table:formula="of:=IF((COUNTIF([.$C47:.$P47]; &quot;A&quot;) +  COUNTIF([.$C47:.$P47]; &quot;B&quot;) + COUNTIF([.$C47:.$P47]; &quot;M&quot;) + COUNTIF([.$C47:.$P47]; &quot;I&quot;) + [.Q47] = [.S47]); &quot;CLEARED&quot;; COUNTIF([.$C47:.$P47]; &quot;A&quot;) +  COUNTIF([.$C47:.$P47]; &quot;B&quot;) + COUNTIF([.$C47:.$P47]; &quot;M&quot;) + COUNTIF([.$C47:.$P47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codeforces.com/group/3qadGzUdR4/contest/219560" xlink:type="simple">http://codeforces.com/group/3qadGzUdR4/contest/219560</text:a></text:p>
          </table:table-cell>
          <table:table-cell table:style-name="ce13"/>
          <table:table-cell table:style-name="ce137" office:value-type="string" calcext:value-type="string">
            <text:p>D = Drive Through MegaCity</text:p>
          </table:table-cell>
          <table:table-cell table:style-name="ce137" office:value-type="string" calcext:value-type="string">
            <text:p>K = KINA Is Not Abbreviatio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7/01/2018</text:p>
          </table:table-cell>
          <table:table-cell table:style-name="ce13" office:value-type="string" calcext:value-type="string">
            <text:p>TC 2018 BRA #05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117" table:formula="of:= COUNTIF([.C48:.P48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48:.P48]; &quot;NH&quot;)" office:value-type="float" office:value="9" calcext:value-type="float">
            <text:p>9</text:p>
          </table:table-cell>
          <table:table-cell table:style-name="ce126" table:formula="of:=IF((COUNTIF([.$C48:.$P48]; &quot;A&quot;) +  COUNTIF([.$C48:.$P48]; &quot;B&quot;) + COUNTIF([.$C48:.$P48]; &quot;M&quot;) + COUNTIF([.$C48:.$P48]; &quot;I&quot;) + [.Q48] = [.S48]); &quot;CLEARED&quot;; COUNTIF([.$C48:.$P48]; &quot;A&quot;) +  COUNTIF([.$C48:.$P48]; &quot;B&quot;) + COUNTIF([.$C48:.$P48]; &quot;M&quot;) + COUNTIF([.$C48:.$P48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roup/3qadGzUdR4/contest/101711" xlink:type="simple">http://codeforces.com/group/3qadGzUdR4/contest/101711</text:a></text:p>
          </table:table-cell>
          <table:table-cell table:style-name="ce13"/>
          <table:table-cell table:style-name="ce13" office:value-type="string" calcext:value-type="string">
            <text:p>A = Two Strings</text:p>
          </table:table-cell>
          <table:table-cell table:style-name="ce13" office:value-type="string" calcext:value-type="string">
            <text:p>F = Censored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9/01/2018</text:p>
          </table:table-cell>
          <table:table-cell table:style-name="ce13" office:value-type="string" calcext:value-type="string">
            <text:p>TC 2018 BRA #06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49:.P49]; &quot;S&quot;)" office:value-type="float" office:value="4" calcext:value-type="float">
            <text:p>4</text:p>
          </table:table-cell>
          <table:table-cell table:style-name="ce121" office:value-type="string" calcext:value-type="string">
            <text:p>de</text:p>
          </table:table-cell>
          <table:table-cell table:formula="of:=14-COUNTIF([.C49:.P49]; &quot;NH&quot;)" office:value-type="float" office:value="11" calcext:value-type="float">
            <text:p>11</text:p>
          </table:table-cell>
          <table:table-cell table:style-name="ce126" table:formula="of:=IF((COUNTIF([.$C49:.$P49]; &quot;A&quot;) +  COUNTIF([.$C49:.$P49]; &quot;B&quot;) + COUNTIF([.$C49:.$P49]; &quot;M&quot;) + COUNTIF([.$C49:.$P49]; &quot;I&quot;) + [.Q49] = [.S49]); &quot;CLEARED&quot;; COUNTIF([.$C49:.$P49]; &quot;A&quot;) +  COUNTIF([.$C49:.$P49]; &quot;B&quot;) + COUNTIF([.$C49:.$P49]; &quot;M&quot;) + COUNTIF([.$C49:.$P49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137" office:value-type="string" calcext:value-type="string">
            <text:p>C = Nim With a Twist</text:p>
          </table:table-cell>
          <table:table-cell table:style-name="ce137" office:value-type="string" calcext:value-type="string">
            <text:p>H = Cloakroom</text:p>
          </table:table-cell>
          <table:table-cell table:style-name="ce137" table:number-columns-repeated="2"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30/01/2018</text:p>
          </table:table-cell>
          <table:table-cell table:style-name="ce13" office:value-type="string" calcext:value-type="string">
            <text:p>TC 2018 BRA #07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20"/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50:.P50]; &quot;S&quot;)" office:value-type="float" office:value="3" calcext:value-type="float">
            <text:p>3</text:p>
          </table:table-cell>
          <table:table-cell table:style-name="ce121" office:value-type="string" calcext:value-type="string">
            <text:p>de</text:p>
          </table:table-cell>
          <table:table-cell table:formula="of:=14-COUNTIF([.C50:.P50]; &quot;NH&quot;)" office:value-type="float" office:value="12" calcext:value-type="float">
            <text:p>12</text:p>
          </table:table-cell>
          <table:table-cell table:style-name="ce126" table:formula="of:=IF((COUNTIF([.$C50:.$P50]; &quot;A&quot;) +  COUNTIF([.$C50:.$P50]; &quot;B&quot;) + COUNTIF([.$C50:.$P50]; &quot;M&quot;) + COUNTIF([.$C50:.$P50]; &quot;I&quot;) + [.Q50] = [.S50]); &quot;CLEARED&quot;; COUNTIF([.$C50:.$P50]; &quot;A&quot;) +  COUNTIF([.$C50:.$P50]; &quot;B&quot;) + COUNTIF([.$C50:.$P50]; &quot;M&quot;) + COUNTIF([.$C50:.$P50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137" office:value-type="string" calcext:value-type="string">
            <text:p>A = Album of Numbers</text:p>
          </table:table-cell>
          <table:table-cell table:style-name="ce137" office:value-type="string" calcext:value-type="string">
            <text:p>G = Board Game</text:p>
          </table:table-cell>
          <table:table-cell table:style-name="ce137" office:value-type="string" calcext:value-type="string">
            <text:p>K = Blocks</text:p>
          </table:table-cell>
          <table:table-cell table:style-name="ce137" office:value-type="string" calcext:value-type="string">
            <text:p>L = Postman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31/01/2018</text:p>
          </table:table-cell>
          <table:table-cell table:style-name="ce13" office:value-type="string" calcext:value-type="string">
            <text:p>TC 2018 BRA #08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 office:value-type="string" calcext:value-type="string">
            <text:p>N</text:p>
          </table:table-cell>
          <table:table-cell table:style-name="ce19"/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51:.P51]; &quot;S&quot;)" office:value-type="float" office:value="2" calcext:value-type="float">
            <text:p>2</text:p>
          </table:table-cell>
          <table:table-cell table:style-name="ce121" office:value-type="string" calcext:value-type="string">
            <text:p>de</text:p>
          </table:table-cell>
          <table:table-cell table:formula="of:=14-COUNTIF([.C51:.P51]; &quot;NH&quot;)" office:value-type="float" office:value="10" calcext:value-type="float">
            <text:p>10</text:p>
          </table:table-cell>
          <table:table-cell table:style-name="ce126" table:formula="of:=IF((COUNTIF([.$C51:.$P51]; &quot;A&quot;) +  COUNTIF([.$C51:.$P51]; &quot;B&quot;) + COUNTIF([.$C51:.$P51]; &quot;M&quot;) + COUNTIF([.$C51:.$P51]; &quot;I&quot;) + [.Q51] = [.S51]); &quot;CLEARED&quot;; COUNTIF([.$C51:.$P51]; &quot;A&quot;) +  COUNTIF([.$C51:.$P51]; &quot;B&quot;) + COUNTIF([.$C51:.$P51]; &quot;M&quot;) + COUNTIF([.$C51:.$P51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137" office:value-type="string" calcext:value-type="string">
            <text:p>A = Game</text:p>
          </table:table-cell>
          <table:table-cell table:style-name="ce137" office:value-type="string" calcext:value-type="string">
            <text:p>E = Furniture</text:p>
          </table:table-cell>
          <table:table-cell table:style-name="ce137" office:value-type="string" calcext:value-type="string">
            <text:p>H = Return of the Cliquers</text:p>
          </table:table-cell>
          <table:table-cell table:style-name="ce137" office:value-type="string" calcext:value-type="string">
            <text:p>I = Variety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0" office:value-type="date" office:date-value="2018-02-02" calcext:value-type="date">
            <text:p>2/2/2018</text:p>
          </table:table-cell>
          <table:table-cell table:style-name="ce13" office:value-type="string" calcext:value-type="string">
            <text:p>TC 2018 BRA #09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52:.P52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52:.P52]; &quot;NH&quot;)" office:value-type="float" office:value="12" calcext:value-type="float">
            <text:p>12</text:p>
          </table:table-cell>
          <table:table-cell table:style-name="ce126" table:formula="of:=IF((COUNTIF([.$C52:.$P52]; &quot;A&quot;) +  COUNTIF([.$C52:.$P52]; &quot;B&quot;) + COUNTIF([.$C52:.$P52]; &quot;M&quot;) + COUNTIF([.$C52:.$P52]; &quot;I&quot;) + [.Q52] = [.S52]); &quot;CLEARED&quot;; COUNTIF([.$C52:.$P52]; &quot;A&quot;) +  COUNTIF([.$C52:.$P52]; &quot;B&quot;) + COUNTIF([.$C52:.$P52]; &quot;M&quot;) + COUNTIF([.$C52:.$P52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137" office:value-type="string" calcext:value-type="string">
            <text:p>E = Taxi</text:p>
          </table:table-cell>
          <table:table-cell table:style-name="ce137" office:value-type="string" calcext:value-type="string">
            <text:p>H = Anagrams</text:p>
          </table:table-cell>
          <table:table-cell table:style-name="ce137" table:number-columns-repeated="2"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24/02/2018</text:p>
          </table:table-cell>
          <table:table-cell table:style-name="ce13" office:value-type="string" calcext:value-type="string">
            <text:p>NEERC 17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53:.P53]; &quot;S&quot;)" office:value-type="float" office:value="4" calcext:value-type="float">
            <text:p>4</text:p>
          </table:table-cell>
          <table:table-cell table:style-name="ce121" office:value-type="string" calcext:value-type="string">
            <text:p>de</text:p>
          </table:table-cell>
          <table:table-cell table:formula="of:=14-COUNTIF([.C53:.P53]; &quot;NH&quot;)" office:value-type="float" office:value="12" calcext:value-type="float">
            <text:p>12</text:p>
          </table:table-cell>
          <table:table-cell table:style-name="ce126" table:formula="of:=IF((COUNTIF([.$C53:.$P53]; &quot;A&quot;) +  COUNTIF([.$C53:.$P53]; &quot;B&quot;) + COUNTIF([.$C53:.$P53]; &quot;M&quot;) + COUNTIF([.$C53:.$P53]; &quot;I&quot;) + [.Q53] = [.S53]); &quot;CLEARED&quot;; COUNTIF([.$C53:.$P53]; &quot;A&quot;) +  COUNTIF([.$C53:.$P53]; &quot;B&quot;) + COUNTIF([.$C53:.$P53]; &quot;M&quot;) + COUNTIF([.$C53:.$P53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630" xlink:type="simple">http://codeforces.com/gym/101630</text:a></text:p>
          </table:table-cell>
          <table:table-cell table:style-name="ce13"/>
          <table:table-cell table:style-name="ce13" office:value-type="string" calcext:value-type="string">
            <text:p>A = Archery Tournament</text:p>
          </table:table-cell>
          <table:table-cell table:style-name="ce137" office:value-type="string" calcext:value-type="string">
            <text:p>L = Laminar Family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03" calcext:value-type="date">
            <text:p>3/3/2018</text:p>
          </table:table-cell>
          <table:table-cell table:style-name="ce13" office:value-type="string" calcext:value-type="string">
            <text:p>UKIEPC 2015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117" table:formula="of:= COUNTIF([.C54:.P54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54:.P54]; &quot;NH&quot;)" office:value-type="float" office:value="13" calcext:value-type="float">
            <text:p>13</text:p>
          </table:table-cell>
          <table:table-cell table:style-name="ce126" table:formula="of:=IF((COUNTIF([.$C54:.$P54]; &quot;A&quot;) +  COUNTIF([.$C54:.$P54]; &quot;B&quot;) + COUNTIF([.$C54:.$P54]; &quot;M&quot;) + COUNTIF([.$C54:.$P54]; &quot;I&quot;) + [.Q54] = [.S54]); &quot;CLEARED&quot;; COUNTIF([.$C54:.$P54]; &quot;A&quot;) +  COUNTIF([.$C54:.$P54]; &quot;B&quot;) + COUNTIF([.$C54:.$P54]; &quot;M&quot;) + COUNTIF([.$C54:.$P54]; &quot;I&quot;))" office:value-type="float" office:value="4" calcext:value-type="float">
            <text:p>4</text:p>
          </table:table-cell>
          <table:table-cell table:style-name="ce135" office:value-type="string" calcext:value-type="string">
            <text:p><text:a xlink:href="http://codeforces.com/gym/100800" xlink:type="simple">http://codeforces.com/gym/100800</text:a></text:p>
          </table:table-cell>
          <table:table-cell table:style-name="ce13"/>
          <table:table-cell table:style-name="ce137" office:value-type="string" calcext:value-type="string">
            <text:p>D = Slant Drilling</text:p>
          </table:table-cell>
          <table:table-cell table:style-name="ce137" office:value-type="string" calcext:value-type="string">
            <text:p>E = Rainfall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0" calcext:value-type="date">
            <text:p>3/10/2018</text:p>
          </table:table-cell>
          <table:table-cell table:style-name="ce13" office:value-type="string" calcext:value-type="string">
            <text:p>RPC #03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55:.P55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55:.P55]; &quot;NH&quot;)" office:value-type="float" office:value="11" calcext:value-type="float">
            <text:p>11</text:p>
          </table:table-cell>
          <table:table-cell table:style-name="ce126" table:formula="of:=IF((COUNTIF([.$C55:.$P55]; &quot;A&quot;) +  COUNTIF([.$C55:.$P55]; &quot;B&quot;) + COUNTIF([.$C55:.$P55]; &quot;M&quot;) + COUNTIF([.$C55:.$P55]; &quot;I&quot;) + [.Q55] = [.S55]); &quot;CLEARED&quot;; COUNTIF([.$C55:.$P55]; &quot;A&quot;) +  COUNTIF([.$C55:.$P55]; &quot;B&quot;) + COUNTIF([.$C55:.$P55]; &quot;M&quot;) + COUNTIF([.$C55:.$P55]; &quot;I&quot;))" office:value-type="float" office:value="3" calcext:value-type="float">
            <text:p>3</text:p>
          </table:table-cell>
          <table:table-cell table:style-name="ce135" office:value-type="string" calcext:value-type="string">
            <text:p><text:a xlink:href="http://redprogramacioncompetitiva.com/contests/2018/02/" xlink:type="simple">http://redprogramacioncompetitiva.com/contests/2018/02/</text:a></text:p>
          </table:table-cell>
          <table:table-cell table:style-name="ce13"/>
          <table:table-cell table:style-name="ce137" office:value-type="string" calcext:value-type="string">
            <text:p>F = Fractal Tree</text:p>
          </table:table-cell>
          <table:table-cell table:style-name="ce137"/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7" calcext:value-type="date">
            <text:p>3/17/2018</text:p>
          </table:table-cell>
          <table:table-cell table:style-name="ce13" office:value-type="string" calcext:value-type="string">
            <text:p>NEERC 16 Central Subregional</text:p>
          </table:table-cell>
          <table:table-cell table:number-columns-repeated="8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56:.P56]; &quot;S&quot;)" office:value-type="float" office:value="10" calcext:value-type="float">
            <text:p>10</text:p>
          </table:table-cell>
          <table:table-cell table:style-name="ce121" office:value-type="string" calcext:value-type="string">
            <text:p>de</text:p>
          </table:table-cell>
          <table:table-cell table:formula="of:=14-COUNTIF([.C56:.P56]; &quot;NH&quot;)" office:value-type="float" office:value="11" calcext:value-type="float">
            <text:p>11</text:p>
          </table:table-cell>
          <table:table-cell table:style-name="ce126" table:formula="of:=IF((COUNTIF([.$C56:.$P56]; &quot;A&quot;) +  COUNTIF([.$C56:.$P56]; &quot;B&quot;) + COUNTIF([.$C56:.$P56]; &quot;M&quot;) + COUNTIF([.$C56:.$P56]; &quot;I&quot;) + [.Q56] = [.S56]); &quot;CLEARED&quot;; COUNTIF([.$C56:.$P56]; &quot;A&quot;) +  COUNTIF([.$C56:.$P56]; &quot;B&quot;) + COUNTIF([.$C56:.$P56]; &quot;M&quot;) + COUNTIF([.$C56:.$P56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243" xlink:type="simple">http://codeforces.com/gym/101243</text:a></text:p>
          </table:table-cell>
          <table:table-cell table:style-name="ce13"/>
          <table:table-cell table:style-name="ce137" office:value-type="string" calcext:value-type="string">
            <text:p>K = Polymorphic Code</text:p>
          </table:table-cell>
          <table:table-cell table:style-name="ce137"/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24" calcext:value-type="date">
            <text:p>3/24/2018</text:p>
          </table:table-cell>
          <table:table-cell table:style-name="ce13" office:value-type="string" calcext:value-type="string">
            <text:p>NAIPC 2018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57:.P57]; &quot;S&quot;)" office:value-type="float" office:value="4" calcext:value-type="float">
            <text:p>4</text:p>
          </table:table-cell>
          <table:table-cell table:style-name="ce121" office:value-type="string" calcext:value-type="string">
            <text:p>de</text:p>
          </table:table-cell>
          <table:table-cell table:formula="of:=14-COUNTIF([.C57:.P57]; &quot;NH&quot;)" office:value-type="float" office:value="11" calcext:value-type="float">
            <text:p>11</text:p>
          </table:table-cell>
          <table:table-cell table:style-name="ce126" table:formula="of:=IF((COUNTIF([.$C57:.$P57]; &quot;A&quot;) +  COUNTIF([.$C57:.$P57]; &quot;B&quot;) + COUNTIF([.$C57:.$P57]; &quot;M&quot;) + COUNTIF([.$C57:.$P57]; &quot;I&quot;) + [.Q57] = [.S57]); &quot;CLEARED&quot;; COUNTIF([.$C57:.$P57]; &quot;A&quot;) +  COUNTIF([.$C57:.$P57]; &quot;B&quot;) + COUNTIF([.$C57:.$P57]; &quot;M&quot;) + COUNTIF([.$C57:.$P57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s://naipc18.kattis.com/standings/standalone?filter=1257" xlink:type="simple">https://naipc18.kattis.com/standings/standalone?filter=1257</text:a></text:p>
          </table:table-cell>
          <table:table-cell table:style-name="ce13"/>
          <table:table-cell table:style-name="ce137" office:value-type="string" calcext:value-type="string">
            <text:p>F = Probe Droids</text:p>
          </table:table-cell>
          <table:table-cell table:style-name="ce13" office:value-type="string" calcext:value-type="string">
            <text:p>H = Recovery</text:p>
          </table:table-cell>
          <table:table-cell/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06" calcext:value-type="date">
            <text:p>4/6/2018</text:p>
          </table:table-cell>
          <table:table-cell table:style-name="ce13" office:value-type="string" calcext:value-type="string">
            <text:p>NEERC 17 Moscow Subregional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58:.P58]; &quot;S&quot;)" office:value-type="float" office:value="2" calcext:value-type="float">
            <text:p>2</text:p>
          </table:table-cell>
          <table:table-cell table:style-name="ce121" office:value-type="string" calcext:value-type="string">
            <text:p>de</text:p>
          </table:table-cell>
          <table:table-cell table:formula="of:=14-COUNTIF([.C58:.P58]; &quot;NH&quot;)" office:value-type="float" office:value="10" calcext:value-type="float">
            <text:p>10</text:p>
          </table:table-cell>
          <table:table-cell table:style-name="ce126" table:formula="of:=IF((COUNTIF([.$C58:.$P58]; &quot;A&quot;) +  COUNTIF([.$C58:.$P58]; &quot;B&quot;) + COUNTIF([.$C58:.$P58]; &quot;M&quot;) + COUNTIF([.$C58:.$P58]; &quot;I&quot;) + [.Q58] = [.S58]); &quot;CLEARED&quot;; COUNTIF([.$C58:.$P58]; &quot;A&quot;) +  COUNTIF([.$C58:.$P58]; &quot;B&quot;) + COUNTIF([.$C58:.$P58]; &quot;M&quot;) + COUNTIF([.$C58:.$P58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611" xlink:type="simple">http://codeforces.com/gym/101611</text:a></text:p>
          </table:table-cell>
          <table:table-cell table:style-name="ce13"/>
          <table:table-cell table:style-name="ce13" office:value-type="string" calcext:value-type="string">
            <text:p>A = Advertising Strategy</text:p>
          </table:table-cell>
          <table:table-cell table:style-name="ce13" office:value-type="string" calcext:value-type="string">
            <text:p>F = Fake or Leak?</text:p>
          </table:table-cell>
          <table:table-cell table:style-name="ce13" office:value-type="string" calcext:value-type="string">
            <text:p>H = Hilarious Cooking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14" calcext:value-type="date">
            <text:p>4/14/2018</text:p>
          </table:table-cell>
          <table:table-cell table:style-name="ce13" office:value-type="string" calcext:value-type="string">
            <text:p>SWERC 12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59:.P59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59:.P59]; &quot;NH&quot;)" office:value-type="float" office:value="10" calcext:value-type="float">
            <text:p>10</text:p>
          </table:table-cell>
          <table:table-cell table:style-name="ce126" table:formula="of:=IF((COUNTIF([.$C59:.$P59]; &quot;A&quot;) +  COUNTIF([.$C59:.$P59]; &quot;B&quot;) + COUNTIF([.$C59:.$P59]; &quot;M&quot;) + COUNTIF([.$C59:.$P59]; &quot;I&quot;) + [.Q59] = [.S59]); &quot;CLEARED&quot;; COUNTIF([.$C59:.$P59]; &quot;A&quot;) +  COUNTIF([.$C59:.$P59]; &quot;B&quot;) + COUNTIF([.$C59:.$P59]; &quot;M&quot;) + COUNTIF([.$C59:.$P59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0438" xlink:type="simple">http://codeforces.com/gym/100438</text:a></text:p>
          </table:table-cell>
          <table:table-cell table:style-name="ce13"/>
          <table:table-cell table:style-name="ce13" office:value-type="string" calcext:value-type="string">
            <text:p>C = LCM Pair Sum</text:p>
          </table:table-cell>
          <table:table-cell table:style-name="ce137" office:value-type="string" calcext:value-type="string">
            <text:p>D = RNA Secondary Structur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4-21" calcext:value-type="date">
            <text:p>4/21/2018</text:p>
          </table:table-cell>
          <table:table-cell table:style-name="ce13" office:value-type="string" calcext:value-type="string">
            <text:p>NWERC 08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NH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60:.P60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60:.P60]; &quot;NH&quot;)" office:value-type="float" office:value="10" calcext:value-type="float">
            <text:p>10</text:p>
          </table:table-cell>
          <table:table-cell table:style-name="ce126" table:formula="of:=IF((COUNTIF([.$C60:.$P60]; &quot;A&quot;) +  COUNTIF([.$C60:.$P60]; &quot;B&quot;) + COUNTIF([.$C60:.$P60]; &quot;M&quot;) + COUNTIF([.$C60:.$P60]; &quot;I&quot;) + [.Q60] = [.S60]); &quot;CLEARED&quot;; COUNTIF([.$C60:.$P60]; &quot;A&quot;) +  COUNTIF([.$C60:.$P60]; &quot;B&quot;) + COUNTIF([.$C60:.$P60]; &quot;M&quot;) + COUNTIF([.$C60:.$P60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408" xlink:type="simple">http://codeforces.com/gym/101408</text:a></text:p>
          </table:table-cell>
          <table:table-cell table:style-name="ce13"/>
          <table:table-cell table:style-name="ce13" office:value-type="string" calcext:value-type="string">
            <text:p>E = Easy Climb</text:p>
          </table:table-cell>
          <table:table-cell table:style-name="ce137" office:value-type="string" calcext:value-type="string">
            <text:p>F = Sculptur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4-28" calcext:value-type="date">
            <text:p>4/28/2018</text:p>
          </table:table-cell>
          <table:table-cell table:style-name="ce13" office:value-type="string" calcext:value-type="string">
            <text:p>RPC #04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61:.P61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61:.P61]; &quot;NH&quot;)" office:value-type="float" office:value="11" calcext:value-type="float">
            <text:p>11</text:p>
          </table:table-cell>
          <table:table-cell table:style-name="ce126" table:formula="of:=IF((COUNTIF([.$C61:.$P61]; &quot;A&quot;) +  COUNTIF([.$C61:.$P61]; &quot;B&quot;) + COUNTIF([.$C61:.$P61]; &quot;M&quot;) + COUNTIF([.$C61:.$P61]; &quot;I&quot;) + [.Q61] = [.S61]); &quot;CLEARED&quot;; COUNTIF([.$C61:.$P61]; &quot;A&quot;) +  COUNTIF([.$C61:.$P61]; &quot;B&quot;) + COUNTIF([.$C61:.$P61]; &quot;M&quot;) + COUNTIF([.$C61:.$P61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redprogramacioncompetitiva.com/contests/2018/04/" xlink:type="simple">http://redprogramacioncompetitiva.com/contests/2018/04/</text:a></text:p>
          </table:table-cell>
          <table:table-cell table:style-name="ce13"/>
          <table:table-cell table:style-name="ce13" office:value-type="string" calcext:value-type="string">
            <text:p>B = Bless Autocorrect</text:p>
          </table:table-cell>
          <table:table-cell table:style-name="ce13" office:value-type="string" calcext:value-type="string">
            <text:p>E = Exponial</text:p>
          </table:table-cell>
          <table:table-cell table:style-name="ce13" office:value-type="string" calcext:value-type="string">
            <text:p>H = Highest Tower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5-05" calcext:value-type="date">
            <text:p>5/5/2018</text:p>
          </table:table-cell>
          <table:table-cell table:style-name="ce13" office:value-type="string" calcext:value-type="string">
            <text:p>NWERC 05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117" table:formula="of:= COUNTIF([.C62:.P62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62:.P62]; &quot;NH&quot;)" office:value-type="float" office:value="9" calcext:value-type="float">
            <text:p>9</text:p>
          </table:table-cell>
          <table:table-cell table:style-name="ce126" table:formula="of:=IF((COUNTIF([.$C62:.$P62]; &quot;A&quot;) +  COUNTIF([.$C62:.$P62]; &quot;B&quot;) + COUNTIF([.$C62:.$P62]; &quot;M&quot;) + COUNTIF([.$C62:.$P62]; &quot;I&quot;) + [.Q62] = [.S62]); &quot;CLEARED&quot;; COUNTIF([.$C62:.$P62]; &quot;A&quot;) +  COUNTIF([.$C62:.$P62]; &quot;B&quot;) + COUNTIF([.$C62:.$P62]; &quot;M&quot;) + COUNTIF([.$C62:.$P62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codeforces.com/gym/100721/" xlink:type="simple">http://codeforces.com/gym/100721/</text:a></text:p>
          </table:table-cell>
          <table:table-cell table:style-name="ce13"/>
          <table:table-cell table:style-name="ce13" office:value-type="string" calcext:value-type="string">
            <text:p>A = Unequalled Consumption</text:p>
          </table:table-cell>
          <table:table-cell table:style-name="ce13" office:value-type="string" calcext:value-type="string">
            <text:p>B = Declaration of Content</text:p>
          </table:table-cell>
          <table:table-cell table:style-name="ce13" office:value-type="string" calcext:value-type="string">
            <text:p>E = Pesky Heroe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5-12" calcext:value-type="date">
            <text:p>5/12/2018</text:p>
          </table:table-cell>
          <table:table-cell table:style-name="ce13" office:value-type="string" calcext:value-type="string">
            <text:p>NWERC 06</text:p>
          </table:table-cell>
          <table:table-cell table:number-columns-repeated="2"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117" table:formula="of:= COUNTIF([.C63:.P63]; &quot;S&quot;)" office:value-type="float" office:value="4" calcext:value-type="float">
            <text:p>4</text:p>
          </table:table-cell>
          <table:table-cell table:style-name="ce121" office:value-type="string" calcext:value-type="string">
            <text:p>de</text:p>
          </table:table-cell>
          <table:table-cell table:formula="of:=14-COUNTIF([.C63:.P63]; &quot;NH&quot;)" office:value-type="float" office:value="9" calcext:value-type="float">
            <text:p>9</text:p>
          </table:table-cell>
          <table:table-cell table:style-name="ce126" table:formula="of:=IF((COUNTIF([.$C63:.$P63]; &quot;A&quot;) +  COUNTIF([.$C63:.$P63]; &quot;B&quot;) + COUNTIF([.$C63:.$P63]; &quot;M&quot;) + COUNTIF([.$C63:.$P63]; &quot;I&quot;) + [.Q63] = [.S63]); &quot;CLEARED&quot;; COUNTIF([.$C63:.$P63]; &quot;A&quot;) +  COUNTIF([.$C63:.$P63]; &quot;B&quot;) + COUNTIF([.$C63:.$P63]; &quot;M&quot;) + COUNTIF([.$C63:.$P63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0722/" xlink:type="simple">http://codeforces.com/gym/100722/</text:a></text:p>
          </table:table-cell>
          <table:table-cell table:style-name="ce13"/>
          <table:table-cell table:style-name="ce13" office:value-type="string" calcext:value-type="string">
            <text:p>A = Sudoku</text:p>
          </table:table-cell>
          <table:table-cell table:style-name="ce13" office:value-type="string" calcext:value-type="string">
            <text:p>B = The SetStack Computer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5-26" calcext:value-type="date">
            <text:p>5/26/2018</text:p>
          </table:table-cell>
          <table:table-cell table:style-name="ce13" office:value-type="string" calcext:value-type="string">
            <text:p>NWERC 07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64:.P64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64:.P64]; &quot;NH&quot;)" office:value-type="float" office:value="10" calcext:value-type="float">
            <text:p>10</text:p>
          </table:table-cell>
          <table:table-cell table:style-name="ce126" table:formula="of:=IF((COUNTIF([.$C64:.$P64]; &quot;A&quot;) +  COUNTIF([.$C64:.$P64]; &quot;B&quot;) + COUNTIF([.$C64:.$P64]; &quot;M&quot;) + COUNTIF([.$C64:.$P64]; &quot;I&quot;) + [.Q64] = [.S64]); &quot;CLEARED&quot;; COUNTIF([.$C64:.$P64]; &quot;A&quot;) +  COUNTIF([.$C64:.$P64]; &quot;B&quot;) + COUNTIF([.$C64:.$P64]; &quot;M&quot;) + COUNTIF([.$C64:.$P64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0723" xlink:type="simple">http://codeforces.com/gym/100723</text:a></text:p>
          </table:table-cell>
          <table:table-cell table:style-name="ce13"/>
          <table:table-cell table:style-name="ce137" office:value-type="string" calcext:value-type="string">
            <text:p>D = Youth Hostel Dorm</text:p>
          </table:table-cell>
          <table:table-cell table:style-name="ce13" office:value-type="string" calcext:value-type="string">
            <text:p>G = Summit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125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6-02" calcext:value-type="date">
            <text:p>6/2/2018</text:p>
          </table:table-cell>
          <table:table-cell table:style-name="ce13" office:value-type="string" calcext:value-type="string">
            <text:p>SWERC 17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66:.P66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66:.P66]; &quot;NH&quot;)" office:value-type="float" office:value="11" calcext:value-type="float">
            <text:p>11</text:p>
          </table:table-cell>
          <table:table-cell table:style-name="ce126" table:formula="of:=IF((COUNTIF([.$C66:.$P66]; &quot;A&quot;) +  COUNTIF([.$C66:.$P66]; &quot;B&quot;) + COUNTIF([.$C66:.$P66]; &quot;M&quot;) + COUNTIF([.$C66:.$P66]; &quot;I&quot;) + [.Q66] = [.S66]); &quot;CLEARED&quot;; COUNTIF([.$C66:.$P66]; &quot;A&quot;) +  COUNTIF([.$C66:.$P66]; &quot;B&quot;) + COUNTIF([.$C66:.$P66]; &quot;M&quot;) + COUNTIF([.$C66:.$P66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codeforces.com/gym/101635" xlink:type="simple">http://codeforces.com/gym/101635</text:a></text:p>
          </table:table-cell>
          <table:table-cell table:style-name="ce13"/>
          <table:table-cell table:style-name="ce13" office:value-type="string" calcext:value-type="string">
            <text:p>C = Macarons</text:p>
          </table:table-cell>
          <table:table-cell table:style-name="ce13" office:value-type="string" calcext:value-type="string">
            <text:p>D = Candy Chai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09" calcext:value-type="date">
            <text:p>6/9/2018</text:p>
          </table:table-cell>
          <table:table-cell table:style-name="ce13" office:value-type="string" calcext:value-type="string">
            <text:p>RPC #06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H</text:p>
          </table:table-cell>
          <table:table-cell table:style-name="ce117" table:formula="of:= COUNTIF([.C67:.P67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67:.P67]; &quot;NH&quot;)" office:value-type="float" office:value="13" calcext:value-type="float">
            <text:p>13</text:p>
          </table:table-cell>
          <table:table-cell table:style-name="ce126" table:formula="of:=IF((COUNTIF([.$C67:.$P67]; &quot;A&quot;) +  COUNTIF([.$C67:.$P67]; &quot;B&quot;) + COUNTIF([.$C67:.$P67]; &quot;M&quot;) + COUNTIF([.$C67:.$P67]; &quot;I&quot;) + [.Q67] = [.S67]); &quot;CLEARED&quot;; COUNTIF([.$C67:.$P67]; &quot;A&quot;) +  COUNTIF([.$C67:.$P67]; &quot;B&quot;) + COUNTIF([.$C67:.$P67]; &quot;M&quot;) + COUNTIF([.$C67:.$P67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redprogramacioncompetitiva.com/contests/2018/06/" xlink:type="simple">http://redprogramacioncompetitiva.com/contests/2018/06/</text:a></text:p>
          </table:table-cell>
          <table:table-cell table:style-name="ce13"/>
          <table:table-cell table:style-name="ce13" office:value-type="string" calcext:value-type="string">
            <text:p>B = Beautiful Tree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6-15" calcext:value-type="date">
            <text:p>6/15/2018</text:p>
          </table:table-cell>
          <table:table-cell table:style-name="ce13" office:value-type="string" calcext:value-type="string">
            <text:p>BAPC 17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117" table:formula="of:= COUNTIF([.C68:.P68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68:.P68]; &quot;NH&quot;)" office:value-type="float" office:value="13" calcext:value-type="float">
            <text:p>13</text:p>
          </table:table-cell>
          <table:table-cell table:style-name="ce126" table:formula="of:=IF((COUNTIF([.$C68:.$P68]; &quot;A&quot;) +  COUNTIF([.$C68:.$P68]; &quot;B&quot;) + COUNTIF([.$C68:.$P68]; &quot;M&quot;) + COUNTIF([.$C68:.$P68]; &quot;I&quot;) + [.Q68] = [.S68]); &quot;CLEARED&quot;; COUNTIF([.$C68:.$P68]; &quot;A&quot;) +  COUNTIF([.$C68:.$P68]; &quot;B&quot;) + COUNTIF([.$C68:.$P68]; &quot;M&quot;) + COUNTIF([.$C68:.$P68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666" xlink:type="simple">http://codeforces.com/gym/101666</text:a></text:p>
          </table:table-cell>
          <table:table-cell table:style-name="ce13"/>
          <table:table-cell table:style-name="ce137" office:value-type="string" calcext:value-type="string">
            <text:p>G = Going Dutch</text:p>
          </table:table-cell>
          <table:table-cell table:style-name="ce13" office:value-type="string" calcext:value-type="string">
            <text:p>H = Hoarse Horse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23" calcext:value-type="date">
            <text:p>6/23/2018</text:p>
          </table:table-cell>
          <table:table-cell table:style-name="ce13" office:value-type="string" calcext:value-type="string">
            <text:p>La Salle - Pui Ching PC 16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69:.P69]; &quot;S&quot;)" office:value-type="float" office:value="10" calcext:value-type="float">
            <text:p>10</text:p>
          </table:table-cell>
          <table:table-cell table:style-name="ce121" office:value-type="string" calcext:value-type="string">
            <text:p>de</text:p>
          </table:table-cell>
          <table:table-cell table:formula="of:=14-COUNTIF([.C69:.P69]; &quot;NH&quot;)" office:value-type="float" office:value="12" calcext:value-type="float">
            <text:p>12</text:p>
          </table:table-cell>
          <table:table-cell table:style-name="ce126" table:formula="of:=IF((COUNTIF([.$C69:.$P69]; &quot;A&quot;) +  COUNTIF([.$C69:.$P69]; &quot;B&quot;) + COUNTIF([.$C69:.$P69]; &quot;M&quot;) + COUNTIF([.$C69:.$P69]; &quot;I&quot;) + [.Q69] = [.S69]); &quot;CLEARED&quot;; COUNTIF([.$C69:.$P69]; &quot;A&quot;) +  COUNTIF([.$C69:.$P69]; &quot;B&quot;) + COUNTIF([.$C69:.$P69]; &quot;M&quot;) + COUNTIF([.$C69:.$P69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521" xlink:type="simple">http://codeforces.com/gym/101521</text:a></text:p>
          </table:table-cell>
          <table:table-cell table:style-name="ce13"/>
          <table:table-cell table:style-name="ce137" office:value-type="string" calcext:value-type="string">
            <text:p>E = Bacteria Experiment</text:p>
          </table:table-cell>
          <table:table-cell table:style-name="ce13" office:value-type="string" calcext:value-type="string">
            <text:p>G = Monorail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30" calcext:value-type="date">
            <text:p>6/30/2018</text:p>
          </table:table-cell>
          <table:table-cell table:style-name="ce13" office:value-type="string" calcext:value-type="string">
            <text:p>CERC 15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70:.P70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70:.P70]; &quot;NH&quot;)" office:value-type="float" office:value="12" calcext:value-type="float">
            <text:p>12</text:p>
          </table:table-cell>
          <table:table-cell table:style-name="ce126" table:formula="of:=IF((COUNTIF([.$C70:.$P70]; &quot;A&quot;) +  COUNTIF([.$C70:.$P70]; &quot;B&quot;) + COUNTIF([.$C70:.$P70]; &quot;M&quot;) + COUNTIF([.$C70:.$P70]; &quot;I&quot;) + [.Q70] = [.S70]); &quot;CLEARED&quot;; COUNTIF([.$C70:.$P70]; &quot;A&quot;) +  COUNTIF([.$C70:.$P70]; &quot;B&quot;) + COUNTIF([.$C70:.$P70]; &quot;M&quot;) + COUNTIF([.$C70:.$P70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480" xlink:type="simple">http://codeforces.com/gym/101480</text:a></text:p>
          </table:table-cell>
          <table:table-cell table:style-name="ce13"/>
          <table:table-cell table:style-name="ce13" office:value-type="string" calcext:value-type="string">
            <text:p>F = Frightful Formula</text:p>
          </table:table-cell>
          <table:table-cell table:style-name="ce137" office:value-type="string" calcext:value-type="string">
            <text:p>I = Ice Igloo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7-07" calcext:value-type="date">
            <text:p>7/7/2018</text:p>
          </table:table-cell>
          <table:table-cell table:style-name="ce13" office:value-type="string" calcext:value-type="string">
            <text:p>2013-2014 Pacific Northwest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20"/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H</text:p>
          </table:table-cell>
          <table:table-cell table:style-name="ce117" table:formula="of:= COUNTIF([.C71:.P71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71:.P71]; &quot;NH&quot;)" office:value-type="float" office:value="13" calcext:value-type="float">
            <text:p>13</text:p>
          </table:table-cell>
          <table:table-cell table:style-name="ce126" table:formula="of:=IF((COUNTIF([.$C71:.$P71]; &quot;A&quot;) +  COUNTIF([.$C71:.$P71]; &quot;B&quot;) + COUNTIF([.$C71:.$P71]; &quot;M&quot;) + COUNTIF([.$C71:.$P71]; &quot;I&quot;) + [.Q71] = [.S71]); &quot;CLEARED&quot;; COUNTIF([.$C71:.$P71]; &quot;A&quot;) +  COUNTIF([.$C71:.$P71]; &quot;B&quot;) + COUNTIF([.$C71:.$P71]; &quot;M&quot;) + COUNTIF([.$C71:.$P71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655" xlink:type="simple">http://codeforces.com/gym/101655</text:a></text:p>
          </table:table-cell>
          <table:table-cell table:style-name="ce13"/>
          <table:table-cell table:style-name="ce13" office:value-type="string" calcext:value-type="string">
            <text:p>C = Crushers Code</text:p>
          </table:table-cell>
          <table:table-cell table:style-name="ce13" office:value-type="string" calcext:value-type="string">
            <text:p>D = Delta Quadrant</text:p>
          </table:table-cell>
          <table:table-cell table:style-name="ce13" office:value-type="string" calcext:value-type="string">
            <text:p>K = Klingon Warfare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7-14" calcext:value-type="date">
            <text:p>7/14/2018</text:p>
          </table:table-cell>
          <table:table-cell table:style-name="ce13" office:value-type="string" calcext:value-type="string">
            <text:p>NWERC 12</text:p>
          </table:table-cell>
          <table:table-cell table:number-columns-repeated="4"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table:number-columns-repeated="3"/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72:.P72]; &quot;S&quot;)" office:value-type="float" office:value="3" calcext:value-type="float">
            <text:p>3</text:p>
          </table:table-cell>
          <table:table-cell table:style-name="ce121" office:value-type="string" calcext:value-type="string">
            <text:p>de</text:p>
          </table:table-cell>
          <table:table-cell table:formula="of:=14-COUNTIF([.C72:.P72]; &quot;NH&quot;)" office:value-type="float" office:value="11" calcext:value-type="float">
            <text:p>11</text:p>
          </table:table-cell>
          <table:table-cell table:style-name="ce126" table:formula="of:=IF((COUNTIF([.$C72:.$P72]; &quot;A&quot;) +  COUNTIF([.$C72:.$P72]; &quot;B&quot;) + COUNTIF([.$C72:.$P72]; &quot;M&quot;) + COUNTIF([.$C72:.$P72]; &quot;I&quot;) + [.Q72] = [.S72]); &quot;CLEARED&quot;; COUNTIF([.$C72:.$P72]; &quot;A&quot;) +  COUNTIF([.$C72:.$P72]; &quot;B&quot;) + COUNTIF([.$C72:.$P72]; &quot;M&quot;) + COUNTIF([.$C72:.$P72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398" xlink:type="simple">http://codeforces.com/gym/101398</text:a></text:p>
          </table:table-cell>
          <table:table-cell table:style-name="ce13"/>
          <table:table-cell table:style-name="ce13" office:value-type="string" calcext:value-type="string">
            <text:p>A = Admiral</text:p>
          </table:table-cell>
          <table:table-cell table:style-name="ce13" office:value-type="string" calcext:value-type="string">
            <text:p>B = Beer Pressure</text:p>
          </table:table-cell>
          <table:table-cell table:style-name="ce13" office:value-type="string" calcext:value-type="string">
            <text:p>C = Cycling</text:p>
          </table:table-cell>
          <table:table-cell table:style-name="ce13" office:value-type="string" calcext:value-type="string">
            <text:p>D = Digital Clock</text:p>
          </table:table-cell>
          <table:table-cell table:style-name="ce13" office:value-type="string" calcext:value-type="string">
            <text:p>K = Key Insight</text:p>
          </table:table-cell>
          <table:table-cell table:style-name="ce13" table:number-columns-repeated="139"/>
          <table:table-cell table:number-columns-repeated="858"/>
        </table:table-row>
        <table:table-row table:style-name="ro4">
          <table:table-cell table:style-name="ce10" office:value-type="date" office:date-value="2018-07-30" calcext:value-type="date">
            <text:p>7/30/2018</text:p>
          </table:table-cell>
          <table:table-cell table:style-name="ce15" office:value-type="string" calcext:value-type="string">
            <text:p>TC 2018 ARG #01</text:p>
          </table:table-cell>
          <table:table-cell table:style-name="ce21" office:value-type="string" calcext:value-type="string">
            <text:p>S</text:p>
          </table:table-cell>
          <table:table-cell table:style-name="ce28" office:value-type="string" calcext:value-type="string">
            <text:p>S</text:p>
          </table:table-cell>
          <table:table-cell table:style-name="ce35" office:value-type="string" calcext:value-type="string">
            <text:p>S</text:p>
          </table:table-cell>
          <table:table-cell table:style-name="ce42" office:value-type="string" calcext:value-type="string">
            <text:p>M</text:p>
          </table:table-cell>
          <table:table-cell table:style-name="ce49" office:value-type="string" calcext:value-type="string">
            <text:p>B</text:p>
          </table:table-cell>
          <table:table-cell table:style-name="ce56" office:value-type="string" calcext:value-type="string">
            <text:p>B</text:p>
          </table:table-cell>
          <table:table-cell table:style-name="ce63" office:value-type="string" calcext:value-type="string">
            <text:p>S</text:p>
          </table:table-cell>
          <table:table-cell table:style-name="ce70" office:value-type="string" calcext:value-type="string">
            <text:p>S</text:p>
          </table:table-cell>
          <table:table-cell table:style-name="ce77" office:value-type="string" calcext:value-type="string">
            <text:p>S</text:p>
          </table:table-cell>
          <table:table-cell table:style-name="ce84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style-name="ce97" office:value-type="string" calcext:value-type="string">
            <text:p>S</text:p>
          </table:table-cell>
          <table:table-cell table:style-name="ce104" office:value-type="string" calcext:value-type="string">
            <text:p>S</text:p>
          </table:table-cell>
          <table:table-cell table:style-name="ce110" office:value-type="string" calcext:value-type="string">
            <text:p>S</text:p>
          </table:table-cell>
          <table:table-cell table:style-name="ce117" table:formula="of:= COUNTIF([.C73:.P73]; &quot;S&quot;)" office:value-type="float" office:value="11" calcext:value-type="float">
            <text:p>11</text:p>
          </table:table-cell>
          <table:table-cell table:style-name="ce121" office:value-type="string" calcext:value-type="string">
            <text:p>de</text:p>
          </table:table-cell>
          <table:table-cell table:formula="of:=14-COUNTIF([.C73:.P73]; &quot;NH&quot;)" office:value-type="float" office:value="14" calcext:value-type="float">
            <text:p>14</text:p>
          </table:table-cell>
          <table:table-cell table:style-name="ce127" table:formula="of:=IF((COUNTIF([.$C73:.$P73]; &quot;A&quot;) +  COUNTIF([.$C73:.$P73]; &quot;B&quot;) + COUNTIF([.$C73:.$P73]; &quot;M&quot;) + COUNTIF([.$C73:.$P73]; &quot;I&quot;) + [.Q73] = [.S73]); &quot;CLEARED&quot;; COUNTIF([.$C73:.$P73]; &quot;A&quot;) +  COUNTIF([.$C73:.$P73]; &quot;B&quot;) + COUNTIF([.$C73:.$P73]; &quot;M&quot;) + COUNTIF([.$C73:.$P73]; &quot;I&quot;))" office:value-type="string" office:string-value="CLEARED" calcext:value-type="string">
            <text:p>CLEARED</text:p>
          </table:table-cell>
          <table:table-cell table:style-name="ce135" office:value-type="string" calcext:value-type="string">
            <text:p>https://codeforces.com/group/HKdByrdQUN/contest/226449/standings/groupmates/true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7-31" calcext:value-type="date">
            <text:p>7/31/2018</text:p>
          </table:table-cell>
          <table:table-cell table:style-name="ce15" office:value-type="string" calcext:value-type="string">
            <text:p>TC 2018 ARG #02</text:p>
          </table:table-cell>
          <table:table-cell table:style-name="ce22" office:value-type="string" calcext:value-type="string">
            <text:p>S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S</text:p>
          </table:table-cell>
          <table:table-cell table:style-name="ce43" office:value-type="string" calcext:value-type="string">
            <text:p>B</text:p>
          </table:table-cell>
          <table:table-cell table:style-name="ce50" office:value-type="string" calcext:value-type="string">
            <text:p>S</text:p>
          </table:table-cell>
          <table:table-cell table:style-name="ce57" office:value-type="string" calcext:value-type="string">
            <text:p>M</text:p>
          </table:table-cell>
          <table:table-cell table:style-name="ce64" office:value-type="string" calcext:value-type="string">
            <text:p>S</text:p>
          </table:table-cell>
          <table:table-cell table:style-name="ce71" office:value-type="string" calcext:value-type="string">
            <text:p>U</text:p>
          </table:table-cell>
          <table:table-cell table:style-name="ce78" office:value-type="string" calcext:value-type="string">
            <text:p>S</text:p>
          </table:table-cell>
          <table:table-cell table:style-name="ce50" office:value-type="string" calcext:value-type="string">
            <text:p>S</text:p>
          </table:table-cell>
          <table:table-cell table:style-name="ce91" office:value-type="string" calcext:value-type="string">
            <text:p>S</text:p>
          </table:table-cell>
          <table:table-cell table:style-name="ce98" office:value-type="string" calcext:value-type="string">
            <text:p>A</text:p>
          </table:table-cell>
          <table:table-cell table:number-columns-repeated="2" table:style-name="ce50" office:value-type="string" calcext:value-type="string">
            <text:p>NH</text:p>
          </table:table-cell>
          <table:table-cell table:style-name="ce117" table:formula="of:= COUNTIF([.C74:.P74]; &quot;S&quot;)" office:value-type="float" office:value="8" calcext:value-type="float">
            <text:p>8</text:p>
          </table:table-cell>
          <table:table-cell table:style-name="ce121" office:value-type="string" calcext:value-type="string">
            <text:p>de</text:p>
          </table:table-cell>
          <table:table-cell table:formula="of:=14-COUNTIF([.C74:.P74]; &quot;NH&quot;)" office:value-type="float" office:value="12" calcext:value-type="float">
            <text:p>12</text:p>
          </table:table-cell>
          <table:table-cell table:style-name="ce128" table:formula="of:=IF((COUNTIF([.$C74:.$P74]; &quot;A&quot;) +  COUNTIF([.$C74:.$P74]; &quot;B&quot;) + COUNTIF([.$C74:.$P74]; &quot;M&quot;) + COUNTIF([.$C74:.$P74]; &quot;I&quot;) + [.Q74] = [.S74]); &quot;CLEARED&quot;; COUNTIF([.$C74:.$P74]; &quot;A&quot;) +  COUNTIF([.$C74:.$P74]; &quot;B&quot;) + COUNTIF([.$C74:.$P74]; &quot;M&quot;) + COUNTIF([.$C74:.$P74]; &quot;I&quot;))" office:value-type="float" office:value="3" calcext:value-type="float">
            <text:p>3</text:p>
          </table:table-cell>
          <table:table-cell table:style-name="ce135" office:value-type="string" calcext:value-type="string">
            <text:p>https://codeforces.com/group/HKdByrdQUN/contest/226479/standings/groupmates/true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8-02" calcext:value-type="date">
            <text:p>8/2/2018</text:p>
          </table:table-cell>
          <table:table-cell table:style-name="ce15" office:value-type="string" calcext:value-type="string">
            <text:p>TC 2018 ARG #03</text:p>
          </table:table-cell>
          <table:table-cell table:style-name="ce23" office:value-type="string" calcext:value-type="string">
            <text:p>S</text:p>
          </table:table-cell>
          <table:table-cell table:style-name="ce30" office:value-type="string" calcext:value-type="string">
            <text:p>S</text:p>
          </table:table-cell>
          <table:table-cell table:style-name="ce37" office:value-type="string" calcext:value-type="string">
            <text:p>S</text:p>
          </table:table-cell>
          <table:table-cell table:style-name="ce44" office:value-type="string" calcext:value-type="string">
            <text:p>S</text:p>
          </table:table-cell>
          <table:table-cell table:style-name="ce51" office:value-type="string" calcext:value-type="string">
            <text:p>A</text:p>
          </table:table-cell>
          <table:table-cell table:style-name="ce58" office:value-type="string" calcext:value-type="string">
            <text:p>A</text:p>
          </table:table-cell>
          <table:table-cell table:style-name="ce65" office:value-type="string" calcext:value-type="string">
            <text:p>S</text:p>
          </table:table-cell>
          <table:table-cell table:style-name="ce72" office:value-type="string" calcext:value-type="string">
            <text:p>S</text:p>
          </table:table-cell>
          <table:table-cell table:style-name="ce79" office:value-type="string" calcext:value-type="string">
            <text:p>A</text:p>
          </table:table-cell>
          <table:table-cell table:style-name="ce85" office:value-type="string" calcext:value-type="string">
            <text:p>S</text:p>
          </table:table-cell>
          <table:table-cell table:style-name="ce92" office:value-type="string" calcext:value-type="string">
            <text:p>S</text:p>
          </table:table-cell>
          <table:table-cell table:style-name="ce99" office:value-type="string" calcext:value-type="string">
            <text:p>A</text:p>
          </table:table-cell>
          <table:table-cell table:style-name="ce105" office:value-type="string" calcext:value-type="string">
            <text:p>S</text:p>
          </table:table-cell>
          <table:table-cell table:style-name="ce111" office:value-type="string" calcext:value-type="string">
            <text:p>NH</text:p>
          </table:table-cell>
          <table:table-cell table:style-name="ce117" table:formula="of:= COUNTIF([.C75:.P75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75:.P75]; &quot;NH&quot;)" office:value-type="float" office:value="13" calcext:value-type="float">
            <text:p>13</text:p>
          </table:table-cell>
          <table:table-cell table:style-name="ce129" table:formula="of:=IF((COUNTIF([.$C75:.$P75]; &quot;A&quot;) +  COUNTIF([.$C75:.$P75]; &quot;B&quot;) + COUNTIF([.$C75:.$P75]; &quot;M&quot;) + COUNTIF([.$C75:.$P75]; &quot;I&quot;) + [.Q75] = [.S75]); &quot;CLEARED&quot;; COUNTIF([.$C75:.$P75]; &quot;A&quot;) +  COUNTIF([.$C75:.$P75]; &quot;B&quot;) + COUNTIF([.$C75:.$P75]; &quot;M&quot;) + COUNTIF([.$C75:.$P75]; &quot;I&quot;))" office:value-type="string" office:string-value="CLEARED" calcext:value-type="string">
            <text:p>CLEARED</text:p>
          </table:table-cell>
          <table:table-cell table:style-name="ce135" office:value-type="string" calcext:value-type="string">
            <text:p>https://codeforces.com/group/HKdByrdQUN/contest/226572/standings/groupmates/true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8-03" calcext:value-type="date">
            <text:p>8/3/2018</text:p>
          </table:table-cell>
          <table:table-cell table:style-name="ce15" office:value-type="string" calcext:value-type="string">
            <text:p>TC 2018 ARG #04</text:p>
          </table:table-cell>
          <table:table-cell table:style-name="ce24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8" office:value-type="string" calcext:value-type="string">
            <text:p>A</text:p>
          </table:table-cell>
          <table:table-cell table:style-name="ce45" office:value-type="string" calcext:value-type="string">
            <text:p>S</text:p>
          </table:table-cell>
          <table:table-cell table:style-name="ce52" office:value-type="string" calcext:value-type="string">
            <text:p>S</text:p>
          </table:table-cell>
          <table:table-cell table:style-name="ce59" office:value-type="string" calcext:value-type="string">
            <text:p>U</text:p>
          </table:table-cell>
          <table:table-cell table:style-name="ce66" office:value-type="string" calcext:value-type="string">
            <text:p>S</text:p>
          </table:table-cell>
          <table:table-cell table:style-name="ce73" office:value-type="string" calcext:value-type="string">
            <text:p>S</text:p>
          </table:table-cell>
          <table:table-cell table:style-name="ce80" office:value-type="string" calcext:value-type="string">
            <text:p>S</text:p>
          </table:table-cell>
          <table:table-cell table:style-name="ce86" office:value-type="string" calcext:value-type="string">
            <text:p>S</text:p>
          </table:table-cell>
          <table:table-cell table:style-name="ce93" office:value-type="string" calcext:value-type="string">
            <text:p>S</text:p>
          </table:table-cell>
          <table:table-cell table:style-name="ce100" office:value-type="string" calcext:value-type="string">
            <text:p>S</text:p>
          </table:table-cell>
          <table:table-cell table:style-name="ce106" office:value-type="string" calcext:value-type="string">
            <text:p>S</text:p>
          </table:table-cell>
          <table:table-cell table:style-name="ce112" office:value-type="string" calcext:value-type="string">
            <text:p>S</text:p>
          </table:table-cell>
          <table:table-cell table:style-name="ce117" table:formula="of:= COUNTIF([.C76:.P76]; &quot;S&quot;)" office:value-type="float" office:value="12" calcext:value-type="float">
            <text:p>12</text:p>
          </table:table-cell>
          <table:table-cell table:style-name="ce121" office:value-type="string" calcext:value-type="string">
            <text:p>de</text:p>
          </table:table-cell>
          <table:table-cell table:formula="of:=14-COUNTIF([.C76:.P76]; &quot;NH&quot;)" office:value-type="float" office:value="14" calcext:value-type="float">
            <text:p>14</text:p>
          </table:table-cell>
          <table:table-cell table:style-name="ce130" table:formula="of:=IF((COUNTIF([.$C76:.$P76]; &quot;A&quot;) +  COUNTIF([.$C76:.$P76]; &quot;B&quot;) + COUNTIF([.$C76:.$P76]; &quot;M&quot;) + COUNTIF([.$C76:.$P76]; &quot;I&quot;) + [.Q76] = [.S76]); &quot;CLEARED&quot;; COUNTIF([.$C76:.$P76]; &quot;A&quot;) +  COUNTIF([.$C76:.$P76]; &quot;B&quot;) + COUNTIF([.$C76:.$P76]; &quot;M&quot;) + COUNTIF([.$C76:.$P76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https://codeforces.com/group/HKdByrdQUN/contest/226591/standings/groupmates/true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8-06" calcext:value-type="date">
            <text:p>8/6/2018</text:p>
          </table:table-cell>
          <table:table-cell table:style-name="ce15" office:value-type="string" calcext:value-type="string">
            <text:p>TC 2018 ARG #05</text:p>
          </table:table-cell>
          <table:table-cell table:style-name="ce25" office:value-type="string" calcext:value-type="string">
            <text:p>S</text:p>
          </table:table-cell>
          <table:table-cell table:style-name="ce32" office:value-type="string" calcext:value-type="string">
            <text:p>S</text:p>
          </table:table-cell>
          <table:table-cell table:style-name="ce39" office:value-type="string" calcext:value-type="string">
            <text:p>S</text:p>
          </table:table-cell>
          <table:table-cell table:style-name="ce46" office:value-type="string" calcext:value-type="string">
            <text:p>S</text:p>
          </table:table-cell>
          <table:table-cell table:style-name="ce53" office:value-type="string" calcext:value-type="string">
            <text:p>S</text:p>
          </table:table-cell>
          <table:table-cell table:style-name="ce60" office:value-type="string" calcext:value-type="string">
            <text:p>S</text:p>
          </table:table-cell>
          <table:table-cell table:style-name="ce67" office:value-type="string" calcext:value-type="string">
            <text:p>S</text:p>
          </table:table-cell>
          <table:table-cell table:style-name="ce74" office:value-type="string" calcext:value-type="string">
            <text:p>S</text:p>
          </table:table-cell>
          <table:table-cell table:style-name="ce81" office:value-type="string" calcext:value-type="string">
            <text:p>U</text:p>
          </table:table-cell>
          <table:table-cell table:style-name="ce87" office:value-type="string" calcext:value-type="string">
            <text:p>A</text:p>
          </table:table-cell>
          <table:table-cell table:style-name="ce94" office:value-type="string" calcext:value-type="string">
            <text:p>S</text:p>
          </table:table-cell>
          <table:table-cell table:style-name="ce101" office:value-type="string" calcext:value-type="string">
            <text:p>S</text:p>
          </table:table-cell>
          <table:table-cell table:style-name="ce107" office:value-type="string" calcext:value-type="string">
            <text:p>NH</text:p>
          </table:table-cell>
          <table:table-cell table:style-name="ce113" office:value-type="string" calcext:value-type="string">
            <text:p>NH</text:p>
          </table:table-cell>
          <table:table-cell table:style-name="ce117" table:formula="of:= COUNTIF([.C77:.P77]; &quot;S&quot;)" office:value-type="float" office:value="10" calcext:value-type="float">
            <text:p>10</text:p>
          </table:table-cell>
          <table:table-cell table:style-name="ce121" office:value-type="string" calcext:value-type="string">
            <text:p>de</text:p>
          </table:table-cell>
          <table:table-cell table:formula="of:=14-COUNTIF([.C77:.P77]; &quot;NH&quot;)" office:value-type="float" office:value="12" calcext:value-type="float">
            <text:p>12</text:p>
          </table:table-cell>
          <table:table-cell table:style-name="ce131" table:formula="of:=IF((COUNTIF([.$C77:.$P77]; &quot;A&quot;) +  COUNTIF([.$C77:.$P77]; &quot;B&quot;) + COUNTIF([.$C77:.$P77]; &quot;M&quot;) + COUNTIF([.$C77:.$P77]; &quot;I&quot;) + [.Q77] = [.S77]); &quot;CLEARED&quot;; COUNTIF([.$C77:.$P77]; &quot;A&quot;) +  COUNTIF([.$C77:.$P77]; &quot;B&quot;) + COUNTIF([.$C77:.$P77]; &quot;M&quot;) + COUNTIF([.$C77:.$P77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https://codeforces.com/group/HKdByrdQUN/contest/226696/standings/groupmates/true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8-07" calcext:value-type="date">
            <text:p>8/7/2018</text:p>
          </table:table-cell>
          <table:table-cell table:style-name="ce15" office:value-type="string" calcext:value-type="string">
            <text:p>TC 2018 ARG #06</text:p>
          </table:table-cell>
          <table:table-cell table:style-name="ce26" office:value-type="string" calcext:value-type="string">
            <text:p>S</text:p>
          </table:table-cell>
          <table:table-cell table:style-name="ce33" office:value-type="string" calcext:value-type="string">
            <text:p>U</text:p>
          </table:table-cell>
          <table:table-cell table:style-name="ce40" office:value-type="string" calcext:value-type="string">
            <text:p>N</text:p>
          </table:table-cell>
          <table:table-cell table:style-name="ce47" office:value-type="string" calcext:value-type="string">
            <text:p>S</text:p>
          </table:table-cell>
          <table:table-cell table:style-name="ce54" office:value-type="string" calcext:value-type="string">
            <text:p>S</text:p>
          </table:table-cell>
          <table:table-cell table:style-name="ce61" office:value-type="string" calcext:value-type="string">
            <text:p>S</text:p>
          </table:table-cell>
          <table:table-cell table:style-name="ce68" office:value-type="string" calcext:value-type="string">
            <text:p>S</text:p>
          </table:table-cell>
          <table:table-cell table:style-name="ce75" office:value-type="string" calcext:value-type="string">
            <text:p>S</text:p>
          </table:table-cell>
          <table:table-cell table:style-name="ce82" office:value-type="string" calcext:value-type="string">
            <text:p>U</text:p>
          </table:table-cell>
          <table:table-cell table:style-name="ce88" office:value-type="string" calcext:value-type="string">
            <text:p>S</text:p>
          </table:table-cell>
          <table:table-cell table:style-name="ce95" office:value-type="string" calcext:value-type="string">
            <text:p>U</text:p>
          </table:table-cell>
          <table:table-cell table:style-name="ce102" office:value-type="string" calcext:value-type="string">
            <text:p>S</text:p>
          </table:table-cell>
          <table:table-cell table:style-name="ce108" office:value-type="string" calcext:value-type="string">
            <text:p>S</text:p>
          </table:table-cell>
          <table:table-cell table:style-name="ce114" office:value-type="string" calcext:value-type="string">
            <text:p>NH</text:p>
          </table:table-cell>
          <table:table-cell table:style-name="ce117" table:formula="of:= COUNTIF([.C78:.P78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78:.P78]; &quot;NH&quot;)" office:value-type="float" office:value="13" calcext:value-type="float">
            <text:p>13</text:p>
          </table:table-cell>
          <table:table-cell table:style-name="ce132" table:formula="of:=IF((COUNTIF([.$C78:.$P78]; &quot;A&quot;) +  COUNTIF([.$C78:.$P78]; &quot;B&quot;) + COUNTIF([.$C78:.$P78]; &quot;M&quot;) + COUNTIF([.$C78:.$P78]; &quot;I&quot;) + [.Q78] = [.S78]); &quot;CLEARED&quot;; COUNTIF([.$C78:.$P78]; &quot;A&quot;) +  COUNTIF([.$C78:.$P78]; &quot;B&quot;) + COUNTIF([.$C78:.$P78]; &quot;M&quot;) + COUNTIF([.$C78:.$P78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https://codeforces.com/group/HKdByrdQUN/contest/226759/standings/groupmates/true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8-06" calcext:value-type="date">
            <text:p>8/6/2018</text:p>
          </table:table-cell>
          <table:table-cell table:style-name="ce15" office:value-type="string" calcext:value-type="string">
            <text:p>TC 2018 ARG #08</text:p>
          </table:table-cell>
          <table:table-cell table:style-name="ce27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41" office:value-type="string" calcext:value-type="string">
            <text:p>S</text:p>
          </table:table-cell>
          <table:table-cell table:style-name="ce48" office:value-type="string" calcext:value-type="string">
            <text:p>B</text:p>
          </table:table-cell>
          <table:table-cell table:style-name="ce55" office:value-type="string" calcext:value-type="string">
            <text:p>U</text:p>
          </table:table-cell>
          <table:table-cell table:style-name="ce62" office:value-type="string" calcext:value-type="string">
            <text:p>U</text:p>
          </table:table-cell>
          <table:table-cell table:style-name="ce69" office:value-type="string" calcext:value-type="string">
            <text:p>S</text:p>
          </table:table-cell>
          <table:table-cell table:style-name="ce76" office:value-type="string" calcext:value-type="string">
            <text:p>S</text:p>
          </table:table-cell>
          <table:table-cell table:style-name="ce83" office:value-type="string" calcext:value-type="string">
            <text:p>S</text:p>
          </table:table-cell>
          <table:table-cell table:style-name="ce89" office:value-type="string" calcext:value-type="string">
            <text:p>U</text:p>
          </table:table-cell>
          <table:table-cell table:style-name="ce96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109" office:value-type="string" calcext:value-type="string">
            <text:p>S</text:p>
          </table:table-cell>
          <table:table-cell table:style-name="ce115" office:value-type="string" calcext:value-type="string">
            <text:p>U</text:p>
          </table:table-cell>
          <table:table-cell table:style-name="ce117" table:formula="of:= COUNTIF([.C79:.P79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79:.P79]; &quot;NH&quot;)" office:value-type="float" office:value="14" calcext:value-type="float">
            <text:p>14</text:p>
          </table:table-cell>
          <table:table-cell table:style-name="ce133" table:formula="of:=IF((COUNTIF([.$C79:.$P79]; &quot;A&quot;) +  COUNTIF([.$C79:.$P79]; &quot;B&quot;) + COUNTIF([.$C79:.$P79]; &quot;M&quot;) + COUNTIF([.$C79:.$P79]; &quot;I&quot;) + [.Q79] = [.S79]); &quot;CLEARED&quot;; COUNTIF([.$C79:.$P79]; &quot;A&quot;) +  COUNTIF([.$C79:.$P79]; &quot;B&quot;) + COUNTIF([.$C79:.$P79]; &quot;M&quot;) + COUNTIF([.$C79:.$P79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https://codeforces.com/group/HKdByrdQUN/contest/226821/standings/groupmates/true</text:p>
          </table:table-cell>
          <table:table-cell table:style-name="ce13" table:number-columns-repeated="145"/>
          <table:table-cell table:number-columns-repeated="858"/>
        </table:table-row>
        <table:table-row table:style-name="ro4" table:number-rows-repeated="2986">
          <table:table-cell table:style-name="ce1"/>
          <table:table-cell table:style-name="ce13"/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4" table:number-rows-repeated="104551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2:Sheet1.A7">
            <calcext:condition calcext:apply-style-name="cf29" calcext:value="=&quot;A&quot;" calcext:base-cell-address="Sheet1.A2"/>
          </calcext:conditional-format>
          <calcext:conditional-format calcext:target-range-address="Sheet1.C11:Sheet1.P21 Sheet1.C22:Sheet1.F22 Sheet1.H22:Sheet1.H22 Sheet1.K22:Sheet1.P23 Sheet1.C23:Sheet1.I23 Sheet1.C24:Sheet1.L24 Sheet1.N24:Sheet1.P24 Sheet1.C25:Sheet1.P26 Sheet1.C27:Sheet1.M27 Sheet1.O27:Sheet1.P27 Sheet1.D28:Sheet1.E28 Sheet1.G28:Sheet1.P28 Sheet1.D29:Sheet1.I29 Sheet1.K29:Sheet1.K29 Sheet1.M29:Sheet1.P29 Sheet1.C30:Sheet1.P33 Sheet1.C34:Sheet1.H34 Sheet1.J34:Sheet1.P34 Sheet1.C35:Sheet1.P36 Sheet1.C37:Sheet1.E37 Sheet1.G37:Sheet1.P37 Sheet1.C38:Sheet1.P39 Sheet1.D40:Sheet1.I40 Sheet1.K40:Sheet1.P40 Sheet1.C41:Sheet1.P41 Sheet1.C42:Sheet1.J42 Sheet1.L42:Sheet1.P42 Sheet1.C44:Sheet1.J64 Sheet1.L44:Sheet1.P64 Sheet1.C66:Sheet1.J72 Sheet1.L66:Sheet1.P72">
            <calcext:condition calcext:apply-style-name="cf41" calcext:value="=&quot;N&quot;" calcext:base-cell-address="Sheet1.C11"/>
            <calcext:condition calcext:apply-style-name="cf46" calcext:value="=&quot;NH&quot;" calcext:base-cell-address="Sheet1.C11"/>
            <calcext:condition calcext:apply-style-name="cf29" calcext:value="=&quot;A&quot;" calcext:base-cell-address="Sheet1.C11"/>
            <calcext:condition calcext:apply-style-name="cf29" calcext:value="=&quot;I&quot;" calcext:base-cell-address="Sheet1.C11"/>
            <calcext:condition calcext:apply-style-name="cf29" calcext:value="=&quot;M&quot;" calcext:base-cell-address="Sheet1.C11"/>
            <calcext:condition calcext:apply-style-name="cf29" calcext:value="=&quot;B&quot;" calcext:base-cell-address="Sheet1.C11"/>
            <calcext:condition calcext:apply-style-name="cf28" calcext:value="=&quot;___&quot;" calcext:base-cell-address="Sheet1.C11"/>
            <calcext:condition calcext:apply-style-name="cf33" calcext:value="=&quot;U&quot;" calcext:base-cell-address="Sheet1.C11"/>
            <calcext:condition calcext:apply-style-name="cf32" calcext:value="=&quot;S&quot;" calcext:base-cell-address="Sheet1.C11"/>
          </calcext:conditional-format>
          <calcext:conditional-format calcext:target-range-address="Sheet1.G22:Sheet1.G22 Sheet1.I22:Sheet1.J22 Sheet1.J23:Sheet1.J23 Sheet1.M24:Sheet1.M24 Sheet1.N27:Sheet1.N27 Sheet1.C28:Sheet1.C29 Sheet1.F28:Sheet1.F28 Sheet1.J29:Sheet1.J29 Sheet1.L29:Sheet1.L29 Sheet1.I34:Sheet1.I34 Sheet1.F37:Sheet1.F37 Sheet1.C40:Sheet1.C40 Sheet1.J40:Sheet1.J40 Sheet1.K42:Sheet1.K42 Sheet1.K44:Sheet1.K64 Sheet1.K66:Sheet1.K72">
            <calcext:condition calcext:apply-style-name="cf41" calcext:value="=&quot;N&quot;" calcext:base-cell-address="Sheet1.C22"/>
            <calcext:condition calcext:apply-style-name="cf46" calcext:value="=&quot;NH&quot;" calcext:base-cell-address="Sheet1.C22"/>
            <calcext:condition calcext:apply-style-name="cf29" calcext:value="=&quot;I&quot;" calcext:base-cell-address="Sheet1.C22"/>
            <calcext:condition calcext:apply-style-name="cf29" calcext:value="=&quot;M&quot;" calcext:base-cell-address="Sheet1.C22"/>
            <calcext:condition calcext:apply-style-name="cf29" calcext:value="=&quot;B&quot;" calcext:base-cell-address="Sheet1.C22"/>
            <calcext:condition calcext:apply-style-name="cf28" calcext:value="=&quot;___&quot;" calcext:base-cell-address="Sheet1.C22"/>
            <calcext:condition calcext:apply-style-name="cf33" calcext:value="=&quot;U&quot;" calcext:base-cell-address="Sheet1.C22"/>
            <calcext:condition calcext:apply-style-name="cf32" calcext:value="=&quot;S&quot;" calcext:base-cell-address="Sheet1.C22"/>
          </calcext:conditional-format>
          <calcext:conditional-format calcext:target-range-address="Sheet1.T11:Sheet1.T42 Sheet1.T44:Sheet1.T64 Sheet1.T66:Sheet1.T72">
            <calcext:condition calcext:apply-style-name="cf30" calcext:value="=&quot;CLEARED&quot;" calcext:base-cell-address="Sheet1.T11"/>
            <calcext:condition calcext:apply-style-name="cf47" calcext:value="&gt;=2" calcext:base-cell-address="Sheet1.T11"/>
            <calcext:condition calcext:apply-style-name="cf34" calcext:value="=0" calcext:base-cell-address="Sheet1.T11"/>
            <calcext:condition calcext:apply-style-name="cf35" calcext:value="=1" calcext:base-cell-address="Sheet1.T11"/>
          </calcext:conditional-format>
          <calcext:conditional-format calcext:target-range-address="Sheet1.T73:Sheet1.T73">
            <calcext:condition calcext:apply-style-name="cf30" calcext:value="=&quot;CLEARED&quot;" calcext:base-cell-address="Sheet1.T73"/>
            <calcext:condition calcext:apply-style-name="cf47" calcext:value="&gt;=2" calcext:base-cell-address="Sheet1.T73"/>
            <calcext:condition calcext:apply-style-name="cf34" calcext:value="=0" calcext:base-cell-address="Sheet1.T73"/>
            <calcext:condition calcext:apply-style-name="cf35" calcext:value="=1" calcext:base-cell-address="Sheet1.T73"/>
          </calcext:conditional-format>
          <calcext:conditional-format calcext:target-range-address="Sheet1.O74:Sheet1.P74 Sheet1.G74:Sheet1.G74 Sheet1.L74:Sheet1.L74">
            <calcext:condition calcext:apply-style-name="cf41" calcext:value="=&quot;N&quot;" calcext:base-cell-address="Sheet1.G74"/>
            <calcext:condition calcext:apply-style-name="cf46" calcext:value="=&quot;NH&quot;" calcext:base-cell-address="Sheet1.G74"/>
            <calcext:condition calcext:apply-style-name="cf29" calcext:value="=&quot;A&quot;" calcext:base-cell-address="Sheet1.G74"/>
            <calcext:condition calcext:apply-style-name="cf29" calcext:value="=&quot;I&quot;" calcext:base-cell-address="Sheet1.G74"/>
            <calcext:condition calcext:apply-style-name="cf29" calcext:value="=&quot;M&quot;" calcext:base-cell-address="Sheet1.G74"/>
            <calcext:condition calcext:apply-style-name="cf29" calcext:value="=&quot;B&quot;" calcext:base-cell-address="Sheet1.G74"/>
            <calcext:condition calcext:apply-style-name="cf28" calcext:value="=&quot;___&quot;" calcext:base-cell-address="Sheet1.G74"/>
            <calcext:condition calcext:apply-style-name="cf33" calcext:value="=&quot;U&quot;" calcext:base-cell-address="Sheet1.G74"/>
            <calcext:condition calcext:apply-style-name="cf32" calcext:value="=&quot;S&quot;" calcext:base-cell-address="Sheet1.G74"/>
          </calcext:conditional-format>
          <calcext:conditional-format calcext:target-range-address="Sheet1.K74:Sheet1.K74">
            <calcext:condition calcext:apply-style-name="cf41" calcext:value="=&quot;N&quot;" calcext:base-cell-address="Sheet1.K74"/>
            <calcext:condition calcext:apply-style-name="cf46" calcext:value="=&quot;NH&quot;" calcext:base-cell-address="Sheet1.K74"/>
            <calcext:condition calcext:apply-style-name="cf29" calcext:value="=&quot;I&quot;" calcext:base-cell-address="Sheet1.K74"/>
            <calcext:condition calcext:apply-style-name="cf29" calcext:value="=&quot;M&quot;" calcext:base-cell-address="Sheet1.K74"/>
            <calcext:condition calcext:apply-style-name="cf29" calcext:value="=&quot;B&quot;" calcext:base-cell-address="Sheet1.K74"/>
            <calcext:condition calcext:apply-style-name="cf28" calcext:value="=&quot;___&quot;" calcext:base-cell-address="Sheet1.K74"/>
            <calcext:condition calcext:apply-style-name="cf33" calcext:value="=&quot;U&quot;" calcext:base-cell-address="Sheet1.K74"/>
            <calcext:condition calcext:apply-style-name="cf32" calcext:value="=&quot;S&quot;" calcext:base-cell-address="Sheet1.K74"/>
          </calcext:conditional-format>
          <calcext:conditional-format calcext:target-range-address="Sheet1.T74:Sheet1.T74">
            <calcext:condition calcext:apply-style-name="cf30" calcext:value="=&quot;CLEARED&quot;" calcext:base-cell-address="Sheet1.T74"/>
            <calcext:condition calcext:apply-style-name="cf47" calcext:value="&gt;=2" calcext:base-cell-address="Sheet1.T74"/>
            <calcext:condition calcext:apply-style-name="cf34" calcext:value="=0" calcext:base-cell-address="Sheet1.T74"/>
            <calcext:condition calcext:apply-style-name="cf35" calcext:value="=1" calcext:base-cell-address="Sheet1.T74"/>
          </calcext:conditional-format>
          <calcext:conditional-format calcext:target-range-address="Sheet1.O73:Sheet1.O73">
            <calcext:condition calcext:apply-style-name="cf41" calcext:value="=&quot;N&quot;" calcext:base-cell-address="Sheet1.O73"/>
            <calcext:condition calcext:apply-style-name="cf46" calcext:value="=&quot;NH&quot;" calcext:base-cell-address="Sheet1.O73"/>
            <calcext:condition calcext:apply-style-name="cf29" calcext:value="=&quot;A&quot;" calcext:base-cell-address="Sheet1.O73"/>
            <calcext:condition calcext:apply-style-name="cf29" calcext:value="=&quot;I&quot;" calcext:base-cell-address="Sheet1.O73"/>
            <calcext:condition calcext:apply-style-name="cf29" calcext:value="=&quot;M&quot;" calcext:base-cell-address="Sheet1.O73"/>
            <calcext:condition calcext:apply-style-name="cf29" calcext:value="=&quot;B&quot;" calcext:base-cell-address="Sheet1.O73"/>
            <calcext:condition calcext:apply-style-name="cf28" calcext:value="=&quot;___&quot;" calcext:base-cell-address="Sheet1.O73"/>
            <calcext:condition calcext:apply-style-name="cf33" calcext:value="=&quot;U&quot;" calcext:base-cell-address="Sheet1.O73"/>
            <calcext:condition calcext:apply-style-name="cf32" calcext:value="=&quot;S&quot;" calcext:base-cell-address="Sheet1.O73"/>
          </calcext:conditional-format>
          <calcext:conditional-format calcext:target-range-address="Sheet1.N73:Sheet1.N73">
            <calcext:condition calcext:apply-style-name="cf41" calcext:value="=&quot;N&quot;" calcext:base-cell-address="Sheet1.N73"/>
            <calcext:condition calcext:apply-style-name="cf46" calcext:value="=&quot;NH&quot;" calcext:base-cell-address="Sheet1.N73"/>
            <calcext:condition calcext:apply-style-name="cf29" calcext:value="=&quot;A&quot;" calcext:base-cell-address="Sheet1.N73"/>
            <calcext:condition calcext:apply-style-name="cf29" calcext:value="=&quot;I&quot;" calcext:base-cell-address="Sheet1.N73"/>
            <calcext:condition calcext:apply-style-name="cf29" calcext:value="=&quot;M&quot;" calcext:base-cell-address="Sheet1.N73"/>
            <calcext:condition calcext:apply-style-name="cf29" calcext:value="=&quot;B&quot;" calcext:base-cell-address="Sheet1.N73"/>
            <calcext:condition calcext:apply-style-name="cf28" calcext:value="=&quot;___&quot;" calcext:base-cell-address="Sheet1.N73"/>
            <calcext:condition calcext:apply-style-name="cf33" calcext:value="=&quot;U&quot;" calcext:base-cell-address="Sheet1.N73"/>
            <calcext:condition calcext:apply-style-name="cf32" calcext:value="=&quot;S&quot;" calcext:base-cell-address="Sheet1.N73"/>
          </calcext:conditional-format>
          <calcext:conditional-format calcext:target-range-address="Sheet1.P73:Sheet1.P73">
            <calcext:condition calcext:apply-style-name="cf41" calcext:value="=&quot;N&quot;" calcext:base-cell-address="Sheet1.P73"/>
            <calcext:condition calcext:apply-style-name="cf46" calcext:value="=&quot;NH&quot;" calcext:base-cell-address="Sheet1.P73"/>
            <calcext:condition calcext:apply-style-name="cf29" calcext:value="=&quot;A&quot;" calcext:base-cell-address="Sheet1.P73"/>
            <calcext:condition calcext:apply-style-name="cf29" calcext:value="=&quot;I&quot;" calcext:base-cell-address="Sheet1.P73"/>
            <calcext:condition calcext:apply-style-name="cf29" calcext:value="=&quot;M&quot;" calcext:base-cell-address="Sheet1.P73"/>
            <calcext:condition calcext:apply-style-name="cf29" calcext:value="=&quot;B&quot;" calcext:base-cell-address="Sheet1.P73"/>
            <calcext:condition calcext:apply-style-name="cf28" calcext:value="=&quot;___&quot;" calcext:base-cell-address="Sheet1.P73"/>
            <calcext:condition calcext:apply-style-name="cf33" calcext:value="=&quot;U&quot;" calcext:base-cell-address="Sheet1.P73"/>
            <calcext:condition calcext:apply-style-name="cf32" calcext:value="=&quot;S&quot;" calcext:base-cell-address="Sheet1.P73"/>
          </calcext:conditional-format>
          <calcext:conditional-format calcext:target-range-address="Sheet1.M73:Sheet1.M73">
            <calcext:condition calcext:apply-style-name="cf41" calcext:value="=&quot;N&quot;" calcext:base-cell-address="Sheet1.M73"/>
            <calcext:condition calcext:apply-style-name="cf46" calcext:value="=&quot;NH&quot;" calcext:base-cell-address="Sheet1.M73"/>
            <calcext:condition calcext:apply-style-name="cf29" calcext:value="=&quot;A&quot;" calcext:base-cell-address="Sheet1.M73"/>
            <calcext:condition calcext:apply-style-name="cf29" calcext:value="=&quot;I&quot;" calcext:base-cell-address="Sheet1.M73"/>
            <calcext:condition calcext:apply-style-name="cf29" calcext:value="=&quot;M&quot;" calcext:base-cell-address="Sheet1.M73"/>
            <calcext:condition calcext:apply-style-name="cf29" calcext:value="=&quot;B&quot;" calcext:base-cell-address="Sheet1.M73"/>
            <calcext:condition calcext:apply-style-name="cf28" calcext:value="=&quot;___&quot;" calcext:base-cell-address="Sheet1.M73"/>
            <calcext:condition calcext:apply-style-name="cf33" calcext:value="=&quot;U&quot;" calcext:base-cell-address="Sheet1.M73"/>
            <calcext:condition calcext:apply-style-name="cf32" calcext:value="=&quot;S&quot;" calcext:base-cell-address="Sheet1.M73"/>
          </calcext:conditional-format>
          <calcext:conditional-format calcext:target-range-address="Sheet1.L73:Sheet1.L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K73:Sheet1.K73">
            <calcext:condition calcext:apply-style-name="cf41" calcext:value="=&quot;N&quot;" calcext:base-cell-address="Sheet1.K73"/>
            <calcext:condition calcext:apply-style-name="cf46" calcext:value="=&quot;NH&quot;" calcext:base-cell-address="Sheet1.K73"/>
            <calcext:condition calcext:apply-style-name="cf29" calcext:value="=&quot;A&quot;" calcext:base-cell-address="Sheet1.K73"/>
            <calcext:condition calcext:apply-style-name="cf29" calcext:value="=&quot;I&quot;" calcext:base-cell-address="Sheet1.K73"/>
            <calcext:condition calcext:apply-style-name="cf29" calcext:value="=&quot;M&quot;" calcext:base-cell-address="Sheet1.K73"/>
            <calcext:condition calcext:apply-style-name="cf29" calcext:value="=&quot;B&quot;" calcext:base-cell-address="Sheet1.K73"/>
            <calcext:condition calcext:apply-style-name="cf28" calcext:value="=&quot;___&quot;" calcext:base-cell-address="Sheet1.K73"/>
            <calcext:condition calcext:apply-style-name="cf33" calcext:value="=&quot;U&quot;" calcext:base-cell-address="Sheet1.K73"/>
            <calcext:condition calcext:apply-style-name="cf32" calcext:value="=&quot;S&quot;" calcext:base-cell-address="Sheet1.K73"/>
          </calcext:conditional-format>
          <calcext:conditional-format calcext:target-range-address="Sheet1.J73:Sheet1.J73">
            <calcext:condition calcext:apply-style-name="cf41" calcext:value="=&quot;N&quot;" calcext:base-cell-address="Sheet1.J73"/>
            <calcext:condition calcext:apply-style-name="cf46" calcext:value="=&quot;NH&quot;" calcext:base-cell-address="Sheet1.J73"/>
            <calcext:condition calcext:apply-style-name="cf29" calcext:value="=&quot;A&quot;" calcext:base-cell-address="Sheet1.J73"/>
            <calcext:condition calcext:apply-style-name="cf29" calcext:value="=&quot;I&quot;" calcext:base-cell-address="Sheet1.J73"/>
            <calcext:condition calcext:apply-style-name="cf29" calcext:value="=&quot;M&quot;" calcext:base-cell-address="Sheet1.J73"/>
            <calcext:condition calcext:apply-style-name="cf29" calcext:value="=&quot;B&quot;" calcext:base-cell-address="Sheet1.J73"/>
            <calcext:condition calcext:apply-style-name="cf28" calcext:value="=&quot;___&quot;" calcext:base-cell-address="Sheet1.J73"/>
            <calcext:condition calcext:apply-style-name="cf33" calcext:value="=&quot;U&quot;" calcext:base-cell-address="Sheet1.J73"/>
            <calcext:condition calcext:apply-style-name="cf32" calcext:value="=&quot;S&quot;" calcext:base-cell-address="Sheet1.J73"/>
          </calcext:conditional-format>
          <calcext:conditional-format calcext:target-range-address="Sheet1.I73:Sheet1.I73">
            <calcext:condition calcext:apply-style-name="cf41" calcext:value="=&quot;N&quot;" calcext:base-cell-address="Sheet1.I73"/>
            <calcext:condition calcext:apply-style-name="cf46" calcext:value="=&quot;NH&quot;" calcext:base-cell-address="Sheet1.I73"/>
            <calcext:condition calcext:apply-style-name="cf29" calcext:value="=&quot;A&quot;" calcext:base-cell-address="Sheet1.I73"/>
            <calcext:condition calcext:apply-style-name="cf29" calcext:value="=&quot;I&quot;" calcext:base-cell-address="Sheet1.I73"/>
            <calcext:condition calcext:apply-style-name="cf29" calcext:value="=&quot;M&quot;" calcext:base-cell-address="Sheet1.I73"/>
            <calcext:condition calcext:apply-style-name="cf29" calcext:value="=&quot;B&quot;" calcext:base-cell-address="Sheet1.I73"/>
            <calcext:condition calcext:apply-style-name="cf28" calcext:value="=&quot;___&quot;" calcext:base-cell-address="Sheet1.I73"/>
            <calcext:condition calcext:apply-style-name="cf33" calcext:value="=&quot;U&quot;" calcext:base-cell-address="Sheet1.I73"/>
            <calcext:condition calcext:apply-style-name="cf32" calcext:value="=&quot;S&quot;" calcext:base-cell-address="Sheet1.I73"/>
          </calcext:conditional-format>
          <calcext:conditional-format calcext:target-range-address="Sheet1.G73:Sheet1.G73">
            <calcext:condition calcext:apply-style-name="cf41" calcext:value="=&quot;N&quot;" calcext:base-cell-address="Sheet1.G73"/>
            <calcext:condition calcext:apply-style-name="cf46" calcext:value="=&quot;NH&quot;" calcext:base-cell-address="Sheet1.G73"/>
            <calcext:condition calcext:apply-style-name="cf29" calcext:value="=&quot;A&quot;" calcext:base-cell-address="Sheet1.G73"/>
            <calcext:condition calcext:apply-style-name="cf29" calcext:value="=&quot;I&quot;" calcext:base-cell-address="Sheet1.G73"/>
            <calcext:condition calcext:apply-style-name="cf29" calcext:value="=&quot;M&quot;" calcext:base-cell-address="Sheet1.G73"/>
            <calcext:condition calcext:apply-style-name="cf29" calcext:value="=&quot;B&quot;" calcext:base-cell-address="Sheet1.G73"/>
            <calcext:condition calcext:apply-style-name="cf28" calcext:value="=&quot;___&quot;" calcext:base-cell-address="Sheet1.G73"/>
            <calcext:condition calcext:apply-style-name="cf33" calcext:value="=&quot;U&quot;" calcext:base-cell-address="Sheet1.G73"/>
            <calcext:condition calcext:apply-style-name="cf32" calcext:value="=&quot;S&quot;" calcext:base-cell-address="Sheet1.G73"/>
          </calcext:conditional-format>
          <calcext:conditional-format calcext:target-range-address="Sheet1.F73:Sheet1.F73">
            <calcext:condition calcext:apply-style-name="cf41" calcext:value="=&quot;N&quot;" calcext:base-cell-address="Sheet1.F73"/>
            <calcext:condition calcext:apply-style-name="cf46" calcext:value="=&quot;NH&quot;" calcext:base-cell-address="Sheet1.F73"/>
            <calcext:condition calcext:apply-style-name="cf29" calcext:value="=&quot;A&quot;" calcext:base-cell-address="Sheet1.F73"/>
            <calcext:condition calcext:apply-style-name="cf29" calcext:value="=&quot;I&quot;" calcext:base-cell-address="Sheet1.F73"/>
            <calcext:condition calcext:apply-style-name="cf29" calcext:value="=&quot;M&quot;" calcext:base-cell-address="Sheet1.F73"/>
            <calcext:condition calcext:apply-style-name="cf29" calcext:value="=&quot;B&quot;" calcext:base-cell-address="Sheet1.F73"/>
            <calcext:condition calcext:apply-style-name="cf28" calcext:value="=&quot;___&quot;" calcext:base-cell-address="Sheet1.F73"/>
            <calcext:condition calcext:apply-style-name="cf33" calcext:value="=&quot;U&quot;" calcext:base-cell-address="Sheet1.F73"/>
            <calcext:condition calcext:apply-style-name="cf32" calcext:value="=&quot;S&quot;" calcext:base-cell-address="Sheet1.F73"/>
          </calcext:conditional-format>
          <calcext:conditional-format calcext:target-range-address="Sheet1.E73:Sheet1.E73">
            <calcext:condition calcext:apply-style-name="cf41" calcext:value="=&quot;N&quot;" calcext:base-cell-address="Sheet1.E73"/>
            <calcext:condition calcext:apply-style-name="cf46" calcext:value="=&quot;NH&quot;" calcext:base-cell-address="Sheet1.E73"/>
            <calcext:condition calcext:apply-style-name="cf29" calcext:value="=&quot;A&quot;" calcext:base-cell-address="Sheet1.E73"/>
            <calcext:condition calcext:apply-style-name="cf29" calcext:value="=&quot;I&quot;" calcext:base-cell-address="Sheet1.E73"/>
            <calcext:condition calcext:apply-style-name="cf29" calcext:value="=&quot;M&quot;" calcext:base-cell-address="Sheet1.E73"/>
            <calcext:condition calcext:apply-style-name="cf29" calcext:value="=&quot;B&quot;" calcext:base-cell-address="Sheet1.E73"/>
            <calcext:condition calcext:apply-style-name="cf28" calcext:value="=&quot;___&quot;" calcext:base-cell-address="Sheet1.E73"/>
            <calcext:condition calcext:apply-style-name="cf33" calcext:value="=&quot;U&quot;" calcext:base-cell-address="Sheet1.E73"/>
            <calcext:condition calcext:apply-style-name="cf32" calcext:value="=&quot;S&quot;" calcext:base-cell-address="Sheet1.E73"/>
          </calcext:conditional-format>
          <calcext:conditional-format calcext:target-range-address="Sheet1.D73:Sheet1.D73">
            <calcext:condition calcext:apply-style-name="cf41" calcext:value="=&quot;N&quot;" calcext:base-cell-address="Sheet1.D73"/>
            <calcext:condition calcext:apply-style-name="cf46" calcext:value="=&quot;NH&quot;" calcext:base-cell-address="Sheet1.D73"/>
            <calcext:condition calcext:apply-style-name="cf29" calcext:value="=&quot;A&quot;" calcext:base-cell-address="Sheet1.D73"/>
            <calcext:condition calcext:apply-style-name="cf29" calcext:value="=&quot;I&quot;" calcext:base-cell-address="Sheet1.D73"/>
            <calcext:condition calcext:apply-style-name="cf29" calcext:value="=&quot;M&quot;" calcext:base-cell-address="Sheet1.D73"/>
            <calcext:condition calcext:apply-style-name="cf29" calcext:value="=&quot;B&quot;" calcext:base-cell-address="Sheet1.D73"/>
            <calcext:condition calcext:apply-style-name="cf28" calcext:value="=&quot;___&quot;" calcext:base-cell-address="Sheet1.D73"/>
            <calcext:condition calcext:apply-style-name="cf33" calcext:value="=&quot;U&quot;" calcext:base-cell-address="Sheet1.D73"/>
            <calcext:condition calcext:apply-style-name="cf32" calcext:value="=&quot;S&quot;" calcext:base-cell-address="Sheet1.D73"/>
          </calcext:conditional-format>
          <calcext:conditional-format calcext:target-range-address="Sheet1.C73:Sheet1.C73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C74:Sheet1.C74">
            <calcext:condition calcext:apply-style-name="cf41" calcext:value="=&quot;N&quot;" calcext:base-cell-address="Sheet1.C74"/>
            <calcext:condition calcext:apply-style-name="cf46" calcext:value="=&quot;NH&quot;" calcext:base-cell-address="Sheet1.C74"/>
            <calcext:condition calcext:apply-style-name="cf29" calcext:value="=&quot;A&quot;" calcext:base-cell-address="Sheet1.C74"/>
            <calcext:condition calcext:apply-style-name="cf29" calcext:value="=&quot;I&quot;" calcext:base-cell-address="Sheet1.C74"/>
            <calcext:condition calcext:apply-style-name="cf29" calcext:value="=&quot;M&quot;" calcext:base-cell-address="Sheet1.C74"/>
            <calcext:condition calcext:apply-style-name="cf29" calcext:value="=&quot;B&quot;" calcext:base-cell-address="Sheet1.C74"/>
            <calcext:condition calcext:apply-style-name="cf28" calcext:value="=&quot;___&quot;" calcext:base-cell-address="Sheet1.C74"/>
            <calcext:condition calcext:apply-style-name="cf33" calcext:value="=&quot;U&quot;" calcext:base-cell-address="Sheet1.C74"/>
            <calcext:condition calcext:apply-style-name="cf32" calcext:value="=&quot;S&quot;" calcext:base-cell-address="Sheet1.C74"/>
          </calcext:conditional-format>
          <calcext:conditional-format calcext:target-range-address="Sheet1.D74:Sheet1.D74">
            <calcext:condition calcext:apply-style-name="cf41" calcext:value="=&quot;N&quot;" calcext:base-cell-address="Sheet1.D74"/>
            <calcext:condition calcext:apply-style-name="cf46" calcext:value="=&quot;NH&quot;" calcext:base-cell-address="Sheet1.D74"/>
            <calcext:condition calcext:apply-style-name="cf29" calcext:value="=&quot;A&quot;" calcext:base-cell-address="Sheet1.D74"/>
            <calcext:condition calcext:apply-style-name="cf29" calcext:value="=&quot;I&quot;" calcext:base-cell-address="Sheet1.D74"/>
            <calcext:condition calcext:apply-style-name="cf29" calcext:value="=&quot;M&quot;" calcext:base-cell-address="Sheet1.D74"/>
            <calcext:condition calcext:apply-style-name="cf29" calcext:value="=&quot;B&quot;" calcext:base-cell-address="Sheet1.D74"/>
            <calcext:condition calcext:apply-style-name="cf28" calcext:value="=&quot;___&quot;" calcext:base-cell-address="Sheet1.D74"/>
            <calcext:condition calcext:apply-style-name="cf33" calcext:value="=&quot;U&quot;" calcext:base-cell-address="Sheet1.D74"/>
            <calcext:condition calcext:apply-style-name="cf32" calcext:value="=&quot;S&quot;" calcext:base-cell-address="Sheet1.D74"/>
          </calcext:conditional-format>
          <calcext:conditional-format calcext:target-range-address="Sheet1.E74:Sheet1.E74">
            <calcext:condition calcext:apply-style-name="cf41" calcext:value="=&quot;N&quot;" calcext:base-cell-address="Sheet1.E74"/>
            <calcext:condition calcext:apply-style-name="cf46" calcext:value="=&quot;NH&quot;" calcext:base-cell-address="Sheet1.E74"/>
            <calcext:condition calcext:apply-style-name="cf29" calcext:value="=&quot;A&quot;" calcext:base-cell-address="Sheet1.E74"/>
            <calcext:condition calcext:apply-style-name="cf29" calcext:value="=&quot;I&quot;" calcext:base-cell-address="Sheet1.E74"/>
            <calcext:condition calcext:apply-style-name="cf29" calcext:value="=&quot;M&quot;" calcext:base-cell-address="Sheet1.E74"/>
            <calcext:condition calcext:apply-style-name="cf29" calcext:value="=&quot;B&quot;" calcext:base-cell-address="Sheet1.E74"/>
            <calcext:condition calcext:apply-style-name="cf28" calcext:value="=&quot;___&quot;" calcext:base-cell-address="Sheet1.E74"/>
            <calcext:condition calcext:apply-style-name="cf33" calcext:value="=&quot;U&quot;" calcext:base-cell-address="Sheet1.E74"/>
            <calcext:condition calcext:apply-style-name="cf32" calcext:value="=&quot;S&quot;" calcext:base-cell-address="Sheet1.E74"/>
          </calcext:conditional-format>
          <calcext:conditional-format calcext:target-range-address="Sheet1.I74:Sheet1.I74">
            <calcext:condition calcext:apply-style-name="cf41" calcext:value="=&quot;N&quot;" calcext:base-cell-address="Sheet1.I74"/>
            <calcext:condition calcext:apply-style-name="cf46" calcext:value="=&quot;NH&quot;" calcext:base-cell-address="Sheet1.I74"/>
            <calcext:condition calcext:apply-style-name="cf29" calcext:value="=&quot;A&quot;" calcext:base-cell-address="Sheet1.I74"/>
            <calcext:condition calcext:apply-style-name="cf29" calcext:value="=&quot;I&quot;" calcext:base-cell-address="Sheet1.I74"/>
            <calcext:condition calcext:apply-style-name="cf29" calcext:value="=&quot;M&quot;" calcext:base-cell-address="Sheet1.I74"/>
            <calcext:condition calcext:apply-style-name="cf29" calcext:value="=&quot;B&quot;" calcext:base-cell-address="Sheet1.I74"/>
            <calcext:condition calcext:apply-style-name="cf28" calcext:value="=&quot;___&quot;" calcext:base-cell-address="Sheet1.I74"/>
            <calcext:condition calcext:apply-style-name="cf33" calcext:value="=&quot;U&quot;" calcext:base-cell-address="Sheet1.I74"/>
            <calcext:condition calcext:apply-style-name="cf32" calcext:value="=&quot;S&quot;" calcext:base-cell-address="Sheet1.I74"/>
          </calcext:conditional-format>
          <calcext:conditional-format calcext:target-range-address="Sheet1.M74:Sheet1.M74">
            <calcext:condition calcext:apply-style-name="cf41" calcext:value="=&quot;N&quot;" calcext:base-cell-address="Sheet1.M74"/>
            <calcext:condition calcext:apply-style-name="cf46" calcext:value="=&quot;NH&quot;" calcext:base-cell-address="Sheet1.M74"/>
            <calcext:condition calcext:apply-style-name="cf29" calcext:value="=&quot;A&quot;" calcext:base-cell-address="Sheet1.M74"/>
            <calcext:condition calcext:apply-style-name="cf29" calcext:value="=&quot;I&quot;" calcext:base-cell-address="Sheet1.M74"/>
            <calcext:condition calcext:apply-style-name="cf29" calcext:value="=&quot;M&quot;" calcext:base-cell-address="Sheet1.M74"/>
            <calcext:condition calcext:apply-style-name="cf29" calcext:value="=&quot;B&quot;" calcext:base-cell-address="Sheet1.M74"/>
            <calcext:condition calcext:apply-style-name="cf28" calcext:value="=&quot;___&quot;" calcext:base-cell-address="Sheet1.M74"/>
            <calcext:condition calcext:apply-style-name="cf33" calcext:value="=&quot;U&quot;" calcext:base-cell-address="Sheet1.M74"/>
            <calcext:condition calcext:apply-style-name="cf32" calcext:value="=&quot;S&quot;" calcext:base-cell-address="Sheet1.M74"/>
          </calcext:conditional-format>
          <calcext:conditional-format calcext:target-range-address="Sheet1.P75:Sheet1.P75">
            <calcext:condition calcext:apply-style-name="cf41" calcext:value="=&quot;N&quot;" calcext:base-cell-address="Sheet1.P75"/>
            <calcext:condition calcext:apply-style-name="cf46" calcext:value="=&quot;NH&quot;" calcext:base-cell-address="Sheet1.P75"/>
            <calcext:condition calcext:apply-style-name="cf29" calcext:value="=&quot;A&quot;" calcext:base-cell-address="Sheet1.P75"/>
            <calcext:condition calcext:apply-style-name="cf29" calcext:value="=&quot;I&quot;" calcext:base-cell-address="Sheet1.P75"/>
            <calcext:condition calcext:apply-style-name="cf29" calcext:value="=&quot;M&quot;" calcext:base-cell-address="Sheet1.P75"/>
            <calcext:condition calcext:apply-style-name="cf29" calcext:value="=&quot;B&quot;" calcext:base-cell-address="Sheet1.P75"/>
            <calcext:condition calcext:apply-style-name="cf28" calcext:value="=&quot;___&quot;" calcext:base-cell-address="Sheet1.P75"/>
            <calcext:condition calcext:apply-style-name="cf33" calcext:value="=&quot;U&quot;" calcext:base-cell-address="Sheet1.P75"/>
            <calcext:condition calcext:apply-style-name="cf32" calcext:value="=&quot;S&quot;" calcext:base-cell-address="Sheet1.P75"/>
          </calcext:conditional-format>
          <calcext:conditional-format calcext:target-range-address="Sheet1.T75:Sheet1.T75">
            <calcext:condition calcext:apply-style-name="cf30" calcext:value="=&quot;CLEARED&quot;" calcext:base-cell-address="Sheet1.T75"/>
            <calcext:condition calcext:apply-style-name="cf47" calcext:value="&gt;=2" calcext:base-cell-address="Sheet1.T75"/>
            <calcext:condition calcext:apply-style-name="cf34" calcext:value="=0" calcext:base-cell-address="Sheet1.T75"/>
            <calcext:condition calcext:apply-style-name="cf35" calcext:value="=1" calcext:base-cell-address="Sheet1.T75"/>
          </calcext:conditional-format>
          <calcext:conditional-format calcext:target-range-address="Sheet1.C75:Sheet1.C75">
            <calcext:condition calcext:apply-style-name="cf41" calcext:value="=&quot;N&quot;" calcext:base-cell-address="Sheet1.C75"/>
            <calcext:condition calcext:apply-style-name="cf46" calcext:value="=&quot;NH&quot;" calcext:base-cell-address="Sheet1.C75"/>
            <calcext:condition calcext:apply-style-name="cf29" calcext:value="=&quot;A&quot;" calcext:base-cell-address="Sheet1.C75"/>
            <calcext:condition calcext:apply-style-name="cf29" calcext:value="=&quot;I&quot;" calcext:base-cell-address="Sheet1.C75"/>
            <calcext:condition calcext:apply-style-name="cf29" calcext:value="=&quot;M&quot;" calcext:base-cell-address="Sheet1.C75"/>
            <calcext:condition calcext:apply-style-name="cf29" calcext:value="=&quot;B&quot;" calcext:base-cell-address="Sheet1.C75"/>
            <calcext:condition calcext:apply-style-name="cf28" calcext:value="=&quot;___&quot;" calcext:base-cell-address="Sheet1.C75"/>
            <calcext:condition calcext:apply-style-name="cf33" calcext:value="=&quot;U&quot;" calcext:base-cell-address="Sheet1.C75"/>
            <calcext:condition calcext:apply-style-name="cf32" calcext:value="=&quot;S&quot;" calcext:base-cell-address="Sheet1.C75"/>
          </calcext:conditional-format>
          <calcext:conditional-format calcext:target-range-address="Sheet1.D75:Sheet1.D75">
            <calcext:condition calcext:apply-style-name="cf41" calcext:value="=&quot;N&quot;" calcext:base-cell-address="Sheet1.D75"/>
            <calcext:condition calcext:apply-style-name="cf46" calcext:value="=&quot;NH&quot;" calcext:base-cell-address="Sheet1.D75"/>
            <calcext:condition calcext:apply-style-name="cf29" calcext:value="=&quot;A&quot;" calcext:base-cell-address="Sheet1.D75"/>
            <calcext:condition calcext:apply-style-name="cf29" calcext:value="=&quot;I&quot;" calcext:base-cell-address="Sheet1.D75"/>
            <calcext:condition calcext:apply-style-name="cf29" calcext:value="=&quot;M&quot;" calcext:base-cell-address="Sheet1.D75"/>
            <calcext:condition calcext:apply-style-name="cf29" calcext:value="=&quot;B&quot;" calcext:base-cell-address="Sheet1.D75"/>
            <calcext:condition calcext:apply-style-name="cf28" calcext:value="=&quot;___&quot;" calcext:base-cell-address="Sheet1.D75"/>
            <calcext:condition calcext:apply-style-name="cf33" calcext:value="=&quot;U&quot;" calcext:base-cell-address="Sheet1.D75"/>
            <calcext:condition calcext:apply-style-name="cf32" calcext:value="=&quot;S&quot;" calcext:base-cell-address="Sheet1.D75"/>
          </calcext:conditional-format>
          <calcext:conditional-format calcext:target-range-address="Sheet1.E75:Sheet1.E75">
            <calcext:condition calcext:apply-style-name="cf41" calcext:value="=&quot;N&quot;" calcext:base-cell-address="Sheet1.E75"/>
            <calcext:condition calcext:apply-style-name="cf46" calcext:value="=&quot;NH&quot;" calcext:base-cell-address="Sheet1.E75"/>
            <calcext:condition calcext:apply-style-name="cf29" calcext:value="=&quot;A&quot;" calcext:base-cell-address="Sheet1.E75"/>
            <calcext:condition calcext:apply-style-name="cf29" calcext:value="=&quot;I&quot;" calcext:base-cell-address="Sheet1.E75"/>
            <calcext:condition calcext:apply-style-name="cf29" calcext:value="=&quot;M&quot;" calcext:base-cell-address="Sheet1.E75"/>
            <calcext:condition calcext:apply-style-name="cf29" calcext:value="=&quot;B&quot;" calcext:base-cell-address="Sheet1.E75"/>
            <calcext:condition calcext:apply-style-name="cf28" calcext:value="=&quot;___&quot;" calcext:base-cell-address="Sheet1.E75"/>
            <calcext:condition calcext:apply-style-name="cf33" calcext:value="=&quot;U&quot;" calcext:base-cell-address="Sheet1.E75"/>
            <calcext:condition calcext:apply-style-name="cf32" calcext:value="=&quot;S&quot;" calcext:base-cell-address="Sheet1.E75"/>
          </calcext:conditional-format>
          <calcext:conditional-format calcext:target-range-address="Sheet1.F75:Sheet1.F75">
            <calcext:condition calcext:apply-style-name="cf41" calcext:value="=&quot;N&quot;" calcext:base-cell-address="Sheet1.F75"/>
            <calcext:condition calcext:apply-style-name="cf46" calcext:value="=&quot;NH&quot;" calcext:base-cell-address="Sheet1.F75"/>
            <calcext:condition calcext:apply-style-name="cf29" calcext:value="=&quot;A&quot;" calcext:base-cell-address="Sheet1.F75"/>
            <calcext:condition calcext:apply-style-name="cf29" calcext:value="=&quot;I&quot;" calcext:base-cell-address="Sheet1.F75"/>
            <calcext:condition calcext:apply-style-name="cf29" calcext:value="=&quot;M&quot;" calcext:base-cell-address="Sheet1.F75"/>
            <calcext:condition calcext:apply-style-name="cf29" calcext:value="=&quot;B&quot;" calcext:base-cell-address="Sheet1.F75"/>
            <calcext:condition calcext:apply-style-name="cf28" calcext:value="=&quot;___&quot;" calcext:base-cell-address="Sheet1.F75"/>
            <calcext:condition calcext:apply-style-name="cf33" calcext:value="=&quot;U&quot;" calcext:base-cell-address="Sheet1.F75"/>
            <calcext:condition calcext:apply-style-name="cf32" calcext:value="=&quot;S&quot;" calcext:base-cell-address="Sheet1.F75"/>
          </calcext:conditional-format>
          <calcext:conditional-format calcext:target-range-address="Sheet1.G75:Sheet1.G75">
            <calcext:condition calcext:apply-style-name="cf41" calcext:value="=&quot;N&quot;" calcext:base-cell-address="Sheet1.G75"/>
            <calcext:condition calcext:apply-style-name="cf46" calcext:value="=&quot;NH&quot;" calcext:base-cell-address="Sheet1.G75"/>
            <calcext:condition calcext:apply-style-name="cf29" calcext:value="=&quot;A&quot;" calcext:base-cell-address="Sheet1.G75"/>
            <calcext:condition calcext:apply-style-name="cf29" calcext:value="=&quot;I&quot;" calcext:base-cell-address="Sheet1.G75"/>
            <calcext:condition calcext:apply-style-name="cf29" calcext:value="=&quot;M&quot;" calcext:base-cell-address="Sheet1.G75"/>
            <calcext:condition calcext:apply-style-name="cf29" calcext:value="=&quot;B&quot;" calcext:base-cell-address="Sheet1.G75"/>
            <calcext:condition calcext:apply-style-name="cf28" calcext:value="=&quot;___&quot;" calcext:base-cell-address="Sheet1.G75"/>
            <calcext:condition calcext:apply-style-name="cf33" calcext:value="=&quot;U&quot;" calcext:base-cell-address="Sheet1.G75"/>
            <calcext:condition calcext:apply-style-name="cf32" calcext:value="=&quot;S&quot;" calcext:base-cell-address="Sheet1.G75"/>
          </calcext:conditional-format>
          <calcext:conditional-format calcext:target-range-address="Sheet1.H75:Sheet1.H75">
            <calcext:condition calcext:apply-style-name="cf41" calcext:value="=&quot;N&quot;" calcext:base-cell-address="Sheet1.H75"/>
            <calcext:condition calcext:apply-style-name="cf46" calcext:value="=&quot;NH&quot;" calcext:base-cell-address="Sheet1.H75"/>
            <calcext:condition calcext:apply-style-name="cf29" calcext:value="=&quot;A&quot;" calcext:base-cell-address="Sheet1.H75"/>
            <calcext:condition calcext:apply-style-name="cf29" calcext:value="=&quot;I&quot;" calcext:base-cell-address="Sheet1.H75"/>
            <calcext:condition calcext:apply-style-name="cf29" calcext:value="=&quot;M&quot;" calcext:base-cell-address="Sheet1.H75"/>
            <calcext:condition calcext:apply-style-name="cf29" calcext:value="=&quot;B&quot;" calcext:base-cell-address="Sheet1.H75"/>
            <calcext:condition calcext:apply-style-name="cf28" calcext:value="=&quot;___&quot;" calcext:base-cell-address="Sheet1.H75"/>
            <calcext:condition calcext:apply-style-name="cf33" calcext:value="=&quot;U&quot;" calcext:base-cell-address="Sheet1.H75"/>
            <calcext:condition calcext:apply-style-name="cf32" calcext:value="=&quot;S&quot;" calcext:base-cell-address="Sheet1.H75"/>
          </calcext:conditional-format>
          <calcext:conditional-format calcext:target-range-address="Sheet1.K75:Sheet1.K75">
            <calcext:condition calcext:apply-style-name="cf41" calcext:value="=&quot;N&quot;" calcext:base-cell-address="Sheet1.K75"/>
            <calcext:condition calcext:apply-style-name="cf46" calcext:value="=&quot;NH&quot;" calcext:base-cell-address="Sheet1.K75"/>
            <calcext:condition calcext:apply-style-name="cf29" calcext:value="=&quot;A&quot;" calcext:base-cell-address="Sheet1.K75"/>
            <calcext:condition calcext:apply-style-name="cf29" calcext:value="=&quot;I&quot;" calcext:base-cell-address="Sheet1.K75"/>
            <calcext:condition calcext:apply-style-name="cf29" calcext:value="=&quot;M&quot;" calcext:base-cell-address="Sheet1.K75"/>
            <calcext:condition calcext:apply-style-name="cf29" calcext:value="=&quot;B&quot;" calcext:base-cell-address="Sheet1.K75"/>
            <calcext:condition calcext:apply-style-name="cf28" calcext:value="=&quot;___&quot;" calcext:base-cell-address="Sheet1.K75"/>
            <calcext:condition calcext:apply-style-name="cf33" calcext:value="=&quot;U&quot;" calcext:base-cell-address="Sheet1.K75"/>
            <calcext:condition calcext:apply-style-name="cf32" calcext:value="=&quot;S&quot;" calcext:base-cell-address="Sheet1.K75"/>
          </calcext:conditional-format>
          <calcext:conditional-format calcext:target-range-address="Sheet1.N75:Sheet1.N75">
            <calcext:condition calcext:apply-style-name="cf41" calcext:value="=&quot;N&quot;" calcext:base-cell-address="Sheet1.N75"/>
            <calcext:condition calcext:apply-style-name="cf46" calcext:value="=&quot;NH&quot;" calcext:base-cell-address="Sheet1.N75"/>
            <calcext:condition calcext:apply-style-name="cf29" calcext:value="=&quot;A&quot;" calcext:base-cell-address="Sheet1.N75"/>
            <calcext:condition calcext:apply-style-name="cf29" calcext:value="=&quot;I&quot;" calcext:base-cell-address="Sheet1.N75"/>
            <calcext:condition calcext:apply-style-name="cf29" calcext:value="=&quot;M&quot;" calcext:base-cell-address="Sheet1.N75"/>
            <calcext:condition calcext:apply-style-name="cf29" calcext:value="=&quot;B&quot;" calcext:base-cell-address="Sheet1.N75"/>
            <calcext:condition calcext:apply-style-name="cf28" calcext:value="=&quot;___&quot;" calcext:base-cell-address="Sheet1.N75"/>
            <calcext:condition calcext:apply-style-name="cf33" calcext:value="=&quot;U&quot;" calcext:base-cell-address="Sheet1.N75"/>
            <calcext:condition calcext:apply-style-name="cf32" calcext:value="=&quot;S&quot;" calcext:base-cell-address="Sheet1.N75"/>
          </calcext:conditional-format>
          <calcext:conditional-format calcext:target-range-address="Sheet1.I75:Sheet1.I75">
            <calcext:condition calcext:apply-style-name="cf41" calcext:value="=&quot;N&quot;" calcext:base-cell-address="Sheet1.I75"/>
            <calcext:condition calcext:apply-style-name="cf46" calcext:value="=&quot;NH&quot;" calcext:base-cell-address="Sheet1.I75"/>
            <calcext:condition calcext:apply-style-name="cf29" calcext:value="=&quot;A&quot;" calcext:base-cell-address="Sheet1.I75"/>
            <calcext:condition calcext:apply-style-name="cf29" calcext:value="=&quot;I&quot;" calcext:base-cell-address="Sheet1.I75"/>
            <calcext:condition calcext:apply-style-name="cf29" calcext:value="=&quot;M&quot;" calcext:base-cell-address="Sheet1.I75"/>
            <calcext:condition calcext:apply-style-name="cf29" calcext:value="=&quot;B&quot;" calcext:base-cell-address="Sheet1.I75"/>
            <calcext:condition calcext:apply-style-name="cf28" calcext:value="=&quot;___&quot;" calcext:base-cell-address="Sheet1.I75"/>
            <calcext:condition calcext:apply-style-name="cf33" calcext:value="=&quot;U&quot;" calcext:base-cell-address="Sheet1.I75"/>
            <calcext:condition calcext:apply-style-name="cf32" calcext:value="=&quot;S&quot;" calcext:base-cell-address="Sheet1.I75"/>
          </calcext:conditional-format>
          <calcext:conditional-format calcext:target-range-address="Sheet1.J75:Sheet1.J75">
            <calcext:condition calcext:apply-style-name="cf41" calcext:value="=&quot;N&quot;" calcext:base-cell-address="Sheet1.J75"/>
            <calcext:condition calcext:apply-style-name="cf46" calcext:value="=&quot;NH&quot;" calcext:base-cell-address="Sheet1.J75"/>
            <calcext:condition calcext:apply-style-name="cf29" calcext:value="=&quot;A&quot;" calcext:base-cell-address="Sheet1.J75"/>
            <calcext:condition calcext:apply-style-name="cf29" calcext:value="=&quot;I&quot;" calcext:base-cell-address="Sheet1.J75"/>
            <calcext:condition calcext:apply-style-name="cf29" calcext:value="=&quot;M&quot;" calcext:base-cell-address="Sheet1.J75"/>
            <calcext:condition calcext:apply-style-name="cf29" calcext:value="=&quot;B&quot;" calcext:base-cell-address="Sheet1.J75"/>
            <calcext:condition calcext:apply-style-name="cf28" calcext:value="=&quot;___&quot;" calcext:base-cell-address="Sheet1.J75"/>
            <calcext:condition calcext:apply-style-name="cf33" calcext:value="=&quot;U&quot;" calcext:base-cell-address="Sheet1.J75"/>
            <calcext:condition calcext:apply-style-name="cf32" calcext:value="=&quot;S&quot;" calcext:base-cell-address="Sheet1.J75"/>
          </calcext:conditional-format>
          <calcext:conditional-format calcext:target-range-address="Sheet1.L75:Sheet1.L75">
            <calcext:condition calcext:apply-style-name="cf41" calcext:value="=&quot;N&quot;" calcext:base-cell-address="Sheet1.L75"/>
            <calcext:condition calcext:apply-style-name="cf46" calcext:value="=&quot;NH&quot;" calcext:base-cell-address="Sheet1.L75"/>
            <calcext:condition calcext:apply-style-name="cf29" calcext:value="=&quot;A&quot;" calcext:base-cell-address="Sheet1.L75"/>
            <calcext:condition calcext:apply-style-name="cf29" calcext:value="=&quot;I&quot;" calcext:base-cell-address="Sheet1.L75"/>
            <calcext:condition calcext:apply-style-name="cf29" calcext:value="=&quot;M&quot;" calcext:base-cell-address="Sheet1.L75"/>
            <calcext:condition calcext:apply-style-name="cf29" calcext:value="=&quot;B&quot;" calcext:base-cell-address="Sheet1.L75"/>
            <calcext:condition calcext:apply-style-name="cf28" calcext:value="=&quot;___&quot;" calcext:base-cell-address="Sheet1.L75"/>
            <calcext:condition calcext:apply-style-name="cf33" calcext:value="=&quot;U&quot;" calcext:base-cell-address="Sheet1.L75"/>
            <calcext:condition calcext:apply-style-name="cf32" calcext:value="=&quot;S&quot;" calcext:base-cell-address="Sheet1.L75"/>
          </calcext:conditional-format>
          <calcext:conditional-format calcext:target-range-address="Sheet1.M75:Sheet1.M75">
            <calcext:condition calcext:apply-style-name="cf41" calcext:value="=&quot;N&quot;" calcext:base-cell-address="Sheet1.M75"/>
            <calcext:condition calcext:apply-style-name="cf46" calcext:value="=&quot;NH&quot;" calcext:base-cell-address="Sheet1.M75"/>
            <calcext:condition calcext:apply-style-name="cf29" calcext:value="=&quot;A&quot;" calcext:base-cell-address="Sheet1.M75"/>
            <calcext:condition calcext:apply-style-name="cf29" calcext:value="=&quot;I&quot;" calcext:base-cell-address="Sheet1.M75"/>
            <calcext:condition calcext:apply-style-name="cf29" calcext:value="=&quot;M&quot;" calcext:base-cell-address="Sheet1.M75"/>
            <calcext:condition calcext:apply-style-name="cf29" calcext:value="=&quot;B&quot;" calcext:base-cell-address="Sheet1.M75"/>
            <calcext:condition calcext:apply-style-name="cf28" calcext:value="=&quot;___&quot;" calcext:base-cell-address="Sheet1.M75"/>
            <calcext:condition calcext:apply-style-name="cf33" calcext:value="=&quot;U&quot;" calcext:base-cell-address="Sheet1.M75"/>
            <calcext:condition calcext:apply-style-name="cf32" calcext:value="=&quot;S&quot;" calcext:base-cell-address="Sheet1.M75"/>
          </calcext:conditional-format>
          <calcext:conditional-format calcext:target-range-address="Sheet1.O75:Sheet1.O75">
            <calcext:condition calcext:apply-style-name="cf41" calcext:value="=&quot;N&quot;" calcext:base-cell-address="Sheet1.O75"/>
            <calcext:condition calcext:apply-style-name="cf46" calcext:value="=&quot;NH&quot;" calcext:base-cell-address="Sheet1.O75"/>
            <calcext:condition calcext:apply-style-name="cf29" calcext:value="=&quot;A&quot;" calcext:base-cell-address="Sheet1.O75"/>
            <calcext:condition calcext:apply-style-name="cf29" calcext:value="=&quot;I&quot;" calcext:base-cell-address="Sheet1.O75"/>
            <calcext:condition calcext:apply-style-name="cf29" calcext:value="=&quot;M&quot;" calcext:base-cell-address="Sheet1.O75"/>
            <calcext:condition calcext:apply-style-name="cf29" calcext:value="=&quot;B&quot;" calcext:base-cell-address="Sheet1.O75"/>
            <calcext:condition calcext:apply-style-name="cf28" calcext:value="=&quot;___&quot;" calcext:base-cell-address="Sheet1.O75"/>
            <calcext:condition calcext:apply-style-name="cf33" calcext:value="=&quot;U&quot;" calcext:base-cell-address="Sheet1.O75"/>
            <calcext:condition calcext:apply-style-name="cf32" calcext:value="=&quot;S&quot;" calcext:base-cell-address="Sheet1.O75"/>
          </calcext:conditional-format>
          <calcext:conditional-format calcext:target-range-address="Sheet1.H74:Sheet1.H74">
            <calcext:condition calcext:apply-style-name="cf41" calcext:value="=&quot;N&quot;" calcext:base-cell-address="Sheet1.H74"/>
            <calcext:condition calcext:apply-style-name="cf46" calcext:value="=&quot;NH&quot;" calcext:base-cell-address="Sheet1.H74"/>
            <calcext:condition calcext:apply-style-name="cf29" calcext:value="=&quot;A&quot;" calcext:base-cell-address="Sheet1.H74"/>
            <calcext:condition calcext:apply-style-name="cf29" calcext:value="=&quot;I&quot;" calcext:base-cell-address="Sheet1.H74"/>
            <calcext:condition calcext:apply-style-name="cf29" calcext:value="=&quot;M&quot;" calcext:base-cell-address="Sheet1.H74"/>
            <calcext:condition calcext:apply-style-name="cf29" calcext:value="=&quot;B&quot;" calcext:base-cell-address="Sheet1.H74"/>
            <calcext:condition calcext:apply-style-name="cf28" calcext:value="=&quot;___&quot;" calcext:base-cell-address="Sheet1.H74"/>
            <calcext:condition calcext:apply-style-name="cf33" calcext:value="=&quot;U&quot;" calcext:base-cell-address="Sheet1.H74"/>
            <calcext:condition calcext:apply-style-name="cf32" calcext:value="=&quot;S&quot;" calcext:base-cell-address="Sheet1.H74"/>
          </calcext:conditional-format>
          <calcext:conditional-format calcext:target-range-address="Sheet1.N74:Sheet1.N74">
            <calcext:condition calcext:apply-style-name="cf41" calcext:value="=&quot;N&quot;" calcext:base-cell-address="Sheet1.N74"/>
            <calcext:condition calcext:apply-style-name="cf46" calcext:value="=&quot;NH&quot;" calcext:base-cell-address="Sheet1.N74"/>
            <calcext:condition calcext:apply-style-name="cf29" calcext:value="=&quot;A&quot;" calcext:base-cell-address="Sheet1.N74"/>
            <calcext:condition calcext:apply-style-name="cf29" calcext:value="=&quot;I&quot;" calcext:base-cell-address="Sheet1.N74"/>
            <calcext:condition calcext:apply-style-name="cf29" calcext:value="=&quot;M&quot;" calcext:base-cell-address="Sheet1.N74"/>
            <calcext:condition calcext:apply-style-name="cf29" calcext:value="=&quot;B&quot;" calcext:base-cell-address="Sheet1.N74"/>
            <calcext:condition calcext:apply-style-name="cf28" calcext:value="=&quot;___&quot;" calcext:base-cell-address="Sheet1.N74"/>
            <calcext:condition calcext:apply-style-name="cf33" calcext:value="=&quot;U&quot;" calcext:base-cell-address="Sheet1.N74"/>
            <calcext:condition calcext:apply-style-name="cf32" calcext:value="=&quot;S&quot;" calcext:base-cell-address="Sheet1.N74"/>
          </calcext:conditional-format>
          <calcext:conditional-format calcext:target-range-address="Sheet1.F74:Sheet1.F74">
            <calcext:condition calcext:apply-style-name="cf41" calcext:value="=&quot;N&quot;" calcext:base-cell-address="Sheet1.F74"/>
            <calcext:condition calcext:apply-style-name="cf46" calcext:value="=&quot;NH&quot;" calcext:base-cell-address="Sheet1.F74"/>
            <calcext:condition calcext:apply-style-name="cf29" calcext:value="=&quot;A&quot;" calcext:base-cell-address="Sheet1.F74"/>
            <calcext:condition calcext:apply-style-name="cf29" calcext:value="=&quot;I&quot;" calcext:base-cell-address="Sheet1.F74"/>
            <calcext:condition calcext:apply-style-name="cf29" calcext:value="=&quot;M&quot;" calcext:base-cell-address="Sheet1.F74"/>
            <calcext:condition calcext:apply-style-name="cf29" calcext:value="=&quot;B&quot;" calcext:base-cell-address="Sheet1.F74"/>
            <calcext:condition calcext:apply-style-name="cf28" calcext:value="=&quot;___&quot;" calcext:base-cell-address="Sheet1.F74"/>
            <calcext:condition calcext:apply-style-name="cf33" calcext:value="=&quot;U&quot;" calcext:base-cell-address="Sheet1.F74"/>
            <calcext:condition calcext:apply-style-name="cf32" calcext:value="=&quot;S&quot;" calcext:base-cell-address="Sheet1.F74"/>
          </calcext:conditional-format>
          <calcext:conditional-format calcext:target-range-address="Sheet1.J74:Sheet1.J74">
            <calcext:condition calcext:apply-style-name="cf41" calcext:value="=&quot;N&quot;" calcext:base-cell-address="Sheet1.J74"/>
            <calcext:condition calcext:apply-style-name="cf46" calcext:value="=&quot;NH&quot;" calcext:base-cell-address="Sheet1.J74"/>
            <calcext:condition calcext:apply-style-name="cf29" calcext:value="=&quot;A&quot;" calcext:base-cell-address="Sheet1.J74"/>
            <calcext:condition calcext:apply-style-name="cf29" calcext:value="=&quot;I&quot;" calcext:base-cell-address="Sheet1.J74"/>
            <calcext:condition calcext:apply-style-name="cf29" calcext:value="=&quot;M&quot;" calcext:base-cell-address="Sheet1.J74"/>
            <calcext:condition calcext:apply-style-name="cf29" calcext:value="=&quot;B&quot;" calcext:base-cell-address="Sheet1.J74"/>
            <calcext:condition calcext:apply-style-name="cf28" calcext:value="=&quot;___&quot;" calcext:base-cell-address="Sheet1.J74"/>
            <calcext:condition calcext:apply-style-name="cf33" calcext:value="=&quot;U&quot;" calcext:base-cell-address="Sheet1.J74"/>
            <calcext:condition calcext:apply-style-name="cf32" calcext:value="=&quot;S&quot;" calcext:base-cell-address="Sheet1.J74"/>
          </calcext:conditional-format>
          <calcext:conditional-format calcext:target-range-address="Sheet1.H73:Sheet1.H73">
            <calcext:condition calcext:apply-style-name="cf41" calcext:value="=&quot;N&quot;" calcext:base-cell-address="Sheet1.H73"/>
            <calcext:condition calcext:apply-style-name="cf46" calcext:value="=&quot;NH&quot;" calcext:base-cell-address="Sheet1.H73"/>
            <calcext:condition calcext:apply-style-name="cf29" calcext:value="=&quot;A&quot;" calcext:base-cell-address="Sheet1.H73"/>
            <calcext:condition calcext:apply-style-name="cf29" calcext:value="=&quot;I&quot;" calcext:base-cell-address="Sheet1.H73"/>
            <calcext:condition calcext:apply-style-name="cf29" calcext:value="=&quot;M&quot;" calcext:base-cell-address="Sheet1.H73"/>
            <calcext:condition calcext:apply-style-name="cf29" calcext:value="=&quot;B&quot;" calcext:base-cell-address="Sheet1.H73"/>
            <calcext:condition calcext:apply-style-name="cf28" calcext:value="=&quot;___&quot;" calcext:base-cell-address="Sheet1.H73"/>
            <calcext:condition calcext:apply-style-name="cf33" calcext:value="=&quot;U&quot;" calcext:base-cell-address="Sheet1.H73"/>
            <calcext:condition calcext:apply-style-name="cf32" calcext:value="=&quot;S&quot;" calcext:base-cell-address="Sheet1.H73"/>
          </calcext:conditional-format>
          <calcext:conditional-format calcext:target-range-address="Sheet1.P76:Sheet1.P76">
            <calcext:condition calcext:apply-style-name="cf41" calcext:value="=&quot;N&quot;" calcext:base-cell-address="Sheet1.P76"/>
            <calcext:condition calcext:apply-style-name="cf46" calcext:value="=&quot;NH&quot;" calcext:base-cell-address="Sheet1.P76"/>
            <calcext:condition calcext:apply-style-name="cf29" calcext:value="=&quot;A&quot;" calcext:base-cell-address="Sheet1.P76"/>
            <calcext:condition calcext:apply-style-name="cf29" calcext:value="=&quot;I&quot;" calcext:base-cell-address="Sheet1.P76"/>
            <calcext:condition calcext:apply-style-name="cf29" calcext:value="=&quot;M&quot;" calcext:base-cell-address="Sheet1.P76"/>
            <calcext:condition calcext:apply-style-name="cf29" calcext:value="=&quot;B&quot;" calcext:base-cell-address="Sheet1.P76"/>
            <calcext:condition calcext:apply-style-name="cf28" calcext:value="=&quot;___&quot;" calcext:base-cell-address="Sheet1.P76"/>
            <calcext:condition calcext:apply-style-name="cf33" calcext:value="=&quot;U&quot;" calcext:base-cell-address="Sheet1.P76"/>
            <calcext:condition calcext:apply-style-name="cf32" calcext:value="=&quot;S&quot;" calcext:base-cell-address="Sheet1.P76"/>
          </calcext:conditional-format>
          <calcext:conditional-format calcext:target-range-address="Sheet1.T76:Sheet1.T76">
            <calcext:condition calcext:apply-style-name="cf30" calcext:value="=&quot;CLEARED&quot;" calcext:base-cell-address="Sheet1.T76"/>
            <calcext:condition calcext:apply-style-name="cf47" calcext:value="&gt;=2" calcext:base-cell-address="Sheet1.T76"/>
            <calcext:condition calcext:apply-style-name="cf34" calcext:value="=0" calcext:base-cell-address="Sheet1.T76"/>
            <calcext:condition calcext:apply-style-name="cf35" calcext:value="=1" calcext:base-cell-address="Sheet1.T76"/>
          </calcext:conditional-format>
          <calcext:conditional-format calcext:target-range-address="Sheet1.C76:Sheet1.C76">
            <calcext:condition calcext:apply-style-name="cf41" calcext:value="=&quot;N&quot;" calcext:base-cell-address="Sheet1.C76"/>
            <calcext:condition calcext:apply-style-name="cf46" calcext:value="=&quot;NH&quot;" calcext:base-cell-address="Sheet1.C76"/>
            <calcext:condition calcext:apply-style-name="cf29" calcext:value="=&quot;A&quot;" calcext:base-cell-address="Sheet1.C76"/>
            <calcext:condition calcext:apply-style-name="cf29" calcext:value="=&quot;I&quot;" calcext:base-cell-address="Sheet1.C76"/>
            <calcext:condition calcext:apply-style-name="cf29" calcext:value="=&quot;M&quot;" calcext:base-cell-address="Sheet1.C76"/>
            <calcext:condition calcext:apply-style-name="cf29" calcext:value="=&quot;B&quot;" calcext:base-cell-address="Sheet1.C76"/>
            <calcext:condition calcext:apply-style-name="cf28" calcext:value="=&quot;___&quot;" calcext:base-cell-address="Sheet1.C76"/>
            <calcext:condition calcext:apply-style-name="cf33" calcext:value="=&quot;U&quot;" calcext:base-cell-address="Sheet1.C76"/>
            <calcext:condition calcext:apply-style-name="cf32" calcext:value="=&quot;S&quot;" calcext:base-cell-address="Sheet1.C76"/>
          </calcext:conditional-format>
          <calcext:conditional-format calcext:target-range-address="Sheet1.D76:Sheet1.D76">
            <calcext:condition calcext:apply-style-name="cf41" calcext:value="=&quot;N&quot;" calcext:base-cell-address="Sheet1.D76"/>
            <calcext:condition calcext:apply-style-name="cf46" calcext:value="=&quot;NH&quot;" calcext:base-cell-address="Sheet1.D76"/>
            <calcext:condition calcext:apply-style-name="cf29" calcext:value="=&quot;A&quot;" calcext:base-cell-address="Sheet1.D76"/>
            <calcext:condition calcext:apply-style-name="cf29" calcext:value="=&quot;I&quot;" calcext:base-cell-address="Sheet1.D76"/>
            <calcext:condition calcext:apply-style-name="cf29" calcext:value="=&quot;M&quot;" calcext:base-cell-address="Sheet1.D76"/>
            <calcext:condition calcext:apply-style-name="cf29" calcext:value="=&quot;B&quot;" calcext:base-cell-address="Sheet1.D76"/>
            <calcext:condition calcext:apply-style-name="cf28" calcext:value="=&quot;___&quot;" calcext:base-cell-address="Sheet1.D76"/>
            <calcext:condition calcext:apply-style-name="cf33" calcext:value="=&quot;U&quot;" calcext:base-cell-address="Sheet1.D76"/>
            <calcext:condition calcext:apply-style-name="cf32" calcext:value="=&quot;S&quot;" calcext:base-cell-address="Sheet1.D76"/>
          </calcext:conditional-format>
          <calcext:conditional-format calcext:target-range-address="Sheet1.E76:Sheet1.E76">
            <calcext:condition calcext:apply-style-name="cf41" calcext:value="=&quot;N&quot;" calcext:base-cell-address="Sheet1.E76"/>
            <calcext:condition calcext:apply-style-name="cf46" calcext:value="=&quot;NH&quot;" calcext:base-cell-address="Sheet1.E76"/>
            <calcext:condition calcext:apply-style-name="cf29" calcext:value="=&quot;A&quot;" calcext:base-cell-address="Sheet1.E76"/>
            <calcext:condition calcext:apply-style-name="cf29" calcext:value="=&quot;I&quot;" calcext:base-cell-address="Sheet1.E76"/>
            <calcext:condition calcext:apply-style-name="cf29" calcext:value="=&quot;M&quot;" calcext:base-cell-address="Sheet1.E76"/>
            <calcext:condition calcext:apply-style-name="cf29" calcext:value="=&quot;B&quot;" calcext:base-cell-address="Sheet1.E76"/>
            <calcext:condition calcext:apply-style-name="cf28" calcext:value="=&quot;___&quot;" calcext:base-cell-address="Sheet1.E76"/>
            <calcext:condition calcext:apply-style-name="cf33" calcext:value="=&quot;U&quot;" calcext:base-cell-address="Sheet1.E76"/>
            <calcext:condition calcext:apply-style-name="cf32" calcext:value="=&quot;S&quot;" calcext:base-cell-address="Sheet1.E76"/>
          </calcext:conditional-format>
          <calcext:conditional-format calcext:target-range-address="Sheet1.F76:Sheet1.F76">
            <calcext:condition calcext:apply-style-name="cf41" calcext:value="=&quot;N&quot;" calcext:base-cell-address="Sheet1.F76"/>
            <calcext:condition calcext:apply-style-name="cf46" calcext:value="=&quot;NH&quot;" calcext:base-cell-address="Sheet1.F76"/>
            <calcext:condition calcext:apply-style-name="cf29" calcext:value="=&quot;A&quot;" calcext:base-cell-address="Sheet1.F76"/>
            <calcext:condition calcext:apply-style-name="cf29" calcext:value="=&quot;I&quot;" calcext:base-cell-address="Sheet1.F76"/>
            <calcext:condition calcext:apply-style-name="cf29" calcext:value="=&quot;M&quot;" calcext:base-cell-address="Sheet1.F76"/>
            <calcext:condition calcext:apply-style-name="cf29" calcext:value="=&quot;B&quot;" calcext:base-cell-address="Sheet1.F76"/>
            <calcext:condition calcext:apply-style-name="cf28" calcext:value="=&quot;___&quot;" calcext:base-cell-address="Sheet1.F76"/>
            <calcext:condition calcext:apply-style-name="cf33" calcext:value="=&quot;U&quot;" calcext:base-cell-address="Sheet1.F76"/>
            <calcext:condition calcext:apply-style-name="cf32" calcext:value="=&quot;S&quot;" calcext:base-cell-address="Sheet1.F76"/>
          </calcext:conditional-format>
          <calcext:conditional-format calcext:target-range-address="Sheet1.K76:Sheet1.K76">
            <calcext:condition calcext:apply-style-name="cf41" calcext:value="=&quot;N&quot;" calcext:base-cell-address="Sheet1.K76"/>
            <calcext:condition calcext:apply-style-name="cf46" calcext:value="=&quot;NH&quot;" calcext:base-cell-address="Sheet1.K76"/>
            <calcext:condition calcext:apply-style-name="cf29" calcext:value="=&quot;A&quot;" calcext:base-cell-address="Sheet1.K76"/>
            <calcext:condition calcext:apply-style-name="cf29" calcext:value="=&quot;I&quot;" calcext:base-cell-address="Sheet1.K76"/>
            <calcext:condition calcext:apply-style-name="cf29" calcext:value="=&quot;M&quot;" calcext:base-cell-address="Sheet1.K76"/>
            <calcext:condition calcext:apply-style-name="cf29" calcext:value="=&quot;B&quot;" calcext:base-cell-address="Sheet1.K76"/>
            <calcext:condition calcext:apply-style-name="cf28" calcext:value="=&quot;___&quot;" calcext:base-cell-address="Sheet1.K76"/>
            <calcext:condition calcext:apply-style-name="cf33" calcext:value="=&quot;U&quot;" calcext:base-cell-address="Sheet1.K76"/>
            <calcext:condition calcext:apply-style-name="cf32" calcext:value="=&quot;S&quot;" calcext:base-cell-address="Sheet1.K76"/>
          </calcext:conditional-format>
          <calcext:conditional-format calcext:target-range-address="Sheet1.M76:Sheet1.M76">
            <calcext:condition calcext:apply-style-name="cf41" calcext:value="=&quot;N&quot;" calcext:base-cell-address="Sheet1.M76"/>
            <calcext:condition calcext:apply-style-name="cf46" calcext:value="=&quot;NH&quot;" calcext:base-cell-address="Sheet1.M76"/>
            <calcext:condition calcext:apply-style-name="cf29" calcext:value="=&quot;A&quot;" calcext:base-cell-address="Sheet1.M76"/>
            <calcext:condition calcext:apply-style-name="cf29" calcext:value="=&quot;I&quot;" calcext:base-cell-address="Sheet1.M76"/>
            <calcext:condition calcext:apply-style-name="cf29" calcext:value="=&quot;M&quot;" calcext:base-cell-address="Sheet1.M76"/>
            <calcext:condition calcext:apply-style-name="cf29" calcext:value="=&quot;B&quot;" calcext:base-cell-address="Sheet1.M76"/>
            <calcext:condition calcext:apply-style-name="cf28" calcext:value="=&quot;___&quot;" calcext:base-cell-address="Sheet1.M76"/>
            <calcext:condition calcext:apply-style-name="cf33" calcext:value="=&quot;U&quot;" calcext:base-cell-address="Sheet1.M76"/>
            <calcext:condition calcext:apply-style-name="cf32" calcext:value="=&quot;S&quot;" calcext:base-cell-address="Sheet1.M76"/>
          </calcext:conditional-format>
          <calcext:conditional-format calcext:target-range-address="Sheet1.G76:Sheet1.G76">
            <calcext:condition calcext:apply-style-name="cf41" calcext:value="=&quot;N&quot;" calcext:base-cell-address="Sheet1.G76"/>
            <calcext:condition calcext:apply-style-name="cf46" calcext:value="=&quot;NH&quot;" calcext:base-cell-address="Sheet1.G76"/>
            <calcext:condition calcext:apply-style-name="cf29" calcext:value="=&quot;A&quot;" calcext:base-cell-address="Sheet1.G76"/>
            <calcext:condition calcext:apply-style-name="cf29" calcext:value="=&quot;I&quot;" calcext:base-cell-address="Sheet1.G76"/>
            <calcext:condition calcext:apply-style-name="cf29" calcext:value="=&quot;M&quot;" calcext:base-cell-address="Sheet1.G76"/>
            <calcext:condition calcext:apply-style-name="cf29" calcext:value="=&quot;B&quot;" calcext:base-cell-address="Sheet1.G76"/>
            <calcext:condition calcext:apply-style-name="cf28" calcext:value="=&quot;___&quot;" calcext:base-cell-address="Sheet1.G76"/>
            <calcext:condition calcext:apply-style-name="cf33" calcext:value="=&quot;U&quot;" calcext:base-cell-address="Sheet1.G76"/>
            <calcext:condition calcext:apply-style-name="cf32" calcext:value="=&quot;S&quot;" calcext:base-cell-address="Sheet1.G76"/>
          </calcext:conditional-format>
          <calcext:conditional-format calcext:target-range-address="Sheet1.H76:Sheet1.H76">
            <calcext:condition calcext:apply-style-name="cf41" calcext:value="=&quot;N&quot;" calcext:base-cell-address="Sheet1.H76"/>
            <calcext:condition calcext:apply-style-name="cf46" calcext:value="=&quot;NH&quot;" calcext:base-cell-address="Sheet1.H76"/>
            <calcext:condition calcext:apply-style-name="cf29" calcext:value="=&quot;A&quot;" calcext:base-cell-address="Sheet1.H76"/>
            <calcext:condition calcext:apply-style-name="cf29" calcext:value="=&quot;I&quot;" calcext:base-cell-address="Sheet1.H76"/>
            <calcext:condition calcext:apply-style-name="cf29" calcext:value="=&quot;M&quot;" calcext:base-cell-address="Sheet1.H76"/>
            <calcext:condition calcext:apply-style-name="cf29" calcext:value="=&quot;B&quot;" calcext:base-cell-address="Sheet1.H76"/>
            <calcext:condition calcext:apply-style-name="cf28" calcext:value="=&quot;___&quot;" calcext:base-cell-address="Sheet1.H76"/>
            <calcext:condition calcext:apply-style-name="cf33" calcext:value="=&quot;U&quot;" calcext:base-cell-address="Sheet1.H76"/>
            <calcext:condition calcext:apply-style-name="cf32" calcext:value="=&quot;S&quot;" calcext:base-cell-address="Sheet1.H76"/>
          </calcext:conditional-format>
          <calcext:conditional-format calcext:target-range-address="Sheet1.I76:Sheet1.I76">
            <calcext:condition calcext:apply-style-name="cf41" calcext:value="=&quot;N&quot;" calcext:base-cell-address="Sheet1.I76"/>
            <calcext:condition calcext:apply-style-name="cf46" calcext:value="=&quot;NH&quot;" calcext:base-cell-address="Sheet1.I76"/>
            <calcext:condition calcext:apply-style-name="cf29" calcext:value="=&quot;A&quot;" calcext:base-cell-address="Sheet1.I76"/>
            <calcext:condition calcext:apply-style-name="cf29" calcext:value="=&quot;I&quot;" calcext:base-cell-address="Sheet1.I76"/>
            <calcext:condition calcext:apply-style-name="cf29" calcext:value="=&quot;M&quot;" calcext:base-cell-address="Sheet1.I76"/>
            <calcext:condition calcext:apply-style-name="cf29" calcext:value="=&quot;B&quot;" calcext:base-cell-address="Sheet1.I76"/>
            <calcext:condition calcext:apply-style-name="cf28" calcext:value="=&quot;___&quot;" calcext:base-cell-address="Sheet1.I76"/>
            <calcext:condition calcext:apply-style-name="cf33" calcext:value="=&quot;U&quot;" calcext:base-cell-address="Sheet1.I76"/>
            <calcext:condition calcext:apply-style-name="cf32" calcext:value="=&quot;S&quot;" calcext:base-cell-address="Sheet1.I76"/>
          </calcext:conditional-format>
          <calcext:conditional-format calcext:target-range-address="Sheet1.J76:Sheet1.J76">
            <calcext:condition calcext:apply-style-name="cf41" calcext:value="=&quot;N&quot;" calcext:base-cell-address="Sheet1.J76"/>
            <calcext:condition calcext:apply-style-name="cf46" calcext:value="=&quot;NH&quot;" calcext:base-cell-address="Sheet1.J76"/>
            <calcext:condition calcext:apply-style-name="cf29" calcext:value="=&quot;A&quot;" calcext:base-cell-address="Sheet1.J76"/>
            <calcext:condition calcext:apply-style-name="cf29" calcext:value="=&quot;I&quot;" calcext:base-cell-address="Sheet1.J76"/>
            <calcext:condition calcext:apply-style-name="cf29" calcext:value="=&quot;M&quot;" calcext:base-cell-address="Sheet1.J76"/>
            <calcext:condition calcext:apply-style-name="cf29" calcext:value="=&quot;B&quot;" calcext:base-cell-address="Sheet1.J76"/>
            <calcext:condition calcext:apply-style-name="cf28" calcext:value="=&quot;___&quot;" calcext:base-cell-address="Sheet1.J76"/>
            <calcext:condition calcext:apply-style-name="cf33" calcext:value="=&quot;U&quot;" calcext:base-cell-address="Sheet1.J76"/>
            <calcext:condition calcext:apply-style-name="cf32" calcext:value="=&quot;S&quot;" calcext:base-cell-address="Sheet1.J76"/>
          </calcext:conditional-format>
          <calcext:conditional-format calcext:target-range-address="Sheet1.L76:Sheet1.L76">
            <calcext:condition calcext:apply-style-name="cf41" calcext:value="=&quot;N&quot;" calcext:base-cell-address="Sheet1.L76"/>
            <calcext:condition calcext:apply-style-name="cf46" calcext:value="=&quot;NH&quot;" calcext:base-cell-address="Sheet1.L76"/>
            <calcext:condition calcext:apply-style-name="cf29" calcext:value="=&quot;A&quot;" calcext:base-cell-address="Sheet1.L76"/>
            <calcext:condition calcext:apply-style-name="cf29" calcext:value="=&quot;I&quot;" calcext:base-cell-address="Sheet1.L76"/>
            <calcext:condition calcext:apply-style-name="cf29" calcext:value="=&quot;M&quot;" calcext:base-cell-address="Sheet1.L76"/>
            <calcext:condition calcext:apply-style-name="cf29" calcext:value="=&quot;B&quot;" calcext:base-cell-address="Sheet1.L76"/>
            <calcext:condition calcext:apply-style-name="cf28" calcext:value="=&quot;___&quot;" calcext:base-cell-address="Sheet1.L76"/>
            <calcext:condition calcext:apply-style-name="cf33" calcext:value="=&quot;U&quot;" calcext:base-cell-address="Sheet1.L76"/>
            <calcext:condition calcext:apply-style-name="cf32" calcext:value="=&quot;S&quot;" calcext:base-cell-address="Sheet1.L76"/>
          </calcext:conditional-format>
          <calcext:conditional-format calcext:target-range-address="Sheet1.N76:Sheet1.N76">
            <calcext:condition calcext:apply-style-name="cf41" calcext:value="=&quot;N&quot;" calcext:base-cell-address="Sheet1.N76"/>
            <calcext:condition calcext:apply-style-name="cf46" calcext:value="=&quot;NH&quot;" calcext:base-cell-address="Sheet1.N76"/>
            <calcext:condition calcext:apply-style-name="cf29" calcext:value="=&quot;A&quot;" calcext:base-cell-address="Sheet1.N76"/>
            <calcext:condition calcext:apply-style-name="cf29" calcext:value="=&quot;I&quot;" calcext:base-cell-address="Sheet1.N76"/>
            <calcext:condition calcext:apply-style-name="cf29" calcext:value="=&quot;M&quot;" calcext:base-cell-address="Sheet1.N76"/>
            <calcext:condition calcext:apply-style-name="cf29" calcext:value="=&quot;B&quot;" calcext:base-cell-address="Sheet1.N76"/>
            <calcext:condition calcext:apply-style-name="cf28" calcext:value="=&quot;___&quot;" calcext:base-cell-address="Sheet1.N76"/>
            <calcext:condition calcext:apply-style-name="cf33" calcext:value="=&quot;U&quot;" calcext:base-cell-address="Sheet1.N76"/>
            <calcext:condition calcext:apply-style-name="cf32" calcext:value="=&quot;S&quot;" calcext:base-cell-address="Sheet1.N76"/>
          </calcext:conditional-format>
          <calcext:conditional-format calcext:target-range-address="Sheet1.O76:Sheet1.O76">
            <calcext:condition calcext:apply-style-name="cf41" calcext:value="=&quot;N&quot;" calcext:base-cell-address="Sheet1.O76"/>
            <calcext:condition calcext:apply-style-name="cf46" calcext:value="=&quot;NH&quot;" calcext:base-cell-address="Sheet1.O76"/>
            <calcext:condition calcext:apply-style-name="cf29" calcext:value="=&quot;A&quot;" calcext:base-cell-address="Sheet1.O76"/>
            <calcext:condition calcext:apply-style-name="cf29" calcext:value="=&quot;I&quot;" calcext:base-cell-address="Sheet1.O76"/>
            <calcext:condition calcext:apply-style-name="cf29" calcext:value="=&quot;M&quot;" calcext:base-cell-address="Sheet1.O76"/>
            <calcext:condition calcext:apply-style-name="cf29" calcext:value="=&quot;B&quot;" calcext:base-cell-address="Sheet1.O76"/>
            <calcext:condition calcext:apply-style-name="cf28" calcext:value="=&quot;___&quot;" calcext:base-cell-address="Sheet1.O76"/>
            <calcext:condition calcext:apply-style-name="cf33" calcext:value="=&quot;U&quot;" calcext:base-cell-address="Sheet1.O76"/>
            <calcext:condition calcext:apply-style-name="cf32" calcext:value="=&quot;S&quot;" calcext:base-cell-address="Sheet1.O76"/>
          </calcext:conditional-format>
          <calcext:conditional-format calcext:target-range-address="Sheet1.P77:Sheet1.P77">
            <calcext:condition calcext:apply-style-name="cf41" calcext:value="=&quot;N&quot;" calcext:base-cell-address="Sheet1.P77"/>
            <calcext:condition calcext:apply-style-name="cf46" calcext:value="=&quot;NH&quot;" calcext:base-cell-address="Sheet1.P77"/>
            <calcext:condition calcext:apply-style-name="cf29" calcext:value="=&quot;A&quot;" calcext:base-cell-address="Sheet1.P77"/>
            <calcext:condition calcext:apply-style-name="cf29" calcext:value="=&quot;I&quot;" calcext:base-cell-address="Sheet1.P77"/>
            <calcext:condition calcext:apply-style-name="cf29" calcext:value="=&quot;M&quot;" calcext:base-cell-address="Sheet1.P77"/>
            <calcext:condition calcext:apply-style-name="cf29" calcext:value="=&quot;B&quot;" calcext:base-cell-address="Sheet1.P77"/>
            <calcext:condition calcext:apply-style-name="cf28" calcext:value="=&quot;___&quot;" calcext:base-cell-address="Sheet1.P77"/>
            <calcext:condition calcext:apply-style-name="cf33" calcext:value="=&quot;U&quot;" calcext:base-cell-address="Sheet1.P77"/>
            <calcext:condition calcext:apply-style-name="cf32" calcext:value="=&quot;S&quot;" calcext:base-cell-address="Sheet1.P77"/>
          </calcext:conditional-format>
          <calcext:conditional-format calcext:target-range-address="Sheet1.T77:Sheet1.T77">
            <calcext:condition calcext:apply-style-name="cf30" calcext:value="=&quot;CLEARED&quot;" calcext:base-cell-address="Sheet1.T77"/>
            <calcext:condition calcext:apply-style-name="cf47" calcext:value="&gt;=2" calcext:base-cell-address="Sheet1.T77"/>
            <calcext:condition calcext:apply-style-name="cf34" calcext:value="=0" calcext:base-cell-address="Sheet1.T77"/>
            <calcext:condition calcext:apply-style-name="cf35" calcext:value="=1" calcext:base-cell-address="Sheet1.T77"/>
          </calcext:conditional-format>
          <calcext:conditional-format calcext:target-range-address="Sheet1.C77:Sheet1.C77">
            <calcext:condition calcext:apply-style-name="cf41" calcext:value="=&quot;N&quot;" calcext:base-cell-address="Sheet1.C77"/>
            <calcext:condition calcext:apply-style-name="cf46" calcext:value="=&quot;NH&quot;" calcext:base-cell-address="Sheet1.C77"/>
            <calcext:condition calcext:apply-style-name="cf29" calcext:value="=&quot;A&quot;" calcext:base-cell-address="Sheet1.C77"/>
            <calcext:condition calcext:apply-style-name="cf29" calcext:value="=&quot;I&quot;" calcext:base-cell-address="Sheet1.C77"/>
            <calcext:condition calcext:apply-style-name="cf29" calcext:value="=&quot;M&quot;" calcext:base-cell-address="Sheet1.C77"/>
            <calcext:condition calcext:apply-style-name="cf29" calcext:value="=&quot;B&quot;" calcext:base-cell-address="Sheet1.C77"/>
            <calcext:condition calcext:apply-style-name="cf28" calcext:value="=&quot;___&quot;" calcext:base-cell-address="Sheet1.C77"/>
            <calcext:condition calcext:apply-style-name="cf33" calcext:value="=&quot;U&quot;" calcext:base-cell-address="Sheet1.C77"/>
            <calcext:condition calcext:apply-style-name="cf32" calcext:value="=&quot;S&quot;" calcext:base-cell-address="Sheet1.C77"/>
          </calcext:conditional-format>
          <calcext:conditional-format calcext:target-range-address="Sheet1.D77:Sheet1.D77">
            <calcext:condition calcext:apply-style-name="cf41" calcext:value="=&quot;N&quot;" calcext:base-cell-address="Sheet1.D77"/>
            <calcext:condition calcext:apply-style-name="cf46" calcext:value="=&quot;NH&quot;" calcext:base-cell-address="Sheet1.D77"/>
            <calcext:condition calcext:apply-style-name="cf29" calcext:value="=&quot;A&quot;" calcext:base-cell-address="Sheet1.D77"/>
            <calcext:condition calcext:apply-style-name="cf29" calcext:value="=&quot;I&quot;" calcext:base-cell-address="Sheet1.D77"/>
            <calcext:condition calcext:apply-style-name="cf29" calcext:value="=&quot;M&quot;" calcext:base-cell-address="Sheet1.D77"/>
            <calcext:condition calcext:apply-style-name="cf29" calcext:value="=&quot;B&quot;" calcext:base-cell-address="Sheet1.D77"/>
            <calcext:condition calcext:apply-style-name="cf28" calcext:value="=&quot;___&quot;" calcext:base-cell-address="Sheet1.D77"/>
            <calcext:condition calcext:apply-style-name="cf33" calcext:value="=&quot;U&quot;" calcext:base-cell-address="Sheet1.D77"/>
            <calcext:condition calcext:apply-style-name="cf32" calcext:value="=&quot;S&quot;" calcext:base-cell-address="Sheet1.D77"/>
          </calcext:conditional-format>
          <calcext:conditional-format calcext:target-range-address="Sheet1.E77:Sheet1.E77">
            <calcext:condition calcext:apply-style-name="cf41" calcext:value="=&quot;N&quot;" calcext:base-cell-address="Sheet1.E77"/>
            <calcext:condition calcext:apply-style-name="cf46" calcext:value="=&quot;NH&quot;" calcext:base-cell-address="Sheet1.E77"/>
            <calcext:condition calcext:apply-style-name="cf29" calcext:value="=&quot;A&quot;" calcext:base-cell-address="Sheet1.E77"/>
            <calcext:condition calcext:apply-style-name="cf29" calcext:value="=&quot;I&quot;" calcext:base-cell-address="Sheet1.E77"/>
            <calcext:condition calcext:apply-style-name="cf29" calcext:value="=&quot;M&quot;" calcext:base-cell-address="Sheet1.E77"/>
            <calcext:condition calcext:apply-style-name="cf29" calcext:value="=&quot;B&quot;" calcext:base-cell-address="Sheet1.E77"/>
            <calcext:condition calcext:apply-style-name="cf28" calcext:value="=&quot;___&quot;" calcext:base-cell-address="Sheet1.E77"/>
            <calcext:condition calcext:apply-style-name="cf33" calcext:value="=&quot;U&quot;" calcext:base-cell-address="Sheet1.E77"/>
            <calcext:condition calcext:apply-style-name="cf32" calcext:value="=&quot;S&quot;" calcext:base-cell-address="Sheet1.E77"/>
          </calcext:conditional-format>
          <calcext:conditional-format calcext:target-range-address="Sheet1.F77:Sheet1.F77">
            <calcext:condition calcext:apply-style-name="cf41" calcext:value="=&quot;N&quot;" calcext:base-cell-address="Sheet1.F77"/>
            <calcext:condition calcext:apply-style-name="cf46" calcext:value="=&quot;NH&quot;" calcext:base-cell-address="Sheet1.F77"/>
            <calcext:condition calcext:apply-style-name="cf29" calcext:value="=&quot;A&quot;" calcext:base-cell-address="Sheet1.F77"/>
            <calcext:condition calcext:apply-style-name="cf29" calcext:value="=&quot;I&quot;" calcext:base-cell-address="Sheet1.F77"/>
            <calcext:condition calcext:apply-style-name="cf29" calcext:value="=&quot;M&quot;" calcext:base-cell-address="Sheet1.F77"/>
            <calcext:condition calcext:apply-style-name="cf29" calcext:value="=&quot;B&quot;" calcext:base-cell-address="Sheet1.F77"/>
            <calcext:condition calcext:apply-style-name="cf28" calcext:value="=&quot;___&quot;" calcext:base-cell-address="Sheet1.F77"/>
            <calcext:condition calcext:apply-style-name="cf33" calcext:value="=&quot;U&quot;" calcext:base-cell-address="Sheet1.F77"/>
            <calcext:condition calcext:apply-style-name="cf32" calcext:value="=&quot;S&quot;" calcext:base-cell-address="Sheet1.F77"/>
          </calcext:conditional-format>
          <calcext:conditional-format calcext:target-range-address="Sheet1.K77:Sheet1.K77">
            <calcext:condition calcext:apply-style-name="cf41" calcext:value="=&quot;N&quot;" calcext:base-cell-address="Sheet1.K77"/>
            <calcext:condition calcext:apply-style-name="cf46" calcext:value="=&quot;NH&quot;" calcext:base-cell-address="Sheet1.K77"/>
            <calcext:condition calcext:apply-style-name="cf29" calcext:value="=&quot;A&quot;" calcext:base-cell-address="Sheet1.K77"/>
            <calcext:condition calcext:apply-style-name="cf29" calcext:value="=&quot;I&quot;" calcext:base-cell-address="Sheet1.K77"/>
            <calcext:condition calcext:apply-style-name="cf29" calcext:value="=&quot;M&quot;" calcext:base-cell-address="Sheet1.K77"/>
            <calcext:condition calcext:apply-style-name="cf29" calcext:value="=&quot;B&quot;" calcext:base-cell-address="Sheet1.K77"/>
            <calcext:condition calcext:apply-style-name="cf28" calcext:value="=&quot;___&quot;" calcext:base-cell-address="Sheet1.K77"/>
            <calcext:condition calcext:apply-style-name="cf33" calcext:value="=&quot;U&quot;" calcext:base-cell-address="Sheet1.K77"/>
            <calcext:condition calcext:apply-style-name="cf32" calcext:value="=&quot;S&quot;" calcext:base-cell-address="Sheet1.K77"/>
          </calcext:conditional-format>
          <calcext:conditional-format calcext:target-range-address="Sheet1.M77:Sheet1.M77">
            <calcext:condition calcext:apply-style-name="cf41" calcext:value="=&quot;N&quot;" calcext:base-cell-address="Sheet1.M77"/>
            <calcext:condition calcext:apply-style-name="cf46" calcext:value="=&quot;NH&quot;" calcext:base-cell-address="Sheet1.M77"/>
            <calcext:condition calcext:apply-style-name="cf29" calcext:value="=&quot;A&quot;" calcext:base-cell-address="Sheet1.M77"/>
            <calcext:condition calcext:apply-style-name="cf29" calcext:value="=&quot;I&quot;" calcext:base-cell-address="Sheet1.M77"/>
            <calcext:condition calcext:apply-style-name="cf29" calcext:value="=&quot;M&quot;" calcext:base-cell-address="Sheet1.M77"/>
            <calcext:condition calcext:apply-style-name="cf29" calcext:value="=&quot;B&quot;" calcext:base-cell-address="Sheet1.M77"/>
            <calcext:condition calcext:apply-style-name="cf28" calcext:value="=&quot;___&quot;" calcext:base-cell-address="Sheet1.M77"/>
            <calcext:condition calcext:apply-style-name="cf33" calcext:value="=&quot;U&quot;" calcext:base-cell-address="Sheet1.M77"/>
            <calcext:condition calcext:apply-style-name="cf32" calcext:value="=&quot;S&quot;" calcext:base-cell-address="Sheet1.M77"/>
          </calcext:conditional-format>
          <calcext:conditional-format calcext:target-range-address="Sheet1.G77:Sheet1.G77">
            <calcext:condition calcext:apply-style-name="cf41" calcext:value="=&quot;N&quot;" calcext:base-cell-address="Sheet1.G77"/>
            <calcext:condition calcext:apply-style-name="cf46" calcext:value="=&quot;NH&quot;" calcext:base-cell-address="Sheet1.G77"/>
            <calcext:condition calcext:apply-style-name="cf29" calcext:value="=&quot;A&quot;" calcext:base-cell-address="Sheet1.G77"/>
            <calcext:condition calcext:apply-style-name="cf29" calcext:value="=&quot;I&quot;" calcext:base-cell-address="Sheet1.G77"/>
            <calcext:condition calcext:apply-style-name="cf29" calcext:value="=&quot;M&quot;" calcext:base-cell-address="Sheet1.G77"/>
            <calcext:condition calcext:apply-style-name="cf29" calcext:value="=&quot;B&quot;" calcext:base-cell-address="Sheet1.G77"/>
            <calcext:condition calcext:apply-style-name="cf28" calcext:value="=&quot;___&quot;" calcext:base-cell-address="Sheet1.G77"/>
            <calcext:condition calcext:apply-style-name="cf33" calcext:value="=&quot;U&quot;" calcext:base-cell-address="Sheet1.G77"/>
            <calcext:condition calcext:apply-style-name="cf32" calcext:value="=&quot;S&quot;" calcext:base-cell-address="Sheet1.G77"/>
          </calcext:conditional-format>
          <calcext:conditional-format calcext:target-range-address="Sheet1.H77:Sheet1.H77">
            <calcext:condition calcext:apply-style-name="cf41" calcext:value="=&quot;N&quot;" calcext:base-cell-address="Sheet1.H77"/>
            <calcext:condition calcext:apply-style-name="cf46" calcext:value="=&quot;NH&quot;" calcext:base-cell-address="Sheet1.H77"/>
            <calcext:condition calcext:apply-style-name="cf29" calcext:value="=&quot;A&quot;" calcext:base-cell-address="Sheet1.H77"/>
            <calcext:condition calcext:apply-style-name="cf29" calcext:value="=&quot;I&quot;" calcext:base-cell-address="Sheet1.H77"/>
            <calcext:condition calcext:apply-style-name="cf29" calcext:value="=&quot;M&quot;" calcext:base-cell-address="Sheet1.H77"/>
            <calcext:condition calcext:apply-style-name="cf29" calcext:value="=&quot;B&quot;" calcext:base-cell-address="Sheet1.H77"/>
            <calcext:condition calcext:apply-style-name="cf28" calcext:value="=&quot;___&quot;" calcext:base-cell-address="Sheet1.H77"/>
            <calcext:condition calcext:apply-style-name="cf33" calcext:value="=&quot;U&quot;" calcext:base-cell-address="Sheet1.H77"/>
            <calcext:condition calcext:apply-style-name="cf32" calcext:value="=&quot;S&quot;" calcext:base-cell-address="Sheet1.H77"/>
          </calcext:conditional-format>
          <calcext:conditional-format calcext:target-range-address="Sheet1.I77:Sheet1.I77">
            <calcext:condition calcext:apply-style-name="cf41" calcext:value="=&quot;N&quot;" calcext:base-cell-address="Sheet1.I77"/>
            <calcext:condition calcext:apply-style-name="cf46" calcext:value="=&quot;NH&quot;" calcext:base-cell-address="Sheet1.I77"/>
            <calcext:condition calcext:apply-style-name="cf29" calcext:value="=&quot;A&quot;" calcext:base-cell-address="Sheet1.I77"/>
            <calcext:condition calcext:apply-style-name="cf29" calcext:value="=&quot;I&quot;" calcext:base-cell-address="Sheet1.I77"/>
            <calcext:condition calcext:apply-style-name="cf29" calcext:value="=&quot;M&quot;" calcext:base-cell-address="Sheet1.I77"/>
            <calcext:condition calcext:apply-style-name="cf29" calcext:value="=&quot;B&quot;" calcext:base-cell-address="Sheet1.I77"/>
            <calcext:condition calcext:apply-style-name="cf28" calcext:value="=&quot;___&quot;" calcext:base-cell-address="Sheet1.I77"/>
            <calcext:condition calcext:apply-style-name="cf33" calcext:value="=&quot;U&quot;" calcext:base-cell-address="Sheet1.I77"/>
            <calcext:condition calcext:apply-style-name="cf32" calcext:value="=&quot;S&quot;" calcext:base-cell-address="Sheet1.I77"/>
          </calcext:conditional-format>
          <calcext:conditional-format calcext:target-range-address="Sheet1.J77:Sheet1.J77">
            <calcext:condition calcext:apply-style-name="cf41" calcext:value="=&quot;N&quot;" calcext:base-cell-address="Sheet1.J77"/>
            <calcext:condition calcext:apply-style-name="cf46" calcext:value="=&quot;NH&quot;" calcext:base-cell-address="Sheet1.J77"/>
            <calcext:condition calcext:apply-style-name="cf29" calcext:value="=&quot;A&quot;" calcext:base-cell-address="Sheet1.J77"/>
            <calcext:condition calcext:apply-style-name="cf29" calcext:value="=&quot;I&quot;" calcext:base-cell-address="Sheet1.J77"/>
            <calcext:condition calcext:apply-style-name="cf29" calcext:value="=&quot;M&quot;" calcext:base-cell-address="Sheet1.J77"/>
            <calcext:condition calcext:apply-style-name="cf29" calcext:value="=&quot;B&quot;" calcext:base-cell-address="Sheet1.J77"/>
            <calcext:condition calcext:apply-style-name="cf28" calcext:value="=&quot;___&quot;" calcext:base-cell-address="Sheet1.J77"/>
            <calcext:condition calcext:apply-style-name="cf33" calcext:value="=&quot;U&quot;" calcext:base-cell-address="Sheet1.J77"/>
            <calcext:condition calcext:apply-style-name="cf32" calcext:value="=&quot;S&quot;" calcext:base-cell-address="Sheet1.J77"/>
          </calcext:conditional-format>
          <calcext:conditional-format calcext:target-range-address="Sheet1.L77:Sheet1.L77">
            <calcext:condition calcext:apply-style-name="cf41" calcext:value="=&quot;N&quot;" calcext:base-cell-address="Sheet1.L77"/>
            <calcext:condition calcext:apply-style-name="cf46" calcext:value="=&quot;NH&quot;" calcext:base-cell-address="Sheet1.L77"/>
            <calcext:condition calcext:apply-style-name="cf29" calcext:value="=&quot;A&quot;" calcext:base-cell-address="Sheet1.L77"/>
            <calcext:condition calcext:apply-style-name="cf29" calcext:value="=&quot;I&quot;" calcext:base-cell-address="Sheet1.L77"/>
            <calcext:condition calcext:apply-style-name="cf29" calcext:value="=&quot;M&quot;" calcext:base-cell-address="Sheet1.L77"/>
            <calcext:condition calcext:apply-style-name="cf29" calcext:value="=&quot;B&quot;" calcext:base-cell-address="Sheet1.L77"/>
            <calcext:condition calcext:apply-style-name="cf28" calcext:value="=&quot;___&quot;" calcext:base-cell-address="Sheet1.L77"/>
            <calcext:condition calcext:apply-style-name="cf33" calcext:value="=&quot;U&quot;" calcext:base-cell-address="Sheet1.L77"/>
            <calcext:condition calcext:apply-style-name="cf32" calcext:value="=&quot;S&quot;" calcext:base-cell-address="Sheet1.L77"/>
          </calcext:conditional-format>
          <calcext:conditional-format calcext:target-range-address="Sheet1.N77:Sheet1.N77">
            <calcext:condition calcext:apply-style-name="cf41" calcext:value="=&quot;N&quot;" calcext:base-cell-address="Sheet1.N77"/>
            <calcext:condition calcext:apply-style-name="cf46" calcext:value="=&quot;NH&quot;" calcext:base-cell-address="Sheet1.N77"/>
            <calcext:condition calcext:apply-style-name="cf29" calcext:value="=&quot;A&quot;" calcext:base-cell-address="Sheet1.N77"/>
            <calcext:condition calcext:apply-style-name="cf29" calcext:value="=&quot;I&quot;" calcext:base-cell-address="Sheet1.N77"/>
            <calcext:condition calcext:apply-style-name="cf29" calcext:value="=&quot;M&quot;" calcext:base-cell-address="Sheet1.N77"/>
            <calcext:condition calcext:apply-style-name="cf29" calcext:value="=&quot;B&quot;" calcext:base-cell-address="Sheet1.N77"/>
            <calcext:condition calcext:apply-style-name="cf28" calcext:value="=&quot;___&quot;" calcext:base-cell-address="Sheet1.N77"/>
            <calcext:condition calcext:apply-style-name="cf33" calcext:value="=&quot;U&quot;" calcext:base-cell-address="Sheet1.N77"/>
            <calcext:condition calcext:apply-style-name="cf32" calcext:value="=&quot;S&quot;" calcext:base-cell-address="Sheet1.N77"/>
          </calcext:conditional-format>
          <calcext:conditional-format calcext:target-range-address="Sheet1.O77:Sheet1.O77">
            <calcext:condition calcext:apply-style-name="cf41" calcext:value="=&quot;N&quot;" calcext:base-cell-address="Sheet1.O77"/>
            <calcext:condition calcext:apply-style-name="cf46" calcext:value="=&quot;NH&quot;" calcext:base-cell-address="Sheet1.O77"/>
            <calcext:condition calcext:apply-style-name="cf29" calcext:value="=&quot;A&quot;" calcext:base-cell-address="Sheet1.O77"/>
            <calcext:condition calcext:apply-style-name="cf29" calcext:value="=&quot;I&quot;" calcext:base-cell-address="Sheet1.O77"/>
            <calcext:condition calcext:apply-style-name="cf29" calcext:value="=&quot;M&quot;" calcext:base-cell-address="Sheet1.O77"/>
            <calcext:condition calcext:apply-style-name="cf29" calcext:value="=&quot;B&quot;" calcext:base-cell-address="Sheet1.O77"/>
            <calcext:condition calcext:apply-style-name="cf28" calcext:value="=&quot;___&quot;" calcext:base-cell-address="Sheet1.O77"/>
            <calcext:condition calcext:apply-style-name="cf33" calcext:value="=&quot;U&quot;" calcext:base-cell-address="Sheet1.O77"/>
            <calcext:condition calcext:apply-style-name="cf32" calcext:value="=&quot;S&quot;" calcext:base-cell-address="Sheet1.O77"/>
          </calcext:conditional-format>
          <calcext:conditional-format calcext:target-range-address="Sheet1.P78:Sheet1.P78">
            <calcext:condition calcext:apply-style-name="cf41" calcext:value="=&quot;N&quot;" calcext:base-cell-address="Sheet1.P78"/>
            <calcext:condition calcext:apply-style-name="cf46" calcext:value="=&quot;NH&quot;" calcext:base-cell-address="Sheet1.P78"/>
            <calcext:condition calcext:apply-style-name="cf29" calcext:value="=&quot;A&quot;" calcext:base-cell-address="Sheet1.P78"/>
            <calcext:condition calcext:apply-style-name="cf29" calcext:value="=&quot;I&quot;" calcext:base-cell-address="Sheet1.P78"/>
            <calcext:condition calcext:apply-style-name="cf29" calcext:value="=&quot;M&quot;" calcext:base-cell-address="Sheet1.P78"/>
            <calcext:condition calcext:apply-style-name="cf29" calcext:value="=&quot;B&quot;" calcext:base-cell-address="Sheet1.P78"/>
            <calcext:condition calcext:apply-style-name="cf28" calcext:value="=&quot;___&quot;" calcext:base-cell-address="Sheet1.P78"/>
            <calcext:condition calcext:apply-style-name="cf33" calcext:value="=&quot;U&quot;" calcext:base-cell-address="Sheet1.P78"/>
            <calcext:condition calcext:apply-style-name="cf32" calcext:value="=&quot;S&quot;" calcext:base-cell-address="Sheet1.P78"/>
          </calcext:conditional-format>
          <calcext:conditional-format calcext:target-range-address="Sheet1.T78:Sheet1.T78">
            <calcext:condition calcext:apply-style-name="cf30" calcext:value="=&quot;CLEARED&quot;" calcext:base-cell-address="Sheet1.T78"/>
            <calcext:condition calcext:apply-style-name="cf47" calcext:value="&gt;=2" calcext:base-cell-address="Sheet1.T78"/>
            <calcext:condition calcext:apply-style-name="cf34" calcext:value="=0" calcext:base-cell-address="Sheet1.T78"/>
            <calcext:condition calcext:apply-style-name="cf35" calcext:value="=1" calcext:base-cell-address="Sheet1.T78"/>
          </calcext:conditional-format>
          <calcext:conditional-format calcext:target-range-address="Sheet1.C78:Sheet1.C78">
            <calcext:condition calcext:apply-style-name="cf41" calcext:value="=&quot;N&quot;" calcext:base-cell-address="Sheet1.C78"/>
            <calcext:condition calcext:apply-style-name="cf46" calcext:value="=&quot;NH&quot;" calcext:base-cell-address="Sheet1.C78"/>
            <calcext:condition calcext:apply-style-name="cf29" calcext:value="=&quot;A&quot;" calcext:base-cell-address="Sheet1.C78"/>
            <calcext:condition calcext:apply-style-name="cf29" calcext:value="=&quot;I&quot;" calcext:base-cell-address="Sheet1.C78"/>
            <calcext:condition calcext:apply-style-name="cf29" calcext:value="=&quot;M&quot;" calcext:base-cell-address="Sheet1.C78"/>
            <calcext:condition calcext:apply-style-name="cf29" calcext:value="=&quot;B&quot;" calcext:base-cell-address="Sheet1.C78"/>
            <calcext:condition calcext:apply-style-name="cf28" calcext:value="=&quot;___&quot;" calcext:base-cell-address="Sheet1.C78"/>
            <calcext:condition calcext:apply-style-name="cf33" calcext:value="=&quot;U&quot;" calcext:base-cell-address="Sheet1.C78"/>
            <calcext:condition calcext:apply-style-name="cf32" calcext:value="=&quot;S&quot;" calcext:base-cell-address="Sheet1.C78"/>
          </calcext:conditional-format>
          <calcext:conditional-format calcext:target-range-address="Sheet1.D78:Sheet1.D78">
            <calcext:condition calcext:apply-style-name="cf41" calcext:value="=&quot;N&quot;" calcext:base-cell-address="Sheet1.D78"/>
            <calcext:condition calcext:apply-style-name="cf46" calcext:value="=&quot;NH&quot;" calcext:base-cell-address="Sheet1.D78"/>
            <calcext:condition calcext:apply-style-name="cf29" calcext:value="=&quot;A&quot;" calcext:base-cell-address="Sheet1.D78"/>
            <calcext:condition calcext:apply-style-name="cf29" calcext:value="=&quot;I&quot;" calcext:base-cell-address="Sheet1.D78"/>
            <calcext:condition calcext:apply-style-name="cf29" calcext:value="=&quot;M&quot;" calcext:base-cell-address="Sheet1.D78"/>
            <calcext:condition calcext:apply-style-name="cf29" calcext:value="=&quot;B&quot;" calcext:base-cell-address="Sheet1.D78"/>
            <calcext:condition calcext:apply-style-name="cf28" calcext:value="=&quot;___&quot;" calcext:base-cell-address="Sheet1.D78"/>
            <calcext:condition calcext:apply-style-name="cf33" calcext:value="=&quot;U&quot;" calcext:base-cell-address="Sheet1.D78"/>
            <calcext:condition calcext:apply-style-name="cf32" calcext:value="=&quot;S&quot;" calcext:base-cell-address="Sheet1.D78"/>
          </calcext:conditional-format>
          <calcext:conditional-format calcext:target-range-address="Sheet1.E78:Sheet1.E78">
            <calcext:condition calcext:apply-style-name="cf41" calcext:value="=&quot;N&quot;" calcext:base-cell-address="Sheet1.E78"/>
            <calcext:condition calcext:apply-style-name="cf46" calcext:value="=&quot;NH&quot;" calcext:base-cell-address="Sheet1.E78"/>
            <calcext:condition calcext:apply-style-name="cf29" calcext:value="=&quot;A&quot;" calcext:base-cell-address="Sheet1.E78"/>
            <calcext:condition calcext:apply-style-name="cf29" calcext:value="=&quot;I&quot;" calcext:base-cell-address="Sheet1.E78"/>
            <calcext:condition calcext:apply-style-name="cf29" calcext:value="=&quot;M&quot;" calcext:base-cell-address="Sheet1.E78"/>
            <calcext:condition calcext:apply-style-name="cf29" calcext:value="=&quot;B&quot;" calcext:base-cell-address="Sheet1.E78"/>
            <calcext:condition calcext:apply-style-name="cf28" calcext:value="=&quot;___&quot;" calcext:base-cell-address="Sheet1.E78"/>
            <calcext:condition calcext:apply-style-name="cf33" calcext:value="=&quot;U&quot;" calcext:base-cell-address="Sheet1.E78"/>
            <calcext:condition calcext:apply-style-name="cf32" calcext:value="=&quot;S&quot;" calcext:base-cell-address="Sheet1.E78"/>
          </calcext:conditional-format>
          <calcext:conditional-format calcext:target-range-address="Sheet1.F78:Sheet1.F78">
            <calcext:condition calcext:apply-style-name="cf41" calcext:value="=&quot;N&quot;" calcext:base-cell-address="Sheet1.F78"/>
            <calcext:condition calcext:apply-style-name="cf46" calcext:value="=&quot;NH&quot;" calcext:base-cell-address="Sheet1.F78"/>
            <calcext:condition calcext:apply-style-name="cf29" calcext:value="=&quot;A&quot;" calcext:base-cell-address="Sheet1.F78"/>
            <calcext:condition calcext:apply-style-name="cf29" calcext:value="=&quot;I&quot;" calcext:base-cell-address="Sheet1.F78"/>
            <calcext:condition calcext:apply-style-name="cf29" calcext:value="=&quot;M&quot;" calcext:base-cell-address="Sheet1.F78"/>
            <calcext:condition calcext:apply-style-name="cf29" calcext:value="=&quot;B&quot;" calcext:base-cell-address="Sheet1.F78"/>
            <calcext:condition calcext:apply-style-name="cf28" calcext:value="=&quot;___&quot;" calcext:base-cell-address="Sheet1.F78"/>
            <calcext:condition calcext:apply-style-name="cf33" calcext:value="=&quot;U&quot;" calcext:base-cell-address="Sheet1.F78"/>
            <calcext:condition calcext:apply-style-name="cf32" calcext:value="=&quot;S&quot;" calcext:base-cell-address="Sheet1.F78"/>
          </calcext:conditional-format>
          <calcext:conditional-format calcext:target-range-address="Sheet1.K78:Sheet1.K78">
            <calcext:condition calcext:apply-style-name="cf41" calcext:value="=&quot;N&quot;" calcext:base-cell-address="Sheet1.K78"/>
            <calcext:condition calcext:apply-style-name="cf46" calcext:value="=&quot;NH&quot;" calcext:base-cell-address="Sheet1.K78"/>
            <calcext:condition calcext:apply-style-name="cf29" calcext:value="=&quot;A&quot;" calcext:base-cell-address="Sheet1.K78"/>
            <calcext:condition calcext:apply-style-name="cf29" calcext:value="=&quot;I&quot;" calcext:base-cell-address="Sheet1.K78"/>
            <calcext:condition calcext:apply-style-name="cf29" calcext:value="=&quot;M&quot;" calcext:base-cell-address="Sheet1.K78"/>
            <calcext:condition calcext:apply-style-name="cf29" calcext:value="=&quot;B&quot;" calcext:base-cell-address="Sheet1.K78"/>
            <calcext:condition calcext:apply-style-name="cf28" calcext:value="=&quot;___&quot;" calcext:base-cell-address="Sheet1.K78"/>
            <calcext:condition calcext:apply-style-name="cf33" calcext:value="=&quot;U&quot;" calcext:base-cell-address="Sheet1.K78"/>
            <calcext:condition calcext:apply-style-name="cf32" calcext:value="=&quot;S&quot;" calcext:base-cell-address="Sheet1.K78"/>
          </calcext:conditional-format>
          <calcext:conditional-format calcext:target-range-address="Sheet1.M78:Sheet1.M78">
            <calcext:condition calcext:apply-style-name="cf41" calcext:value="=&quot;N&quot;" calcext:base-cell-address="Sheet1.M78"/>
            <calcext:condition calcext:apply-style-name="cf46" calcext:value="=&quot;NH&quot;" calcext:base-cell-address="Sheet1.M78"/>
            <calcext:condition calcext:apply-style-name="cf29" calcext:value="=&quot;A&quot;" calcext:base-cell-address="Sheet1.M78"/>
            <calcext:condition calcext:apply-style-name="cf29" calcext:value="=&quot;I&quot;" calcext:base-cell-address="Sheet1.M78"/>
            <calcext:condition calcext:apply-style-name="cf29" calcext:value="=&quot;M&quot;" calcext:base-cell-address="Sheet1.M78"/>
            <calcext:condition calcext:apply-style-name="cf29" calcext:value="=&quot;B&quot;" calcext:base-cell-address="Sheet1.M78"/>
            <calcext:condition calcext:apply-style-name="cf28" calcext:value="=&quot;___&quot;" calcext:base-cell-address="Sheet1.M78"/>
            <calcext:condition calcext:apply-style-name="cf33" calcext:value="=&quot;U&quot;" calcext:base-cell-address="Sheet1.M78"/>
            <calcext:condition calcext:apply-style-name="cf32" calcext:value="=&quot;S&quot;" calcext:base-cell-address="Sheet1.M78"/>
          </calcext:conditional-format>
          <calcext:conditional-format calcext:target-range-address="Sheet1.G78:Sheet1.G78">
            <calcext:condition calcext:apply-style-name="cf41" calcext:value="=&quot;N&quot;" calcext:base-cell-address="Sheet1.G78"/>
            <calcext:condition calcext:apply-style-name="cf46" calcext:value="=&quot;NH&quot;" calcext:base-cell-address="Sheet1.G78"/>
            <calcext:condition calcext:apply-style-name="cf29" calcext:value="=&quot;A&quot;" calcext:base-cell-address="Sheet1.G78"/>
            <calcext:condition calcext:apply-style-name="cf29" calcext:value="=&quot;I&quot;" calcext:base-cell-address="Sheet1.G78"/>
            <calcext:condition calcext:apply-style-name="cf29" calcext:value="=&quot;M&quot;" calcext:base-cell-address="Sheet1.G78"/>
            <calcext:condition calcext:apply-style-name="cf29" calcext:value="=&quot;B&quot;" calcext:base-cell-address="Sheet1.G78"/>
            <calcext:condition calcext:apply-style-name="cf28" calcext:value="=&quot;___&quot;" calcext:base-cell-address="Sheet1.G78"/>
            <calcext:condition calcext:apply-style-name="cf33" calcext:value="=&quot;U&quot;" calcext:base-cell-address="Sheet1.G78"/>
            <calcext:condition calcext:apply-style-name="cf32" calcext:value="=&quot;S&quot;" calcext:base-cell-address="Sheet1.G78"/>
          </calcext:conditional-format>
          <calcext:conditional-format calcext:target-range-address="Sheet1.H78:Sheet1.H78">
            <calcext:condition calcext:apply-style-name="cf41" calcext:value="=&quot;N&quot;" calcext:base-cell-address="Sheet1.H78"/>
            <calcext:condition calcext:apply-style-name="cf46" calcext:value="=&quot;NH&quot;" calcext:base-cell-address="Sheet1.H78"/>
            <calcext:condition calcext:apply-style-name="cf29" calcext:value="=&quot;A&quot;" calcext:base-cell-address="Sheet1.H78"/>
            <calcext:condition calcext:apply-style-name="cf29" calcext:value="=&quot;I&quot;" calcext:base-cell-address="Sheet1.H78"/>
            <calcext:condition calcext:apply-style-name="cf29" calcext:value="=&quot;M&quot;" calcext:base-cell-address="Sheet1.H78"/>
            <calcext:condition calcext:apply-style-name="cf29" calcext:value="=&quot;B&quot;" calcext:base-cell-address="Sheet1.H78"/>
            <calcext:condition calcext:apply-style-name="cf28" calcext:value="=&quot;___&quot;" calcext:base-cell-address="Sheet1.H78"/>
            <calcext:condition calcext:apply-style-name="cf33" calcext:value="=&quot;U&quot;" calcext:base-cell-address="Sheet1.H78"/>
            <calcext:condition calcext:apply-style-name="cf32" calcext:value="=&quot;S&quot;" calcext:base-cell-address="Sheet1.H78"/>
          </calcext:conditional-format>
          <calcext:conditional-format calcext:target-range-address="Sheet1.I78:Sheet1.I78">
            <calcext:condition calcext:apply-style-name="cf41" calcext:value="=&quot;N&quot;" calcext:base-cell-address="Sheet1.I78"/>
            <calcext:condition calcext:apply-style-name="cf46" calcext:value="=&quot;NH&quot;" calcext:base-cell-address="Sheet1.I78"/>
            <calcext:condition calcext:apply-style-name="cf29" calcext:value="=&quot;A&quot;" calcext:base-cell-address="Sheet1.I78"/>
            <calcext:condition calcext:apply-style-name="cf29" calcext:value="=&quot;I&quot;" calcext:base-cell-address="Sheet1.I78"/>
            <calcext:condition calcext:apply-style-name="cf29" calcext:value="=&quot;M&quot;" calcext:base-cell-address="Sheet1.I78"/>
            <calcext:condition calcext:apply-style-name="cf29" calcext:value="=&quot;B&quot;" calcext:base-cell-address="Sheet1.I78"/>
            <calcext:condition calcext:apply-style-name="cf28" calcext:value="=&quot;___&quot;" calcext:base-cell-address="Sheet1.I78"/>
            <calcext:condition calcext:apply-style-name="cf33" calcext:value="=&quot;U&quot;" calcext:base-cell-address="Sheet1.I78"/>
            <calcext:condition calcext:apply-style-name="cf32" calcext:value="=&quot;S&quot;" calcext:base-cell-address="Sheet1.I78"/>
          </calcext:conditional-format>
          <calcext:conditional-format calcext:target-range-address="Sheet1.J78:Sheet1.J78">
            <calcext:condition calcext:apply-style-name="cf41" calcext:value="=&quot;N&quot;" calcext:base-cell-address="Sheet1.J78"/>
            <calcext:condition calcext:apply-style-name="cf46" calcext:value="=&quot;NH&quot;" calcext:base-cell-address="Sheet1.J78"/>
            <calcext:condition calcext:apply-style-name="cf29" calcext:value="=&quot;A&quot;" calcext:base-cell-address="Sheet1.J78"/>
            <calcext:condition calcext:apply-style-name="cf29" calcext:value="=&quot;I&quot;" calcext:base-cell-address="Sheet1.J78"/>
            <calcext:condition calcext:apply-style-name="cf29" calcext:value="=&quot;M&quot;" calcext:base-cell-address="Sheet1.J78"/>
            <calcext:condition calcext:apply-style-name="cf29" calcext:value="=&quot;B&quot;" calcext:base-cell-address="Sheet1.J78"/>
            <calcext:condition calcext:apply-style-name="cf28" calcext:value="=&quot;___&quot;" calcext:base-cell-address="Sheet1.J78"/>
            <calcext:condition calcext:apply-style-name="cf33" calcext:value="=&quot;U&quot;" calcext:base-cell-address="Sheet1.J78"/>
            <calcext:condition calcext:apply-style-name="cf32" calcext:value="=&quot;S&quot;" calcext:base-cell-address="Sheet1.J78"/>
          </calcext:conditional-format>
          <calcext:conditional-format calcext:target-range-address="Sheet1.L78:Sheet1.L78">
            <calcext:condition calcext:apply-style-name="cf41" calcext:value="=&quot;N&quot;" calcext:base-cell-address="Sheet1.L78"/>
            <calcext:condition calcext:apply-style-name="cf46" calcext:value="=&quot;NH&quot;" calcext:base-cell-address="Sheet1.L78"/>
            <calcext:condition calcext:apply-style-name="cf29" calcext:value="=&quot;A&quot;" calcext:base-cell-address="Sheet1.L78"/>
            <calcext:condition calcext:apply-style-name="cf29" calcext:value="=&quot;I&quot;" calcext:base-cell-address="Sheet1.L78"/>
            <calcext:condition calcext:apply-style-name="cf29" calcext:value="=&quot;M&quot;" calcext:base-cell-address="Sheet1.L78"/>
            <calcext:condition calcext:apply-style-name="cf29" calcext:value="=&quot;B&quot;" calcext:base-cell-address="Sheet1.L78"/>
            <calcext:condition calcext:apply-style-name="cf28" calcext:value="=&quot;___&quot;" calcext:base-cell-address="Sheet1.L78"/>
            <calcext:condition calcext:apply-style-name="cf33" calcext:value="=&quot;U&quot;" calcext:base-cell-address="Sheet1.L78"/>
            <calcext:condition calcext:apply-style-name="cf32" calcext:value="=&quot;S&quot;" calcext:base-cell-address="Sheet1.L78"/>
          </calcext:conditional-format>
          <calcext:conditional-format calcext:target-range-address="Sheet1.N78:Sheet1.N78">
            <calcext:condition calcext:apply-style-name="cf41" calcext:value="=&quot;N&quot;" calcext:base-cell-address="Sheet1.N78"/>
            <calcext:condition calcext:apply-style-name="cf46" calcext:value="=&quot;NH&quot;" calcext:base-cell-address="Sheet1.N78"/>
            <calcext:condition calcext:apply-style-name="cf29" calcext:value="=&quot;A&quot;" calcext:base-cell-address="Sheet1.N78"/>
            <calcext:condition calcext:apply-style-name="cf29" calcext:value="=&quot;I&quot;" calcext:base-cell-address="Sheet1.N78"/>
            <calcext:condition calcext:apply-style-name="cf29" calcext:value="=&quot;M&quot;" calcext:base-cell-address="Sheet1.N78"/>
            <calcext:condition calcext:apply-style-name="cf29" calcext:value="=&quot;B&quot;" calcext:base-cell-address="Sheet1.N78"/>
            <calcext:condition calcext:apply-style-name="cf28" calcext:value="=&quot;___&quot;" calcext:base-cell-address="Sheet1.N78"/>
            <calcext:condition calcext:apply-style-name="cf33" calcext:value="=&quot;U&quot;" calcext:base-cell-address="Sheet1.N78"/>
            <calcext:condition calcext:apply-style-name="cf32" calcext:value="=&quot;S&quot;" calcext:base-cell-address="Sheet1.N78"/>
          </calcext:conditional-format>
          <calcext:conditional-format calcext:target-range-address="Sheet1.O78:Sheet1.O78">
            <calcext:condition calcext:apply-style-name="cf41" calcext:value="=&quot;N&quot;" calcext:base-cell-address="Sheet1.O78"/>
            <calcext:condition calcext:apply-style-name="cf46" calcext:value="=&quot;NH&quot;" calcext:base-cell-address="Sheet1.O78"/>
            <calcext:condition calcext:apply-style-name="cf29" calcext:value="=&quot;A&quot;" calcext:base-cell-address="Sheet1.O78"/>
            <calcext:condition calcext:apply-style-name="cf29" calcext:value="=&quot;I&quot;" calcext:base-cell-address="Sheet1.O78"/>
            <calcext:condition calcext:apply-style-name="cf29" calcext:value="=&quot;M&quot;" calcext:base-cell-address="Sheet1.O78"/>
            <calcext:condition calcext:apply-style-name="cf29" calcext:value="=&quot;B&quot;" calcext:base-cell-address="Sheet1.O78"/>
            <calcext:condition calcext:apply-style-name="cf28" calcext:value="=&quot;___&quot;" calcext:base-cell-address="Sheet1.O78"/>
            <calcext:condition calcext:apply-style-name="cf33" calcext:value="=&quot;U&quot;" calcext:base-cell-address="Sheet1.O78"/>
            <calcext:condition calcext:apply-style-name="cf32" calcext:value="=&quot;S&quot;" calcext:base-cell-address="Sheet1.O78"/>
          </calcext:conditional-format>
          <calcext:conditional-format calcext:target-range-address="Sheet1.P79:Sheet1.P79">
            <calcext:condition calcext:apply-style-name="cf41" calcext:value="=&quot;N&quot;" calcext:base-cell-address="Sheet1.P79"/>
            <calcext:condition calcext:apply-style-name="cf46" calcext:value="=&quot;NH&quot;" calcext:base-cell-address="Sheet1.P79"/>
            <calcext:condition calcext:apply-style-name="cf29" calcext:value="=&quot;A&quot;" calcext:base-cell-address="Sheet1.P79"/>
            <calcext:condition calcext:apply-style-name="cf29" calcext:value="=&quot;I&quot;" calcext:base-cell-address="Sheet1.P79"/>
            <calcext:condition calcext:apply-style-name="cf29" calcext:value="=&quot;M&quot;" calcext:base-cell-address="Sheet1.P79"/>
            <calcext:condition calcext:apply-style-name="cf29" calcext:value="=&quot;B&quot;" calcext:base-cell-address="Sheet1.P79"/>
            <calcext:condition calcext:apply-style-name="cf28" calcext:value="=&quot;___&quot;" calcext:base-cell-address="Sheet1.P79"/>
            <calcext:condition calcext:apply-style-name="cf33" calcext:value="=&quot;U&quot;" calcext:base-cell-address="Sheet1.P79"/>
            <calcext:condition calcext:apply-style-name="cf32" calcext:value="=&quot;S&quot;" calcext:base-cell-address="Sheet1.P79"/>
          </calcext:conditional-format>
          <calcext:conditional-format calcext:target-range-address="Sheet1.T79:Sheet1.T79">
            <calcext:condition calcext:apply-style-name="cf30" calcext:value="=&quot;CLEARED&quot;" calcext:base-cell-address="Sheet1.T79"/>
            <calcext:condition calcext:apply-style-name="cf47" calcext:value="&gt;=2" calcext:base-cell-address="Sheet1.T79"/>
            <calcext:condition calcext:apply-style-name="cf34" calcext:value="=0" calcext:base-cell-address="Sheet1.T79"/>
            <calcext:condition calcext:apply-style-name="cf35" calcext:value="=1" calcext:base-cell-address="Sheet1.T79"/>
          </calcext:conditional-format>
          <calcext:conditional-format calcext:target-range-address="Sheet1.C79:Sheet1.C79">
            <calcext:condition calcext:apply-style-name="cf41" calcext:value="=&quot;N&quot;" calcext:base-cell-address="Sheet1.C79"/>
            <calcext:condition calcext:apply-style-name="cf46" calcext:value="=&quot;NH&quot;" calcext:base-cell-address="Sheet1.C79"/>
            <calcext:condition calcext:apply-style-name="cf29" calcext:value="=&quot;A&quot;" calcext:base-cell-address="Sheet1.C79"/>
            <calcext:condition calcext:apply-style-name="cf29" calcext:value="=&quot;I&quot;" calcext:base-cell-address="Sheet1.C79"/>
            <calcext:condition calcext:apply-style-name="cf29" calcext:value="=&quot;M&quot;" calcext:base-cell-address="Sheet1.C79"/>
            <calcext:condition calcext:apply-style-name="cf29" calcext:value="=&quot;B&quot;" calcext:base-cell-address="Sheet1.C79"/>
            <calcext:condition calcext:apply-style-name="cf28" calcext:value="=&quot;___&quot;" calcext:base-cell-address="Sheet1.C79"/>
            <calcext:condition calcext:apply-style-name="cf33" calcext:value="=&quot;U&quot;" calcext:base-cell-address="Sheet1.C79"/>
            <calcext:condition calcext:apply-style-name="cf32" calcext:value="=&quot;S&quot;" calcext:base-cell-address="Sheet1.C79"/>
          </calcext:conditional-format>
          <calcext:conditional-format calcext:target-range-address="Sheet1.D79:Sheet1.D79">
            <calcext:condition calcext:apply-style-name="cf41" calcext:value="=&quot;N&quot;" calcext:base-cell-address="Sheet1.D79"/>
            <calcext:condition calcext:apply-style-name="cf46" calcext:value="=&quot;NH&quot;" calcext:base-cell-address="Sheet1.D79"/>
            <calcext:condition calcext:apply-style-name="cf29" calcext:value="=&quot;A&quot;" calcext:base-cell-address="Sheet1.D79"/>
            <calcext:condition calcext:apply-style-name="cf29" calcext:value="=&quot;I&quot;" calcext:base-cell-address="Sheet1.D79"/>
            <calcext:condition calcext:apply-style-name="cf29" calcext:value="=&quot;M&quot;" calcext:base-cell-address="Sheet1.D79"/>
            <calcext:condition calcext:apply-style-name="cf29" calcext:value="=&quot;B&quot;" calcext:base-cell-address="Sheet1.D79"/>
            <calcext:condition calcext:apply-style-name="cf28" calcext:value="=&quot;___&quot;" calcext:base-cell-address="Sheet1.D79"/>
            <calcext:condition calcext:apply-style-name="cf33" calcext:value="=&quot;U&quot;" calcext:base-cell-address="Sheet1.D79"/>
            <calcext:condition calcext:apply-style-name="cf32" calcext:value="=&quot;S&quot;" calcext:base-cell-address="Sheet1.D79"/>
          </calcext:conditional-format>
          <calcext:conditional-format calcext:target-range-address="Sheet1.E79:Sheet1.E79">
            <calcext:condition calcext:apply-style-name="cf41" calcext:value="=&quot;N&quot;" calcext:base-cell-address="Sheet1.E79"/>
            <calcext:condition calcext:apply-style-name="cf46" calcext:value="=&quot;NH&quot;" calcext:base-cell-address="Sheet1.E79"/>
            <calcext:condition calcext:apply-style-name="cf29" calcext:value="=&quot;A&quot;" calcext:base-cell-address="Sheet1.E79"/>
            <calcext:condition calcext:apply-style-name="cf29" calcext:value="=&quot;I&quot;" calcext:base-cell-address="Sheet1.E79"/>
            <calcext:condition calcext:apply-style-name="cf29" calcext:value="=&quot;M&quot;" calcext:base-cell-address="Sheet1.E79"/>
            <calcext:condition calcext:apply-style-name="cf29" calcext:value="=&quot;B&quot;" calcext:base-cell-address="Sheet1.E79"/>
            <calcext:condition calcext:apply-style-name="cf28" calcext:value="=&quot;___&quot;" calcext:base-cell-address="Sheet1.E79"/>
            <calcext:condition calcext:apply-style-name="cf33" calcext:value="=&quot;U&quot;" calcext:base-cell-address="Sheet1.E79"/>
            <calcext:condition calcext:apply-style-name="cf32" calcext:value="=&quot;S&quot;" calcext:base-cell-address="Sheet1.E79"/>
          </calcext:conditional-format>
          <calcext:conditional-format calcext:target-range-address="Sheet1.F79:Sheet1.F79">
            <calcext:condition calcext:apply-style-name="cf41" calcext:value="=&quot;N&quot;" calcext:base-cell-address="Sheet1.F79"/>
            <calcext:condition calcext:apply-style-name="cf46" calcext:value="=&quot;NH&quot;" calcext:base-cell-address="Sheet1.F79"/>
            <calcext:condition calcext:apply-style-name="cf29" calcext:value="=&quot;A&quot;" calcext:base-cell-address="Sheet1.F79"/>
            <calcext:condition calcext:apply-style-name="cf29" calcext:value="=&quot;I&quot;" calcext:base-cell-address="Sheet1.F79"/>
            <calcext:condition calcext:apply-style-name="cf29" calcext:value="=&quot;M&quot;" calcext:base-cell-address="Sheet1.F79"/>
            <calcext:condition calcext:apply-style-name="cf29" calcext:value="=&quot;B&quot;" calcext:base-cell-address="Sheet1.F79"/>
            <calcext:condition calcext:apply-style-name="cf28" calcext:value="=&quot;___&quot;" calcext:base-cell-address="Sheet1.F79"/>
            <calcext:condition calcext:apply-style-name="cf33" calcext:value="=&quot;U&quot;" calcext:base-cell-address="Sheet1.F79"/>
            <calcext:condition calcext:apply-style-name="cf32" calcext:value="=&quot;S&quot;" calcext:base-cell-address="Sheet1.F79"/>
          </calcext:conditional-format>
          <calcext:conditional-format calcext:target-range-address="Sheet1.K79:Sheet1.K79">
            <calcext:condition calcext:apply-style-name="cf41" calcext:value="=&quot;N&quot;" calcext:base-cell-address="Sheet1.K79"/>
            <calcext:condition calcext:apply-style-name="cf46" calcext:value="=&quot;NH&quot;" calcext:base-cell-address="Sheet1.K79"/>
            <calcext:condition calcext:apply-style-name="cf29" calcext:value="=&quot;A&quot;" calcext:base-cell-address="Sheet1.K79"/>
            <calcext:condition calcext:apply-style-name="cf29" calcext:value="=&quot;I&quot;" calcext:base-cell-address="Sheet1.K79"/>
            <calcext:condition calcext:apply-style-name="cf29" calcext:value="=&quot;M&quot;" calcext:base-cell-address="Sheet1.K79"/>
            <calcext:condition calcext:apply-style-name="cf29" calcext:value="=&quot;B&quot;" calcext:base-cell-address="Sheet1.K79"/>
            <calcext:condition calcext:apply-style-name="cf28" calcext:value="=&quot;___&quot;" calcext:base-cell-address="Sheet1.K79"/>
            <calcext:condition calcext:apply-style-name="cf33" calcext:value="=&quot;U&quot;" calcext:base-cell-address="Sheet1.K79"/>
            <calcext:condition calcext:apply-style-name="cf32" calcext:value="=&quot;S&quot;" calcext:base-cell-address="Sheet1.K79"/>
          </calcext:conditional-format>
          <calcext:conditional-format calcext:target-range-address="Sheet1.M79:Sheet1.M79">
            <calcext:condition calcext:apply-style-name="cf41" calcext:value="=&quot;N&quot;" calcext:base-cell-address="Sheet1.M79"/>
            <calcext:condition calcext:apply-style-name="cf46" calcext:value="=&quot;NH&quot;" calcext:base-cell-address="Sheet1.M79"/>
            <calcext:condition calcext:apply-style-name="cf29" calcext:value="=&quot;A&quot;" calcext:base-cell-address="Sheet1.M79"/>
            <calcext:condition calcext:apply-style-name="cf29" calcext:value="=&quot;I&quot;" calcext:base-cell-address="Sheet1.M79"/>
            <calcext:condition calcext:apply-style-name="cf29" calcext:value="=&quot;M&quot;" calcext:base-cell-address="Sheet1.M79"/>
            <calcext:condition calcext:apply-style-name="cf29" calcext:value="=&quot;B&quot;" calcext:base-cell-address="Sheet1.M79"/>
            <calcext:condition calcext:apply-style-name="cf28" calcext:value="=&quot;___&quot;" calcext:base-cell-address="Sheet1.M79"/>
            <calcext:condition calcext:apply-style-name="cf33" calcext:value="=&quot;U&quot;" calcext:base-cell-address="Sheet1.M79"/>
            <calcext:condition calcext:apply-style-name="cf32" calcext:value="=&quot;S&quot;" calcext:base-cell-address="Sheet1.M79"/>
          </calcext:conditional-format>
          <calcext:conditional-format calcext:target-range-address="Sheet1.G79:Sheet1.G79">
            <calcext:condition calcext:apply-style-name="cf41" calcext:value="=&quot;N&quot;" calcext:base-cell-address="Sheet1.G79"/>
            <calcext:condition calcext:apply-style-name="cf46" calcext:value="=&quot;NH&quot;" calcext:base-cell-address="Sheet1.G79"/>
            <calcext:condition calcext:apply-style-name="cf29" calcext:value="=&quot;A&quot;" calcext:base-cell-address="Sheet1.G79"/>
            <calcext:condition calcext:apply-style-name="cf29" calcext:value="=&quot;I&quot;" calcext:base-cell-address="Sheet1.G79"/>
            <calcext:condition calcext:apply-style-name="cf29" calcext:value="=&quot;M&quot;" calcext:base-cell-address="Sheet1.G79"/>
            <calcext:condition calcext:apply-style-name="cf29" calcext:value="=&quot;B&quot;" calcext:base-cell-address="Sheet1.G79"/>
            <calcext:condition calcext:apply-style-name="cf28" calcext:value="=&quot;___&quot;" calcext:base-cell-address="Sheet1.G79"/>
            <calcext:condition calcext:apply-style-name="cf33" calcext:value="=&quot;U&quot;" calcext:base-cell-address="Sheet1.G79"/>
            <calcext:condition calcext:apply-style-name="cf32" calcext:value="=&quot;S&quot;" calcext:base-cell-address="Sheet1.G79"/>
          </calcext:conditional-format>
          <calcext:conditional-format calcext:target-range-address="Sheet1.H79:Sheet1.H79">
            <calcext:condition calcext:apply-style-name="cf41" calcext:value="=&quot;N&quot;" calcext:base-cell-address="Sheet1.H79"/>
            <calcext:condition calcext:apply-style-name="cf46" calcext:value="=&quot;NH&quot;" calcext:base-cell-address="Sheet1.H79"/>
            <calcext:condition calcext:apply-style-name="cf29" calcext:value="=&quot;A&quot;" calcext:base-cell-address="Sheet1.H79"/>
            <calcext:condition calcext:apply-style-name="cf29" calcext:value="=&quot;I&quot;" calcext:base-cell-address="Sheet1.H79"/>
            <calcext:condition calcext:apply-style-name="cf29" calcext:value="=&quot;M&quot;" calcext:base-cell-address="Sheet1.H79"/>
            <calcext:condition calcext:apply-style-name="cf29" calcext:value="=&quot;B&quot;" calcext:base-cell-address="Sheet1.H79"/>
            <calcext:condition calcext:apply-style-name="cf28" calcext:value="=&quot;___&quot;" calcext:base-cell-address="Sheet1.H79"/>
            <calcext:condition calcext:apply-style-name="cf33" calcext:value="=&quot;U&quot;" calcext:base-cell-address="Sheet1.H79"/>
            <calcext:condition calcext:apply-style-name="cf32" calcext:value="=&quot;S&quot;" calcext:base-cell-address="Sheet1.H79"/>
          </calcext:conditional-format>
          <calcext:conditional-format calcext:target-range-address="Sheet1.I79:Sheet1.I79">
            <calcext:condition calcext:apply-style-name="cf41" calcext:value="=&quot;N&quot;" calcext:base-cell-address="Sheet1.I79"/>
            <calcext:condition calcext:apply-style-name="cf46" calcext:value="=&quot;NH&quot;" calcext:base-cell-address="Sheet1.I79"/>
            <calcext:condition calcext:apply-style-name="cf29" calcext:value="=&quot;A&quot;" calcext:base-cell-address="Sheet1.I79"/>
            <calcext:condition calcext:apply-style-name="cf29" calcext:value="=&quot;I&quot;" calcext:base-cell-address="Sheet1.I79"/>
            <calcext:condition calcext:apply-style-name="cf29" calcext:value="=&quot;M&quot;" calcext:base-cell-address="Sheet1.I79"/>
            <calcext:condition calcext:apply-style-name="cf29" calcext:value="=&quot;B&quot;" calcext:base-cell-address="Sheet1.I79"/>
            <calcext:condition calcext:apply-style-name="cf28" calcext:value="=&quot;___&quot;" calcext:base-cell-address="Sheet1.I79"/>
            <calcext:condition calcext:apply-style-name="cf33" calcext:value="=&quot;U&quot;" calcext:base-cell-address="Sheet1.I79"/>
            <calcext:condition calcext:apply-style-name="cf32" calcext:value="=&quot;S&quot;" calcext:base-cell-address="Sheet1.I79"/>
          </calcext:conditional-format>
          <calcext:conditional-format calcext:target-range-address="Sheet1.J79:Sheet1.J79">
            <calcext:condition calcext:apply-style-name="cf41" calcext:value="=&quot;N&quot;" calcext:base-cell-address="Sheet1.J79"/>
            <calcext:condition calcext:apply-style-name="cf46" calcext:value="=&quot;NH&quot;" calcext:base-cell-address="Sheet1.J79"/>
            <calcext:condition calcext:apply-style-name="cf29" calcext:value="=&quot;A&quot;" calcext:base-cell-address="Sheet1.J79"/>
            <calcext:condition calcext:apply-style-name="cf29" calcext:value="=&quot;I&quot;" calcext:base-cell-address="Sheet1.J79"/>
            <calcext:condition calcext:apply-style-name="cf29" calcext:value="=&quot;M&quot;" calcext:base-cell-address="Sheet1.J79"/>
            <calcext:condition calcext:apply-style-name="cf29" calcext:value="=&quot;B&quot;" calcext:base-cell-address="Sheet1.J79"/>
            <calcext:condition calcext:apply-style-name="cf28" calcext:value="=&quot;___&quot;" calcext:base-cell-address="Sheet1.J79"/>
            <calcext:condition calcext:apply-style-name="cf33" calcext:value="=&quot;U&quot;" calcext:base-cell-address="Sheet1.J79"/>
            <calcext:condition calcext:apply-style-name="cf32" calcext:value="=&quot;S&quot;" calcext:base-cell-address="Sheet1.J79"/>
          </calcext:conditional-format>
          <calcext:conditional-format calcext:target-range-address="Sheet1.L79:Sheet1.L79">
            <calcext:condition calcext:apply-style-name="cf41" calcext:value="=&quot;N&quot;" calcext:base-cell-address="Sheet1.L79"/>
            <calcext:condition calcext:apply-style-name="cf46" calcext:value="=&quot;NH&quot;" calcext:base-cell-address="Sheet1.L79"/>
            <calcext:condition calcext:apply-style-name="cf29" calcext:value="=&quot;A&quot;" calcext:base-cell-address="Sheet1.L79"/>
            <calcext:condition calcext:apply-style-name="cf29" calcext:value="=&quot;I&quot;" calcext:base-cell-address="Sheet1.L79"/>
            <calcext:condition calcext:apply-style-name="cf29" calcext:value="=&quot;M&quot;" calcext:base-cell-address="Sheet1.L79"/>
            <calcext:condition calcext:apply-style-name="cf29" calcext:value="=&quot;B&quot;" calcext:base-cell-address="Sheet1.L79"/>
            <calcext:condition calcext:apply-style-name="cf28" calcext:value="=&quot;___&quot;" calcext:base-cell-address="Sheet1.L79"/>
            <calcext:condition calcext:apply-style-name="cf33" calcext:value="=&quot;U&quot;" calcext:base-cell-address="Sheet1.L79"/>
            <calcext:condition calcext:apply-style-name="cf32" calcext:value="=&quot;S&quot;" calcext:base-cell-address="Sheet1.L79"/>
          </calcext:conditional-format>
          <calcext:conditional-format calcext:target-range-address="Sheet1.N79:Sheet1.N79">
            <calcext:condition calcext:apply-style-name="cf41" calcext:value="=&quot;N&quot;" calcext:base-cell-address="Sheet1.N79"/>
            <calcext:condition calcext:apply-style-name="cf46" calcext:value="=&quot;NH&quot;" calcext:base-cell-address="Sheet1.N79"/>
            <calcext:condition calcext:apply-style-name="cf29" calcext:value="=&quot;A&quot;" calcext:base-cell-address="Sheet1.N79"/>
            <calcext:condition calcext:apply-style-name="cf29" calcext:value="=&quot;I&quot;" calcext:base-cell-address="Sheet1.N79"/>
            <calcext:condition calcext:apply-style-name="cf29" calcext:value="=&quot;M&quot;" calcext:base-cell-address="Sheet1.N79"/>
            <calcext:condition calcext:apply-style-name="cf29" calcext:value="=&quot;B&quot;" calcext:base-cell-address="Sheet1.N79"/>
            <calcext:condition calcext:apply-style-name="cf28" calcext:value="=&quot;___&quot;" calcext:base-cell-address="Sheet1.N79"/>
            <calcext:condition calcext:apply-style-name="cf33" calcext:value="=&quot;U&quot;" calcext:base-cell-address="Sheet1.N79"/>
            <calcext:condition calcext:apply-style-name="cf32" calcext:value="=&quot;S&quot;" calcext:base-cell-address="Sheet1.N79"/>
          </calcext:conditional-format>
          <calcext:conditional-format calcext:target-range-address="Sheet1.O79:Sheet1.O79">
            <calcext:condition calcext:apply-style-name="cf41" calcext:value="=&quot;N&quot;" calcext:base-cell-address="Sheet1.O79"/>
            <calcext:condition calcext:apply-style-name="cf46" calcext:value="=&quot;NH&quot;" calcext:base-cell-address="Sheet1.O79"/>
            <calcext:condition calcext:apply-style-name="cf29" calcext:value="=&quot;A&quot;" calcext:base-cell-address="Sheet1.O79"/>
            <calcext:condition calcext:apply-style-name="cf29" calcext:value="=&quot;I&quot;" calcext:base-cell-address="Sheet1.O79"/>
            <calcext:condition calcext:apply-style-name="cf29" calcext:value="=&quot;M&quot;" calcext:base-cell-address="Sheet1.O79"/>
            <calcext:condition calcext:apply-style-name="cf29" calcext:value="=&quot;B&quot;" calcext:base-cell-address="Sheet1.O79"/>
            <calcext:condition calcext:apply-style-name="cf28" calcext:value="=&quot;___&quot;" calcext:base-cell-address="Sheet1.O79"/>
            <calcext:condition calcext:apply-style-name="cf33" calcext:value="=&quot;U&quot;" calcext:base-cell-address="Sheet1.O79"/>
            <calcext:condition calcext:apply-style-name="cf32" calcext:value="=&quot;S&quot;" calcext:base-cell-address="Sheet1.O7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" svg:font-family="'Droid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0000" style:vertical-align="automatic"/>
    </style:style>
    <style:style style:name="cf1" style:family="table-cell" style:parent-style-name="Default" style:data-style-name="N0">
      <style:table-cell-properties fo:background-color="#ff0000" style:vertical-align="automatic"/>
    </style:style>
    <style:style style:name="cf10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1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2" style:family="table-cell" style:parent-style-name="Default" style:data-style-name="N0">
      <style:table-cell-properties fo:background-color="transparent" style:vertical-align="automatic"/>
      <style:text-properties fo:color="#bfbfbf"/>
    </style:style>
    <style:style style:name="cf13" style:family="table-cell" style:parent-style-name="Default" style:data-style-name="N0">
      <style:table-cell-properties fo:background-color="#00b0f0" fo:border="0.06pt solid #0070c0" style:vertical-align="automatic"/>
      <style:text-properties fo:color="#0070c0"/>
    </style:style>
    <style:style style:name="cf14" style:family="table-cell" style:parent-style-name="Default" style:data-style-name="N0">
      <style:table-cell-properties fo:background-color="#66ff66" style:vertical-align="automatic"/>
      <style:text-properties fo:color="#00b050" fo:font-style="italic" style:font-style-asian="italic" style:font-style-complex="italic"/>
    </style:style>
    <style:style style:name="cf15" style:family="table-cell" style:parent-style-name="Default" style:data-style-name="N0">
      <style:table-cell-properties fo:background-color="#00b050" style:vertical-align="automatic"/>
    </style:style>
    <style:style style:name="cf16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cf17" style:family="table-cell" style:parent-style-name="Default" style:data-style-name="N0">
      <style:table-cell-properties fo:background-color="#ffff00" style:vertical-align="automatic"/>
      <style:text-properties fo:color="#f79646"/>
    </style:style>
    <style:style style:name="cf18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9" style:family="table-cell" style:parent-style-name="Default" style:data-style-name="N0">
      <style:table-cell-properties fo:background-color="#000000" style:vertical-align="automatic"/>
    </style:style>
    <style:style style:name="cf2" style:family="table-cell" style:parent-style-name="Default" style:data-style-name="N0">
      <style:table-cell-properties fo:background-color="#ffff00" style:vertical-align="automatic"/>
    </style:style>
    <style:style style:name="cf20" style:family="table-cell" style:parent-style-name="Default" style:data-style-name="N0">
      <style:table-cell-properties fo:background-color="transparent" style:vertical-align="automatic"/>
      <style:text-properties fo:color="#bfbfbf"/>
    </style:style>
    <style:style style:name="cf21" style:family="table-cell" style:parent-style-name="Default" style:data-style-name="N0">
      <style:table-cell-properties fo:background-color="#00b0f0" fo:border="0.06pt solid #0070c0" style:vertical-align="automatic"/>
      <style:text-properties fo:color="#0070c0"/>
    </style:style>
    <style:style style:name="cf22" style:family="table-cell" style:parent-style-name="Default" style:data-style-name="N0">
      <style:table-cell-properties fo:background-color="#66ff66" style:vertical-align="automatic"/>
      <style:text-properties fo:color="#00b050" fo:font-style="italic" style:font-style-asian="italic" style:font-style-complex="italic"/>
    </style:style>
    <style:style style:name="cf23" style:family="table-cell" style:parent-style-name="Default" style:data-style-name="N0">
      <style:table-cell-properties fo:background-color="#006600" style:vertical-align="automatic"/>
      <style:text-properties fo:color="#ffffff" style:text-underline-style="solid" style:text-underline-width="auto" style:text-underline-color="font-color"/>
    </style:style>
    <style:style style:name="cf24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cf25" style:family="table-cell" style:parent-style-name="Default" style:data-style-name="N0">
      <style:table-cell-properties fo:background-color="#ffff00" style:vertical-align="automatic"/>
      <style:text-properties fo:color="#f79646"/>
    </style:style>
    <style:style style:name="cf26" style:family="table-cell" style:parent-style-name="Default" style:data-style-name="N0">
      <style:table-cell-properties fo:background-color="#000000" style:vertical-align="automatic"/>
    </style:style>
    <style:style style:name="cf27" style:family="table-cell" style:parent-style-name="Default" style:data-style-name="N0">
      <style:table-cell-properties fo:background-color="#000000" style:vertical-align="automatic"/>
    </style:style>
    <style:style style:name="cf28" style:family="table-cell" style:parent-style-name="Default" style:data-style-name="N0">
      <style:table-cell-properties fo:background-color="transparent"/>
      <style:text-properties fo:color="#bfbfbf"/>
    </style:style>
    <style:style style:name="cf29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3" style:family="table-cell" style:parent-style-name="Default" style:data-style-name="N0">
      <style:table-cell-properties fo:background-color="#00cc00" style:vertical-align="automatic"/>
    </style:style>
    <style:style style:name="cf30" style:family="table-cell" style:parent-style-name="Default" style:data-style-name="N0">
      <style:table-cell-properties fo:background-color="#006600"/>
      <style:text-properties fo:color="#ffffff" style:text-underline-style="solid" style:text-underline-width="auto" style:text-underline-color="font-color"/>
    </style:style>
    <style:style style:name="cf31" style:family="table-cell" style:parent-style-name="Default" style:data-style-name="N0">
      <style:table-cell-properties fo:background-color="#000000"/>
    </style:style>
    <style:style style:name="cf32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33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34" style:family="table-cell" style:parent-style-name="Default" style:data-style-name="N0">
      <style:table-cell-properties fo:background-color="#ff0000"/>
      <style:text-properties fo:color="#ffffff"/>
    </style:style>
    <style:style style:name="cf35" style:family="table-cell" style:parent-style-name="Default" style:data-style-name="N0">
      <style:table-cell-properties fo:background-color="#ffff00"/>
      <style:text-properties fo:color="#f79646"/>
    </style:style>
    <style:style style:name="cf36" style:family="table-cell" style:parent-style-name="Default" style:data-style-name="N0">
      <style:table-cell-properties fo:background-color="#00b050"/>
    </style:style>
    <style:style style:name="cf37" style:family="table-cell" style:parent-style-name="Default" style:data-style-name="N0">
      <style:table-cell-properties fo:background-color="#000000"/>
    </style:style>
    <style:style style:name="cf38" style:family="table-cell" style:parent-style-name="Default" style:data-style-name="N0">
      <style:table-cell-properties fo:background-color="#00b050"/>
    </style:style>
    <style:style style:name="cf39" style:family="table-cell" style:parent-style-name="Default" style:data-style-name="N0">
      <style:table-cell-properties fo:background-color="#000000"/>
    </style:style>
    <style:style style:name="cf4" style:family="table-cell" style:parent-style-name="Default" style:data-style-name="N0">
      <style:table-cell-properties fo:background-color="#ff0000" style:vertical-align="automatic"/>
    </style:style>
    <style:style style:name="cf40" style:family="table-cell" style:parent-style-name="Default" style:data-style-name="N0">
      <style:table-cell-properties fo:background-color="#00b050"/>
    </style:style>
    <style:style style:name="cf41" style:family="table-cell" style:parent-style-name="Default" style:data-style-name="N0">
      <style:table-cell-properties fo:background-color="#fca6e5"/>
      <style:text-properties fo:color="#ff33cc"/>
    </style:style>
    <style:style style:name="cf42" style:family="table-cell" style:parent-style-name="Default" style:data-style-name="N0">
      <style:table-cell-properties fo:background-color="#000000"/>
    </style:style>
    <style:style style:name="cf43" style:family="table-cell" style:parent-style-name="Default" style:data-style-name="N0">
      <style:table-cell-properties fo:background-color="#00b050"/>
    </style:style>
    <style:style style:name="cf44" style:family="table-cell" style:parent-style-name="Default" style:data-style-name="N0">
      <style:table-cell-properties fo:background-color="#000000"/>
    </style:style>
    <style:style style:name="cf45" style:family="table-cell" style:parent-style-name="Default" style:data-style-name="N0">
      <style:table-cell-properties fo:background-color="#00b050"/>
    </style:style>
    <style:style style:name="cf5" style:family="table-cell" style:parent-style-name="Default" style:data-style-name="N0">
      <style:table-cell-properties fo:background-color="#ffff00" style:vertical-align="automatic"/>
    </style:style>
    <style:style style:name="cf6" style:family="table-cell" style:parent-style-name="Default" style:data-style-name="N0">
      <style:table-cell-properties fo:background-color="#00cc00" style:vertical-align="automatic"/>
    </style:style>
    <style:style style:name="cf7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8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cf9" style:family="table-cell" style:parent-style-name="Default" style:data-style-name="N0">
      <style:table-cell-properties fo:background-color="#000000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Maso" style:family="table-cell" style:parent-style-name="Default" style:data-style-name="N0">
      <style:table-cell-properties fo:background-color="#ffff00" style:vertical-align="automatic"/>
    </style:style>
    <style:style style:name="OK" style:family="table-cell" style:parent-style-name="Default" style:data-style-name="N0">
      <style:table-cell-properties fo:background-color="#00cc00" style:vertical-align="automatic"/>
    </style:style>
    <style:style style:name="Untitled1" style:family="table-cell" style:parent-style-name="Default" style:data-style-name="N0">
      <style:table-cell-properties fo:background-color="#ff0000" style:vertical-align="automatic"/>
    </style:style>
    <style:style style:name="cf46" style:family="table-cell" style:parent-style-name="Default">
      <style:table-cell-properties fo:background-color="#000000"/>
      <style:text-properties fo:color="#000000"/>
    </style:style>
    <style:style style:name="cf47" style:family="table-cell" style:parent-style-name="Default">
      <style:table-cell-properties fo:background-color="#00b05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00/00/0000</text:date>, <text:time style:data-style-name="N2" text:time-value="15:53:53.281839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Brimix</meta:initial-creator>
    <meta:creation-date>2018-01-17T07:29:37Z</meta:creation-date>
    <dc:date>2018-08-11T16:02:18.934271011</dc:date>
    <meta:editing-cycles>101</meta:editing-cycles>
    <meta:editing-duration>PT9H7M3S</meta:editing-duration>
    <meta:document-statistic meta:table-count="1" meta:cell-count="1565" meta:object-count="0"/>
  </office:meta>
</office:document-meta>
</file>